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left="0cm" fo:margin-right="0cm" fo:margin-top="0cm" fo:margin-bottom="0cm" loext:contextual-spacing="false" fo:line-height="200%" fo:text-indent="0cm" style:auto-text-indent="false"/>
      <style:text-properties officeooo:rsid="00ef475e" officeooo:paragraph-rsid="072165b7"/>
    </style:style>
    <style:style style:name="P3"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style:text-underline-style="none" fo:font-weight="bold" officeooo:rsid="01c61d36" officeooo:paragraph-rsid="06508ae9" style:font-size-asian="12pt" style:font-weight-asian="bold" style:font-size-complex="12pt" style:font-weight-complex="bold"/>
    </style:style>
    <style:style style:name="P4"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fo:font-weight="bold" officeooo:rsid="00067228" officeooo:paragraph-rsid="00067228" style:font-size-asian="12pt" style:font-weight-asian="bold" style:font-size-complex="12pt" style:font-weight-complex="bold"/>
    </style:style>
    <style:style style:name="P5"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fo:font-weight="bold" officeooo:rsid="001f9e38" officeooo:paragraph-rsid="001f9e38" style:font-size-asian="12pt" style:font-weight-asian="bold" style:font-size-complex="12pt" style:font-weight-complex="bold"/>
    </style:style>
    <style:style style:name="P6"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fo:font-weight="bold" officeooo:rsid="00210b7d" officeooo:paragraph-rsid="072165b7" style:font-size-asian="12pt" style:font-weight-asian="bold" style:font-size-complex="12pt" style:font-weight-complex="bold"/>
    </style:style>
    <style:style style:name="P7"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fo:font-weight="bold" officeooo:rsid="001d98cd" officeooo:paragraph-rsid="001d98cd" style:font-size-asian="12pt" style:font-weight-asian="bold" style:font-size-complex="12pt" style:font-weight-complex="bold"/>
    </style:style>
    <style:style style:name="P8"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fo:font-weight="normal" officeooo:rsid="00090756" officeooo:paragraph-rsid="001d98cd" style:font-size-asian="12pt" style:font-weight-asian="normal" style:font-size-complex="12pt" style:font-weight-complex="normal"/>
    </style:style>
    <style:style style:name="P9"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fo:font-weight="normal" officeooo:rsid="00ce9fa0" officeooo:paragraph-rsid="00ce9fa0" style:font-size-asian="12pt" style:font-weight-asian="normal" style:font-size-complex="12pt" style:font-weight-complex="normal"/>
    </style:style>
    <style:style style:name="P10"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fo:font-weight="normal" officeooo:rsid="002882be" officeooo:paragraph-rsid="00ce9fa0" style:font-size-asian="12pt" style:font-weight-asian="normal" style:font-size-complex="12pt" style:font-weight-complex="normal"/>
    </style:style>
    <style:style style:name="P11"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fo:font-weight="normal" officeooo:rsid="00210b7d" officeooo:paragraph-rsid="00ce9fa0" style:font-size-asian="12pt" style:font-weight-asian="normal" style:font-size-complex="12pt" style:font-weight-complex="normal"/>
    </style:style>
    <style:style style:name="P12"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fo:font-weight="normal" officeooo:rsid="0105789e" officeooo:paragraph-rsid="05871286" style:font-size-asian="12pt" style:font-weight-asian="normal" style:font-size-complex="12pt" style:font-weight-complex="normal"/>
    </style:style>
    <style:style style:name="P13"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fo:font-style="italic" style:text-underline-style="none" fo:font-weight="normal" officeooo:rsid="020ce2d6" officeooo:paragraph-rsid="05871286" style:font-size-asian="12pt" style:font-style-asian="italic" style:font-weight-asian="normal" style:font-size-complex="12pt" style:font-style-complex="italic" style:font-weight-complex="normal"/>
    </style:style>
    <style:style style:name="P14"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fo:font-style="italic" style:text-underline-style="none" fo:font-weight="normal" officeooo:rsid="00cb59a0" officeooo:paragraph-rsid="00cb59a0" style:font-size-asian="12pt" style:font-style-asian="italic" style:font-weight-asian="normal" style:font-size-complex="12pt" style:font-style-complex="italic" style:font-weight-complex="normal"/>
    </style:style>
    <style:style style:name="P15"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fo:font-style="italic" fo:font-weight="normal" officeooo:rsid="0108adf5" officeooo:paragraph-rsid="05871286" style:font-size-asian="12pt" style:font-style-asian="italic" style:font-weight-asian="normal" style:font-size-complex="12pt" style:font-style-complex="italic" style:font-weight-complex="normal"/>
    </style:style>
    <style:style style:name="P16"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fo:font-style="italic" officeooo:rsid="0116bebd" officeooo:paragraph-rsid="05871286" style:font-size-asian="12pt" style:font-style-asian="italic" style:font-size-complex="12pt" style:font-style-complex="italic"/>
    </style:style>
    <style:style style:name="P17" style:family="paragraph" style:parent-style-name="Standard">
      <style:paragraph-properties fo:margin-left="0cm" fo:margin-right="0cm" fo:margin-top="0cm" fo:margin-bottom="0cm" loext:contextual-spacing="false" fo:line-height="200%" fo:text-align="start" style:justify-single-word="false" fo:text-indent="0cm" style:auto-text-indent="false"/>
      <style:text-properties style:font-name="Times New Roman" fo:font-size="12pt" fo:font-style="italic" officeooo:rsid="01d7c43a" officeooo:paragraph-rsid="05871286" style:font-size-asian="12pt" style:font-style-asian="italic" style:font-size-complex="12pt" style:font-style-complex="italic"/>
    </style:style>
    <style:style style:name="P18"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fo:font-style="italic" officeooo:rsid="014615a5" officeooo:paragraph-rsid="05871286" style:font-size-asian="12pt" style:font-style-asian="italic" style:font-size-complex="12pt" style:font-style-complex="italic"/>
    </style:style>
    <style:style style:name="P19"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fo:font-style="italic" officeooo:rsid="07a73674" officeooo:paragraph-rsid="07a73674" style:font-size-asian="12pt" style:font-style-asian="italic" style:font-size-complex="12pt" style:font-style-complex="italic"/>
    </style:style>
    <style:style style:name="P20"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style:font-size-asian="12pt" style:font-size-complex="12pt"/>
    </style:style>
    <style:style style:name="P21"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officeooo:paragraph-rsid="072165b7" style:font-size-asian="12pt" style:font-size-complex="12pt"/>
    </style:style>
    <style:style style:name="P22"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officeooo:paragraph-rsid="07392b8c" style:font-size-asian="12pt" style:font-size-complex="12pt"/>
    </style:style>
    <style:style style:name="P23"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officeooo:paragraph-rsid="05871286" style:font-size-asian="12pt" style:font-size-complex="12pt"/>
    </style:style>
    <style:style style:name="P24"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officeooo:paragraph-rsid="06b95a02" style:font-size-asian="12pt" style:font-size-complex="12pt"/>
    </style:style>
    <style:style style:name="P25"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officeooo:paragraph-rsid="06ba4111" style:font-size-asian="12pt" style:font-size-complex="12pt"/>
    </style:style>
    <style:style style:name="P26"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officeooo:paragraph-rsid="083c8a17" style:font-size-asian="12pt" style:font-size-complex="12pt"/>
    </style:style>
    <style:style style:name="P27"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officeooo:rsid="013594b3" officeooo:paragraph-rsid="05871286" style:font-size-asian="12pt" style:font-size-complex="12pt"/>
    </style:style>
    <style:style style:name="P28"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officeooo:rsid="014a95ac" officeooo:paragraph-rsid="05871286" style:font-size-asian="12pt" style:font-size-complex="12pt"/>
    </style:style>
    <style:style style:name="P29"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fo:font-style="normal" style:text-underline-style="none" fo:font-weight="normal" officeooo:rsid="07da0eeb" officeooo:paragraph-rsid="07da0eeb" style:font-size-asian="12pt" style:font-style-asian="normal" style:font-weight-asian="normal" style:font-size-complex="12pt" style:font-style-complex="normal" style:font-weight-complex="normal"/>
    </style:style>
    <style:style style:name="P30"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fo:font-style="normal" fo:font-weight="normal" officeooo:rsid="06086ade" officeooo:paragraph-rsid="06086ade" style:font-size-asian="12pt" style:font-style-asian="normal" style:font-weight-asian="normal" style:font-size-complex="12pt" style:font-style-complex="normal" style:font-weight-complex="normal"/>
    </style:style>
    <style:style style:name="P31"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fo:font-style="normal" officeooo:rsid="01632a5d" officeooo:paragraph-rsid="05871286" style:font-size-asian="12pt" style:font-style-asian="normal" style:font-size-complex="12pt" style:font-style-complex="normal"/>
    </style:style>
    <style:style style:name="P32"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ize="12pt" fo:font-style="normal" officeooo:rsid="0166c6b8" officeooo:paragraph-rsid="05871286" style:font-size-asian="12pt" style:font-style-asian="normal" style:font-size-complex="12pt" style:font-style-complex="normal"/>
    </style:style>
    <style:style style:name="P33" style:family="paragraph" style:parent-style-name="Standard">
      <style:paragraph-properties fo:margin-left="0cm" fo:margin-right="0cm" fo:margin-top="0cm" fo:margin-bottom="0cm" loext:contextual-spacing="false" fo:line-height="200%" fo:text-indent="0cm" style:auto-text-indent="false"/>
      <style:text-properties style:font-name="Times New Roman" officeooo:paragraph-rsid="079c877d"/>
    </style:style>
    <style:style style:name="P34" style:family="paragraph" style:parent-style-name="Standard">
      <style:paragraph-properties fo:margin-left="0cm" fo:margin-right="0cm" fo:margin-top="0cm" fo:margin-bottom="0cm" loext:contextual-spacing="false" fo:line-height="200%" fo:text-indent="0cm" style:auto-text-indent="false"/>
      <style:text-properties style:font-name="Times New Roman" officeooo:paragraph-rsid="081b9564"/>
    </style:style>
    <style:style style:name="P35"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tyle="normal" fo:font-weight="normal" officeooo:rsid="004b5799" officeooo:paragraph-rsid="005937be" style:font-style-asian="normal" style:font-weight-asian="normal" style:font-style-complex="normal" style:font-weight-complex="normal"/>
    </style:style>
    <style:style style:name="P36"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tyle="normal" fo:font-weight="bold" officeooo:rsid="06fa53be" officeooo:paragraph-rsid="06fa53be" style:font-style-asian="normal" style:font-weight-asian="bold" style:font-style-complex="normal" style:font-weight-complex="bold"/>
    </style:style>
    <style:style style:name="P37"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style="normal" fo:font-weight="bold" officeooo:rsid="07b1babe" officeooo:paragraph-rsid="0834ba9e" style:font-style-asian="normal" style:font-weight-asian="bold" style:font-style-complex="normal" style:font-weight-complex="bold"/>
    </style:style>
    <style:style style:name="P38" style:family="paragraph" style:parent-style-name="Standard">
      <style:paragraph-properties fo:margin-left="0cm" fo:margin-right="0cm" fo:margin-top="0cm" fo:margin-bottom="0cm" loext:contextual-spacing="false" fo:line-height="200%" fo:text-indent="0cm" style:auto-text-indent="false"/>
      <style:text-properties style:font-name="Times New Roman" fo:font-weight="normal" officeooo:rsid="007d3c9b" officeooo:paragraph-rsid="00ee5b3a" style:font-weight-asian="normal" style:font-weight-complex="normal"/>
    </style:style>
    <style:style style:name="P39" style:family="paragraph" style:parent-style-name="Standard">
      <style:paragraph-properties fo:margin-left="0cm" fo:margin-right="0cm" fo:margin-top="0cm" fo:margin-bottom="0cm" loext:contextual-spacing="false" fo:line-height="200%" fo:text-indent="0cm" style:auto-text-indent="false"/>
      <style:text-properties style:text-position="super 58%" style:font-name="Times New Roman" fo:font-size="12pt" style:text-underline-style="none" fo:font-weight="normal" officeooo:rsid="06bcfa67" officeooo:paragraph-rsid="06bcfa67" style:font-size-asian="12pt" style:font-weight-asian="normal" style:font-size-complex="12pt" style:font-weight-complex="normal"/>
    </style:style>
    <style:style style:name="P40" style:family="paragraph" style:parent-style-name="Text_20_body">
      <style:paragraph-properties fo:margin-left="0cm" fo:margin-right="0cm" fo:margin-top="0cm" fo:margin-bottom="0cm" loext:contextual-spacing="false" fo:line-height="200%" fo:text-indent="0cm" style:auto-text-indent="false"/>
    </style:style>
    <style:style style:name="P41" style:family="paragraph" style:parent-style-name="Text_20_body">
      <style:paragraph-properties fo:margin-left="0cm" fo:margin-right="0cm" fo:margin-top="0cm" fo:margin-bottom="0cm" loext:contextual-spacing="false" fo:line-height="200%" fo:text-indent="0cm" style:auto-text-indent="false"/>
      <style:text-properties style:font-name="Times New Roman" fo:font-size="12pt" style:text-underline-style="none" fo:font-weight="normal" officeooo:rsid="01c61d36" officeooo:paragraph-rsid="06bcfa67" style:font-size-asian="12pt" style:font-weight-asian="normal" style:font-size-complex="12pt" style:font-weight-complex="normal"/>
    </style:style>
    <style:style style:name="P42"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Times New Roman" fo:font-size="12pt" style:text-underline-style="none" fo:font-weight="normal" officeooo:paragraph-rsid="06bcfa67" style:font-size-asian="12pt" style:font-weight-asian="normal" style:font-size-complex="12pt" style:font-weight-complex="normal"/>
    </style:style>
    <style:style style:name="P43"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Times New Roman" fo:font-size="12pt" fo:font-weight="normal" officeooo:paragraph-rsid="06bcfa67" style:font-size-asian="12pt" style:font-weight-asian="normal" style:font-size-complex="12pt" style:font-weight-complex="normal"/>
    </style:style>
    <style:style style:name="P44"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Times New Roman" fo:font-size="12pt" fo:font-weight="normal" officeooo:paragraph-rsid="06bd68cd" style:font-size-asian="12pt" style:font-weight-asian="normal" style:font-size-complex="12pt" style:font-weight-complex="normal"/>
    </style:style>
    <style:style style:name="P45" style:family="paragraph" style:parent-style-name="Text_20_body">
      <style:paragraph-properties fo:margin-left="0cm" fo:margin-right="0cm" fo:margin-top="0cm" fo:margin-bottom="0cm" loext:contextual-spacing="false" fo:line-height="200%" fo:text-align="center" style:justify-single-word="false" fo:text-indent="0cm" style:auto-text-indent="false"/>
      <style:text-properties style:font-name="Times New Roman" fo:font-size="12pt" fo:font-weight="normal" officeooo:paragraph-rsid="07c713b6" style:font-size-asian="12pt" style:font-weight-asian="normal" style:font-size-complex="12pt" style:font-weight-complex="normal"/>
    </style:style>
    <style:style style:name="P46" style:family="paragraph" style:parent-style-name="Text_20_body">
      <style:paragraph-properties fo:margin-left="0cm" fo:margin-right="0cm" fo:margin-top="0cm" fo:margin-bottom="0cm" loext:contextual-spacing="false" fo:line-height="200%" fo:text-indent="0cm" style:auto-text-indent="false"/>
      <style:text-properties style:font-name="Times New Roman" fo:font-size="12pt" fo:language="en" fo:country="US" officeooo:rsid="06c6a022" officeooo:paragraph-rsid="06c6a022" style:font-size-asian="12pt" style:font-size-complex="12pt"/>
    </style:style>
    <style:style style:name="P47" style:family="paragraph" style:parent-style-name="Text_20_body">
      <style:paragraph-properties fo:margin-left="0cm" fo:margin-right="0cm" fo:margin-top="0cm" fo:margin-bottom="0cm" loext:contextual-spacing="false" fo:line-height="200%" fo:text-indent="0cm" style:auto-text-indent="false"/>
      <style:text-properties style:font-name="Times New Roman" fo:font-size="12pt" fo:language="en" fo:country="US" officeooo:paragraph-rsid="06c52796" style:font-size-asian="12pt" style:font-size-complex="12pt"/>
    </style:style>
    <style:style style:name="P48" style:family="paragraph" style:parent-style-name="Text_20_body">
      <style:paragraph-properties fo:margin-left="0cm" fo:margin-right="0cm" fo:margin-top="0cm" fo:margin-bottom="0cm" loext:contextual-spacing="false" fo:line-height="200%" fo:text-indent="0cm" style:auto-text-indent="false"/>
      <style:text-properties style:font-name="Times New Roman" fo:font-size="12pt" fo:font-weight="bold" officeooo:rsid="00067228" officeooo:paragraph-rsid="06c52796" style:font-size-asian="12pt" style:font-weight-asian="bold" style:font-size-complex="12pt" style:font-weight-complex="bold"/>
    </style:style>
    <style:style style:name="P49" style:family="paragraph" style:parent-style-name="Text_20_body">
      <style:paragraph-properties fo:margin-left="0cm" fo:margin-right="0cm" fo:margin-top="0cm" fo:margin-bottom="0cm" loext:contextual-spacing="false" fo:line-height="200%" fo:text-indent="0cm" style:auto-text-indent="false"/>
      <style:text-properties style:font-name="Times New Roman" fo:font-size="12pt" style:font-size-asian="12pt" style:font-size-complex="12pt"/>
    </style:style>
    <style:style style:name="P50" style:family="paragraph" style:parent-style-name="Text_20_body">
      <style:paragraph-properties fo:margin-left="0cm" fo:margin-right="0cm" fo:margin-top="0cm" fo:margin-bottom="0cm" loext:contextual-spacing="false" fo:line-height="200%" fo:text-indent="0cm" style:auto-text-indent="false"/>
      <style:text-properties style:font-name="Times New Roman" fo:font-size="12pt" officeooo:paragraph-rsid="083c0caf" style:font-size-asian="12pt" style:font-size-complex="12pt"/>
    </style:style>
    <style:style style:name="P51" style:family="paragraph" style:parent-style-name="Text_20_body">
      <style:paragraph-properties fo:margin-left="0cm" fo:margin-right="0cm" fo:margin-top="0cm" fo:margin-bottom="0cm" loext:contextual-spacing="false" fo:line-height="200%" fo:text-indent="0cm" style:auto-text-indent="false"/>
      <style:text-properties style:font-name="Times New Roman" fo:font-size="12pt" officeooo:paragraph-rsid="083c8a17" style:font-size-asian="12pt" style:font-size-complex="12pt"/>
    </style:style>
    <style:style style:name="P52" style:family="paragraph" style:parent-style-name="Text_20_body">
      <style:paragraph-properties fo:margin-left="0cm" fo:margin-right="0cm" fo:margin-top="0cm" fo:margin-bottom="0cm" loext:contextual-spacing="false" fo:line-height="200%" fo:text-indent="0cm" style:auto-text-indent="false"/>
      <style:text-properties style:font-name="Times New Roman" fo:font-size="12pt" officeooo:paragraph-rsid="01950390" style:font-size-asian="12pt" style:font-size-complex="12pt"/>
    </style:style>
    <style:style style:name="P53" style:family="paragraph" style:parent-style-name="Text_20_body">
      <style:paragraph-properties fo:margin-left="0cm" fo:margin-right="0cm" fo:margin-top="0cm" fo:margin-bottom="0cm" loext:contextual-spacing="false" fo:line-height="200%" fo:text-indent="0cm" style:auto-text-indent="false"/>
      <style:text-properties style:text-position="33% 80%" style:font-name="Times New Roman" fo:font-size="12pt" style:text-underline-style="none" fo:font-weight="normal" officeooo:rsid="01c61d36" officeooo:paragraph-rsid="06bcfa67" style:font-size-asian="12pt" style:font-weight-asian="normal" style:font-size-complex="12pt" style:font-weight-complex="normal"/>
    </style:style>
    <style:style style:name="P54" style:family="paragraph" style:parent-style-name="Standard">
      <style:paragraph-properties fo:margin-left="0cm" fo:margin-right="0cm" fo:margin-top="0cm" fo:margin-bottom="0cm" loext:contextual-spacing="false" fo:line-height="200%" fo:text-indent="0cm" style:auto-text-indent="false" fo:break-before="page"/>
      <style:text-properties style:font-name="Times New Roman" fo:font-size="12pt" fo:font-weight="bold" officeooo:rsid="00067228" officeooo:paragraph-rsid="00067228" style:font-size-asian="12pt" style:font-weight-asian="bold" style:font-size-complex="12pt" style:font-weight-complex="bold"/>
    </style:style>
    <style:style style:name="P55" style:family="paragraph" style:parent-style-name="Standard">
      <style:paragraph-properties fo:margin-left="0cm" fo:margin-right="0cm" fo:margin-top="0cm" fo:margin-bottom="0cm" loext:contextual-spacing="false" fo:line-height="200%" fo:text-indent="0cm" style:auto-text-indent="false" fo:break-before="page"/>
      <style:text-properties style:font-name="Times New Roman" fo:font-size="12pt" fo:font-style="normal" fo:font-weight="bold" officeooo:rsid="01a8b640" officeooo:paragraph-rsid="01a8b640" style:font-size-asian="12pt" style:font-style-asian="normal" style:font-weight-asian="bold" style:font-size-complex="12pt" style:font-style-complex="normal" style:font-weight-complex="bold"/>
    </style:style>
    <style:style style:name="P56" style:family="paragraph" style:parent-style-name="Standard">
      <style:paragraph-properties fo:margin-left="0cm" fo:margin-right="0cm" fo:margin-top="0cm" fo:margin-bottom="0cm" loext:contextual-spacing="false" fo:line-height="200%" fo:text-indent="0cm" style:auto-text-indent="false" fo:break-before="page"/>
      <style:text-properties style:font-name="Times New Roman" fo:font-weight="bold" officeooo:rsid="00b04e74" officeooo:paragraph-rsid="00b04e74" style:font-weight-asian="bold" style:font-weight-complex="bold"/>
    </style:style>
    <style:style style:name="P57" style:family="paragraph" style:parent-style-name="Standard">
      <style:paragraph-properties fo:margin-left="0cm" fo:margin-right="0cm" fo:margin-top="0cm" fo:margin-bottom="0cm" loext:contextual-spacing="false" fo:line-height="200%" fo:text-indent="0cm" style:auto-text-indent="false" fo:break-before="page"/>
      <style:text-properties style:font-name="Times New Roman" fo:font-weight="bold" officeooo:rsid="002c161a" officeooo:paragraph-rsid="002c161a" style:font-weight-asian="bold" style:font-weight-complex="bold"/>
    </style:style>
    <style:style style:name="P58" style:family="paragraph" style:parent-style-name="Standard">
      <style:paragraph-properties fo:margin-left="0cm" fo:margin-right="0cm" fo:margin-top="0cm" fo:margin-bottom="0cm" loext:contextual-spacing="false" fo:line-height="200%" fo:text-indent="0cm" style:auto-text-indent="false" fo:break-before="page"/>
      <style:text-properties style:font-name="Times New Roman" fo:font-weight="bold" officeooo:rsid="00484c44" officeooo:paragraph-rsid="00484c44" style:font-weight-asian="bold" style:font-weight-complex="bold"/>
    </style:style>
    <style:style style:name="P59" style:family="paragraph" style:parent-style-name="Standard">
      <style:paragraph-properties fo:margin-left="0cm" fo:margin-right="0cm" fo:margin-top="0cm" fo:margin-bottom="0cm" loext:contextual-spacing="false" fo:line-height="200%" fo:text-indent="0cm" style:auto-text-indent="false" fo:break-before="page"/>
      <style:text-properties style:font-name="Times New Roman" fo:font-weight="bold" officeooo:rsid="00795e34" officeooo:paragraph-rsid="00795e34" style:font-weight-asian="bold" style:font-weight-complex="bold"/>
    </style:style>
    <style:style style:name="P60" style:family="paragraph" style:parent-style-name="Standard">
      <style:paragraph-properties fo:margin-left="0cm" fo:margin-right="0cm" fo:margin-top="0cm" fo:margin-bottom="0cm" loext:contextual-spacing="false" fo:line-height="200%" fo:text-indent="0cm" style:auto-text-indent="false" fo:break-before="page"/>
      <style:text-properties style:font-name="Times New Roman" fo:font-style="normal" fo:font-weight="bold" officeooo:rsid="00484c44" officeooo:paragraph-rsid="06f790de" style:font-style-asian="normal" style:font-weight-asian="bold" style:font-style-complex="normal" style:font-weight-complex="bold"/>
    </style:style>
    <style:style style:name="P61" style:family="paragraph" style:parent-style-name="Standard">
      <style:paragraph-properties fo:margin-left="0cm" fo:margin-right="0cm" fo:margin-top="0cm" fo:margin-bottom="0cm" loext:contextual-spacing="false" fo:line-height="200%" fo:text-indent="0cm" style:auto-text-indent="false" fo:break-before="page"/>
      <style:text-properties style:font-name="Times New Roman" fo:font-style="normal" fo:font-weight="bold" officeooo:rsid="0178883c" officeooo:paragraph-rsid="0178883c" style:font-style-asian="normal" style:font-weight-asian="bold" style:font-style-complex="normal" style:font-weight-complex="bold"/>
    </style:style>
    <style:style style:name="P62" style:family="paragraph" style:parent-style-name="Standard">
      <style:paragraph-properties fo:margin-left="0cm" fo:margin-right="0cm" fo:margin-top="0cm" fo:margin-bottom="0cm" loext:contextual-spacing="false" fo:line-height="200%" fo:text-indent="0cm" style:auto-text-indent="false" fo:break-before="page"/>
      <style:text-properties style:font-name="Times New Roman" fo:font-style="normal" fo:font-weight="bold" officeooo:rsid="0178883c" officeooo:paragraph-rsid="06e0bbac" style:font-style-asian="normal" style:font-weight-asian="bold" style:font-style-complex="normal" style:font-weight-complex="bold"/>
    </style:style>
    <style:style style:name="P63" style:family="paragraph" style:parent-style-name="Standard">
      <style:paragraph-properties fo:margin-left="0cm" fo:margin-right="0cm" fo:margin-top="0cm" fo:margin-bottom="0cm" loext:contextual-spacing="false" fo:line-height="200%" fo:text-indent="0cm" style:auto-text-indent="false" fo:break-before="page"/>
      <style:text-properties style:font-name="Times New Roman" officeooo:paragraph-rsid="064cbef6"/>
    </style:style>
    <style:style style:name="P64" style:family="paragraph" style:parent-style-name="Standard">
      <style:paragraph-properties fo:margin-left="0cm" fo:margin-right="0cm" fo:margin-top="0cm" fo:margin-bottom="0cm" loext:contextual-spacing="false" fo:line-height="200%" fo:text-indent="0cm" style:auto-text-indent="false" fo:break-before="page"/>
      <style:text-properties style:font-name="Times New Roman" officeooo:paragraph-rsid="081b9564"/>
    </style:style>
    <style:style style:name="P65" style:family="paragraph" style:parent-style-name="Text_20_body">
      <style:paragraph-properties fo:margin-left="0cm" fo:margin-right="0cm" fo:margin-top="0cm" fo:margin-bottom="0cm" loext:contextual-spacing="false" fo:line-height="200%" fo:text-indent="0cm" style:auto-text-indent="false" fo:break-before="page"/>
      <style:text-properties style:font-name="Times New Roman" fo:font-size="12pt" fo:font-weight="bold" officeooo:rsid="00cdc81e" officeooo:paragraph-rsid="00cdc81e" style:font-size-asian="12pt" style:font-weight-asian="bold" style:font-size-complex="12pt" style:font-weight-complex="bold"/>
    </style:style>
    <style:style style:name="P66" style:family="paragraph" style:parent-style-name="Bibliography_20_1">
      <style:text-properties style:font-name="Times New Roman"/>
    </style:style>
    <style:style style:name="P67" style:family="paragraph" style:parent-style-name="Standard" style:master-page-name="Standard">
      <style:paragraph-properties fo:margin-left="0cm" fo:margin-right="0cm" fo:margin-top="0cm" fo:margin-bottom="0cm" loext:contextual-spacing="false" fo:line-height="200%" fo:text-indent="0cm" style:auto-text-indent="false" style:page-number="auto"/>
      <style:text-properties style:font-name="Times New Roman" fo:font-size="12pt" style:text-underline-style="none" fo:font-weight="bold" officeooo:rsid="01c61d36" officeooo:paragraph-rsid="06508ae9" style:font-size-asian="12pt" style:font-weight-asian="bold" style:font-size-complex="12pt" style:font-weight-complex="bold"/>
    </style:style>
    <style:style style:name="P68" style:family="paragraph" style:parent-style-name="Standard">
      <style:paragraph-properties fo:margin-left="0cm" fo:margin-right="0cm" fo:margin-top="0cm" fo:margin-bottom="0cm" loext:contextual-spacing="false" fo:line-height="200%" fo:text-indent="0cm" style:auto-text-indent="false"/>
      <style:text-properties style:font-name="Times New Roman" officeooo:paragraph-rsid="0862e7d2"/>
    </style:style>
    <style:style style:name="T1" style:family="text">
      <style:text-properties fo:font-weight="normal" style:font-weight-asian="normal" style:font-weight-complex="normal"/>
    </style:style>
    <style:style style:name="T2" style:family="text">
      <style:text-properties fo:font-weight="normal" officeooo:rsid="007c3296" style:font-weight-asian="normal" style:font-weight-complex="normal"/>
    </style:style>
    <style:style style:name="T3" style:family="text">
      <style:text-properties fo:font-weight="normal" officeooo:rsid="007d3c9b" style:font-weight-asian="normal" style:font-weight-complex="normal"/>
    </style:style>
    <style:style style:name="T4" style:family="text">
      <style:text-properties fo:font-weight="normal" officeooo:rsid="06f98e50" style:font-weight-asian="normal" style:font-weight-complex="normal"/>
    </style:style>
    <style:style style:name="T5" style:family="text">
      <style:text-properties fo:font-weight="normal" officeooo:rsid="06fc1072" style:font-weight-asian="normal" style:font-weight-complex="normal"/>
    </style:style>
    <style:style style:name="T6" style:family="text">
      <style:text-properties fo:font-weight="normal" officeooo:rsid="06fd42a5" style:font-weight-asian="normal" style:font-weight-complex="normal"/>
    </style:style>
    <style:style style:name="T7" style:family="text">
      <style:text-properties fo:font-weight="normal" officeooo:rsid="07023c6b" style:font-weight-asian="normal" style:font-weight-complex="normal"/>
    </style:style>
    <style:style style:name="T8" style:family="text">
      <style:text-properties fo:font-weight="normal" officeooo:rsid="07028b8d" style:font-weight-asian="normal" style:font-weight-complex="normal"/>
    </style:style>
    <style:style style:name="T9" style:family="text">
      <style:text-properties fo:font-weight="normal" officeooo:rsid="0702e0ea" style:font-weight-asian="normal" style:font-weight-complex="normal"/>
    </style:style>
    <style:style style:name="T10" style:family="text">
      <style:text-properties fo:font-weight="normal" officeooo:rsid="07033beb" style:font-weight-asian="normal" style:font-weight-complex="normal"/>
    </style:style>
    <style:style style:name="T11" style:family="text">
      <style:text-properties fo:font-weight="normal" officeooo:rsid="07041f62" style:font-weight-asian="normal" style:font-weight-complex="normal"/>
    </style:style>
    <style:style style:name="T12" style:family="text">
      <style:text-properties fo:font-weight="normal" officeooo:rsid="070651d2" style:font-weight-asian="normal" style:font-weight-complex="normal"/>
    </style:style>
    <style:style style:name="T13" style:family="text">
      <style:text-properties fo:font-weight="normal" officeooo:rsid="0708e2e4" style:font-weight-asian="normal" style:font-weight-complex="normal"/>
    </style:style>
    <style:style style:name="T14" style:family="text">
      <style:text-properties fo:font-weight="normal" officeooo:rsid="0709aaf4" style:font-weight-asian="normal" style:font-weight-complex="normal"/>
    </style:style>
    <style:style style:name="T15" style:family="text">
      <style:text-properties fo:font-weight="normal" officeooo:rsid="070a59ce" style:font-weight-asian="normal" style:font-weight-complex="normal"/>
    </style:style>
    <style:style style:name="T16" style:family="text">
      <style:text-properties fo:font-weight="normal" officeooo:rsid="070be9c5" style:font-weight-asian="normal" style:font-weight-complex="normal"/>
    </style:style>
    <style:style style:name="T17" style:family="text">
      <style:text-properties fo:font-weight="normal" officeooo:rsid="074d53fc" style:font-weight-asian="normal" style:font-weight-complex="normal"/>
    </style:style>
    <style:style style:name="T18" style:family="text">
      <style:text-properties fo:font-weight="normal" officeooo:rsid="0767862d" style:font-weight-asian="normal" style:font-weight-complex="normal"/>
    </style:style>
    <style:style style:name="T19" style:family="text">
      <style:text-properties fo:font-weight="normal" officeooo:rsid="0768d427" style:font-weight-asian="normal" style:font-weight-complex="normal"/>
    </style:style>
    <style:style style:name="T20" style:family="text">
      <style:text-properties fo:font-weight="normal" officeooo:rsid="076a4c01" style:font-weight-asian="normal" style:font-weight-complex="normal"/>
    </style:style>
    <style:style style:name="T21" style:family="text">
      <style:text-properties fo:font-weight="normal" officeooo:rsid="076cde4b" style:font-weight-asian="normal" style:font-weight-complex="normal"/>
    </style:style>
    <style:style style:name="T22" style:family="text">
      <style:text-properties fo:font-weight="normal" officeooo:rsid="076f3417" style:font-weight-asian="normal" style:font-weight-complex="normal"/>
    </style:style>
    <style:style style:name="T23" style:family="text">
      <style:text-properties fo:font-weight="normal" officeooo:rsid="0771234d" style:font-weight-asian="normal" style:font-weight-complex="normal"/>
    </style:style>
    <style:style style:name="T24" style:family="text">
      <style:text-properties fo:font-weight="normal" officeooo:rsid="003847c9" style:font-weight-asian="normal" style:font-weight-complex="normal"/>
    </style:style>
    <style:style style:name="T25" style:family="text">
      <style:text-properties fo:font-weight="normal" officeooo:rsid="07adb779" style:font-weight-asian="normal" style:font-weight-complex="normal"/>
    </style:style>
    <style:style style:name="T26" style:family="text">
      <style:text-properties fo:font-weight="normal" officeooo:rsid="07ae41de" style:font-weight-asian="normal" style:font-weight-complex="normal"/>
    </style:style>
    <style:style style:name="T27" style:family="text">
      <style:text-properties fo:font-weight="normal" officeooo:rsid="07b4bc6e" style:font-weight-asian="normal" style:font-weight-complex="normal"/>
    </style:style>
    <style:style style:name="T28" style:family="text">
      <style:text-properties fo:font-weight="normal" officeooo:rsid="07b85b57" style:font-weight-asian="normal" style:font-weight-complex="normal"/>
    </style:style>
    <style:style style:name="T29" style:family="text">
      <style:text-properties fo:font-weight="normal" officeooo:rsid="07ba551f" style:font-weight-asian="normal" style:font-weight-complex="normal"/>
    </style:style>
    <style:style style:name="T30" style:family="text">
      <style:text-properties fo:font-weight="normal" officeooo:rsid="082125fc" style:font-weight-asian="normal" style:font-weight-complex="normal"/>
    </style:style>
    <style:style style:name="T31" style:family="text">
      <style:text-properties fo:font-weight="normal" officeooo:rsid="082225b9" style:font-weight-asian="normal" style:font-weight-complex="normal"/>
    </style:style>
    <style:style style:name="T32" style:family="text">
      <style:text-properties fo:font-weight="normal" officeooo:rsid="08231ccc" style:font-weight-asian="normal" style:font-weight-complex="normal"/>
    </style:style>
    <style:style style:name="T33" style:family="text">
      <style:text-properties fo:font-weight="normal" officeooo:rsid="0824b140" style:font-weight-asian="normal" style:font-weight-complex="normal"/>
    </style:style>
    <style:style style:name="T34" style:family="text">
      <style:text-properties fo:font-weight="normal" officeooo:rsid="08284466" style:font-weight-asian="normal" style:font-weight-complex="normal"/>
    </style:style>
    <style:style style:name="T35" style:family="text">
      <style:text-properties fo:font-weight="normal" officeooo:rsid="08297dc9" style:font-weight-asian="normal" style:font-weight-complex="normal"/>
    </style:style>
    <style:style style:name="T36" style:family="text">
      <style:text-properties fo:font-weight="normal" officeooo:rsid="0829cc30" style:font-weight-asian="normal" style:font-weight-complex="normal"/>
    </style:style>
    <style:style style:name="T37" style:family="text">
      <style:text-properties fo:font-weight="normal" officeooo:rsid="082bec4d" style:font-weight-asian="normal" style:font-weight-complex="normal"/>
    </style:style>
    <style:style style:name="T38" style:family="text">
      <style:text-properties fo:font-weight="normal" officeooo:rsid="082d470f" style:font-weight-asian="normal" style:font-weight-complex="normal"/>
    </style:style>
    <style:style style:name="T39" style:family="text">
      <style:text-properties fo:font-weight="normal" officeooo:rsid="082eb292" style:font-weight-asian="normal" style:font-weight-complex="normal"/>
    </style:style>
    <style:style style:name="T40" style:family="text">
      <style:text-properties fo:font-weight="normal" officeooo:rsid="08338808" style:font-weight-asian="normal" style:font-weight-complex="normal"/>
    </style:style>
    <style:style style:name="T41" style:family="text">
      <style:text-properties fo:font-weight="normal" officeooo:rsid="0834ba9e" style:font-weight-asian="normal" style:font-weight-complex="normal"/>
    </style:style>
    <style:style style:name="T42" style:family="text">
      <style:text-properties fo:font-weight="normal" officeooo:rsid="08373c86" style:font-weight-asian="normal" style:font-weight-complex="normal"/>
    </style:style>
    <style:style style:name="T43" style:family="text">
      <style:text-properties fo:font-weight="normal" officeooo:rsid="00ce9fa0" style:font-weight-asian="normal" style:font-weight-complex="normal"/>
    </style:style>
    <style:style style:name="T44" style:family="text">
      <style:text-properties fo:font-weight="normal" officeooo:rsid="0683d65d" style:font-weight-asian="normal" style:font-weight-complex="normal"/>
    </style:style>
    <style:style style:name="T45" style:family="text">
      <style:text-properties fo:font-weight="normal" officeooo:rsid="01083c73" style:font-weight-asian="normal" style:font-weight-complex="normal"/>
    </style:style>
    <style:style style:name="T46" style:family="text">
      <style:text-properties fo:font-weight="normal" officeooo:rsid="0698b033" style:font-weight-asian="normal" style:font-weight-complex="normal"/>
    </style:style>
    <style:style style:name="T47" style:family="text">
      <style:text-properties fo:font-weight="normal" officeooo:rsid="0698c86a" style:font-weight-asian="normal" style:font-weight-complex="normal"/>
    </style:style>
    <style:style style:name="T48" style:family="text">
      <style:text-properties fo:font-weight="normal" officeooo:rsid="06998945" style:font-weight-asian="normal" style:font-weight-complex="normal"/>
    </style:style>
    <style:style style:name="T49" style:family="text">
      <style:text-properties fo:font-weight="normal" officeooo:rsid="0108adf5" style:font-weight-asian="normal" style:font-weight-complex="normal"/>
    </style:style>
    <style:style style:name="T50" style:family="text">
      <style:text-properties fo:font-weight="normal" officeooo:rsid="010a04bc" style:font-weight-asian="normal" style:font-weight-complex="normal"/>
    </style:style>
    <style:style style:name="T51" style:family="text">
      <style:text-properties fo:font-weight="normal" officeooo:rsid="010b7594" style:font-weight-asian="normal" style:font-weight-complex="normal"/>
    </style:style>
    <style:style style:name="T52" style:family="text">
      <style:text-properties fo:font-weight="normal" officeooo:rsid="00300b3c" style:font-weight-asian="normal" style:font-weight-complex="normal"/>
    </style:style>
    <style:style style:name="T53" style:family="text">
      <style:text-properties fo:font-weight="normal" officeooo:rsid="003e58a3" style:font-weight-asian="normal" style:font-weight-complex="normal"/>
    </style:style>
    <style:style style:name="T54" style:family="text">
      <style:text-properties fo:font-weight="normal" officeooo:rsid="003f2c1e" style:font-weight-asian="normal" style:font-weight-complex="normal"/>
    </style:style>
    <style:style style:name="T55" style:family="text">
      <style:text-properties fo:font-weight="normal" officeooo:rsid="084af136" style:font-weight-asian="normal" style:font-weight-complex="normal"/>
    </style:style>
    <style:style style:name="T56" style:family="text">
      <style:text-properties officeooo:rsid="0009da7e"/>
    </style:style>
    <style:style style:name="T57" style:family="text">
      <style:text-properties officeooo:rsid="00210b7d"/>
    </style:style>
    <style:style style:name="T58" style:family="text">
      <style:text-properties fo:font-style="italic" style:font-style-asian="italic" style:font-style-complex="italic"/>
    </style:style>
    <style:style style:name="T59" style:family="text">
      <style:text-properties fo:font-style="italic" officeooo:rsid="00e14ff4" style:font-style-asian="italic" style:font-style-complex="italic"/>
    </style:style>
    <style:style style:name="T60" style:family="text">
      <style:text-properties fo:font-style="italic" officeooo:rsid="01a9bcf1" style:font-style-asian="italic" style:font-style-complex="italic"/>
    </style:style>
    <style:style style:name="T61" style:family="text">
      <style:text-properties fo:font-style="italic" officeooo:rsid="0643940c" style:font-style-asian="italic" style:font-style-complex="italic"/>
    </style:style>
    <style:style style:name="T62" style:family="text">
      <style:text-properties fo:font-style="italic" officeooo:rsid="07dbacb9" style:font-style-asian="italic" style:font-style-complex="italic"/>
    </style:style>
    <style:style style:name="T63" style:family="text">
      <style:text-properties fo:font-style="italic" officeooo:rsid="00b6bc1e" style:font-style-asian="italic" style:font-style-complex="italic"/>
    </style:style>
    <style:style style:name="T64" style:family="text">
      <style:text-properties fo:font-style="italic" officeooo:rsid="00b91a8d" style:font-style-asian="italic" style:font-style-complex="italic"/>
    </style:style>
    <style:style style:name="T65" style:family="text">
      <style:text-properties fo:font-style="italic" officeooo:rsid="00ba403f" style:font-style-asian="italic" style:font-style-complex="italic"/>
    </style:style>
    <style:style style:name="T66" style:family="text">
      <style:text-properties fo:font-style="italic" officeooo:rsid="05c9a83d" style:font-style-asian="italic" style:font-style-complex="italic"/>
    </style:style>
    <style:style style:name="T67" style:family="text">
      <style:text-properties fo:font-style="italic" officeooo:rsid="0206d0fe" style:font-style-asian="italic" style:font-style-complex="italic"/>
    </style:style>
    <style:style style:name="T68" style:family="text">
      <style:text-properties fo:font-style="italic" officeooo:rsid="00210b7d" style:font-style-asian="italic" style:font-style-complex="italic"/>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6f98e50" style:font-style-asian="italic" style:font-weight-asian="normal" style:font-style-complex="italic" style:font-weight-complex="normal"/>
    </style:style>
    <style:style style:name="T71" style:family="text">
      <style:text-properties fo:font-style="italic" fo:font-weight="normal" officeooo:rsid="070651d2" style:font-style-asian="italic" style:font-weight-asian="normal" style:font-style-complex="italic" style:font-weight-complex="normal"/>
    </style:style>
    <style:style style:name="T72" style:family="text">
      <style:text-properties fo:font-style="italic" fo:font-weight="normal" officeooo:rsid="076a4c01" style:font-style-asian="italic" style:font-weight-asian="normal" style:font-style-complex="italic" style:font-weight-complex="normal"/>
    </style:style>
    <style:style style:name="T73" style:family="text">
      <style:text-properties fo:font-style="italic" fo:font-weight="normal" officeooo:rsid="07b4bc6e" style:font-style-asian="italic" style:font-weight-asian="normal" style:font-style-complex="italic" style:font-weight-complex="normal"/>
    </style:style>
    <style:style style:name="T74" style:family="text">
      <style:text-properties fo:font-style="italic" fo:font-weight="normal" officeooo:rsid="07b85b57" style:font-style-asian="italic" style:font-weight-asian="normal" style:font-style-complex="italic" style:font-weight-complex="normal"/>
    </style:style>
    <style:style style:name="T75" style:family="text">
      <style:text-properties fo:font-style="italic" fo:font-weight="normal" officeooo:rsid="082d470f" style:font-style-asian="italic" style:font-weight-asian="normal" style:font-style-complex="italic" style:font-weight-complex="normal"/>
    </style:style>
    <style:style style:name="T76" style:family="text">
      <style:text-properties fo:font-style="italic" fo:font-weight="normal" officeooo:rsid="01083c73" style:font-style-asian="italic" style:font-weight-asian="normal" style:font-style-complex="italic" style:font-weight-complex="normal"/>
    </style:style>
    <style:style style:name="T77" style:family="text">
      <style:text-properties fo:font-style="italic" fo:font-weight="normal" officeooo:rsid="010b7594" style:font-style-asian="italic" style:font-weight-asian="normal" style:font-style-complex="italic" style:font-weight-complex="normal"/>
    </style:style>
    <style:style style:name="T78" style:family="text">
      <style:text-properties fo:font-style="italic" fo:font-weight="normal" officeooo:rsid="0111467f" style:font-style-asian="italic" style:font-weight-asian="normal" style:font-style-complex="italic" style:font-weight-complex="normal"/>
    </style:style>
    <style:style style:name="T79" style:family="text">
      <style:text-properties fo:font-style="italic" fo:font-weight="normal" officeooo:rsid="010a04bc" style:font-style-asian="italic" style:font-weight-asian="normal" style:font-style-complex="italic" style:font-weight-complex="normal"/>
    </style:style>
    <style:style style:name="T80" style:family="text">
      <style:text-properties fo:font-style="italic" fo:font-weight="normal" officeooo:rsid="001d98cd" style:font-style-asian="italic" style:font-weight-asian="normal" style:font-style-complex="italic" style:font-weight-complex="normal"/>
    </style:style>
    <style:style style:name="T81" style:family="text">
      <style:text-properties fo:font-style="italic" fo:font-weight="normal" officeooo:rsid="0032fd1b" style:font-style-asian="italic" style:font-weight-asian="normal" style:font-style-complex="italic" style:font-weight-complex="normal"/>
    </style:style>
    <style:style style:name="T82" style:family="text">
      <style:text-properties fo:font-style="italic" fo:font-weight="normal" officeooo:rsid="003847c9" style:font-style-asian="italic" style:font-weight-asian="normal" style:font-style-complex="italic" style:font-weight-complex="normal"/>
    </style:style>
    <style:style style:name="T83" style:family="text">
      <style:text-properties fo:font-style="italic" fo:font-weight="normal" officeooo:rsid="00300b3c" style:font-style-asian="italic" style:font-weight-asian="normal" style:font-style-complex="italic" style:font-weight-complex="normal"/>
    </style:style>
    <style:style style:name="T84" style:family="text">
      <style:text-properties fo:font-style="italic" fo:font-weight="normal" officeooo:rsid="007c3296" style:font-style-asian="italic" style:font-weight-asian="normal" style:font-style-complex="italic" style:font-weight-complex="normal"/>
    </style:style>
    <style:style style:name="T85" style:family="text">
      <style:text-properties fo:font-style="italic" fo:font-weight="normal" officeooo:rsid="00634007" style:font-style-asian="italic" style:font-weight-asian="normal" style:font-style-complex="italic" style:font-weight-complex="normal"/>
    </style:style>
    <style:style style:name="T86" style:family="text">
      <style:text-properties fo:font-style="italic" style:text-underline-style="none" style:font-style-asian="italic" style:font-style-complex="italic"/>
    </style:style>
    <style:style style:name="T87" style:family="text">
      <style:text-properties fo:font-style="italic" style:text-underline-style="none" fo:font-weight="normal" officeooo:rsid="022f4cdc" style:font-style-asian="italic" style:font-weight-asian="normal" style:font-style-complex="italic" style:font-weight-complex="normal"/>
    </style:style>
    <style:style style:name="T88" style:family="text">
      <style:text-properties fo:font-style="italic" style:text-underline-style="none" fo:font-weight="normal" officeooo:rsid="0255603e" style:font-style-asian="italic" style:font-weight-asian="normal" style:font-style-complex="italic" style:font-weight-complex="normal"/>
    </style:style>
    <style:style style:name="T89" style:family="text">
      <style:text-properties fo:font-style="italic" style:text-underline-style="none" fo:font-weight="normal" officeooo:rsid="07787d35" style:font-style-asian="italic" style:font-weight-asian="normal" style:font-style-complex="italic" style:font-weight-complex="normal"/>
    </style:style>
    <style:style style:name="T90" style:family="text">
      <style:text-properties fo:font-style="italic" style:text-underline-style="none" fo:font-weight="normal" officeooo:rsid="00e78b3a" style:font-style-asian="italic" style:font-weight-asian="normal" style:font-style-complex="italic" style:font-weight-complex="normal"/>
    </style:style>
    <style:style style:name="T91" style:family="text">
      <style:text-properties fo:font-style="italic" style:text-underline-style="none" fo:font-weight="normal" officeooo:rsid="072f3a19" style:font-style-asian="italic" style:font-weight-asian="normal" style:font-style-complex="italic" style:font-weight-complex="normal"/>
    </style:style>
    <style:style style:name="T92" style:family="text">
      <style:text-properties fo:font-style="italic" style:text-underline-style="none" fo:font-weight="normal" officeooo:rsid="00eab84c" style:font-style-asian="italic" style:font-weight-asian="normal" style:font-style-complex="italic" style:font-weight-complex="normal"/>
    </style:style>
    <style:style style:name="T93" style:family="text">
      <style:text-properties fo:font-style="italic" style:text-underline-style="none" fo:font-weight="normal" officeooo:rsid="025b1660" style:font-style-asian="italic" style:font-weight-asian="normal" style:font-style-complex="italic" style:font-weight-complex="normal"/>
    </style:style>
    <style:style style:name="T94" style:family="text">
      <style:text-properties fo:font-style="italic" style:text-underline-style="none" fo:font-weight="normal" officeooo:rsid="00ec3739" style:font-style-asian="italic" style:font-weight-asian="normal" style:font-style-complex="italic" style:font-weight-complex="normal"/>
    </style:style>
    <style:style style:name="T95" style:family="text">
      <style:text-properties fo:font-style="italic" style:text-underline-style="none" fo:font-weight="normal" officeooo:rsid="00f9d741" style:font-style-asian="italic" style:font-weight-asian="normal" style:font-style-complex="italic" style:font-weight-complex="normal"/>
    </style:style>
    <style:style style:name="T96" style:family="text">
      <style:text-properties fo:font-style="italic" officeooo:rsid="01531aa5" fo:background-color="transparent" loext:char-shading-value="0" style:font-style-asian="italic" style:font-style-complex="italic"/>
    </style:style>
    <style:style style:name="T97" style:family="text">
      <style:text-properties officeooo:rsid="002882be"/>
    </style:style>
    <style:style style:name="T98" style:family="text">
      <style:text-properties fo:font-style="normal" style:font-style-asian="normal" style:font-style-complex="normal"/>
    </style:style>
    <style:style style:name="T99" style:family="text">
      <style:text-properties fo:font-style="normal" officeooo:rsid="00c41db1" style:font-style-asian="normal" style:font-style-complex="normal"/>
    </style:style>
    <style:style style:name="T100" style:family="text">
      <style:text-properties fo:font-style="normal" officeooo:rsid="00c67d88" style:font-style-asian="normal" style:font-style-complex="normal"/>
    </style:style>
    <style:style style:name="T101" style:family="text">
      <style:text-properties fo:font-style="normal" officeooo:rsid="00c7ed7a" style:font-style-asian="normal" style:font-style-complex="normal"/>
    </style:style>
    <style:style style:name="T102" style:family="text">
      <style:text-properties fo:font-style="normal" officeooo:rsid="00df3b18" style:font-style-asian="normal" style:font-style-complex="normal"/>
    </style:style>
    <style:style style:name="T103" style:family="text">
      <style:text-properties fo:font-style="normal" officeooo:rsid="00e10b93" style:font-style-asian="normal" style:font-style-complex="normal"/>
    </style:style>
    <style:style style:name="T104" style:family="text">
      <style:text-properties fo:font-style="normal" officeooo:rsid="00e14ff4" style:font-style-asian="normal" style:font-style-complex="normal"/>
    </style:style>
    <style:style style:name="T105" style:family="text">
      <style:text-properties fo:font-style="normal" officeooo:rsid="00e349fc" style:font-style-asian="normal" style:font-style-complex="normal"/>
    </style:style>
    <style:style style:name="T106" style:family="text">
      <style:text-properties fo:font-style="normal" officeooo:rsid="0105789e" style:font-style-asian="normal" style:font-style-complex="normal"/>
    </style:style>
    <style:style style:name="T107" style:family="text">
      <style:text-properties fo:font-style="normal" officeooo:rsid="011c7b8e" style:font-style-asian="normal" style:font-style-complex="normal"/>
    </style:style>
    <style:style style:name="T108" style:family="text">
      <style:text-properties fo:font-style="normal" officeooo:rsid="011dadfb" style:font-style-asian="normal" style:font-style-complex="normal"/>
    </style:style>
    <style:style style:name="T109" style:family="text">
      <style:text-properties fo:font-style="normal" officeooo:rsid="011f3f1c" style:font-style-asian="normal" style:font-style-complex="normal"/>
    </style:style>
    <style:style style:name="T110" style:family="text">
      <style:text-properties fo:font-style="normal" officeooo:rsid="0121a16d" style:font-style-asian="normal" style:font-style-complex="normal"/>
    </style:style>
    <style:style style:name="T111" style:family="text">
      <style:text-properties fo:font-style="normal" officeooo:rsid="0123f560" style:font-style-asian="normal" style:font-style-complex="normal"/>
    </style:style>
    <style:style style:name="T112" style:family="text">
      <style:text-properties fo:font-style="normal" officeooo:rsid="0124b6fa" style:font-style-asian="normal" style:font-style-complex="normal"/>
    </style:style>
    <style:style style:name="T113" style:family="text">
      <style:text-properties fo:font-style="normal" officeooo:rsid="0124f957" style:font-style-asian="normal" style:font-style-complex="normal"/>
    </style:style>
    <style:style style:name="T114" style:family="text">
      <style:text-properties fo:font-style="normal" officeooo:rsid="01287476" style:font-style-asian="normal" style:font-style-complex="normal"/>
    </style:style>
    <style:style style:name="T115" style:family="text">
      <style:text-properties fo:font-style="normal" officeooo:rsid="012a2626" style:font-style-asian="normal" style:font-style-complex="normal"/>
    </style:style>
    <style:style style:name="T116" style:family="text">
      <style:text-properties fo:font-style="normal" officeooo:rsid="0118b3d0" style:font-style-asian="normal" style:font-style-complex="normal"/>
    </style:style>
    <style:style style:name="T117" style:family="text">
      <style:text-properties fo:font-style="normal" officeooo:rsid="012b75dd" style:font-style-asian="normal" style:font-style-complex="normal"/>
    </style:style>
    <style:style style:name="T118" style:family="text">
      <style:text-properties fo:font-style="normal" officeooo:rsid="012e7d06" style:font-style-asian="normal" style:font-style-complex="normal"/>
    </style:style>
    <style:style style:name="T119" style:family="text">
      <style:text-properties fo:font-style="normal" officeooo:rsid="0130466b" style:font-style-asian="normal" style:font-style-complex="normal"/>
    </style:style>
    <style:style style:name="T120" style:family="text">
      <style:text-properties fo:font-style="normal" officeooo:rsid="01304bf1" style:font-style-asian="normal" style:font-style-complex="normal"/>
    </style:style>
    <style:style style:name="T121" style:family="text">
      <style:text-properties fo:font-style="normal" officeooo:rsid="01313dbf" style:font-style-asian="normal" style:font-style-complex="normal"/>
    </style:style>
    <style:style style:name="T122" style:family="text">
      <style:text-properties fo:font-style="normal" officeooo:rsid="0134827f" style:font-style-asian="normal" style:font-style-complex="normal"/>
    </style:style>
    <style:style style:name="T123" style:family="text">
      <style:text-properties fo:font-style="normal" officeooo:rsid="0134e59d" style:font-style-asian="normal" style:font-style-complex="normal"/>
    </style:style>
    <style:style style:name="T124" style:family="text">
      <style:text-properties fo:font-style="normal" officeooo:rsid="01358b67" style:font-style-asian="normal" style:font-style-complex="normal"/>
    </style:style>
    <style:style style:name="T125" style:family="text">
      <style:text-properties fo:font-style="normal" officeooo:rsid="013e37a9" style:font-style-asian="normal" style:font-style-complex="normal"/>
    </style:style>
    <style:style style:name="T126" style:family="text">
      <style:text-properties fo:font-style="normal" officeooo:rsid="013ff98e" style:font-style-asian="normal" style:font-style-complex="normal"/>
    </style:style>
    <style:style style:name="T127" style:family="text">
      <style:text-properties fo:font-style="normal" officeooo:rsid="0140d8ac" style:font-style-asian="normal" style:font-style-complex="normal"/>
    </style:style>
    <style:style style:name="T128" style:family="text">
      <style:text-properties fo:font-style="normal" officeooo:rsid="0178883c" style:font-style-asian="normal" style:font-style-complex="normal"/>
    </style:style>
    <style:style style:name="T129" style:family="text">
      <style:text-properties fo:font-style="normal" officeooo:rsid="01950390" style:font-style-asian="normal" style:font-style-complex="normal"/>
    </style:style>
    <style:style style:name="T130" style:family="text">
      <style:text-properties fo:font-style="normal" officeooo:rsid="019a2fb3" style:font-style-asian="normal" style:font-style-complex="normal"/>
    </style:style>
    <style:style style:name="T131" style:family="text">
      <style:text-properties fo:font-style="normal" officeooo:rsid="019b9501" style:font-style-asian="normal" style:font-style-complex="normal"/>
    </style:style>
    <style:style style:name="T132" style:family="text">
      <style:text-properties fo:font-style="normal" officeooo:rsid="01a9bcf1" style:font-style-asian="normal" style:font-style-complex="normal"/>
    </style:style>
    <style:style style:name="T133" style:family="text">
      <style:text-properties fo:font-style="normal" officeooo:rsid="01ab09e2" style:font-style-asian="normal" style:font-style-complex="normal"/>
    </style:style>
    <style:style style:name="T134" style:family="text">
      <style:text-properties fo:font-style="normal" officeooo:rsid="01b64616" style:font-style-asian="normal" style:font-style-complex="normal"/>
    </style:style>
    <style:style style:name="T135" style:family="text">
      <style:text-properties fo:font-style="normal" officeooo:rsid="01d15aa9" style:font-style-asian="normal" style:font-style-complex="normal"/>
    </style:style>
    <style:style style:name="T136" style:family="text">
      <style:text-properties fo:font-style="normal" officeooo:rsid="021260f4" style:font-style-asian="normal" style:font-style-complex="normal"/>
    </style:style>
    <style:style style:name="T137" style:family="text">
      <style:text-properties fo:font-style="normal" officeooo:rsid="02140ac2" style:font-style-asian="normal" style:font-style-complex="normal"/>
    </style:style>
    <style:style style:name="T138" style:family="text">
      <style:text-properties fo:font-style="normal" officeooo:rsid="02175bb7" style:font-style-asian="normal" style:font-style-complex="normal"/>
    </style:style>
    <style:style style:name="T139" style:family="text">
      <style:text-properties fo:font-style="normal" officeooo:rsid="0221e89e" style:font-style-asian="normal" style:font-style-complex="normal"/>
    </style:style>
    <style:style style:name="T140" style:family="text">
      <style:text-properties fo:font-style="normal" officeooo:rsid="02276110" style:font-style-asian="normal" style:font-style-complex="normal"/>
    </style:style>
    <style:style style:name="T141" style:family="text">
      <style:text-properties fo:font-style="normal" officeooo:rsid="022a0ab4" style:font-style-asian="normal" style:font-style-complex="normal"/>
    </style:style>
    <style:style style:name="T142" style:family="text">
      <style:text-properties fo:font-style="normal" officeooo:rsid="022ae536" style:font-style-asian="normal" style:font-style-complex="normal"/>
    </style:style>
    <style:style style:name="T143" style:family="text">
      <style:text-properties fo:font-style="normal" officeooo:rsid="022aeafd" style:font-style-asian="normal" style:font-style-complex="normal"/>
    </style:style>
    <style:style style:name="T144" style:family="text">
      <style:text-properties fo:font-style="normal" officeooo:rsid="037ace32" style:font-style-asian="normal" style:font-style-complex="normal"/>
    </style:style>
    <style:style style:name="T145" style:family="text">
      <style:text-properties fo:font-style="normal" officeooo:rsid="037c7bb5" style:font-style-asian="normal" style:font-style-complex="normal"/>
    </style:style>
    <style:style style:name="T146" style:family="text">
      <style:text-properties fo:font-style="normal" officeooo:rsid="05885fa3" style:font-style-asian="normal" style:font-style-complex="normal"/>
    </style:style>
    <style:style style:name="T147" style:family="text">
      <style:text-properties fo:font-style="normal" officeooo:rsid="05d4b2cc" style:font-style-asian="normal" style:font-style-complex="normal"/>
    </style:style>
    <style:style style:name="T148" style:family="text">
      <style:text-properties fo:font-style="normal" officeooo:rsid="05d53e07" style:font-style-asian="normal" style:font-style-complex="normal"/>
    </style:style>
    <style:style style:name="T149" style:family="text">
      <style:text-properties fo:font-style="normal" officeooo:rsid="05d6075f" style:font-style-asian="normal" style:font-style-complex="normal"/>
    </style:style>
    <style:style style:name="T150" style:family="text">
      <style:text-properties fo:font-style="normal" officeooo:rsid="065e50b7" style:font-style-asian="normal" style:font-style-complex="normal"/>
    </style:style>
    <style:style style:name="T151" style:family="text">
      <style:text-properties fo:font-style="normal" officeooo:rsid="065fc70b" style:font-style-asian="normal" style:font-style-complex="normal"/>
    </style:style>
    <style:style style:name="T152" style:family="text">
      <style:text-properties fo:font-style="normal" officeooo:rsid="065ff6dd" style:font-style-asian="normal" style:font-style-complex="normal"/>
    </style:style>
    <style:style style:name="T153" style:family="text">
      <style:text-properties fo:font-style="normal" officeooo:rsid="06865fff" style:font-style-asian="normal" style:font-style-complex="normal"/>
    </style:style>
    <style:style style:name="T154" style:family="text">
      <style:text-properties fo:font-style="normal" officeooo:rsid="0686c335" style:font-style-asian="normal" style:font-style-complex="normal"/>
    </style:style>
    <style:style style:name="T155" style:family="text">
      <style:text-properties fo:font-style="normal" officeooo:rsid="0687329c" style:font-style-asian="normal" style:font-style-complex="normal"/>
    </style:style>
    <style:style style:name="T156" style:family="text">
      <style:text-properties fo:font-style="normal" officeooo:rsid="069e704f" style:font-style-asian="normal" style:font-style-complex="normal"/>
    </style:style>
    <style:style style:name="T157" style:family="text">
      <style:text-properties fo:font-style="normal" officeooo:rsid="06a1fde0" style:font-style-asian="normal" style:font-style-complex="normal"/>
    </style:style>
    <style:style style:name="T158" style:family="text">
      <style:text-properties fo:font-style="normal" officeooo:rsid="078a37da" style:font-style-asian="normal" style:font-style-complex="normal"/>
    </style:style>
    <style:style style:name="T159" style:family="text">
      <style:text-properties fo:font-style="normal" officeooo:rsid="07aa8797" style:font-style-asian="normal" style:font-style-complex="normal"/>
    </style:style>
    <style:style style:name="T160" style:family="text">
      <style:text-properties fo:font-style="normal" officeooo:rsid="07ab0955" style:font-style-asian="normal" style:font-style-complex="normal"/>
    </style:style>
    <style:style style:name="T161" style:family="text">
      <style:text-properties fo:font-style="normal" officeooo:rsid="07f72456" style:font-style-asian="normal" style:font-style-complex="normal"/>
    </style:style>
    <style:style style:name="T162" style:family="text">
      <style:text-properties fo:font-style="normal" officeooo:rsid="00b6bc1e" style:font-style-asian="normal" style:font-style-complex="normal"/>
    </style:style>
    <style:style style:name="T163" style:family="text">
      <style:text-properties fo:font-style="normal" officeooo:rsid="00b91a8d" style:font-style-asian="normal" style:font-style-complex="normal"/>
    </style:style>
    <style:style style:name="T164" style:family="text">
      <style:text-properties fo:font-style="normal" officeooo:rsid="06854fac" style:font-style-asian="normal" style:font-style-complex="normal"/>
    </style:style>
    <style:style style:name="T165" style:family="text">
      <style:text-properties fo:font-style="normal" officeooo:rsid="00bfb89f" style:font-style-asian="normal" style:font-style-complex="normal"/>
    </style:style>
    <style:style style:name="T166" style:family="text">
      <style:text-properties fo:font-style="normal" officeooo:rsid="05c7d24e" style:font-style-asian="normal" style:font-style-complex="normal"/>
    </style:style>
    <style:style style:name="T167" style:family="text">
      <style:text-properties fo:font-style="normal" officeooo:rsid="07ef5ef3" style:font-style-asian="normal" style:font-style-complex="normal"/>
    </style:style>
    <style:style style:name="T168" style:family="text">
      <style:text-properties fo:font-style="normal" officeooo:rsid="00ba403f" style:font-style-asian="normal" style:font-style-complex="normal"/>
    </style:style>
    <style:style style:name="T169" style:family="text">
      <style:text-properties fo:font-style="normal" officeooo:rsid="05c9a83d" style:font-style-asian="normal" style:font-style-complex="normal"/>
    </style:style>
    <style:style style:name="T170" style:family="text">
      <style:text-properties fo:font-style="normal" officeooo:rsid="05df4d31" style:font-style-asian="normal" style:font-style-complex="normal"/>
    </style:style>
    <style:style style:name="T171" style:family="text">
      <style:text-properties fo:font-style="normal" officeooo:rsid="05e21243" style:font-style-asian="normal" style:font-style-complex="normal"/>
    </style:style>
    <style:style style:name="T172" style:family="text">
      <style:text-properties fo:font-style="normal" officeooo:rsid="05cc92c8" style:font-style-asian="normal" style:font-style-complex="normal"/>
    </style:style>
    <style:style style:name="T173" style:family="text">
      <style:text-properties fo:font-style="normal" officeooo:rsid="00c2afed" style:font-style-asian="normal" style:font-style-complex="normal"/>
    </style:style>
    <style:style style:name="T174" style:family="text">
      <style:text-properties fo:font-style="normal" officeooo:rsid="00c415cc" style:font-style-asian="normal" style:font-style-complex="normal"/>
    </style:style>
    <style:style style:name="T175" style:family="text">
      <style:text-properties fo:font-style="normal" officeooo:rsid="05cd813b" style:font-style-asian="normal" style:font-style-complex="normal"/>
    </style:style>
    <style:style style:name="T176" style:family="text">
      <style:text-properties fo:font-style="normal" officeooo:rsid="05cfa667" style:font-style-asian="normal" style:font-style-complex="normal"/>
    </style:style>
    <style:style style:name="T177" style:family="text">
      <style:text-properties fo:font-style="normal" officeooo:rsid="05d0ba91" style:font-style-asian="normal" style:font-style-complex="normal"/>
    </style:style>
    <style:style style:name="T178" style:family="text">
      <style:text-properties fo:font-style="normal" officeooo:rsid="05e36e78" style:font-style-asian="normal" style:font-style-complex="normal"/>
    </style:style>
    <style:style style:name="T179" style:family="text">
      <style:text-properties fo:font-style="normal" officeooo:rsid="05d2fa70" style:font-style-asian="normal" style:font-style-complex="normal"/>
    </style:style>
    <style:style style:name="T180" style:family="text">
      <style:text-properties fo:font-style="normal" officeooo:rsid="05d3b21b" style:font-style-asian="normal" style:font-style-complex="normal"/>
    </style:style>
    <style:style style:name="T181" style:family="text">
      <style:text-properties fo:font-style="normal" officeooo:rsid="06f1ca4e" style:font-style-asian="normal" style:font-style-complex="normal"/>
    </style:style>
    <style:style style:name="T182" style:family="text">
      <style:text-properties fo:font-style="normal" officeooo:rsid="0149550e" style:font-style-asian="normal" style:font-style-complex="normal"/>
    </style:style>
    <style:style style:name="T183" style:family="text">
      <style:text-properties fo:font-style="normal" officeooo:rsid="01531aa5" style:font-style-asian="normal" style:font-style-complex="normal"/>
    </style:style>
    <style:style style:name="T184" style:family="text">
      <style:text-properties fo:font-style="normal" officeooo:rsid="014958e9" style:font-style-asian="normal" style:font-style-complex="normal"/>
    </style:style>
    <style:style style:name="T185" style:family="text">
      <style:text-properties fo:font-style="normal" officeooo:rsid="06a51116" style:font-style-asian="normal" style:font-style-complex="normal"/>
    </style:style>
    <style:style style:name="T186" style:family="text">
      <style:text-properties fo:font-style="normal" officeooo:rsid="037e0f3b" style:font-style-asian="normal" style:font-style-complex="normal"/>
    </style:style>
    <style:style style:name="T187" style:family="text">
      <style:text-properties fo:font-style="normal" officeooo:rsid="0206d0fe" style:font-style-asian="normal" style:font-style-complex="normal"/>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normal" officeooo:rsid="005e77c8" style:font-style-asian="normal" style:font-weight-asian="normal" style:font-style-complex="normal" style:font-weight-complex="normal"/>
    </style:style>
    <style:style style:name="T190" style:family="text">
      <style:text-properties fo:font-style="normal" fo:font-weight="normal" officeooo:rsid="005feebe" style:font-style-asian="normal" style:font-weight-asian="normal" style:font-style-complex="normal" style:font-weight-complex="normal"/>
    </style:style>
    <style:style style:name="T191" style:family="text">
      <style:text-properties fo:font-style="normal" fo:font-weight="normal" officeooo:rsid="006ebcbb" style:font-style-asian="normal" style:font-weight-asian="normal" style:font-style-complex="normal" style:font-weight-complex="normal"/>
    </style:style>
    <style:style style:name="T192" style:family="text">
      <style:text-properties fo:font-style="normal" fo:font-weight="normal" officeooo:rsid="0796aec7" style:font-style-asian="normal" style:font-weight-asian="normal" style:font-style-complex="normal" style:font-weight-complex="normal"/>
    </style:style>
    <style:style style:name="T193" style:family="text">
      <style:text-properties fo:font-style="normal" fo:font-weight="normal" officeooo:rsid="0178883c" style:font-style-asian="normal" style:font-weight-asian="normal" style:font-style-complex="normal" style:font-weight-complex="normal"/>
    </style:style>
    <style:style style:name="T194" style:family="text">
      <style:text-properties fo:font-style="normal" fo:font-weight="normal" officeooo:rsid="06492363" style:font-style-asian="normal" style:font-weight-asian="normal" style:font-style-complex="normal" style:font-weight-complex="normal"/>
    </style:style>
    <style:style style:name="T195" style:family="text">
      <style:text-properties fo:font-style="normal" fo:font-weight="normal" officeooo:rsid="079c877d" style:font-style-asian="normal" style:font-weight-asian="normal" style:font-style-complex="normal" style:font-weight-complex="normal"/>
    </style:style>
    <style:style style:name="T196" style:family="text">
      <style:text-properties fo:font-style="normal" fo:font-weight="normal" officeooo:rsid="017ad6c3" style:font-style-asian="normal" style:font-weight-asian="normal" style:font-style-complex="normal" style:font-weight-complex="normal"/>
    </style:style>
    <style:style style:name="T197" style:family="text">
      <style:text-properties fo:font-style="normal" fo:font-weight="normal" officeooo:rsid="01826103" style:font-style-asian="normal" style:font-weight-asian="normal" style:font-style-complex="normal" style:font-weight-complex="normal"/>
    </style:style>
    <style:style style:name="T198" style:family="text">
      <style:text-properties fo:font-style="normal" fo:font-weight="normal" officeooo:rsid="018765ec" style:font-style-asian="normal" style:font-weight-asian="normal" style:font-style-complex="normal" style:font-weight-complex="normal"/>
    </style:style>
    <style:style style:name="T199" style:family="text">
      <style:text-properties fo:font-style="normal" fo:font-weight="normal" officeooo:rsid="010b7594" style:font-style-asian="normal" style:font-weight-asian="normal" style:font-style-complex="normal" style:font-weight-complex="normal"/>
    </style:style>
    <style:style style:name="T200" style:family="text">
      <style:text-properties fo:font-style="normal" fo:font-weight="normal" officeooo:rsid="010a04bc" style:font-style-asian="normal" style:font-weight-asian="normal" style:font-style-complex="normal" style:font-weight-complex="normal"/>
    </style:style>
    <style:style style:name="T201" style:family="text">
      <style:text-properties fo:font-style="normal" fo:font-weight="normal" officeooo:rsid="01d15aa9" style:font-style-asian="normal" style:font-weight-asian="normal" style:font-style-complex="normal" style:font-weight-complex="normal"/>
    </style:style>
    <style:style style:name="T202" style:family="text">
      <style:text-properties fo:font-style="normal" fo:font-weight="normal" officeooo:rsid="069ae29f" style:font-style-asian="normal" style:font-weight-asian="normal" style:font-style-complex="normal" style:font-weight-complex="normal"/>
    </style:style>
    <style:style style:name="T203" style:family="text">
      <style:text-properties fo:font-style="normal" fo:font-weight="normal" officeooo:rsid="010e64cd" style:font-style-asian="normal" style:font-weight-asian="normal" style:font-style-complex="normal" style:font-weight-complex="normal"/>
    </style:style>
    <style:style style:name="T204" style:family="text">
      <style:text-properties fo:font-style="normal" fo:font-weight="normal" officeooo:rsid="0113386b" style:font-style-asian="normal" style:font-weight-asian="normal" style:font-style-complex="normal" style:font-weight-complex="normal"/>
    </style:style>
    <style:style style:name="T205" style:family="text">
      <style:text-properties fo:font-style="normal" fo:font-weight="normal" officeooo:rsid="010f9866" style:font-style-asian="normal" style:font-weight-asian="normal" style:font-style-complex="normal" style:font-weight-complex="normal"/>
    </style:style>
    <style:style style:name="T206" style:family="text">
      <style:text-properties fo:font-style="normal" fo:font-weight="normal" officeooo:rsid="0111467f" style:font-style-asian="normal" style:font-weight-asian="normal" style:font-style-complex="normal" style:font-weight-complex="normal"/>
    </style:style>
    <style:style style:name="T207" style:family="text">
      <style:text-properties fo:font-style="normal" fo:font-weight="normal" officeooo:rsid="06b95a02" style:font-style-asian="normal" style:font-weight-asian="normal" style:font-style-complex="normal" style:font-weight-complex="normal"/>
    </style:style>
    <style:style style:name="T208" style:family="text">
      <style:text-properties fo:font-style="normal" fo:font-weight="normal" officeooo:rsid="016d23d0" style:font-style-asian="normal" style:font-weight-asian="normal" style:font-style-complex="normal" style:font-weight-complex="normal"/>
    </style:style>
    <style:style style:name="T209" style:family="text">
      <style:text-properties fo:font-style="normal" fo:font-weight="normal" officeooo:rsid="0376e0f6" style:font-style-asian="normal" style:font-weight-asian="normal" style:font-style-complex="normal" style:font-weight-complex="normal"/>
    </style:style>
    <style:style style:name="T210" style:family="text">
      <style:text-properties fo:font-style="normal" fo:font-weight="normal" officeooo:rsid="016f1f17" style:font-style-asian="normal" style:font-weight-asian="normal" style:font-style-complex="normal" style:font-weight-complex="normal"/>
    </style:style>
    <style:style style:name="T211" style:family="text">
      <style:text-properties fo:font-style="normal" fo:font-weight="normal" officeooo:rsid="0378c1ce" style:font-style-asian="normal" style:font-weight-asian="normal" style:font-style-complex="normal" style:font-weight-complex="normal"/>
    </style:style>
    <style:style style:name="T212" style:family="text">
      <style:text-properties fo:font-style="normal" fo:font-weight="normal" officeooo:rsid="0114e4a2" style:font-style-asian="normal" style:font-weight-asian="normal" style:font-style-complex="normal" style:font-weight-complex="normal"/>
    </style:style>
    <style:style style:name="T213" style:family="text">
      <style:text-properties fo:font-style="normal" fo:font-weight="normal" officeooo:rsid="065c8ccd" style:font-style-asian="normal" style:font-weight-asian="normal" style:font-style-complex="normal" style:font-weight-complex="normal"/>
    </style:style>
    <style:style style:name="T214" style:family="text">
      <style:text-properties fo:font-style="normal" fo:font-weight="normal" officeooo:rsid="016439d2" style:font-style-asian="normal" style:font-weight-asian="normal" style:font-style-complex="normal" style:font-weight-complex="normal"/>
    </style:style>
    <style:style style:name="T215" style:family="text">
      <style:text-properties fo:font-style="normal" fo:font-weight="normal" officeooo:rsid="01a4993b" style:font-style-asian="normal" style:font-weight-asian="normal" style:font-style-complex="normal" style:font-weight-complex="normal"/>
    </style:style>
    <style:style style:name="T216" style:family="text">
      <style:text-properties fo:font-style="normal" fo:font-weight="normal" officeooo:rsid="01acc42c" style:font-style-asian="normal" style:font-weight-asian="normal" style:font-style-complex="normal" style:font-weight-complex="normal"/>
    </style:style>
    <style:style style:name="T217" style:family="text">
      <style:text-properties fo:font-style="normal" fo:font-weight="normal" officeooo:rsid="0032fd1b" style:font-style-asian="normal" style:font-weight-asian="normal" style:font-style-complex="normal" style:font-weight-complex="normal"/>
    </style:style>
    <style:style style:name="T218" style:family="text">
      <style:text-properties fo:font-style="normal" fo:font-weight="normal" officeooo:rsid="0034dbe1" style:font-style-asian="normal" style:font-weight-asian="normal" style:font-style-complex="normal" style:font-weight-complex="normal"/>
    </style:style>
    <style:style style:name="T219" style:family="text">
      <style:text-properties fo:font-style="normal" fo:font-weight="normal" officeooo:rsid="003bd43e" style:font-style-asian="normal" style:font-weight-asian="normal" style:font-style-complex="normal" style:font-weight-complex="normal"/>
    </style:style>
    <style:style style:name="T220" style:family="text">
      <style:text-properties fo:font-style="normal" fo:font-weight="normal" officeooo:rsid="004355f1" style:font-style-asian="normal" style:font-weight-asian="normal" style:font-style-complex="normal" style:font-weight-complex="normal"/>
    </style:style>
    <style:style style:name="T221" style:family="text">
      <style:text-properties fo:font-style="normal" fo:font-weight="normal" officeooo:rsid="06ec0b88" style:font-style-asian="normal" style:font-weight-asian="normal" style:font-style-complex="normal" style:font-weight-complex="normal"/>
    </style:style>
    <style:style style:name="T222" style:family="text">
      <style:text-properties fo:font-style="normal" fo:font-weight="normal" officeooo:rsid="0036cc53" style:font-style-asian="normal" style:font-weight-asian="normal" style:font-style-complex="normal" style:font-weight-complex="normal"/>
    </style:style>
    <style:style style:name="T223" style:family="text">
      <style:text-properties fo:font-style="normal" fo:font-weight="normal" officeooo:rsid="003a05d0" style:font-style-asian="normal" style:font-weight-asian="normal" style:font-style-complex="normal" style:font-weight-complex="normal"/>
    </style:style>
    <style:style style:name="T224" style:family="text">
      <style:text-properties fo:font-style="normal" fo:font-weight="normal" officeooo:rsid="0043fe50" style:font-style-asian="normal" style:font-weight-asian="normal" style:font-style-complex="normal" style:font-weight-complex="normal"/>
    </style:style>
    <style:style style:name="T225" style:family="text">
      <style:text-properties fo:font-style="normal" fo:font-weight="normal" officeooo:rsid="003c1b05" style:font-style-asian="normal" style:font-weight-asian="normal" style:font-style-complex="normal" style:font-weight-complex="normal"/>
    </style:style>
    <style:style style:name="T226" style:family="text">
      <style:text-properties fo:font-style="normal" fo:font-weight="normal" officeooo:rsid="0044b2f1" style:font-style-asian="normal" style:font-weight-asian="normal" style:font-style-complex="normal" style:font-weight-complex="normal"/>
    </style:style>
    <style:style style:name="T227" style:family="text">
      <style:text-properties fo:font-style="normal" fo:font-weight="normal" officeooo:rsid="0047c76e" style:font-style-asian="normal" style:font-weight-asian="normal" style:font-style-complex="normal" style:font-weight-complex="normal"/>
    </style:style>
    <style:style style:name="T228" style:family="text">
      <style:text-properties fo:font-style="normal" fo:font-weight="normal" officeooo:rsid="00462f9a" style:font-style-asian="normal" style:font-weight-asian="normal" style:font-style-complex="normal" style:font-weight-complex="normal"/>
    </style:style>
    <style:style style:name="T229" style:family="text">
      <style:text-properties fo:font-style="normal" fo:font-weight="normal" officeooo:rsid="003d9ca5" style:font-style-asian="normal" style:font-weight-asian="normal" style:font-style-complex="normal" style:font-weight-complex="normal"/>
    </style:style>
    <style:style style:name="T230" style:family="text">
      <style:text-properties fo:font-style="normal" fo:font-weight="normal" officeooo:rsid="0062eb07" style:font-style-asian="normal" style:font-weight-asian="normal" style:font-style-complex="normal" style:font-weight-complex="normal"/>
    </style:style>
    <style:style style:name="T231" style:family="text">
      <style:text-properties fo:font-style="normal" fo:font-weight="normal" officeooo:rsid="0755b904" style:font-style-asian="normal" style:font-weight-asian="normal" style:font-style-complex="normal" style:font-weight-complex="normal"/>
    </style:style>
    <style:style style:name="T232" style:family="text">
      <style:text-properties fo:font-style="normal" fo:font-weight="normal" officeooo:rsid="00634007" style:font-style-asian="normal" style:font-weight-asian="normal" style:font-style-complex="normal" style:font-weight-complex="normal"/>
    </style:style>
    <style:style style:name="T233" style:family="text">
      <style:text-properties fo:font-style="normal" fo:font-weight="normal" officeooo:rsid="006608bd" style:font-style-asian="normal" style:font-weight-asian="normal" style:font-style-complex="normal" style:font-weight-complex="normal"/>
    </style:style>
    <style:style style:name="T234" style:family="text">
      <style:text-properties fo:font-style="normal" fo:font-weight="normal" officeooo:rsid="0066e5c5" style:font-style-asian="normal" style:font-weight-asian="normal" style:font-style-complex="normal" style:font-weight-complex="normal"/>
    </style:style>
    <style:style style:name="T235" style:family="text">
      <style:text-properties fo:font-style="normal" fo:font-weight="normal" officeooo:rsid="006a5ccc" style:font-style-asian="normal" style:font-weight-asian="normal" style:font-style-complex="normal" style:font-weight-complex="normal"/>
    </style:style>
    <style:style style:name="T236" style:family="text">
      <style:text-properties fo:font-style="normal" fo:font-weight="normal" officeooo:rsid="006a96d1" style:font-style-asian="normal" style:font-weight-asian="normal" style:font-style-complex="normal" style:font-weight-complex="normal"/>
    </style:style>
    <style:style style:name="T237" style:family="text">
      <style:text-properties fo:font-style="normal" fo:font-weight="normal" officeooo:rsid="006c550c" style:font-style-asian="normal" style:font-weight-asian="normal" style:font-style-complex="normal" style:font-weight-complex="normal"/>
    </style:style>
    <style:style style:name="T238" style:family="text">
      <style:text-properties fo:font-style="normal" fo:font-weight="normal" officeooo:rsid="015fc2d2" style:font-style-asian="normal" style:font-weight-asian="normal" style:font-style-complex="normal" style:font-weight-complex="normal"/>
    </style:style>
    <style:style style:name="T239" style:family="text">
      <style:text-properties fo:font-style="normal" fo:font-weight="normal" officeooo:rsid="0099d9b3" style:font-style-asian="normal" style:font-weight-asian="normal" style:font-style-complex="normal" style:font-weight-complex="normal"/>
    </style:style>
    <style:style style:name="T240" style:family="text">
      <style:text-properties fo:font-style="normal" fo:font-weight="normal" officeooo:rsid="07595fd9" style:font-style-asian="normal" style:font-weight-asian="normal" style:font-style-complex="normal" style:font-weight-complex="normal"/>
    </style:style>
    <style:style style:name="T241" style:family="text">
      <style:text-properties fo:font-style="normal" fo:font-weight="normal" officeooo:rsid="006fe35f" style:font-style-asian="normal" style:font-weight-asian="normal" style:font-style-complex="normal" style:font-weight-complex="normal"/>
    </style:style>
    <style:style style:name="T242" style:family="text">
      <style:text-properties fo:font-style="normal" fo:font-weight="normal" officeooo:rsid="00772ee2" style:font-style-asian="normal" style:font-weight-asian="normal" style:font-style-complex="normal" style:font-weight-complex="normal"/>
    </style:style>
    <style:style style:name="T243" style:family="text">
      <style:text-properties fo:font-style="normal" fo:font-weight="normal" officeooo:rsid="0073702e" style:font-style-asian="normal" style:font-weight-asian="normal" style:font-style-complex="normal" style:font-weight-complex="normal"/>
    </style:style>
    <style:style style:name="T244" style:family="text">
      <style:text-properties fo:font-style="normal" fo:font-weight="normal" officeooo:rsid="00777f84" style:font-style-asian="normal" style:font-weight-asian="normal" style:font-style-complex="normal" style:font-weight-complex="normal"/>
    </style:style>
    <style:style style:name="T245" style:family="text">
      <style:text-properties fo:font-style="normal" fo:font-weight="normal" officeooo:rsid="009db202" style:font-style-asian="normal" style:font-weight-asian="normal" style:font-style-complex="normal" style:font-weight-complex="normal"/>
    </style:style>
    <style:style style:name="T246" style:family="text">
      <style:text-properties fo:font-style="normal" fo:font-weight="normal" officeooo:rsid="0757310d" style:font-style-asian="normal" style:font-weight-asian="normal" style:font-style-complex="normal" style:font-weight-complex="normal"/>
    </style:style>
    <style:style style:name="T247" style:family="text">
      <style:text-properties fo:font-style="normal" fo:font-weight="normal" officeooo:rsid="009e03e4" style:font-style-asian="normal" style:font-weight-asian="normal" style:font-style-complex="normal" style:font-weight-complex="normal"/>
    </style:style>
    <style:style style:name="T248" style:family="text">
      <style:text-properties fo:font-style="normal" fo:font-weight="normal" officeooo:rsid="009f3d34" style:font-style-asian="normal" style:font-weight-asian="normal" style:font-style-complex="normal" style:font-weight-complex="normal"/>
    </style:style>
    <style:style style:name="T249" style:family="text">
      <style:text-properties fo:font-style="normal" fo:font-weight="normal" officeooo:rsid="0854f700" style:font-style-asian="normal" style:font-weight-asian="normal" style:font-style-complex="normal" style:font-weight-complex="normal"/>
    </style:style>
    <style:style style:name="T250" style:family="text">
      <style:text-properties fo:font-style="normal" fo:font-weight="normal" officeooo:rsid="0856c4b5" style:font-style-asian="normal" style:font-weight-asian="normal" style:font-style-complex="normal" style:font-weight-complex="normal"/>
    </style:style>
    <style:style style:name="T251" style:family="text">
      <style:text-properties fo:font-style="normal" fo:font-weight="normal" officeooo:rsid="085b7ebc" style:font-style-asian="normal" style:font-weight-asian="normal" style:font-style-complex="normal" style:font-weight-complex="normal"/>
    </style:style>
    <style:style style:name="T252" style:family="text">
      <style:text-properties fo:font-style="normal" fo:font-weight="normal" officeooo:rsid="085d70ce" style:font-style-asian="normal" style:font-weight-asian="normal" style:font-style-complex="normal" style:font-weight-complex="normal"/>
    </style:style>
    <style:style style:name="T253" style:family="text">
      <style:text-properties fo:font-style="normal" fo:font-weight="normal" officeooo:rsid="00ce9fa0" fo:background-color="transparent" loext:char-shading-value="0" style:font-style-asian="normal" style:font-weight-asian="normal" style:font-name-complex="Times New Roman1" style:font-style-complex="normal" style:font-weight-complex="normal"/>
    </style:style>
    <style:style style:name="T254" style:family="text">
      <style:text-properties fo:font-style="normal" fo:font-weight="bold" officeooo:rsid="005e77c8" style:font-style-asian="normal" style:font-weight-asian="bold" style:font-style-complex="normal" style:font-weight-complex="bold"/>
    </style:style>
    <style:style style:name="T255" style:family="text">
      <style:text-properties fo:font-style="normal" fo:font-weight="bold" officeooo:rsid="07acdd48" style:font-style-asian="normal" style:font-weight-asian="bold" style:font-style-complex="normal" style:font-weight-complex="bold"/>
    </style:style>
    <style:style style:name="T256" style:family="text">
      <style:text-properties fo:font-style="normal" fo:font-weight="bold" officeooo:rsid="017c5d81" style:font-style-asian="normal" style:font-weight-asian="bold" style:font-style-complex="normal" style:font-weight-complex="bold"/>
    </style:style>
    <style:style style:name="T257" style:family="text">
      <style:text-properties fo:font-style="normal" fo:font-weight="bold" officeooo:rsid="018765ec" style:font-style-asian="normal" style:font-weight-asian="bold" style:font-style-complex="normal" style:font-weight-complex="bold"/>
    </style:style>
    <style:style style:name="T258" style:family="text">
      <style:text-properties fo:font-style="normal" fo:font-weight="bold" officeooo:rsid="003c1b05" style:font-style-asian="normal" style:font-weight-asian="bold" style:font-style-complex="normal" style:font-weight-complex="bold"/>
    </style:style>
    <style:style style:name="T259" style:family="text">
      <style:text-properties fo:font-style="normal" style:text-underline-style="none" officeooo:rsid="08038030" style:font-style-asian="normal" style:font-style-complex="normal"/>
    </style:style>
    <style:style style:name="T260" style:family="text">
      <style:text-properties fo:font-style="normal" style:text-underline-style="none" officeooo:rsid="080544a4" style:font-style-asian="normal" style:font-style-complex="normal"/>
    </style:style>
    <style:style style:name="T261" style:family="text">
      <style:text-properties fo:font-style="normal" style:text-underline-style="none" fo:font-weight="normal" officeooo:rsid="022e1ac1" style:font-style-asian="normal" style:font-weight-asian="normal" style:font-style-complex="normal" style:font-weight-complex="normal"/>
    </style:style>
    <style:style style:name="T262" style:family="text">
      <style:text-properties fo:font-style="normal" style:text-underline-style="none" fo:font-weight="normal" officeooo:rsid="0687f82d" style:font-style-asian="normal" style:font-weight-asian="normal" style:font-style-complex="normal" style:font-weight-complex="normal"/>
    </style:style>
    <style:style style:name="T263" style:family="text">
      <style:text-properties fo:font-style="normal" style:text-underline-style="none" fo:font-weight="normal" officeooo:rsid="0239d8e7" style:font-style-asian="normal" style:font-weight-asian="normal" style:font-style-complex="normal" style:font-weight-complex="normal"/>
    </style:style>
    <style:style style:name="T264" style:family="text">
      <style:text-properties fo:font-style="normal" style:text-underline-style="none" fo:font-weight="normal" officeooo:rsid="023a500b" style:font-style-asian="normal" style:font-weight-asian="normal" style:font-style-complex="normal" style:font-weight-complex="normal"/>
    </style:style>
    <style:style style:name="T265" style:family="text">
      <style:text-properties fo:font-style="normal" style:text-underline-style="none" fo:font-weight="normal" officeooo:rsid="05eed971" style:font-style-asian="normal" style:font-weight-asian="normal" style:font-style-complex="normal" style:font-weight-complex="normal"/>
    </style:style>
    <style:style style:name="T266" style:family="text">
      <style:text-properties fo:font-style="normal" style:text-underline-style="none" fo:font-weight="normal" officeooo:rsid="022f4cdc" style:font-style-asian="normal" style:font-weight-asian="normal" style:font-style-complex="normal" style:font-weight-complex="normal"/>
    </style:style>
    <style:style style:name="T267" style:family="text">
      <style:text-properties fo:font-style="normal" style:text-underline-style="none" fo:font-weight="normal" officeooo:rsid="022fbf18" style:font-style-asian="normal" style:font-weight-asian="normal" style:font-style-complex="normal" style:font-weight-complex="normal"/>
    </style:style>
    <style:style style:name="T268" style:family="text">
      <style:text-properties fo:font-style="normal" style:text-underline-style="none" fo:font-weight="normal" officeooo:rsid="02348e3e" style:font-style-asian="normal" style:font-weight-asian="normal" style:font-style-complex="normal" style:font-weight-complex="normal"/>
    </style:style>
    <style:style style:name="T269" style:family="text">
      <style:text-properties fo:font-style="normal" style:text-underline-style="none" fo:font-weight="normal" officeooo:rsid="02365df0" style:font-style-asian="normal" style:font-weight-asian="normal" style:font-style-complex="normal" style:font-weight-complex="normal"/>
    </style:style>
    <style:style style:name="T270" style:family="text">
      <style:text-properties fo:font-style="normal" style:text-underline-style="none" fo:font-weight="normal" officeooo:rsid="023bae59" style:font-style-asian="normal" style:font-weight-asian="normal" style:font-style-complex="normal" style:font-weight-complex="normal"/>
    </style:style>
    <style:style style:name="T271" style:family="text">
      <style:text-properties fo:font-style="normal" style:text-underline-style="none" fo:font-weight="normal" officeooo:rsid="028086c5" style:font-style-asian="normal" style:font-weight-asian="normal" style:font-style-complex="normal" style:font-weight-complex="normal"/>
    </style:style>
    <style:style style:name="T272" style:family="text">
      <style:text-properties fo:font-style="normal" style:text-underline-style="none" fo:font-weight="normal" officeooo:rsid="0230f1c2" style:font-style-asian="normal" style:font-weight-asian="normal" style:font-style-complex="normal" style:font-weight-complex="normal"/>
    </style:style>
    <style:style style:name="T273" style:family="text">
      <style:text-properties fo:font-style="normal" style:text-underline-style="none" fo:font-weight="normal" officeooo:rsid="0233735b" style:font-style-asian="normal" style:font-weight-asian="normal" style:font-style-complex="normal" style:font-weight-complex="normal"/>
    </style:style>
    <style:style style:name="T274" style:family="text">
      <style:text-properties fo:font-style="normal" style:text-underline-style="none" fo:font-weight="normal" officeooo:rsid="0284f6d8" style:font-style-asian="normal" style:font-weight-asian="normal" style:font-style-complex="normal" style:font-weight-complex="normal"/>
    </style:style>
    <style:style style:name="T275" style:family="text">
      <style:text-properties fo:font-style="normal" style:text-underline-style="none" fo:font-weight="normal" officeooo:rsid="02379e9a" style:font-style-asian="normal" style:font-weight-asian="normal" style:font-style-complex="normal" style:font-weight-complex="normal"/>
    </style:style>
    <style:style style:name="T276" style:family="text">
      <style:text-properties fo:font-style="normal" style:text-underline-style="none" fo:font-weight="normal" officeooo:rsid="0286494d" style:font-style-asian="normal" style:font-weight-asian="normal" style:font-style-complex="normal" style:font-weight-complex="normal"/>
    </style:style>
    <style:style style:name="T277" style:family="text">
      <style:text-properties fo:font-style="normal" style:text-underline-style="none" fo:font-weight="normal" officeooo:rsid="023bb675" style:font-style-asian="normal" style:font-weight-asian="normal" style:font-style-complex="normal" style:font-weight-complex="normal"/>
    </style:style>
    <style:style style:name="T278" style:family="text">
      <style:text-properties fo:font-style="normal" style:text-underline-style="none" fo:font-weight="normal" officeooo:rsid="02869ec0" style:font-style-asian="normal" style:font-weight-asian="normal" style:font-style-complex="normal" style:font-weight-complex="normal"/>
    </style:style>
    <style:style style:name="T279" style:family="text">
      <style:text-properties fo:font-style="normal" style:text-underline-style="none" fo:font-weight="normal" officeooo:rsid="02883f18" style:font-style-asian="normal" style:font-weight-asian="normal" style:font-style-complex="normal" style:font-weight-complex="normal"/>
    </style:style>
    <style:style style:name="T280" style:family="text">
      <style:text-properties fo:font-style="normal" style:text-underline-style="none" fo:font-weight="normal" officeooo:rsid="08383567" style:font-style-asian="normal" style:font-weight-asian="normal" style:font-style-complex="normal" style:font-weight-complex="normal"/>
    </style:style>
    <style:style style:name="T281" style:family="text">
      <style:text-properties fo:font-style="normal" style:text-underline-style="none" fo:font-weight="normal" officeooo:rsid="0255603e" style:font-style-asian="normal" style:font-weight-asian="normal" style:font-style-complex="normal" style:font-weight-complex="normal"/>
    </style:style>
    <style:style style:name="T282" style:family="text">
      <style:text-properties fo:font-style="normal" style:text-underline-style="none" fo:font-weight="normal" officeooo:rsid="068ac981" style:font-style-asian="normal" style:font-weight-asian="normal" style:font-style-complex="normal" style:font-weight-complex="normal"/>
    </style:style>
    <style:style style:name="T283" style:family="text">
      <style:text-properties fo:font-style="normal" style:text-underline-style="none" fo:font-weight="normal" officeooo:rsid="025b1660" style:font-style-asian="normal" style:font-weight-asian="normal" style:font-style-complex="normal" style:font-weight-complex="normal"/>
    </style:style>
    <style:style style:name="T284" style:family="text">
      <style:text-properties fo:font-style="normal" style:text-underline-style="none" fo:font-weight="normal" officeooo:rsid="07787d35" style:font-style-asian="normal" style:font-weight-asian="normal" style:font-style-complex="normal" style:font-weight-complex="normal"/>
    </style:style>
    <style:style style:name="T285" style:family="text">
      <style:text-properties fo:font-style="normal" style:text-underline-style="none" fo:font-weight="normal" officeooo:rsid="00e78b3a" style:font-style-asian="normal" style:font-weight-asian="normal" style:font-style-complex="normal" style:font-weight-complex="normal"/>
    </style:style>
    <style:style style:name="T286" style:family="text">
      <style:text-properties fo:font-style="normal" style:text-underline-style="none" fo:font-weight="normal" officeooo:rsid="0717216a" style:font-style-asian="normal" style:font-weight-asian="normal" style:font-style-complex="normal" style:font-weight-complex="normal"/>
    </style:style>
    <style:style style:name="T287" style:family="text">
      <style:text-properties fo:font-style="normal" style:text-underline-style="none" fo:font-weight="normal" officeooo:rsid="01a553b6" style:font-style-asian="normal" style:font-weight-asian="normal" style:font-style-complex="normal" style:font-weight-complex="normal"/>
    </style:style>
    <style:style style:name="T288" style:family="text">
      <style:text-properties fo:font-style="normal" style:text-underline-style="none" fo:font-weight="normal" officeooo:rsid="071931c2" style:font-style-asian="normal" style:font-weight-asian="normal" style:font-style-complex="normal" style:font-weight-complex="normal"/>
    </style:style>
    <style:style style:name="T289" style:family="text">
      <style:text-properties fo:font-style="normal" style:text-underline-style="none" fo:font-weight="normal" officeooo:rsid="02510aa9" style:font-style-asian="normal" style:font-weight-asian="normal" style:font-style-complex="normal" style:font-weight-complex="normal"/>
    </style:style>
    <style:style style:name="T290" style:family="text">
      <style:text-properties fo:font-style="normal" style:text-underline-style="none" fo:font-weight="normal" officeooo:rsid="071a9609" style:font-style-asian="normal" style:font-weight-asian="normal" style:font-style-complex="normal" style:font-weight-complex="normal"/>
    </style:style>
    <style:style style:name="T291" style:family="text">
      <style:text-properties fo:font-style="normal" style:text-underline-style="none" fo:font-weight="normal" officeooo:rsid="00e9644a" style:font-style-asian="normal" style:font-weight-asian="normal" style:font-style-complex="normal" style:font-weight-complex="normal"/>
    </style:style>
    <style:style style:name="T292" style:family="text">
      <style:text-properties fo:font-style="normal" style:text-underline-style="none" fo:font-weight="normal" officeooo:rsid="072f3a19" style:font-style-asian="normal" style:font-weight-asian="normal" style:font-style-complex="normal" style:font-weight-complex="normal"/>
    </style:style>
    <style:style style:name="T293" style:family="text">
      <style:text-properties fo:font-style="normal" style:text-underline-style="none" fo:font-weight="normal" officeooo:rsid="0734c160" style:font-style-asian="normal" style:font-weight-asian="normal" style:font-style-complex="normal" style:font-weight-complex="normal"/>
    </style:style>
    <style:style style:name="T294" style:family="text">
      <style:text-properties fo:font-style="normal" style:text-underline-style="none" fo:font-weight="normal" officeooo:rsid="07360389" style:font-style-asian="normal" style:font-weight-asian="normal" style:font-style-complex="normal" style:font-weight-complex="normal"/>
    </style:style>
    <style:style style:name="T295" style:family="text">
      <style:text-properties fo:font-style="normal" style:text-underline-style="none" fo:font-weight="normal" officeooo:rsid="07304221" style:font-style-asian="normal" style:font-weight-asian="normal" style:font-style-complex="normal" style:font-weight-complex="normal"/>
    </style:style>
    <style:style style:name="T296" style:family="text">
      <style:text-properties fo:font-style="normal" style:text-underline-style="none" fo:font-weight="normal" officeooo:rsid="07332083" style:font-style-asian="normal" style:font-weight-asian="normal" style:font-style-complex="normal" style:font-weight-complex="normal"/>
    </style:style>
    <style:style style:name="T297" style:family="text">
      <style:text-properties fo:font-style="normal" style:text-underline-style="none" fo:font-weight="normal" officeooo:rsid="07343c82" style:font-style-asian="normal" style:font-weight-asian="normal" style:font-style-complex="normal" style:font-weight-complex="normal"/>
    </style:style>
    <style:style style:name="T298" style:family="text">
      <style:text-properties fo:font-style="normal" style:text-underline-style="none" fo:font-weight="normal" officeooo:rsid="07377c41" style:font-style-asian="normal" style:font-weight-asian="normal" style:font-style-complex="normal" style:font-weight-complex="normal"/>
    </style:style>
    <style:style style:name="T299" style:family="text">
      <style:text-properties fo:font-style="normal" style:text-underline-style="none" fo:font-weight="normal" officeooo:rsid="07392b8c" style:font-style-asian="normal" style:font-weight-asian="normal" style:font-style-complex="normal" style:font-weight-complex="normal"/>
    </style:style>
    <style:style style:name="T300" style:family="text">
      <style:text-properties fo:font-style="normal" style:text-underline-style="none" fo:font-weight="normal" officeooo:rsid="073a4609" style:font-style-asian="normal" style:font-weight-asian="normal" style:font-style-complex="normal" style:font-weight-complex="normal"/>
    </style:style>
    <style:style style:name="T301" style:family="text">
      <style:text-properties fo:font-style="normal" style:text-underline-style="none" fo:font-weight="normal" officeooo:rsid="00eab84c" style:font-style-asian="normal" style:font-weight-asian="normal" style:font-style-complex="normal" style:font-weight-complex="normal"/>
    </style:style>
    <style:style style:name="T302" style:family="text">
      <style:text-properties fo:font-style="normal" style:text-underline-style="none" fo:font-weight="normal" officeooo:rsid="00ec3739" style:font-style-asian="normal" style:font-weight-asian="normal" style:font-style-complex="normal" style:font-weight-complex="normal"/>
    </style:style>
    <style:style style:name="T303" style:family="text">
      <style:text-properties fo:font-style="normal" style:text-underline-style="none" fo:font-weight="normal" officeooo:rsid="07273805" style:font-style-asian="normal" style:font-weight-asian="normal" style:font-style-complex="normal" style:font-weight-complex="normal"/>
    </style:style>
    <style:style style:name="T304" style:family="text">
      <style:text-properties fo:font-style="normal" style:text-underline-style="none" fo:font-weight="normal" officeooo:rsid="01a6bda1" style:font-style-asian="normal" style:font-weight-asian="normal" style:font-style-complex="normal" style:font-weight-complex="normal"/>
    </style:style>
    <style:style style:name="T305" style:family="text">
      <style:text-properties fo:font-style="normal" style:text-underline-style="none" fo:font-weight="normal" officeooo:rsid="00f69cda" style:font-style-asian="normal" style:font-weight-asian="normal" style:font-style-complex="normal" style:font-weight-complex="normal"/>
    </style:style>
    <style:style style:name="T306" style:family="text">
      <style:text-properties fo:font-style="normal" style:text-underline-style="none" fo:font-weight="normal" officeooo:rsid="00f9d741" style:font-style-asian="normal" style:font-weight-asian="normal" style:font-style-complex="normal" style:font-weight-complex="normal"/>
    </style:style>
    <style:style style:name="T307" style:family="text">
      <style:text-properties fo:font-style="normal" style:text-underline-style="none" fo:font-weight="normal" officeooo:rsid="00f640c9" style:font-style-asian="normal" style:font-weight-asian="normal" style:font-style-complex="normal" style:font-weight-complex="normal"/>
    </style:style>
    <style:style style:name="T308" style:family="text">
      <style:text-properties fo:font-style="normal" style:text-underline-style="none" fo:font-weight="normal" officeooo:rsid="0808d4ac" style:font-style-asian="normal" style:font-weight-asian="normal" style:font-style-complex="normal" style:font-weight-complex="normal"/>
    </style:style>
    <style:style style:name="T309" style:family="text">
      <style:text-properties fo:font-style="normal" style:text-underline-style="none" fo:font-weight="normal" officeooo:rsid="0809529e" style:font-style-asian="normal" style:font-weight-asian="normal" style:font-style-complex="normal" style:font-weight-complex="normal"/>
    </style:style>
    <style:style style:name="T310" style:family="text">
      <style:text-properties fo:font-style="normal" style:text-underline-style="none" fo:font-weight="normal" officeooo:rsid="080aa802" style:font-style-asian="normal" style:font-weight-asian="normal" style:font-style-complex="normal" style:font-weight-complex="normal"/>
    </style:style>
    <style:style style:name="T311" style:family="text">
      <style:text-properties fo:font-style="normal" style:text-underline-style="none" fo:font-weight="normal" officeooo:rsid="00fb1c87" style:font-style-asian="normal" style:font-weight-asian="normal" style:font-style-complex="normal" style:font-weight-complex="normal"/>
    </style:style>
    <style:style style:name="T312" style:family="text">
      <style:text-properties fo:font-style="normal" style:text-underline-style="none" fo:font-weight="normal" officeooo:rsid="080f1e1c" style:font-style-asian="normal" style:font-weight-asian="normal" style:font-style-complex="normal" style:font-weight-complex="normal"/>
    </style:style>
    <style:style style:name="T313" style:family="text">
      <style:text-properties fo:font-style="normal" style:text-underline-style="none" fo:font-weight="normal" officeooo:rsid="08101349" style:font-style-asian="normal" style:font-weight-asian="normal" style:font-style-complex="normal" style:font-weight-complex="normal"/>
    </style:style>
    <style:style style:name="T314" style:family="text">
      <style:text-properties fo:font-style="normal" style:text-underline-style="none" fo:font-weight="normal" officeooo:rsid="07a3f7a8" style:font-style-asian="normal" style:font-weight-asian="normal" style:font-style-complex="normal" style:font-weight-complex="normal"/>
    </style:style>
    <style:style style:name="T315" style:family="text">
      <style:text-properties fo:font-style="normal" style:text-underline-style="none" fo:font-weight="normal" officeooo:rsid="0100b49e" style:font-style-asian="normal" style:font-weight-asian="normal" style:font-style-complex="normal" style:font-weight-complex="normal"/>
    </style:style>
    <style:style style:name="T316" style:family="text">
      <style:text-properties fo:font-style="normal" style:text-underline-style="none" fo:font-weight="normal" officeooo:rsid="08459ab2" style:font-style-asian="normal" style:font-weight-asian="normal" style:font-style-complex="normal" style:font-weight-complex="normal"/>
    </style:style>
    <style:style style:name="T317" style:family="text">
      <style:text-properties fo:font-style="normal" style:text-underline-style="none" fo:font-weight="normal" officeooo:rsid="084637d4" style:font-style-asian="normal" style:font-weight-asian="normal" style:font-style-complex="normal" style:font-weight-complex="normal"/>
    </style:style>
    <style:style style:name="T318" style:family="text">
      <style:text-properties fo:font-style="normal" style:text-underline-style="none" fo:font-weight="normal" officeooo:rsid="0860f262" style:font-style-asian="normal" style:font-weight-asian="normal" style:font-style-complex="normal" style:font-weight-complex="normal"/>
    </style:style>
    <style:style style:name="T319" style:family="text">
      <style:text-properties fo:font-style="normal" officeooo:rsid="00c415cc" fo:background-color="transparent" loext:char-shading-value="0" style:font-style-asian="normal" style:font-name-complex="Times New Roman1" style:font-style-complex="normal"/>
    </style:style>
    <style:style style:name="T320" style:family="text">
      <style:text-properties fo:font-style="normal" officeooo:rsid="01950390" fo:background-color="transparent" loext:char-shading-value="0" style:font-style-asian="normal" style:font-name-complex="Times New Roman1" style:font-style-complex="normal"/>
    </style:style>
    <style:style style:name="T321" style:family="text">
      <style:text-properties fo:font-style="normal" officeooo:rsid="01971db7" fo:background-color="transparent" loext:char-shading-value="0" style:font-style-asian="normal" style:font-name-complex="Times New Roman1" style:font-style-complex="normal"/>
    </style:style>
    <style:style style:name="T322" style:family="text">
      <style:text-properties fo:font-style="normal" officeooo:rsid="019b9501" fo:background-color="transparent" loext:char-shading-value="0" style:font-style-asian="normal" style:font-name-complex="Times New Roman1" style:font-style-complex="normal"/>
    </style:style>
    <style:style style:name="T323" style:family="text">
      <style:text-properties fo:font-style="normal" officeooo:rsid="06f34e82" fo:background-color="transparent" loext:char-shading-value="0" style:font-style-asian="normal" style:font-name-complex="Times New Roman1" style:font-style-complex="normal"/>
    </style:style>
    <style:style style:name="T324" style:family="text">
      <style:text-properties fo:font-style="normal" officeooo:rsid="083c8a17" fo:background-color="transparent" loext:char-shading-value="0" style:font-style-asian="normal" style:font-name-complex="Times New Roman1" style:font-style-complex="normal"/>
    </style:style>
    <style:style style:name="T325" style:family="text">
      <style:text-properties fo:font-style="normal" officeooo:rsid="06b24ae6" fo:background-color="transparent" loext:char-shading-value="0" style:font-style-asian="normal" style:font-name-complex="Times New Roman1" style:font-style-complex="normal"/>
    </style:style>
    <style:style style:name="T326" style:family="text">
      <style:text-properties fo:font-style="normal" officeooo:rsid="019ba935" fo:background-color="transparent" loext:char-shading-value="0" style:font-style-asian="normal" style:font-name-complex="Times New Roman1" style:font-style-complex="normal"/>
    </style:style>
    <style:style style:name="T327" style:family="text">
      <style:text-properties fo:font-style="normal" officeooo:rsid="019376f6" fo:background-color="transparent" loext:char-shading-value="0" style:font-style-asian="normal" style:font-name-complex="Times New Roman1" style:font-style-complex="normal"/>
    </style:style>
    <style:style style:name="T328" style:family="text">
      <style:text-properties fo:font-style="normal" officeooo:rsid="01a17d59" fo:background-color="transparent" loext:char-shading-value="0" style:font-style-asian="normal" style:font-name-complex="Times New Roman1" style:font-style-complex="normal"/>
    </style:style>
    <style:style style:name="T329" style:family="text">
      <style:text-properties fo:font-style="normal" officeooo:rsid="019cac68" fo:background-color="transparent" loext:char-shading-value="0" style:font-style-asian="normal" style:font-name-complex="Times New Roman1" style:font-style-complex="normal"/>
    </style:style>
    <style:style style:name="T330" style:family="text">
      <style:text-properties fo:font-style="normal" officeooo:rsid="0192f064" fo:background-color="transparent" loext:char-shading-value="0" style:font-style-asian="normal" style:font-name-complex="Times New Roman1" style:font-style-complex="normal"/>
    </style:style>
    <style:style style:name="T331" style:family="text">
      <style:text-properties fo:font-style="normal" officeooo:rsid="01961656" fo:background-color="transparent" loext:char-shading-value="0" style:font-style-asian="normal" style:font-name-complex="Times New Roman1" style:font-style-complex="normal"/>
    </style:style>
    <style:style style:name="T332" style:family="text">
      <style:text-properties fo:font-style="normal" officeooo:rsid="019d04fc" fo:background-color="transparent" loext:char-shading-value="0" style:font-style-asian="normal" style:font-name-complex="Times New Roman1" style:font-style-complex="normal"/>
    </style:style>
    <style:style style:name="T333" style:family="text">
      <style:text-properties fo:font-style="normal" officeooo:rsid="019dcd55" fo:background-color="transparent" loext:char-shading-value="0" style:font-style-asian="normal" style:font-name-complex="Times New Roman1" style:font-style-complex="normal"/>
    </style:style>
    <style:style style:name="T334" style:family="text">
      <style:text-properties fo:font-style="normal" officeooo:rsid="019f2300" fo:background-color="transparent" loext:char-shading-value="0" style:font-style-asian="normal" style:font-name-complex="Times New Roman1" style:font-style-complex="normal"/>
    </style:style>
    <style:style style:name="T335" style:family="text">
      <style:text-properties fo:font-style="normal" officeooo:rsid="038914d3" fo:background-color="transparent" loext:char-shading-value="0" style:font-style-asian="normal" style:font-name-complex="Times New Roman1" style:font-style-complex="normal"/>
    </style:style>
    <style:style style:name="T336" style:family="text">
      <style:text-properties fo:font-style="normal" officeooo:rsid="06f586a3" fo:background-color="transparent" loext:char-shading-value="0" style:font-style-asian="normal" style:font-name-complex="Times New Roman1" style:font-style-complex="normal"/>
    </style:style>
    <style:style style:name="T337" style:family="text">
      <style:text-properties fo:font-style="normal" officeooo:rsid="06f69efa" fo:background-color="transparent" loext:char-shading-value="0" style:font-style-asian="normal" style:font-name-complex="Times New Roman1" style:font-style-complex="normal"/>
    </style:style>
    <style:style style:name="T338" style:family="text">
      <style:text-properties fo:font-style="normal" officeooo:rsid="038924cb" fo:background-color="transparent" loext:char-shading-value="0" style:font-style-asian="normal" style:font-name-complex="Times New Roman1" style:font-style-complex="normal"/>
    </style:style>
    <style:style style:name="T339" style:family="text">
      <style:text-properties fo:font-style="normal" officeooo:rsid="0843dba1" fo:background-color="transparent" loext:char-shading-value="0" style:font-style-asian="normal" style:font-name-complex="Times New Roman1" style:font-style-complex="normal"/>
    </style:style>
    <style:style style:name="T340" style:family="text">
      <style:text-properties fo:font-style="normal" officeooo:rsid="00c415cc" fo:background-color="transparent" loext:char-shading-value="0" style:font-style-asian="normal" style:font-style-complex="normal"/>
    </style:style>
    <style:style style:name="T341" style:family="text">
      <style:text-properties fo:font-style="normal" officeooo:rsid="01531aa5" fo:background-color="transparent" loext:char-shading-value="0" style:font-style-asian="normal" style:font-style-complex="normal"/>
    </style:style>
    <style:style style:name="T342" style:family="text">
      <style:text-properties fo:font-style="normal" officeooo:rsid="015e50c8" fo:background-color="transparent" loext:char-shading-value="0" style:font-style-asian="normal" style:font-style-complex="normal"/>
    </style:style>
    <style:style style:name="T343" style:family="text">
      <style:text-properties officeooo:rsid="004d088c"/>
    </style:style>
    <style:style style:name="T344" style:family="text">
      <style:text-properties officeooo:rsid="0059b74b"/>
    </style:style>
    <style:style style:name="T345" style:family="text">
      <style:text-properties officeooo:rsid="005ba474"/>
    </style:style>
    <style:style style:name="T346" style:family="text">
      <style:text-properties fo:font-weight="bold" style:font-weight-asian="bold" style:font-weight-complex="bold"/>
    </style:style>
    <style:style style:name="T347" style:family="text">
      <style:text-properties fo:font-weight="bold" officeooo:rsid="00300b3c" style:font-weight-asian="bold" style:font-weight-complex="bold"/>
    </style:style>
    <style:style style:name="T348" style:family="text">
      <style:text-properties fo:font-variant="normal" fo:text-transform="none" style:text-position="0% 100%" fo:font-style="normal" style:text-underline-style="none" fo:font-weight="normal"/>
    </style:style>
    <style:style style:name="T349" style:family="text">
      <style:text-properties fo:font-variant="normal" fo:text-transform="none" style:text-position="0% 100%" fo:font-style="normal" style:text-underline-style="none" fo:font-weight="normal" officeooo:rsid="00b3455c"/>
    </style:style>
    <style:style style:name="T350" style:family="text">
      <style:text-properties fo:font-variant="normal" fo:text-transform="none" style:text-position="0% 100%" fo:font-style="normal" style:text-underline-style="none" fo:font-weight="normal" officeooo:rsid="019376f6" fo:background-color="transparent" loext:char-shading-value="0" style:font-style-asian="normal" style:font-name-complex="Times New Roman1" style:font-style-complex="normal"/>
    </style:style>
    <style:style style:name="T351" style:family="text">
      <style:text-properties fo:font-variant="normal" fo:text-transform="none" style:text-position="0% 100%" fo:font-style="normal" style:text-underline-style="none" fo:font-weight="normal" officeooo:rsid="080aa802" style:font-style-asian="normal" style:font-weight-asian="normal" style:font-style-complex="normal" style:font-weight-complex="normal"/>
    </style:style>
    <style:style style:name="T352" style:family="text">
      <style:text-properties fo:font-variant="normal" fo:text-transform="none" style:text-position="0% 100%" style:font-name="Times New Roman" fo:font-size="12pt" fo:font-style="normal" style:text-underline-style="none" fo:font-weight="normal" officeooo:rsid="002999cd" style:font-size-asian="12pt" style:font-weight-asian="normal" style:font-size-complex="12pt" style:font-weight-complex="normal"/>
    </style:style>
    <style:style style:name="T353" style:family="text">
      <style:text-properties fo:font-variant="normal" fo:text-transform="none" style:text-position="0% 100%" style:font-name="Times New Roman" fo:font-size="12pt" fo:font-style="normal" style:text-underline-style="none" fo:font-weight="normal" style:font-size-asian="12pt" style:font-size-complex="12pt"/>
    </style:style>
    <style:style style:name="T354" style:family="text">
      <style:text-properties officeooo:rsid="00c9aa6d"/>
    </style:style>
    <style:style style:name="T355" style:family="text">
      <style:text-properties style:text-underline-style="none"/>
    </style:style>
    <style:style style:name="T356" style:family="text">
      <style:text-properties style:text-underline-style="none" officeooo:rsid="0608930c"/>
    </style:style>
    <style:style style:name="T357" style:family="text">
      <style:text-properties style:text-underline-style="none" officeooo:rsid="062f8d7a"/>
    </style:style>
    <style:style style:name="T358" style:family="text">
      <style:text-properties style:text-underline-style="none" fo:font-weight="normal" style:font-weight-asian="normal" style:font-weight-complex="normal"/>
    </style:style>
    <style:style style:name="T359" style:family="text">
      <style:text-properties style:text-underline-style="none" fo:font-weight="normal" officeooo:rsid="0100b49e" style:font-weight-asian="normal" style:font-weight-complex="normal"/>
    </style:style>
    <style:style style:name="T360" style:family="text">
      <style:text-properties style:text-underline-style="none" officeooo:rsid="07d0677f"/>
    </style:style>
    <style:style style:name="T361" style:family="text">
      <style:text-properties officeooo:rsid="01083c73"/>
    </style:style>
    <style:style style:name="T362" style:family="text">
      <style:text-properties officeooo:rsid="011c7b8e"/>
    </style:style>
    <style:style style:name="T363" style:family="text">
      <style:text-properties officeooo:rsid="0135d6c3"/>
    </style:style>
    <style:style style:name="T364" style:family="text">
      <style:text-properties officeooo:rsid="014c212f"/>
    </style:style>
    <style:style style:name="T365" style:family="text">
      <style:text-properties officeooo:rsid="01531aa5"/>
    </style:style>
    <style:style style:name="T366" style:family="text">
      <style:text-properties style:text-underline-style="solid" style:text-underline-width="auto" style:text-underline-color="font-color" officeooo:rsid="014c212f"/>
    </style:style>
    <style:style style:name="T367" style:family="text">
      <style:text-properties officeooo:rsid="016439d2"/>
    </style:style>
    <style:style style:name="T368" style:family="text">
      <style:text-properties officeooo:rsid="0169fed0"/>
    </style:style>
    <style:style style:name="T369" style:family="text">
      <style:text-properties officeooo:rsid="01ab29ce"/>
    </style:style>
    <style:style style:name="T370" style:family="text">
      <style:text-properties officeooo:rsid="01b64616"/>
    </style:style>
    <style:style style:name="T371" style:family="text">
      <style:text-properties officeooo:rsid="01d2c014"/>
    </style:style>
    <style:style style:name="T372" style:family="text">
      <style:text-properties officeooo:rsid="01dbc26b"/>
    </style:style>
    <style:style style:name="T373" style:family="text">
      <style:text-properties fo:color="#000000" fo:font-style="normal" officeooo:rsid="01b65dab" style:font-style-asian="normal" style:font-style-complex="normal"/>
    </style:style>
    <style:style style:name="T374" style:family="text">
      <style:text-properties fo:color="#000000" fo:font-style="normal" officeooo:rsid="01b8e3ed" style:font-style-asian="normal" style:font-style-complex="normal"/>
    </style:style>
    <style:style style:name="T375" style:family="text">
      <style:text-properties fo:color="#000000" fo:font-style="normal" officeooo:rsid="06a56b9a" style:font-style-asian="normal" style:font-style-complex="normal"/>
    </style:style>
    <style:style style:name="T376" style:family="text">
      <style:text-properties fo:color="#000000" fo:font-style="normal" officeooo:rsid="06a6f96a" style:font-style-asian="normal" style:font-style-complex="normal"/>
    </style:style>
    <style:style style:name="T377" style:family="text">
      <style:text-properties fo:color="#000000" fo:font-style="normal" officeooo:rsid="06aa3f9c" style:font-style-asian="normal" style:font-style-complex="normal"/>
    </style:style>
    <style:style style:name="T378" style:family="text">
      <style:text-properties fo:color="#000000" fo:font-style="normal" officeooo:rsid="01bf4eec" style:font-style-asian="normal" style:font-style-complex="normal"/>
    </style:style>
    <style:style style:name="T379" style:family="text">
      <style:text-properties fo:color="#000000" fo:font-style="normal" officeooo:rsid="02084f65" style:font-style-asian="normal" style:font-style-complex="normal"/>
    </style:style>
    <style:style style:name="T380" style:family="text">
      <style:text-properties fo:color="#000000" fo:font-style="normal" officeooo:rsid="0676b38e" style:font-style-asian="normal" style:font-style-complex="normal"/>
    </style:style>
    <style:style style:name="T381" style:family="text">
      <style:text-properties fo:color="#000000" fo:font-style="italic" officeooo:rsid="01b8e3ed" style:font-style-asian="italic" style:font-style-complex="italic"/>
    </style:style>
    <style:style style:name="T382" style:family="text">
      <style:text-properties fo:color="#000000" fo:font-style="italic" officeooo:rsid="01bf4eec" style:font-style-asian="italic" style:font-style-complex="italic"/>
    </style:style>
    <style:style style:name="T383" style:family="text">
      <style:text-properties officeooo:rsid="020e4837"/>
    </style:style>
    <style:style style:name="T384" style:family="text">
      <style:text-properties officeooo:rsid="021260f4"/>
    </style:style>
    <style:style style:name="T385" style:family="text">
      <style:text-properties officeooo:rsid="0643940c"/>
    </style:style>
    <style:style style:name="T386" style:family="text">
      <style:text-properties officeooo:rsid="06482e6d"/>
    </style:style>
    <style:style style:name="T387" style:family="text">
      <style:text-properties officeooo:rsid="06787a3d"/>
    </style:style>
    <style:style style:name="T388" style:family="text">
      <style:text-properties officeooo:rsid="06819190"/>
    </style:style>
    <style:style style:name="T389" style:family="text">
      <style:text-properties officeooo:rsid="0698104c"/>
    </style:style>
    <style:style style:name="T390" style:family="text">
      <style:text-properties officeooo:rsid="069bd20c"/>
    </style:style>
    <style:style style:name="T391" style:family="text">
      <style:text-properties officeooo:rsid="06ac90d3"/>
    </style:style>
    <style:style style:name="T392" style:family="text">
      <style:text-properties style:text-position="33% 80%"/>
    </style:style>
    <style:style style:name="T393" style:family="text">
      <style:text-properties style:text-position="33% 80%" officeooo:rsid="081b267f"/>
    </style:style>
    <style:style style:name="T394" style:family="text">
      <style:text-properties officeooo:rsid="06bcfa67"/>
    </style:style>
    <style:style style:name="T395" style:family="text">
      <style:text-properties officeooo:rsid="06bd68cd"/>
    </style:style>
    <style:style style:name="T396" style:family="text">
      <style:text-properties officeooo:rsid="06c36c08"/>
    </style:style>
    <style:style style:name="T397" style:family="text">
      <style:text-properties officeooo:rsid="06c9fa16"/>
    </style:style>
    <style:style style:name="T398" style:family="text">
      <style:text-properties officeooo:rsid="0178883c"/>
    </style:style>
    <style:style style:name="T399" style:family="text">
      <style:text-properties officeooo:rsid="07454e65"/>
    </style:style>
    <style:style style:name="T400" style:family="text">
      <style:text-properties officeooo:rsid="079c877d"/>
    </style:style>
    <style:style style:name="T401" style:family="text">
      <style:text-properties officeooo:rsid="07a8f6b6"/>
    </style:style>
    <style:style style:name="T402" style:family="text">
      <style:text-properties officeooo:rsid="07dbacb9"/>
    </style:style>
    <style:style style:name="T403" style:family="text">
      <style:text-properties style:text-position="40% 100%"/>
    </style:style>
    <style:style style:name="T404" style:family="text">
      <style:text-properties style:text-position="40% 100%" officeooo:rsid="06bd68cd"/>
    </style:style>
    <style:style style:name="T405" style:family="text">
      <style:text-properties officeooo:rsid="081325b3"/>
    </style:style>
    <style:style style:name="T406" style:family="text">
      <style:text-properties officeooo:rsid="08199b6b"/>
    </style:style>
    <style:style style:name="T407" style:family="text">
      <style:text-properties fo:language="en" fo:country="US"/>
    </style:style>
    <style:style style:name="T408" style:family="text">
      <style:text-properties fo:language="en" fo:country="US" officeooo:rsid="06c868c8"/>
    </style:style>
    <style:style style:name="T409" style:family="text">
      <style:text-properties officeooo:rsid="00b3455c"/>
    </style:style>
    <style:style style:name="T410" style:family="text">
      <style:text-properties officeooo:rsid="00b6bc1e"/>
    </style:style>
    <style:style style:name="T411" style:family="text">
      <style:text-properties officeooo:rsid="01a6bda1"/>
    </style:style>
    <style:style style:name="T412" style:family="text">
      <style:text-properties officeooo:rsid="07a3f7a8"/>
    </style:style>
    <style:style style:name="T413" style:family="text">
      <style:text-properties style:font-name="Times New Roman" fo:font-size="12pt" fo:font-weight="normal" officeooo:rsid="001d98cd" style:font-size-asian="12pt" style:font-weight-asian="normal" style:font-size-complex="12pt" style:font-weight-complex="normal"/>
    </style:style>
    <style:style style:name="T414" style:family="text">
      <style:text-properties style:font-name="Times New Roman" fo:font-size="12pt" fo:font-weight="normal" officeooo:rsid="002999cd" style:font-size-asian="12pt" style:font-weight-asian="normal" style:font-size-complex="12pt" style:font-weight-complex="normal"/>
    </style:style>
    <style:style style:name="T415" style:family="text">
      <style:text-properties style:font-name="Times New Roman" fo:font-size="12pt" fo:font-weight="normal" officeooo:rsid="00b41242" style:font-size-asian="12pt" style:font-weight-asian="normal" style:font-size-complex="12pt" style:font-weight-complex="normal"/>
    </style:style>
    <style:style style:name="T416" style:family="text">
      <style:text-properties style:font-name="Times New Roman" fo:font-size="12pt" fo:font-weight="normal" officeooo:rsid="05ae6801" style:font-size-asian="12pt" style:font-weight-asian="normal" style:font-size-complex="12pt" style:font-weight-complex="normal"/>
    </style:style>
    <style:style style:name="T417" style:family="text">
      <style:text-properties style:font-name="Times New Roman" fo:font-size="12pt" fo:font-weight="normal" officeooo:rsid="0681af89" style:font-size-asian="12pt" style:font-weight-asian="normal" style:font-size-complex="12pt" style:font-weight-complex="normal"/>
    </style:style>
    <style:style style:name="T418" style:family="text">
      <style:text-properties style:font-name="Times New Roman" fo:font-size="12pt" fo:font-weight="normal" officeooo:rsid="05af0489" style:font-size-asian="12pt" style:font-weight-asian="normal" style:font-size-complex="12pt" style:font-weight-complex="normal"/>
    </style:style>
    <style:style style:name="T419" style:family="text">
      <style:text-properties style:font-name="Times New Roman" fo:font-size="12pt" fo:font-weight="normal" officeooo:rsid="05af65c2" style:font-size-asian="12pt" style:font-weight-asian="normal" style:font-size-complex="12pt" style:font-weight-complex="normal"/>
    </style:style>
    <style:style style:name="T420" style:family="text">
      <style:text-properties style:font-name="Times New Roman" fo:font-size="12pt" fo:font-weight="normal" officeooo:rsid="07ee6a83" style:font-size-asian="12pt" style:font-weight-asian="normal" style:font-size-complex="12pt" style:font-weight-complex="normal"/>
    </style:style>
    <style:style style:name="T421" style:family="text">
      <style:text-properties style:font-name="Times New Roman" fo:font-size="12pt" fo:font-weight="normal" officeooo:rsid="00b34703" style:font-size-asian="12pt" style:font-weight-asian="normal" style:font-size-complex="12pt" style:font-weight-complex="normal"/>
    </style:style>
    <style:style style:name="T422" style:family="text">
      <style:text-properties style:font-name="Times New Roman" fo:font-size="12pt" fo:font-weight="normal" officeooo:rsid="05b3bbee" style:font-size-asian="12pt" style:font-weight-asian="normal" style:font-size-complex="12pt" style:font-weight-complex="normal"/>
    </style:style>
    <style:style style:name="T423" style:family="text">
      <style:text-properties style:font-name="Times New Roman" fo:font-size="12pt" fo:font-weight="normal" officeooo:rsid="00b41242" style:font-size-asian="12pt" style:font-weight-asian="normal" style:font-size-complex="12pt" style:font-weight-complex="normal" text:display="true"/>
    </style:style>
    <style:style style:name="T424" style:family="text">
      <style:text-properties style:font-name="Times New Roman" fo:font-size="12pt" fo:font-weight="normal" officeooo:rsid="05ba432a" style:font-size-asian="12pt" style:font-weight-asian="normal" style:font-size-complex="12pt" style:font-weight-complex="normal"/>
    </style:style>
    <style:style style:name="T425" style:family="text">
      <style:text-properties style:font-name="Times New Roman" fo:font-size="12pt" fo:font-weight="normal" officeooo:rsid="05bda8b2" style:font-size-asian="12pt" style:font-weight-asian="normal" style:font-size-complex="12pt" style:font-weight-complex="normal"/>
    </style:style>
    <style:style style:name="T426"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427" style:family="text">
      <style:text-properties style:font-name="Times New Roman" fo:font-size="12pt" fo:font-style="normal" style:text-underline-style="none" fo:font-weight="normal" officeooo:rsid="00ec3739" style:font-size-asian="12pt" style:font-style-asian="normal" style:font-weight-asian="normal" style:font-size-complex="12pt" style:font-style-complex="normal" style:font-weight-complex="normal"/>
    </style:style>
    <style:style style:name="T428" style:family="text">
      <style:text-properties style:font-name="Times New Roman" fo:font-size="12pt" fo:font-style="normal" style:text-underline-style="none" fo:font-weight="normal" officeooo:rsid="0728d615" style:font-size-asian="12pt" style:font-style-asian="normal" style:font-weight-asian="normal" style:font-size-complex="12pt" style:font-style-complex="normal" style:font-weight-complex="normal"/>
    </style:style>
    <style:style style:name="T429" style:family="text">
      <style:text-properties style:font-name="Times New Roman" fo:font-size="12pt" fo:font-style="normal" style:text-underline-style="none" fo:font-weight="normal" officeooo:rsid="00f08a6a" style:font-size-asian="12pt" style:font-style-asian="normal" style:font-weight-asian="normal" style:font-size-complex="12pt" style:font-style-complex="normal" style:font-weight-complex="normal"/>
    </style:style>
    <style:style style:name="T430" style:family="text">
      <style:text-properties style:font-name="Times New Roman" fo:font-size="12pt" fo:font-style="normal" style:text-underline-style="none" fo:font-weight="normal" officeooo:rsid="00f138f3" style:font-size-asian="12pt" style:font-style-asian="normal" style:font-weight-asian="normal" style:font-size-complex="12pt" style:font-style-complex="normal" style:font-weight-complex="normal"/>
    </style:style>
    <style:style style:name="T431" style:family="text">
      <style:text-properties style:font-name="Times New Roman" fo:font-size="12pt" style:font-size-asian="12pt" style:font-size-complex="12pt"/>
    </style:style>
    <style:style style:name="T432" style:family="text">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T433" style:family="text">
      <style:text-properties officeooo:rsid="085f282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span text:style-name="T58">LIONS</text:span>: Analysis Suite for <text:span text:style-name="T388">Detecting and Quantifying</text:span> Transposable Element Initiated Transcription from RNA-seq</text:p>
      <text:p text:style-name="P3"/>
      <text:p text:style-name="P41">Artem Babaian<text:span text:style-name="T392">1,2</text:span>, Jake Lev<text:span text:style-name="T394">er</text:span><text:span text:style-name="T393">2,3</text:span>, Liane Gagnier<text:span text:style-name="T392">1,2</text:span>, and Dixie L. Mager<text:span text:style-name="T392">1,2</text:span></text:p>
      <text:p text:style-name="P53"/>
      <text:p text:style-name="P42"><text:span text:style-name="T403">1</text:span>Terry Fox Laboratory, BC Cancer Agency, <text:span text:style-name="T396">Vancouver, BC, Canada.</text:span></text:p>
      <text:p text:style-name="P43"><text:span text:style-name="T403">2</text:span>Dept. of Medical Genetics, University of British Columbia, <text:span text:style-name="T396">Vancouver, BC, Canada.</text:span></text:p>
      <text:p text:style-name="P44"><text:span text:style-name="T404">3</text:span><text:span text:style-name="T395">Canada’s Michael Smith Genome Sciences Centre</text:span>, Vancouver, BC, Canada.</text:p>
      <text:p text:style-name="P45"/>
      <text:p text:style-name="P45"/>
      <text:p text:style-name="P39"/>
      <text:p text:style-name="P4"/>
      <text:p text:style-name="P4"/>
      <text:p text:style-name="P4"/>
      <text:p text:style-name="P4"/>
      <text:p text:style-name="P4"/>
      <text:p text:style-name="P46">Dixie <text:span text:style-name="T397">L. </text:span>Mager</text:p>
      <text:p text:style-name="P47">Terry Fox Laboratory</text:p>
      <text:p text:style-name="P47">BC Cancer Agency</text:p>
      <text:p text:style-name="P47">675 West 10<text:span text:style-name="T392">th</text:span> Avenue</text:p>
      <text:p text:style-name="P47">Vancouver, BC, V5Z1L3, Canada</text:p>
      <text:p text:style-name="P48"><text:span text:style-name="T407">Email: </text:span><text:span text:style-name="T408">dmager@bccrc.ca</text:span></text:p>
      <text:p text:style-name="P54">Abstract</text:p>
      <text:p text:style-name="P8"><text:tab/>Transposable Elements <text:span text:style-name="T56">(TEs), which comprise almost half</text:span> of the human genome,<text:span text:style-name="T57"> can contribute to the evolution of novel transcriptional circuitry. Specific and biologically meaningful interpretation of TE-initiated transcripts has been marred by computational and methodological deficiencies. We developed the software suite </text:span><text:span text:style-name="T68">LIONS</text:span><text:span text:style-name="T57"> (www.github.com/ababaian/LIONS) to analyze <text:s/>paired-end RNA-seq data for detecting and quantifying significant TE-contributions to a transcriptome. The </text:span><text:span text:style-name="T68">LIONS</text:span><text:span text:style-name="T57"> suite serves as a platform for TE RNA-seq analysis and can be applied to a broad set of data sets for the study of development, stress treatments, aging and cancer.</text:span></text:p>
      <text:p text:style-name="P8"/>
      <text:p text:style-name="P8"/>
      <text:p text:style-name="P5">List of Abbreviations</text:p>
      <text:p text:style-name="P9">CAGE: Cap Analysis Gene Expression</text:p>
      <text:p text:style-name="P10">ERV: Endogenous Retrovirus</text:p>
      <text:p text:style-name="P9">LTR: Long Terminal Repeat</text:p>
      <text:p text:style-name="P11">TE: <text:span text:style-name="T97">Transposable Elements</text:span></text:p>
      <text:p text:style-name="P9">TSS: Transcription Start Site</text:p>
      <text:p text:style-name="P65">Background</text:p>
      <text:p text:style-name="P40"><text:span text:style-name="T413"><text:tab/>A major fraction of the human genome is composed of transposable elements (TEs),</text:span><text:span text:style-name="T414"> which </text:span><text:span text:style-name="T415">along with sequences encoding transposition machinery,</text:span><text:span text:style-name="T414"> contain promoters, enhancers and other cis-regulatory sequences </text:span><text:reference-mark-start text:name="ZOTERO_ITEM CSL_CITATION {&quot;citationID&quot;:&quot;9b5aB9iF&quot;,&quot;properties&quot;:{&quot;formattedCitation&quot;:&quot;(1)&quot;,&quot;plainCitation&quot;:&quot;(1)&quot;},&quot;citationItems&quot;:[{&quot;id&quot;:709,&quot;uris&quot;:[&quot;http://zotero.org/users/607191/items/69TV29SI&quot;],&quot;uri&quot;:[&quot;http://zotero.org/users/607191/items/69TV29SI&quot;],&quot;itemData&quot;:{&quot;id&quot;:709,&quot;type&quot;:&quot;article-journal&quot;,&quot;title&quot;:&quot;Transposable elements: an abundant and natural source of regulatory sequences for host genes&quot;,&quot;container-title&quot;:&quot;Annual Review of Genetics&quot;,&quot;page&quot;:&quot;21-42&quot;,&quot;volume&quot;:&quot;46&quot;,&quot;source&quot;:&quot;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schema&quot;:&quot;https://github.com/citation-style-language/schema/raw/master/csl-citation.json&quot;} RND2LvnFgx5tD"/><text:span text:style-name="T414">(1)</text:span><text:reference-mark-end text:name="ZOTERO_ITEM CSL_CITATION {&quot;citationID&quot;:&quot;9b5aB9iF&quot;,&quot;properties&quot;:{&quot;formattedCitation&quot;:&quot;(1)&quot;,&quot;plainCitation&quot;:&quot;(1)&quot;},&quot;citationItems&quot;:[{&quot;id&quot;:709,&quot;uris&quot;:[&quot;http://zotero.org/users/607191/items/69TV29SI&quot;],&quot;uri&quot;:[&quot;http://zotero.org/users/607191/items/69TV29SI&quot;],&quot;itemData&quot;:{&quot;id&quot;:709,&quot;type&quot;:&quot;article-journal&quot;,&quot;title&quot;:&quot;Transposable elements: an abundant and natural source of regulatory sequences for host genes&quot;,&quot;container-title&quot;:&quot;Annual Review of Genetics&quot;,&quot;page&quot;:&quot;21-42&quot;,&quot;volume&quot;:&quot;46&quot;,&quot;source&quot;:&quot;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schema&quot;:&quot;https://github.com/citation-style-language/schema/raw/master/csl-citation.json&quot;} RND2LvnFgx5tD"/><text:span text:style-name="T414">. Initially these regulatory sequences </text:span><text:span text:style-name="T416">are </text:span><text:span text:style-name="T417">necessary</text:span><text:span text:style-name="T416"> for</text:span><text:span text:style-name="T414"> TE </text:span><text:span text:style-name="T418">retrotransposition</text:span><text:span text:style-name="T414">, although over time they can be </text:span><text:span text:style-name="T419">co-opted or </text:span><text:span text:style-name="T414">exapted into host gene regulatio</text:span><text:span text:style-name="T420">n</text:span><text:span text:style-name="T414"> </text:span><text:reference-mark-start text:name="ZOTERO_ITEM CSL_CITATION {&quot;citationID&quot;:&quot;a6k12b36qo&quot;,&quot;properties&quot;:{&quot;unsorted&quot;:true,&quot;formattedCitation&quot;:&quot;{\\rtf (1\\uc0\\u8211{}4)}&quot;,&quot;plainCitation&quot;:&quot;(1–4)&quot;},&quot;citationItems&quot;:[{&quot;id&quot;:709,&quot;uris&quot;:[&quot;http://zotero.org/users/607191/items/69TV29SI&quot;],&quot;uri&quot;:[&quot;http://zotero.org/users/607191/items/69TV29SI&quot;],&quot;itemData&quot;:{&quot;id&quot;:709,&quot;type&quot;:&quot;article-journal&quot;,&quot;title&quot;:&quot;Transposable elements: an abundant and natural source of regulatory sequences for host genes&quot;,&quot;container-title&quot;:&quot;Annual Review of Genetics&quot;,&quot;page&quot;:&quot;21-42&quot;,&quot;volume&quot;:&quot;46&quot;,&quot;source&quot;:&quot;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label&quot;:&quot;page&quot;},{&quot;id&quot;:703,&quot;uris&quot;:[&quot;http://zotero.org/users/607191/items/7R8KJM2B&quot;],&quot;uri&quot;:[&quot;http://zotero.org/users/607191/items/7R8KJM2B&quot;],&quot;itemData&quot;:{&quot;id&quot;:703,&quot;type&quot;:&quot;article-journal&quot;,&quot;title&quot;:&quot;C-GATE - catalogue of genes affected by transposable elements&quot;,&quot;container-title&quot;:&quot;Mobile DNA&quot;,&quot;page&quot;:&quot;9&quot;,&quot;volume&quot;:&quot;3&quot;,&quot;issue&quot;:&quot;1&quot;,&quot;source&quot;:&quot;www.mobilednajournal.com&quot;,&quot;abstract&quot;:&quot;PMID: 22621612&quot;,&quot;DOI&quot;:&quot;10.1186/1759-8753-3-9&quot;,&quot;ISSN&quot;:&quot;1759-8753&quot;,&quot;note&quot;:&quot;PMID: 22621612&quot;,&quot;language&quot;:&quot;en&quot;,&quot;author&quot;:[{&quot;family&quot;:&quot;Rebollo&quot;,&quot;given&quot;:&quot;Rita&quot;},{&quot;family&quot;:&quot;Farivar&quot;,&quot;given&quot;:&quot;Sharareh&quot;},{&quot;family&quot;:&quot;Mager&quot;,&quot;given&quot;:&quot;Dixie L.&quot;}],&quot;issued&quot;:{&quot;date-parts&quot;:[[&quot;2012&quot;,5,23]]}},&quot;label&quot;:&quot;page&quot;},{&quot;id&quot;:706,&quot;uris&quot;:[&quot;http://zotero.org/users/607191/items/MQR29ESB&quot;],&quot;uri&quot;:[&quot;http://zotero.org/users/607191/items/MQR29ESB&quot;],&quot;itemData&quot;:{&quot;id&quot;:706,&quot;type&quot;:&quot;article-journal&quot;,&quot;title&quot;:&quot;Transposable elements and the evolution of regulatory networks&quot;,&quot;container-title&quot;:&quot;Nature Reviews Genetics&quot;,&quot;page&quot;:&quot;397-405&quot;,&quot;volume&quot;:&quot;9&quot;,&quot;issue&quot;:&quot;5&quot;,&quot;source&quot;:&quot;www.nature.com&quot;,&quot;abstract&quot;:&quot;The control and coordination of eukaryotic gene expression rely on transcriptional and post-transcriptional regulatory networks. Although progress has been made in mapping the components and deciphering the function of these networks, the mechanisms by which such intricate circuits originate and evolve remain poorly understood. Here I revisit and expand earlier models and propose that genomic repeats, and in particular transposable elements, have been a rich source of material for the assembly and tinkering of eukaryotic gene regulatory systems.&quot;,&quot;DOI&quot;:&quot;10.1038/nrg2337&quot;,&quot;ISSN&quot;:&quot;1471-0056&quot;,&quot;journalAbbreviation&quot;:&quot;Nat Rev Genet&quot;,&quot;language&quot;:&quot;en&quot;,&quot;author&quot;:[{&quot;family&quot;:&quot;Feschotte&quot;,&quot;given&quot;:&quot;Cédric&quot;}],&quot;issued&quot;:{&quot;date-parts&quot;:[[&quot;2008&quot;,5]]}},&quot;label&quot;:&quot;page&quot;},{&quot;id&quot;:983,&quot;uris&quot;:[&quot;http://zotero.org/users/607191/items/QPN9RS95&quot;],&quot;uri&quot;:[&quot;http://zotero.org/users/607191/items/QPN9RS95&quot;],&quot;itemData&quot;:{&quot;id&quot;:983,&quot;type&quot;:&quot;article-journal&quot;,&quot;title&quot;:&quot;Regulatory activities of transposable elements: from conflicts to benefits&quot;,&quot;container-title&quot;:&quot;Nature Reviews Genetics&quot;,&quot;page&quot;:&quot;71-86&quot;,&quot;volume&quot;:&quot;18&quot;,&quot;issue&quot;:&quot;2&quot;,&quot;source&quot;:&quot;www.nature.com&quot;,&quot;abstract&quot;:&quot;Transposable elements (TEs) are a prolific source of tightly regulated, biochemically active non-coding elements, such as transcription factor-binding sites and non-coding RNAs. Many recent studies reinvigorate the idea that these elements are pervasively co-opted for the regulation of host genes. We argue that the inherent genetic properties of TEs and the conflicting relationships with their hosts facilitate their recruitment for regulatory functions in diverse genomes. We review recent findings supporting the long-standing hypothesis that the waves of TE invasions endured by organisms for eons have catalysed the evolution of gene-regulatory networks. We also discuss the challenges of dissecting and interpreting the phenotypic effect of regulatory activities encoded by TEs in health and disease.\nView full text&quot;,&quot;DOI&quot;:&quot;10.1038/nrg.2016.139&quot;,&quot;ISSN&quot;:&quot;1471-0056&quot;,&quot;shortTitle&quot;:&quot;Regulatory activities of transposable elements&quot;,&quot;journalAbbreviation&quot;:&quot;Nat Rev Genet&quot;,&quot;language&quot;:&quot;en&quot;,&quot;author&quot;:[{&quot;family&quot;:&quot;Chuong&quot;,&quot;given&quot;:&quot;Edward B.&quot;},{&quot;family&quot;:&quot;Elde&quot;,&quot;given&quot;:&quot;Nels C.&quot;},{&quot;family&quot;:&quot;Feschotte&quot;,&quot;given&quot;:&quot;Cédric&quot;}],&quot;issued&quot;:{&quot;date-parts&quot;:[[&quot;2017&quot;,2]]}},&quot;label&quot;:&quot;page&quot;}],&quot;schema&quot;:&quot;https://github.com/citation-style-language/schema/raw/master/csl-citation.json&quot;} RND80tfkCRupK"/><text:span text:style-name="T352">(1</text:span><text:span text:style-name="T353">–4)</text:span><text:reference-mark-end text:name="ZOTERO_ITEM CSL_CITATION {&quot;citationID&quot;:&quot;a6k12b36qo&quot;,&quot;properties&quot;:{&quot;unsorted&quot;:true,&quot;formattedCitation&quot;:&quot;{\\rtf (1\\uc0\\u8211{}4)}&quot;,&quot;plainCitation&quot;:&quot;(1–4)&quot;},&quot;citationItems&quot;:[{&quot;id&quot;:709,&quot;uris&quot;:[&quot;http://zotero.org/users/607191/items/69TV29SI&quot;],&quot;uri&quot;:[&quot;http://zotero.org/users/607191/items/69TV29SI&quot;],&quot;itemData&quot;:{&quot;id&quot;:709,&quot;type&quot;:&quot;article-journal&quot;,&quot;title&quot;:&quot;Transposable elements: an abundant and natural source of regulatory sequences for host genes&quot;,&quot;container-title&quot;:&quot;Annual Review of Genetics&quot;,&quot;page&quot;:&quot;21-42&quot;,&quot;volume&quot;:&quot;46&quot;,&quot;source&quot;:&quot;PubMed&quot;,&quot;abstract&quot;:&quot;The fact that transposable elements (TEs) can influence host gene expression was first recognized more than 50 years ago. However, since that time, TEs have been widely regarded as harmful genetic parasites-selfish elements that are rarely co-opted by the genome to serve a beneficial role. Here, we survey recent findings that relate to TE impact on host genes and remind the reader that TEs, in contrast to other noncoding parts of the genome, are uniquely suited to gene regulatory functions. We review recent studies that demonstrate the role of TEs in establishing and rewiring gene regulatory networks and discuss the overall ubiquity of exaptation. We suggest that although individuals within a population can be harmed by the deleterious effects of new TE insertions, the presence of TE sequences in a genome is of overall benefit to the population.&quot;,&quot;DOI&quot;:&quot;10.1146/annurev-genet-110711-155621&quot;,&quot;ISSN&quot;:&quot;1545-2948&quot;,&quot;note&quot;:&quot;PMID: 22905872&quot;,&quot;shortTitle&quot;:&quot;Transposable elements&quot;,&quot;journalAbbreviation&quot;:&quot;Annu. Rev. Genet.&quot;,&quot;language&quot;:&quot;eng&quot;,&quot;author&quot;:[{&quot;family&quot;:&quot;Rebollo&quot;,&quot;given&quot;:&quot;Rita&quot;},{&quot;family&quot;:&quot;Romanish&quot;,&quot;given&quot;:&quot;Mark T.&quot;},{&quot;family&quot;:&quot;Mager&quot;,&quot;given&quot;:&quot;Dixie L.&quot;}],&quot;issued&quot;:{&quot;date-parts&quot;:[[&quot;2012&quot;]]}},&quot;label&quot;:&quot;page&quot;},{&quot;id&quot;:703,&quot;uris&quot;:[&quot;http://zotero.org/users/607191/items/7R8KJM2B&quot;],&quot;uri&quot;:[&quot;http://zotero.org/users/607191/items/7R8KJM2B&quot;],&quot;itemData&quot;:{&quot;id&quot;:703,&quot;type&quot;:&quot;article-journal&quot;,&quot;title&quot;:&quot;C-GATE - catalogue of genes affected by transposable elements&quot;,&quot;container-title&quot;:&quot;Mobile DNA&quot;,&quot;page&quot;:&quot;9&quot;,&quot;volume&quot;:&quot;3&quot;,&quot;issue&quot;:&quot;1&quot;,&quot;source&quot;:&quot;www.mobilednajournal.com&quot;,&quot;abstract&quot;:&quot;PMID: 22621612&quot;,&quot;DOI&quot;:&quot;10.1186/1759-8753-3-9&quot;,&quot;ISSN&quot;:&quot;1759-8753&quot;,&quot;note&quot;:&quot;PMID: 22621612&quot;,&quot;language&quot;:&quot;en&quot;,&quot;author&quot;:[{&quot;family&quot;:&quot;Rebollo&quot;,&quot;given&quot;:&quot;Rita&quot;},{&quot;family&quot;:&quot;Farivar&quot;,&quot;given&quot;:&quot;Sharareh&quot;},{&quot;family&quot;:&quot;Mager&quot;,&quot;given&quot;:&quot;Dixie L.&quot;}],&quot;issued&quot;:{&quot;date-parts&quot;:[[&quot;2012&quot;,5,23]]}},&quot;label&quot;:&quot;page&quot;},{&quot;id&quot;:706,&quot;uris&quot;:[&quot;http://zotero.org/users/607191/items/MQR29ESB&quot;],&quot;uri&quot;:[&quot;http://zotero.org/users/607191/items/MQR29ESB&quot;],&quot;itemData&quot;:{&quot;id&quot;:706,&quot;type&quot;:&quot;article-journal&quot;,&quot;title&quot;:&quot;Transposable elements and the evolution of regulatory networks&quot;,&quot;container-title&quot;:&quot;Nature Reviews Genetics&quot;,&quot;page&quot;:&quot;397-405&quot;,&quot;volume&quot;:&quot;9&quot;,&quot;issue&quot;:&quot;5&quot;,&quot;source&quot;:&quot;www.nature.com&quot;,&quot;abstract&quot;:&quot;The control and coordination of eukaryotic gene expression rely on transcriptional and post-transcriptional regulatory networks. Although progress has been made in mapping the components and deciphering the function of these networks, the mechanisms by which such intricate circuits originate and evolve remain poorly understood. Here I revisit and expand earlier models and propose that genomic repeats, and in particular transposable elements, have been a rich source of material for the assembly and tinkering of eukaryotic gene regulatory systems.&quot;,&quot;DOI&quot;:&quot;10.1038/nrg2337&quot;,&quot;ISSN&quot;:&quot;1471-0056&quot;,&quot;journalAbbreviation&quot;:&quot;Nat Rev Genet&quot;,&quot;language&quot;:&quot;en&quot;,&quot;author&quot;:[{&quot;family&quot;:&quot;Feschotte&quot;,&quot;given&quot;:&quot;Cédric&quot;}],&quot;issued&quot;:{&quot;date-parts&quot;:[[&quot;2008&quot;,5]]}},&quot;label&quot;:&quot;page&quot;},{&quot;id&quot;:983,&quot;uris&quot;:[&quot;http://zotero.org/users/607191/items/QPN9RS95&quot;],&quot;uri&quot;:[&quot;http://zotero.org/users/607191/items/QPN9RS95&quot;],&quot;itemData&quot;:{&quot;id&quot;:983,&quot;type&quot;:&quot;article-journal&quot;,&quot;title&quot;:&quot;Regulatory activities of transposable elements: from conflicts to benefits&quot;,&quot;container-title&quot;:&quot;Nature Reviews Genetics&quot;,&quot;page&quot;:&quot;71-86&quot;,&quot;volume&quot;:&quot;18&quot;,&quot;issue&quot;:&quot;2&quot;,&quot;source&quot;:&quot;www.nature.com&quot;,&quot;abstract&quot;:&quot;Transposable elements (TEs) are a prolific source of tightly regulated, biochemically active non-coding elements, such as transcription factor-binding sites and non-coding RNAs. Many recent studies reinvigorate the idea that these elements are pervasively co-opted for the regulation of host genes. We argue that the inherent genetic properties of TEs and the conflicting relationships with their hosts facilitate their recruitment for regulatory functions in diverse genomes. We review recent findings supporting the long-standing hypothesis that the waves of TE invasions endured by organisms for eons have catalysed the evolution of gene-regulatory networks. We also discuss the challenges of dissecting and interpreting the phenotypic effect of regulatory activities encoded by TEs in health and disease.\nView full text&quot;,&quot;DOI&quot;:&quot;10.1038/nrg.2016.139&quot;,&quot;ISSN&quot;:&quot;1471-0056&quot;,&quot;shortTitle&quot;:&quot;Regulatory activities of transposable elements&quot;,&quot;journalAbbreviation&quot;:&quot;Nat Rev Genet&quot;,&quot;language&quot;:&quot;en&quot;,&quot;author&quot;:[{&quot;family&quot;:&quot;Chuong&quot;,&quot;given&quot;:&quot;Edward B.&quot;},{&quot;family&quot;:&quot;Elde&quot;,&quot;given&quot;:&quot;Nels C.&quot;},{&quot;family&quot;:&quot;Feschotte&quot;,&quot;given&quot;:&quot;Cédric&quot;}],&quot;issued&quot;:{&quot;date-parts&quot;:[[&quot;2017&quot;,2]]}},&quot;label&quot;:&quot;page&quot;}],&quot;schema&quot;:&quot;https://github.com/citation-style-language/schema/raw/master/csl-citation.json&quot;} RND80tfkCRupK"/><text:span text:style-name="T414">. </text:span><text:span text:style-name="T415">Even a</text:span><text:span text:style-name="T421">s mutations hamstring a TE’s capability to mobilize, the intrinsic </text:span><text:span text:style-name="T415">promoter in the elements </text:span><text:span text:style-name="T422">may</text:span><text:span text:style-name="T415"> remain functional, such as the long terminal repeats (LTRs) flanking endogenous retroviruses (ERVs) or the 5' sense and anti-sense promoters of LINE-1 elements </text:span><text:reference-mark-start text:name="ZOTERO_ITEM CSL_CITATION {&quot;citationID&quot;:&quot;wl71H7Ml&quot;,&quot;properties&quot;:{&quot;unsorted&quot;:true,&quot;formattedCitation&quot;:&quot;(5,6)&quot;,&quot;plainCitation&quot;:&quot;(5,6)&quot;},&quot;citationItems&quot;:[{&quot;id&quot;:1015,&quot;uris&quot;:[&quot;http://zotero.org/users/607191/items/4JVSUMTK&quot;],&quot;uri&quot;:[&quot;http://zotero.org/users/607191/items/4JVSUMTK&quot;],&quot;itemData&quot;:{&quot;id&quot;:1015,&quot;type&quot;:&quot;article-journal&quot;,&quot;title&quot;:&quot;Repetitive sequences in complex genomes: structure and evolution&quot;,&quot;container-title&quot;:&quot;Annual Review of Genomics and Human Genetics&quot;,&quot;page&quot;:&quot;241-259&quot;,&quot;volume&quot;:&quot;8&quot;,&quot;source&quot;:&quot;PubMed&quot;,&quot;abstract&quot;:&quot;Eukaryotic genomes contain vast amounts of repetitive DNA derived from transposable elements (TEs). Large-scale sequencing of these genomes has produced an unprecedented wealth of information about the origin, diversity, and genomic impact of what was once thought to be \&quot;junk DNA.\&quot; This has also led to the identification of two new classes of DNA transposons, Helitrons and Polintons, as well as several new superfamilies and thousands of new families. TEs are evolutionary precursors of many genes, including RAG1, which plays a role in the vertebrate immune system. They are also the driving force in the evolution of epigenetic regulation and have a long-term impact on genomic stability and evolution. Remnants of TEs appear to be overrepresented in transcription regulatory modules and other regions conserved among distantly related species, which may have implications for our understanding of their impact on speciation.&quot;,&quot;DOI&quot;:&quot;10.1146/annurev.genom.8.080706.092416&quot;,&quot;ISSN&quot;:&quot;1527-8204&quot;,&quot;note&quot;:&quot;PMID: 17506661&quot;,&quot;shortTitle&quot;:&quot;Repetitive sequences in complex genomes&quot;,&quot;journalAbbreviation&quot;:&quot;Annu Rev Genomics Hum Genet&quot;,&quot;language&quot;:&quot;eng&quot;,&quot;author&quot;:[{&quot;family&quot;:&quot;Jurka&quot;,&quot;given&quot;:&quot;Jerzy&quot;},{&quot;family&quot;:&quot;Kapitonov&quot;,&quot;given&quot;:&quot;Vladimir V.&quot;},{&quot;family&quot;:&quot;Kohany&quot;,&quot;given&quot;:&quot;Oleksiy&quot;},{&quot;family&quot;:&quot;Jurka&quot;,&quot;given&quot;:&quot;Michael V.&quot;}],&quot;issued&quot;:{&quot;date-parts&quot;:[[&quot;2007&quot;]]}},&quot;label&quot;:&quot;page&quot;},{&quot;id&quot;:1017,&quot;uris&quot;:[&quot;http://zotero.org/users/607191/items/JCFAUE3X&quot;],&quot;uri&quot;:[&quot;http://zotero.org/users/607191/items/JCFAUE3X&quot;],&quot;itemData&quot;:{&quot;id&quot;:1017,&quot;type&quot;:&quot;article-journal&quot;,&quot;title&quot;:&quot;The Influence of LINE-1 and SINE Retrotransposons on Mammalian Genomes&quot;,&quot;container-title&quot;:&quot;Microbiology Spectrum&quot;,&quot;page&quot;:&quot;MDNA3-0061-2014&quot;,&quot;volume&quot;:&quot;3&quot;,&quot;issue&quot;:&quot;2&quot;,&quot;source&quot;:&quot;PubMed&quot;,&quot;abstract&quot;:&quot;Transposable elements have had a profound impact on the structure and function of mammalian genomes. The retrotransposon Long INterspersed Element-1 (LINE-1 or L1), by virtue of its replicative mobilization mechanism, comprises ∼17% of the human genome. Although the vast majority of human LINE-1 sequences are inactive molecular fossils, an estimated 80-100 copies per individual retain the ability to mobilize by a process termed retrotransposition. Indeed, LINE-1 is the only active, autonomous retrotransposon in humans and its retrotransposition continues to generate both intra-individual and inter-individual genetic diversity. Here, we briefly review the types of transposable elements that reside in mammalian genomes. We will focus our discussion on LINE-1 retrotransposons and the non-autonomous Short INterspersed Elements (SINEs) that rely on the proteins encoded by LINE-1 for their mobilization. We review cases where LINE-1-mediated retrotransposition events have resulted in genetic disease and discuss how the characterization of these mutagenic insertions led to the identification of retrotransposition-competent LINE-1s in the human and mouse genomes. We then discuss how the integration of molecular genetic, biochemical, and modern genomic technologies have yielded insight into the mechanism of LINE-1 retrotransposition, the impact of LINE-1-mediated retrotransposition events on mammalian genomes, and the host cellular mechanisms that protect the genome from unabated LINE-1-mediated retrotransposition events. Throughout this review, we highlight unanswered questions in LINE-1 biology that provide exciting opportunities for future research. Clearly, much has been learned about LINE-1 and SINE biology since the publication of Mobile DNA II thirteen years ago. Future studies should continue to yield exciting discoveries about how these retrotransposons contribute to genetic diversity in mammalian genomes.&quot;,&quot;DOI&quot;:&quot;10.1128/microbiolspec.MDNA3-0061-2014&quot;,&quot;ISSN&quot;:&quot;2165-0497&quot;,&quot;note&quot;:&quot;PMID: 26104698\nPMCID: PMC4498412&quot;,&quot;journalAbbreviation&quot;:&quot;Microbiol Spectr&quot;,&quot;language&quot;:&quot;eng&quot;,&quot;author&quot;:[{&quot;family&quot;:&quot;Richardson&quot;,&quot;given&quot;:&quot;Sandra R.&quot;},{&quot;family&quot;:&quot;Doucet&quot;,&quot;given&quot;:&quot;Aurélien J.&quot;},{&quot;family&quot;:&quot;Kopera&quot;,&quot;given&quot;:&quot;Huira C.&quot;},{&quot;family&quot;:&quot;Moldovan&quot;,&quot;given&quot;:&quot;John B.&quot;},{&quot;family&quot;:&quot;Garcia-Perez&quot;,&quot;given&quot;:&quot;José Luis&quot;},{&quot;family&quot;:&quot;Moran&quot;,&quot;given&quot;:&quot;John V.&quot;}],&quot;issued&quot;:{&quot;date-parts&quot;:[[&quot;2015&quot;,4]]}},&quot;label&quot;:&quot;page&quot;}],&quot;schema&quot;:&quot;https://github.com/citation-style-language/schema/raw/master/csl-citation.json&quot;} RNDdhFixds1OP"/><text:span text:style-name="T415">(5,6)</text:span><text:reference-mark-end text:name="ZOTERO_ITEM CSL_CITATION {&quot;citationID&quot;:&quot;wl71H7Ml&quot;,&quot;properties&quot;:{&quot;unsorted&quot;:true,&quot;formattedCitation&quot;:&quot;(5,6)&quot;,&quot;plainCitation&quot;:&quot;(5,6)&quot;},&quot;citationItems&quot;:[{&quot;id&quot;:1015,&quot;uris&quot;:[&quot;http://zotero.org/users/607191/items/4JVSUMTK&quot;],&quot;uri&quot;:[&quot;http://zotero.org/users/607191/items/4JVSUMTK&quot;],&quot;itemData&quot;:{&quot;id&quot;:1015,&quot;type&quot;:&quot;article-journal&quot;,&quot;title&quot;:&quot;Repetitive sequences in complex genomes: structure and evolution&quot;,&quot;container-title&quot;:&quot;Annual Review of Genomics and Human Genetics&quot;,&quot;page&quot;:&quot;241-259&quot;,&quot;volume&quot;:&quot;8&quot;,&quot;source&quot;:&quot;PubMed&quot;,&quot;abstract&quot;:&quot;Eukaryotic genomes contain vast amounts of repetitive DNA derived from transposable elements (TEs). Large-scale sequencing of these genomes has produced an unprecedented wealth of information about the origin, diversity, and genomic impact of what was once thought to be \&quot;junk DNA.\&quot; This has also led to the identification of two new classes of DNA transposons, Helitrons and Polintons, as well as several new superfamilies and thousands of new families. TEs are evolutionary precursors of many genes, including RAG1, which plays a role in the vertebrate immune system. They are also the driving force in the evolution of epigenetic regulation and have a long-term impact on genomic stability and evolution. Remnants of TEs appear to be overrepresented in transcription regulatory modules and other regions conserved among distantly related species, which may have implications for our understanding of their impact on speciation.&quot;,&quot;DOI&quot;:&quot;10.1146/annurev.genom.8.080706.092416&quot;,&quot;ISSN&quot;:&quot;1527-8204&quot;,&quot;note&quot;:&quot;PMID: 17506661&quot;,&quot;shortTitle&quot;:&quot;Repetitive sequences in complex genomes&quot;,&quot;journalAbbreviation&quot;:&quot;Annu Rev Genomics Hum Genet&quot;,&quot;language&quot;:&quot;eng&quot;,&quot;author&quot;:[{&quot;family&quot;:&quot;Jurka&quot;,&quot;given&quot;:&quot;Jerzy&quot;},{&quot;family&quot;:&quot;Kapitonov&quot;,&quot;given&quot;:&quot;Vladimir V.&quot;},{&quot;family&quot;:&quot;Kohany&quot;,&quot;given&quot;:&quot;Oleksiy&quot;},{&quot;family&quot;:&quot;Jurka&quot;,&quot;given&quot;:&quot;Michael V.&quot;}],&quot;issued&quot;:{&quot;date-parts&quot;:[[&quot;2007&quot;]]}},&quot;label&quot;:&quot;page&quot;},{&quot;id&quot;:1017,&quot;uris&quot;:[&quot;http://zotero.org/users/607191/items/JCFAUE3X&quot;],&quot;uri&quot;:[&quot;http://zotero.org/users/607191/items/JCFAUE3X&quot;],&quot;itemData&quot;:{&quot;id&quot;:1017,&quot;type&quot;:&quot;article-journal&quot;,&quot;title&quot;:&quot;The Influence of LINE-1 and SINE Retrotransposons on Mammalian Genomes&quot;,&quot;container-title&quot;:&quot;Microbiology Spectrum&quot;,&quot;page&quot;:&quot;MDNA3-0061-2014&quot;,&quot;volume&quot;:&quot;3&quot;,&quot;issue&quot;:&quot;2&quot;,&quot;source&quot;:&quot;PubMed&quot;,&quot;abstract&quot;:&quot;Transposable elements have had a profound impact on the structure and function of mammalian genomes. The retrotransposon Long INterspersed Element-1 (LINE-1 or L1), by virtue of its replicative mobilization mechanism, comprises ∼17% of the human genome. Although the vast majority of human LINE-1 sequences are inactive molecular fossils, an estimated 80-100 copies per individual retain the ability to mobilize by a process termed retrotransposition. Indeed, LINE-1 is the only active, autonomous retrotransposon in humans and its retrotransposition continues to generate both intra-individual and inter-individual genetic diversity. Here, we briefly review the types of transposable elements that reside in mammalian genomes. We will focus our discussion on LINE-1 retrotransposons and the non-autonomous Short INterspersed Elements (SINEs) that rely on the proteins encoded by LINE-1 for their mobilization. We review cases where LINE-1-mediated retrotransposition events have resulted in genetic disease and discuss how the characterization of these mutagenic insertions led to the identification of retrotransposition-competent LINE-1s in the human and mouse genomes. We then discuss how the integration of molecular genetic, biochemical, and modern genomic technologies have yielded insight into the mechanism of LINE-1 retrotransposition, the impact of LINE-1-mediated retrotransposition events on mammalian genomes, and the host cellular mechanisms that protect the genome from unabated LINE-1-mediated retrotransposition events. Throughout this review, we highlight unanswered questions in LINE-1 biology that provide exciting opportunities for future research. Clearly, much has been learned about LINE-1 and SINE biology since the publication of Mobile DNA II thirteen years ago. Future studies should continue to yield exciting discoveries about how these retrotransposons contribute to genetic diversity in mammalian genomes.&quot;,&quot;DOI&quot;:&quot;10.1128/microbiolspec.MDNA3-0061-2014&quot;,&quot;ISSN&quot;:&quot;2165-0497&quot;,&quot;note&quot;:&quot;PMID: 26104698\nPMCID: PMC4498412&quot;,&quot;journalAbbreviation&quot;:&quot;Microbiol Spectr&quot;,&quot;language&quot;:&quot;eng&quot;,&quot;author&quot;:[{&quot;family&quot;:&quot;Richardson&quot;,&quot;given&quot;:&quot;Sandra R.&quot;},{&quot;family&quot;:&quot;Doucet&quot;,&quot;given&quot;:&quot;Aurélien J.&quot;},{&quot;family&quot;:&quot;Kopera&quot;,&quot;given&quot;:&quot;Huira C.&quot;},{&quot;family&quot;:&quot;Moldovan&quot;,&quot;given&quot;:&quot;John B.&quot;},{&quot;family&quot;:&quot;Garcia-Perez&quot;,&quot;given&quot;:&quot;José Luis&quot;},{&quot;family&quot;:&quot;Moran&quot;,&quot;given&quot;:&quot;John V.&quot;}],&quot;issued&quot;:{&quot;date-parts&quot;:[[&quot;2015&quot;,4]]}},&quot;label&quot;:&quot;page&quot;}],&quot;schema&quot;:&quot;https://github.com/citation-style-language/schema/raw/master/csl-citation.json&quot;} RNDdhFixds1OP"/><text:span text:style-name="T415">.</text:span><text:span text:style-name="Comment_20_Reference"><text:span text:style-name="T423"> </text:span></text:span><text:span text:style-name="T415">Thus </text:span><text:span text:style-name="T414">TEs can be viewed as a </text:span><text:span text:style-name="T424">dispersed</text:span><text:span text:style-name="T414"> reservoir </text:span><text:span text:style-name="T415">of </text:span><text:span text:style-name="T414">regulatory sequences from which </text:span><text:span text:style-name="T425">transcriptional</text:span><text:span text:style-name="T414"> </text:span><text:span text:style-name="T415">innovation</text:span><text:span text:style-name="T414"> may arise.</text:span></text:p>
      <text:p text:style-name="P50"><text:span text:style-name="T409"><text:tab/>The percentage of transcripts initiated within repetitive DNA as measured by </text:span><text:span text:style-name="T43">Cap Analysis Gene Expression </text:span><text:span text:style-name="T44">(CAGE)</text:span><text:span text:style-name="T409"> is substantial, ranging from ~3-15% depending on the tissue </text:span><text:reference-mark-start text:name="ZOTERO_ITEM CSL_CITATION {&quot;citationID&quot;:&quot;RGz5wW5u&quot;,&quot;properties&quot;:{&quot;formattedCitation&quot;:&quot;(7)&quot;,&quot;plainCitation&quot;:&quot;(7)&quot;},&quot;citationItems&quot;:[{&quot;id&quot;:713,&quot;uris&quot;:[&quot;http://zotero.org/users/607191/items/DQDAPHGM&quot;],&quot;uri&quot;:[&quot;http://zotero.org/users/607191/items/DQDAPHGM&quot;],&quot;itemData&quot;:{&quot;id&quot;:713,&quot;type&quot;:&quot;article-journal&quot;,&quot;title&quot;:&quot;The regulated retrotransposon transcriptome of mammalian cells&quot;,&quot;container-title&quot;:&quot;Nature Genetics&quot;,&quot;page&quot;:&quot;563-571&quot;,&quot;volume&quot;:&quot;41&quot;,&quot;issue&quot;:&quot;5&quot;,&quot;source&quot;:&quot;www.nature.com&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061-4036&quot;,&quot;journalAbbreviation&quot;:&quot;Nat Genet&quot;,&quot;language&quot;:&quot;en&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yMz8R973sD"/><text:span text:style-name="T409">(7)</text:span><text:reference-mark-end text:name="ZOTERO_ITEM CSL_CITATION {&quot;citationID&quot;:&quot;RGz5wW5u&quot;,&quot;properties&quot;:{&quot;formattedCitation&quot;:&quot;(7)&quot;,&quot;plainCitation&quot;:&quot;(7)&quot;},&quot;citationItems&quot;:[{&quot;id&quot;:713,&quot;uris&quot;:[&quot;http://zotero.org/users/607191/items/DQDAPHGM&quot;],&quot;uri&quot;:[&quot;http://zotero.org/users/607191/items/DQDAPHGM&quot;],&quot;itemData&quot;:{&quot;id&quot;:713,&quot;type&quot;:&quot;article-journal&quot;,&quot;title&quot;:&quot;The regulated retrotransposon transcriptome of mammalian cells&quot;,&quot;container-title&quot;:&quot;Nature Genetics&quot;,&quot;page&quot;:&quot;563-571&quot;,&quot;volume&quot;:&quot;41&quot;,&quot;issue&quot;:&quot;5&quot;,&quot;source&quot;:&quot;www.nature.com&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061-4036&quot;,&quot;journalAbbreviation&quot;:&quot;Nat Genet&quot;,&quot;language&quot;:&quot;en&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yMz8R973sD"/><text:span text:style-name="T409">. These TE-initiated transcripts are enriched for long non-coding RNAs (lncRNA) </text:span><text:reference-mark-start text:name="ZOTERO_ITEM CSL_CITATION {&quot;citationID&quot;:&quot;apqm6qb2ho&quot;,&quot;properties&quot;:{&quot;formattedCitation&quot;:&quot;(8,9)&quot;,&quot;plainCitation&quot;:&quot;(8,9)&quot;},&quot;citationItems&quot;:[{&quot;id&quot;:716,&quot;uris&quot;:[&quot;http://zotero.org/users/607191/items/NWPQSDRT&quot;],&quot;uri&quot;:[&quot;http://zotero.org/users/607191/items/NWPQSDRT&quot;],&quot;itemData&quot;:{&quot;id&quot;:716,&quot;type&quot;:&quot;article-journal&quot;,&quot;title&quot;:&quot;Transposable elements reveal a stem cell-specific class of long noncoding RNAs&quot;,&quot;container-title&quot;:&quot;Genome Biology&quot;,&quot;page&quot;:&quot;R107&quot;,&quot;volume&quot;:&quot;13&quot;,&quot;issue&quot;:&quot;11&quot;,&quot;source&quot;:&quot;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n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n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nPMCID: PMC3580499&quot;,&quot;journalAbbreviation&quot;:&quot;Genome Biol.&quot;,&quot;language&quot;:&quot;eng&quot;,&quot;author&quot;:[{&quot;family&quot;:&quot;Kelley&quot;,&quot;given&quot;:&quot;David&quot;},{&quot;family&quot;:&quot;Rinn&quot;,&quot;given&quot;:&quot;John&quot;}],&quot;issued&quot;:{&quot;date-parts&quot;:[[&quot;2012&quot;]]}},&quot;label&quot;:&quot;page&quot;},{&quot;id&quot;:718,&quot;uris&quot;:[&quot;http://zotero.org/users/607191/items/EX2CEISB&quot;],&quot;uri&quot;:[&quot;http://zotero.org/users/607191/items/EX2CEISB&quot;],&quot;itemData&quot;:{&quot;id&quot;:718,&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label&quot;:&quot;page&quot;}],&quot;schema&quot;:&quot;https://github.com/citation-style-language/schema/raw/master/csl-citation.json&quot;} RNDok6HJoH86c"/><text:span text:style-name="T409">(8,9)</text:span><text:reference-mark-end text:name="ZOTERO_ITEM CSL_CITATION {&quot;citationID&quot;:&quot;apqm6qb2ho&quot;,&quot;properties&quot;:{&quot;formattedCitation&quot;:&quot;(8,9)&quot;,&quot;plainCitation&quot;:&quot;(8,9)&quot;},&quot;citationItems&quot;:[{&quot;id&quot;:716,&quot;uris&quot;:[&quot;http://zotero.org/users/607191/items/NWPQSDRT&quot;],&quot;uri&quot;:[&quot;http://zotero.org/users/607191/items/NWPQSDRT&quot;],&quot;itemData&quot;:{&quot;id&quot;:716,&quot;type&quot;:&quot;article-journal&quot;,&quot;title&quot;:&quot;Transposable elements reveal a stem cell-specific class of long noncoding RNAs&quot;,&quot;container-title&quot;:&quot;Genome Biology&quot;,&quot;page&quot;:&quot;R107&quot;,&quot;volume&quot;:&quot;13&quot;,&quot;issue&quot;:&quot;11&quot;,&quot;source&quot;:&quot;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n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n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nPMCID: PMC3580499&quot;,&quot;journalAbbreviation&quot;:&quot;Genome Biol.&quot;,&quot;language&quot;:&quot;eng&quot;,&quot;author&quot;:[{&quot;family&quot;:&quot;Kelley&quot;,&quot;given&quot;:&quot;David&quot;},{&quot;family&quot;:&quot;Rinn&quot;,&quot;given&quot;:&quot;John&quot;}],&quot;issued&quot;:{&quot;date-parts&quot;:[[&quot;2012&quot;]]}},&quot;label&quot;:&quot;page&quot;},{&quot;id&quot;:718,&quot;uris&quot;:[&quot;http://zotero.org/users/607191/items/EX2CEISB&quot;],&quot;uri&quot;:[&quot;http://zotero.org/users/607191/items/EX2CEISB&quot;],&quot;itemData&quot;:{&quot;id&quot;:718,&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label&quot;:&quot;page&quot;}],&quot;schema&quot;:&quot;https://github.com/citation-style-language/schema/raw/master/csl-citation.json&quot;} RNDok6HJoH86c"/><text:span text:style-name="T409">. In human embryonic stem cells (hESCs), ERV transcription in particular is a marker of pluripotency in mice </text:span><text:reference-mark-start text:name="ZOTERO_ITEM CSL_CITATION {&quot;citationID&quot;:&quot;FIaGsTp3&quot;,&quot;properties&quot;:{&quot;formattedCitation&quot;:&quot;(10)&quot;,&quot;plainCitation&quot;:&quot;(10)&quot;},&quot;citationItems&quot;:[{&quot;id&quot;:724,&quot;uris&quot;:[&quot;http://zotero.org/users/607191/items/3U9XPC3G&quot;],&quot;uri&quot;:[&quot;http://zotero.org/users/607191/items/3U9XPC3G&quot;],&quot;itemData&quot;:{&quot;id&quot;:724,&quot;type&quot;:&quot;article-journal&quot;,&quot;title&quot;:&quot;Embryonic stem cell potency fluctuates with endogenous retrovirus activity&quot;,&quot;container-title&quot;:&quot;Nature&quot;,&quot;page&quot;:&quot;57-63&quot;,&quot;volume&quot;:&quot;487&quot;,&quot;issue&quot;:&quot;7405&quot;,&quot;source&quot;:&quot;www.nature.com&quot;,&quot;abstract&quot;:&quot;Embryonic stem (ES) cells are derived from blastocyst-stage embryos and are thought to be functionally equivalent to the inner cell mass, which lacks the ability to produce all extraembryonic tissues. Here we identify a rare transient cell population within mouse ES and induced pluripotent stem (iPS) cell cultures that expresses high levels of transcripts found in two-cell (2C) embryos in which the blastomeres are totipotent. We genetically tagged these 2C-like ES cells and show that they lack the inner cell mass pluripotency proteins Oct4 (also known as Pou5f1), Sox2 and Nanog, and have acquired the ability to contribute to both embryonic and extraembryonic tissues. We show that nearly all ES cells cycle in and out of this privileged state, which is partially controlled by histone-modifying enzymes. Transcriptome sequencing and bioinformatic analyses showed that many 2C transcripts are initiated from long terminal repeats derived from endogenous retroviruses, suggesting this foreign sequence has helped to drive cell-fate regulation in placental mammals.&quot;,&quot;DOI&quot;:&quot;10.1038/nature11244&quot;,&quot;ISSN&quot;:&quot;0028-0836&quot;,&quot;journalAbbreviation&quot;:&quot;Nature&quot;,&quot;language&quot;:&quot;en&quot;,&quot;author&quot;:[{&quot;family&quot;:&quot;Macfarlan&quot;,&quot;given&quot;:&quot;Todd S.&quot;},{&quot;family&quot;:&quot;Gifford&quot;,&quot;given&quot;:&quot;Wesley D.&quot;},{&quot;family&quot;:&quot;Driscoll&quot;,&quot;given&quot;:&quot;Shawn&quot;},{&quot;family&quot;:&quot;Lettieri&quot;,&quot;given&quot;:&quot;Karen&quot;},{&quot;family&quot;:&quot;Rowe&quot;,&quot;given&quot;:&quot;Helen M.&quot;},{&quot;family&quot;:&quot;Bonanomi&quot;,&quot;given&quot;:&quot;Dario&quot;},{&quot;family&quot;:&quot;Firth&quot;,&quot;given&quot;:&quot;Amy&quot;},{&quot;family&quot;:&quot;Singer&quot;,&quot;given&quot;:&quot;Oded&quot;},{&quot;family&quot;:&quot;Trono&quot;,&quot;given&quot;:&quot;Didier&quot;},{&quot;family&quot;:&quot;Pfaff&quot;,&quot;given&quot;:&quot;Samuel L.&quot;}],&quot;issued&quot;:{&quot;date-parts&quot;:[[&quot;2012&quot;,7,5]]}}}],&quot;schema&quot;:&quot;https://github.com/citation-style-language/schema/raw/master/csl-citation.json&quot;} RNDMRFxUseZWx"/><text:span text:style-name="T409">(10)</text:span><text:reference-mark-end text:name="ZOTERO_ITEM CSL_CITATION {&quot;citationID&quot;:&quot;FIaGsTp3&quot;,&quot;properties&quot;:{&quot;formattedCitation&quot;:&quot;(10)&quot;,&quot;plainCitation&quot;:&quot;(10)&quot;},&quot;citationItems&quot;:[{&quot;id&quot;:724,&quot;uris&quot;:[&quot;http://zotero.org/users/607191/items/3U9XPC3G&quot;],&quot;uri&quot;:[&quot;http://zotero.org/users/607191/items/3U9XPC3G&quot;],&quot;itemData&quot;:{&quot;id&quot;:724,&quot;type&quot;:&quot;article-journal&quot;,&quot;title&quot;:&quot;Embryonic stem cell potency fluctuates with endogenous retrovirus activity&quot;,&quot;container-title&quot;:&quot;Nature&quot;,&quot;page&quot;:&quot;57-63&quot;,&quot;volume&quot;:&quot;487&quot;,&quot;issue&quot;:&quot;7405&quot;,&quot;source&quot;:&quot;www.nature.com&quot;,&quot;abstract&quot;:&quot;Embryonic stem (ES) cells are derived from blastocyst-stage embryos and are thought to be functionally equivalent to the inner cell mass, which lacks the ability to produce all extraembryonic tissues. Here we identify a rare transient cell population within mouse ES and induced pluripotent stem (iPS) cell cultures that expresses high levels of transcripts found in two-cell (2C) embryos in which the blastomeres are totipotent. We genetically tagged these 2C-like ES cells and show that they lack the inner cell mass pluripotency proteins Oct4 (also known as Pou5f1), Sox2 and Nanog, and have acquired the ability to contribute to both embryonic and extraembryonic tissues. We show that nearly all ES cells cycle in and out of this privileged state, which is partially controlled by histone-modifying enzymes. Transcriptome sequencing and bioinformatic analyses showed that many 2C transcripts are initiated from long terminal repeats derived from endogenous retroviruses, suggesting this foreign sequence has helped to drive cell-fate regulation in placental mammals.&quot;,&quot;DOI&quot;:&quot;10.1038/nature11244&quot;,&quot;ISSN&quot;:&quot;0028-0836&quot;,&quot;journalAbbreviation&quot;:&quot;Nature&quot;,&quot;language&quot;:&quot;en&quot;,&quot;author&quot;:[{&quot;family&quot;:&quot;Macfarlan&quot;,&quot;given&quot;:&quot;Todd S.&quot;},{&quot;family&quot;:&quot;Gifford&quot;,&quot;given&quot;:&quot;Wesley D.&quot;},{&quot;family&quot;:&quot;Driscoll&quot;,&quot;given&quot;:&quot;Shawn&quot;},{&quot;family&quot;:&quot;Lettieri&quot;,&quot;given&quot;:&quot;Karen&quot;},{&quot;family&quot;:&quot;Rowe&quot;,&quot;given&quot;:&quot;Helen M.&quot;},{&quot;family&quot;:&quot;Bonanomi&quot;,&quot;given&quot;:&quot;Dario&quot;},{&quot;family&quot;:&quot;Firth&quot;,&quot;given&quot;:&quot;Amy&quot;},{&quot;family&quot;:&quot;Singer&quot;,&quot;given&quot;:&quot;Oded&quot;},{&quot;family&quot;:&quot;Trono&quot;,&quot;given&quot;:&quot;Didier&quot;},{&quot;family&quot;:&quot;Pfaff&quot;,&quot;given&quot;:&quot;Samuel L.&quot;}],&quot;issued&quot;:{&quot;date-parts&quot;:[[&quot;2012&quot;,7,5]]}}}],&quot;schema&quot;:&quot;https://github.com/citation-style-language/schema/raw/master/csl-citation.json&quot;} RNDMRFxUseZWx"/><text:span text:style-name="T409">. There is also growing evidence that ERV-initiated transcripts are functionally involved in the evolution of the human stem cell transcriptome </text:span><text:reference-mark-start text:name="ZOTERO_ITEM CSL_CITATION {&quot;citationID&quot;:&quot;iHsQXI7U&quot;,&quot;properties&quot;:{&quot;unsorted&quot;:true,&quot;formattedCitation&quot;:&quot;{\\rtf (11\\uc0\\u8211{}14)}&quot;,&quot;plainCitation&quot;:&quot;(11–14)&quot;},&quot;citationItems&quot;:[{&quot;id&quot;:992,&quot;uris&quot;:[&quot;http://zotero.org/users/607191/items/4EBADJP2&quot;],&quot;uri&quot;:[&quot;http://zotero.org/users/607191/items/4EBADJP2&quot;],&quot;itemData&quot;:{&quot;id&quot;:992,&quot;type&quot;:&quot;article-journal&quot;,&quot;title&quot;:&quot;Transposable elements in the mammalian embryo: pioneers surviving through stealth and service&quot;,&quot;container-title&quot;:&quot;Genome Biology&quot;,&quot;page&quot;:&quot;100&quot;,&quot;volume&quot;:&quot;17&quot;,&quot;source&quot;:&quot;PubMed&quot;,&quot;abstract&quot;:&quot;Transposable elements (TEs) are notable drivers of genetic innovation. Over evolutionary time, TE insertions can supply new promoter, enhancer, and insulator elements to protein-coding genes and establish novel, species-specific gene regulatory networks. Conversely, ongoing TE-driven insertional mutagenesis, nonhomologous recombination, and other potentially deleterious processes can cause sporadic disease by disrupting genome integrity or inducing abrupt gene expression changes. Here, we discuss recent evidence suggesting that TEs may contribute regulatory innovation to mammalian embryonic and pluripotent states as a means to ward off complete repression by their host genome.&quot;,&quot;DOI&quot;:&quot;10.1186/s13059-016-0965-5&quot;,&quot;ISSN&quot;:&quot;1474-760X&quot;,&quot;note&quot;:&quot;PMID: 27161170\nPMCID: PMC4862087&quot;,&quot;shortTitle&quot;:&quot;Transposable elements in the mammalian embryo&quot;,&quot;journalAbbreviation&quot;:&quot;Genome Biol.&quot;,&quot;language&quot;:&quot;eng&quot;,&quot;author&quot;:[{&quot;family&quot;:&quot;Gerdes&quot;,&quot;given&quot;:&quot;Patricia&quot;},{&quot;family&quot;:&quot;Richardson&quot;,&quot;given&quot;:&quot;Sandra R.&quot;},{&quot;family&quot;:&quot;Mager&quot;,&quot;given&quot;:&quot;Dixie L.&quot;},{&quot;family&quot;:&quot;Faulkner&quot;,&quot;given&quot;:&quot;Geoffrey J.&quot;}],&quot;issued&quot;:{&quot;date-parts&quot;:[[&quot;2016&quot;,5,9]]}},&quot;label&quot;:&quot;page&quot;},{&quot;id&quot;:732,&quot;uris&quot;:[&quot;http://zotero.org/users/607191/items/FPWFI6II&quot;],&quot;uri&quot;:[&quot;http://zotero.org/users/607191/items/FPWFI6II&quot;],&quot;itemData&quot;:{&quot;id&quot;:732,&quot;type&quot;:&quot;article-journal&quot;,&quot;title&quot;:&quot;The retrovirus HERVH is a long noncoding RNA required for human embryonic stem cell identity&quot;,&quot;container-title&quot;:&quot;Nature Structural &amp; Molecular Biology&quot;,&quot;page&quot;:&quot;423-425&quot;,&quot;volume&quot;:&quot;21&quot;,&quot;issue&quot;:&quot;4&quot;,&quot;source&quot;:&quot;www.nature.com&quot;,&quot;abstract&quot;:&quot;Human endogenous retrovirus subfamily H (HERVH) is a class of transposable elements expressed preferentially in human embryonic stem cells (hESCs). Here, we report that the long terminal repeats of HERVH function as enhancers and that HERVH is a nuclear long noncoding RNA required to maintain hESC identity. Furthermore, HERVH is associated with OCT4, coactivators and Mediator subunits. Together, these results uncover a new role of species-specific transposable elements in hESCs.&quot;,&quot;DOI&quot;:&quot;10.1038/nsmb.2799&quot;,&quot;ISSN&quot;:&quot;1545-9993&quot;,&quot;journalAbbreviation&quot;:&quot;Nat Struct Mol Biol&quot;,&quot;language&quot;:&quot;en&quot;,&quot;author&quot;:[{&quot;family&quot;:&quot;Lu&quot;,&quot;given&quot;:&quot;Xinyi&quot;},{&quot;family&quot;:&quot;Sachs&quot;,&quot;given&quot;:&quot;Friedrich&quot;},{&quot;family&quot;:&quot;Ramsay&quot;,&quot;given&quot;:&quot;LeeAnn&quot;},{&quot;family&quot;:&quot;Jacques&quot;,&quot;given&quot;:&quot;Pierre-Étienne&quot;},{&quot;family&quot;:&quot;Göke&quot;,&quot;given&quot;:&quot;Jonathan&quot;},{&quot;family&quot;:&quot;Bourque&quot;,&quot;given&quot;:&quot;Guillaume&quot;},{&quot;family&quot;:&quot;Ng&quot;,&quot;given&quot;:&quot;Huck-Hui&quot;}],&quot;issued&quot;:{&quot;date-parts&quot;:[[&quot;2014&quot;,4]]}},&quot;label&quot;:&quot;page&quot;},{&quot;id&quot;:727,&quot;uris&quot;:[&quot;http://zotero.org/users/607191/items/AXBTCV79&quot;],&quot;uri&quot;:[&quot;http://zotero.org/users/607191/items/AXBTCV79&quot;],&quot;itemData&quot;:{&quot;id&quot;:727,&quot;type&quot;:&quot;article-journal&quot;,&quot;title&quot;:&quot;Primate-specific endogenous retrovirus-driven transcription defines naive-like stem cells&quot;,&quot;container-title&quot;:&quot;Nature&quot;,&quot;page&quot;:&quot;405-409&quot;,&quot;volume&quot;:&quot;516&quot;,&quot;issue&quot;:&quot;7531&quot;,&quot;source&quot;:&quot;PubMed&quot;,&quot;abstract&quot;:&quot;Naive embryonic stem cells hold great promise for research and therapeutics as they have broad and robust developmental potential. While such cells are readily derived from mouse blastocysts it has not been possible to isolate human equivalents easily, although human naive-like cells have been artificially generated (rather than extracted) by coercion of human primed embryonic stem cells by modifying culture conditions or through transgenic modification. Here we show that a sub-population within cultures of human embryonic stem cells (hESCs) and induced pluripotent stem cells (hiPSCs) manifests key properties of naive state cells. These naive-like cells can be genetically tagged, and are associated with elevated transcription of HERVH, a primate-specific endogenous retrovirus. HERVH elements provide functional binding sites for a combination of naive pluripotency transcription factors, including LBP9, recently recognized as relevant to naivety in mice. LBP9-HERVH drives hESC-specific alternative and chimaeric transcripts, including pluripotency-modulating long non-coding RNAs. Disruption of LBP9, HERVH and HERVH-derived transcripts compromises self-renewal. These observations define HERVH expression as a hallmark of naive-like hESCs, and establish novel primate-specific transcriptional circuitry regulating pluripotency.&quot;,&quot;DOI&quot;:&quot;10.1038/nature13804&quot;,&quot;ISSN&quot;:&quot;1476-4687&quot;,&quot;note&quot;:&quot;PMID: 25317556&quot;,&quot;journalAbbreviation&quot;:&quot;Nature&quot;,&quot;language&quot;:&quot;eng&quot;,&quot;author&quot;:[{&quot;family&quot;:&quot;Wang&quot;,&quot;given&quot;:&quot;Jichang&quot;},{&quot;family&quot;:&quot;Xie&quot;,&quot;given&quot;:&quot;Gangcai&quot;},{&quot;family&quot;:&quot;Singh&quot;,&quot;given&quot;:&quot;Manvendra&quot;},{&quot;family&quot;:&quot;Ghanbarian&quot;,&quot;given&quot;:&quot;Avazeh T.&quot;},{&quot;family&quot;:&quot;Raskó&quot;,&quot;given&quot;:&quot;Tamás&quot;},{&quot;family&quot;:&quot;Szvetnik&quot;,&quot;given&quot;:&quot;Attila&quot;},{&quot;family&quot;:&quot;Cai&quot;,&quot;given&quot;:&quot;Huiqiang&quot;},{&quot;family&quot;:&quot;Besser&quot;,&quot;given&quot;:&quot;Daniel&quot;},{&quot;family&quot;:&quot;Prigione&quot;,&quot;given&quot;:&quot;Alessandro&quot;},{&quot;family&quot;:&quot;Fuchs&quot;,&quot;given&quot;:&quot;Nina V.&quot;},{&quot;family&quot;:&quot;Schumann&quot;,&quot;given&quot;:&quot;Gerald G.&quot;},{&quot;family&quot;:&quot;Chen&quot;,&quot;given&quot;:&quot;Wei&quot;},{&quot;family&quot;:&quot;Lorincz&quot;,&quot;given&quot;:&quot;Matthew C.&quot;},{&quot;family&quot;:&quot;Ivics&quot;,&quot;given&quot;:&quot;Zoltán&quot;},{&quot;family&quot;:&quot;Hurst&quot;,&quot;given&quot;:&quot;Laurence D.&quot;},{&quot;family&quot;:&quot;Izsvák&quot;,&quot;given&quot;:&quot;Zsuzsanna&quot;}],&quot;issued&quot;:{&quot;date-parts&quot;:[[&quot;2014&quot;,12,18]]}},&quot;label&quot;:&quot;page&quot;},{&quot;id&quot;:990,&quot;uris&quot;:[&quot;http://zotero.org/users/607191/items/BBBQTI5M&quot;],&quot;uri&quot;:[&quot;http://zotero.org/users/607191/items/BBBQTI5M&quot;],&quot;itemData&quot;:{&quot;id&quot;:990,&quot;type&quot;:&quot;article-journal&quot;,&quot;title&quot;:&quot;Conserved expression of transposon-derived non-coding transcripts in primate stem cells&quot;,&quot;container-title&quot;:&quot;BMC genomics&quot;,&quot;page&quot;:&quot;214&quot;,&quot;volume&quot;:&quot;18&quot;,&quot;issue&quot;:&quot;1&quot;,&quot;source&quot;:&quot;PubMed&quot;,&quot;abstract&quot;:&quot;BACKGROUND: A significant portion of expressed non-coding RNAs in human cells is derived from transposable elements (TEs). Moreover, it has been shown that various long non-coding RNAs (lncRNAs), which come from the human endogenous retrovirus subfamily H (HERVH), are not only expressed but required for pluripotency in human embryonic stem cells (hESCs).\nRESULTS: To identify additional TE-derived functional non-coding transcripts, we generated RNA-seq data from induced pluripotent stem cells (iPSCs) of four primate species (human, chimpanzee, gorilla, and rhesus) and searched for transcripts whose expression was conserved. We observed that about 30% of TE instances expressed in human iPSCs had orthologous TE instances that were also expressed in chimpanzee and gorilla. Notably, our analysis revealed a number of repeat families with highly conserved expression profiles including HERVH but also MER53, which is known to be the source of a placental-specific family of microRNAs (miRNAs). We also identified a number of repeat families from all classes of TEs, including MLT1-type and Tigger families, that contributed a significant amount of sequence to primate lncRNAs whose expression was conserved.\nCONCLUSIONS: Together, these results describe TE families and TE-derived lncRNAs whose conserved expression patterns can be used to identify what are likely functional TE-derived non-coding transcripts in primate iPSCs.&quot;,&quot;DOI&quot;:&quot;10.1186/s12864-017-3568-y&quot;,&quot;ISSN&quot;:&quot;1471-2164&quot;,&quot;note&quot;:&quot;PMID: 28245871\nPMCID: PMC5331655&quot;,&quot;journalAbbreviation&quot;:&quot;BMC Genomics&quot;,&quot;language&quot;:&quot;eng&quot;,&quot;author&quot;:[{&quot;family&quot;:&quot;Ramsay&quot;,&quot;given&quot;:&quot;LeeAnn&quot;},{&quot;family&quot;:&quot;Marchetto&quot;,&quot;given&quot;:&quot;Maria C.&quot;},{&quot;family&quot;:&quot;Caron&quot;,&quot;given&quot;:&quot;Maxime&quot;},{&quot;family&quot;:&quot;Chen&quot;,&quot;given&quot;:&quot;Shu-Huang&quot;},{&quot;family&quot;:&quot;Busche&quot;,&quot;given&quot;:&quot;Stephan&quot;},{&quot;family&quot;:&quot;Kwan&quot;,&quot;given&quot;:&quot;Tony&quot;},{&quot;family&quot;:&quot;Pastinen&quot;,&quot;given&quot;:&quot;Tomi&quot;},{&quot;family&quot;:&quot;Gage&quot;,&quot;given&quot;:&quot;Fred H.&quot;},{&quot;family&quot;:&quot;Bourque&quot;,&quot;given&quot;:&quot;Guillaume&quot;}],&quot;issued&quot;:{&quot;date-parts&quot;:[[&quot;2017&quot;,2,28]]}},&quot;label&quot;:&quot;page&quot;}],&quot;schema&quot;:&quot;https://github.com/citation-style-language/schema/raw/master/csl-citation.json&quot;} RND7gVXzypvH7"/><text:span text:style-name="T349">(11</text:span><text:span text:style-name="T348">–14)</text:span><text:reference-mark-end text:name="ZOTERO_ITEM CSL_CITATION {&quot;citationID&quot;:&quot;iHsQXI7U&quot;,&quot;properties&quot;:{&quot;unsorted&quot;:true,&quot;formattedCitation&quot;:&quot;{\\rtf (11\\uc0\\u8211{}14)}&quot;,&quot;plainCitation&quot;:&quot;(11–14)&quot;},&quot;citationItems&quot;:[{&quot;id&quot;:992,&quot;uris&quot;:[&quot;http://zotero.org/users/607191/items/4EBADJP2&quot;],&quot;uri&quot;:[&quot;http://zotero.org/users/607191/items/4EBADJP2&quot;],&quot;itemData&quot;:{&quot;id&quot;:992,&quot;type&quot;:&quot;article-journal&quot;,&quot;title&quot;:&quot;Transposable elements in the mammalian embryo: pioneers surviving through stealth and service&quot;,&quot;container-title&quot;:&quot;Genome Biology&quot;,&quot;page&quot;:&quot;100&quot;,&quot;volume&quot;:&quot;17&quot;,&quot;source&quot;:&quot;PubMed&quot;,&quot;abstract&quot;:&quot;Transposable elements (TEs) are notable drivers of genetic innovation. Over evolutionary time, TE insertions can supply new promoter, enhancer, and insulator elements to protein-coding genes and establish novel, species-specific gene regulatory networks. Conversely, ongoing TE-driven insertional mutagenesis, nonhomologous recombination, and other potentially deleterious processes can cause sporadic disease by disrupting genome integrity or inducing abrupt gene expression changes. Here, we discuss recent evidence suggesting that TEs may contribute regulatory innovation to mammalian embryonic and pluripotent states as a means to ward off complete repression by their host genome.&quot;,&quot;DOI&quot;:&quot;10.1186/s13059-016-0965-5&quot;,&quot;ISSN&quot;:&quot;1474-760X&quot;,&quot;note&quot;:&quot;PMID: 27161170\nPMCID: PMC4862087&quot;,&quot;shortTitle&quot;:&quot;Transposable elements in the mammalian embryo&quot;,&quot;journalAbbreviation&quot;:&quot;Genome Biol.&quot;,&quot;language&quot;:&quot;eng&quot;,&quot;author&quot;:[{&quot;family&quot;:&quot;Gerdes&quot;,&quot;given&quot;:&quot;Patricia&quot;},{&quot;family&quot;:&quot;Richardson&quot;,&quot;given&quot;:&quot;Sandra R.&quot;},{&quot;family&quot;:&quot;Mager&quot;,&quot;given&quot;:&quot;Dixie L.&quot;},{&quot;family&quot;:&quot;Faulkner&quot;,&quot;given&quot;:&quot;Geoffrey J.&quot;}],&quot;issued&quot;:{&quot;date-parts&quot;:[[&quot;2016&quot;,5,9]]}},&quot;label&quot;:&quot;page&quot;},{&quot;id&quot;:732,&quot;uris&quot;:[&quot;http://zotero.org/users/607191/items/FPWFI6II&quot;],&quot;uri&quot;:[&quot;http://zotero.org/users/607191/items/FPWFI6II&quot;],&quot;itemData&quot;:{&quot;id&quot;:732,&quot;type&quot;:&quot;article-journal&quot;,&quot;title&quot;:&quot;The retrovirus HERVH is a long noncoding RNA required for human embryonic stem cell identity&quot;,&quot;container-title&quot;:&quot;Nature Structural &amp; Molecular Biology&quot;,&quot;page&quot;:&quot;423-425&quot;,&quot;volume&quot;:&quot;21&quot;,&quot;issue&quot;:&quot;4&quot;,&quot;source&quot;:&quot;www.nature.com&quot;,&quot;abstract&quot;:&quot;Human endogenous retrovirus subfamily H (HERVH) is a class of transposable elements expressed preferentially in human embryonic stem cells (hESCs). Here, we report that the long terminal repeats of HERVH function as enhancers and that HERVH is a nuclear long noncoding RNA required to maintain hESC identity. Furthermore, HERVH is associated with OCT4, coactivators and Mediator subunits. Together, these results uncover a new role of species-specific transposable elements in hESCs.&quot;,&quot;DOI&quot;:&quot;10.1038/nsmb.2799&quot;,&quot;ISSN&quot;:&quot;1545-9993&quot;,&quot;journalAbbreviation&quot;:&quot;Nat Struct Mol Biol&quot;,&quot;language&quot;:&quot;en&quot;,&quot;author&quot;:[{&quot;family&quot;:&quot;Lu&quot;,&quot;given&quot;:&quot;Xinyi&quot;},{&quot;family&quot;:&quot;Sachs&quot;,&quot;given&quot;:&quot;Friedrich&quot;},{&quot;family&quot;:&quot;Ramsay&quot;,&quot;given&quot;:&quot;LeeAnn&quot;},{&quot;family&quot;:&quot;Jacques&quot;,&quot;given&quot;:&quot;Pierre-Étienne&quot;},{&quot;family&quot;:&quot;Göke&quot;,&quot;given&quot;:&quot;Jonathan&quot;},{&quot;family&quot;:&quot;Bourque&quot;,&quot;given&quot;:&quot;Guillaume&quot;},{&quot;family&quot;:&quot;Ng&quot;,&quot;given&quot;:&quot;Huck-Hui&quot;}],&quot;issued&quot;:{&quot;date-parts&quot;:[[&quot;2014&quot;,4]]}},&quot;label&quot;:&quot;page&quot;},{&quot;id&quot;:727,&quot;uris&quot;:[&quot;http://zotero.org/users/607191/items/AXBTCV79&quot;],&quot;uri&quot;:[&quot;http://zotero.org/users/607191/items/AXBTCV79&quot;],&quot;itemData&quot;:{&quot;id&quot;:727,&quot;type&quot;:&quot;article-journal&quot;,&quot;title&quot;:&quot;Primate-specific endogenous retrovirus-driven transcription defines naive-like stem cells&quot;,&quot;container-title&quot;:&quot;Nature&quot;,&quot;page&quot;:&quot;405-409&quot;,&quot;volume&quot;:&quot;516&quot;,&quot;issue&quot;:&quot;7531&quot;,&quot;source&quot;:&quot;PubMed&quot;,&quot;abstract&quot;:&quot;Naive embryonic stem cells hold great promise for research and therapeutics as they have broad and robust developmental potential. While such cells are readily derived from mouse blastocysts it has not been possible to isolate human equivalents easily, although human naive-like cells have been artificially generated (rather than extracted) by coercion of human primed embryonic stem cells by modifying culture conditions or through transgenic modification. Here we show that a sub-population within cultures of human embryonic stem cells (hESCs) and induced pluripotent stem cells (hiPSCs) manifests key properties of naive state cells. These naive-like cells can be genetically tagged, and are associated with elevated transcription of HERVH, a primate-specific endogenous retrovirus. HERVH elements provide functional binding sites for a combination of naive pluripotency transcription factors, including LBP9, recently recognized as relevant to naivety in mice. LBP9-HERVH drives hESC-specific alternative and chimaeric transcripts, including pluripotency-modulating long non-coding RNAs. Disruption of LBP9, HERVH and HERVH-derived transcripts compromises self-renewal. These observations define HERVH expression as a hallmark of naive-like hESCs, and establish novel primate-specific transcriptional circuitry regulating pluripotency.&quot;,&quot;DOI&quot;:&quot;10.1038/nature13804&quot;,&quot;ISSN&quot;:&quot;1476-4687&quot;,&quot;note&quot;:&quot;PMID: 25317556&quot;,&quot;journalAbbreviation&quot;:&quot;Nature&quot;,&quot;language&quot;:&quot;eng&quot;,&quot;author&quot;:[{&quot;family&quot;:&quot;Wang&quot;,&quot;given&quot;:&quot;Jichang&quot;},{&quot;family&quot;:&quot;Xie&quot;,&quot;given&quot;:&quot;Gangcai&quot;},{&quot;family&quot;:&quot;Singh&quot;,&quot;given&quot;:&quot;Manvendra&quot;},{&quot;family&quot;:&quot;Ghanbarian&quot;,&quot;given&quot;:&quot;Avazeh T.&quot;},{&quot;family&quot;:&quot;Raskó&quot;,&quot;given&quot;:&quot;Tamás&quot;},{&quot;family&quot;:&quot;Szvetnik&quot;,&quot;given&quot;:&quot;Attila&quot;},{&quot;family&quot;:&quot;Cai&quot;,&quot;given&quot;:&quot;Huiqiang&quot;},{&quot;family&quot;:&quot;Besser&quot;,&quot;given&quot;:&quot;Daniel&quot;},{&quot;family&quot;:&quot;Prigione&quot;,&quot;given&quot;:&quot;Alessandro&quot;},{&quot;family&quot;:&quot;Fuchs&quot;,&quot;given&quot;:&quot;Nina V.&quot;},{&quot;family&quot;:&quot;Schumann&quot;,&quot;given&quot;:&quot;Gerald G.&quot;},{&quot;family&quot;:&quot;Chen&quot;,&quot;given&quot;:&quot;Wei&quot;},{&quot;family&quot;:&quot;Lorincz&quot;,&quot;given&quot;:&quot;Matthew C.&quot;},{&quot;family&quot;:&quot;Ivics&quot;,&quot;given&quot;:&quot;Zoltán&quot;},{&quot;family&quot;:&quot;Hurst&quot;,&quot;given&quot;:&quot;Laurence D.&quot;},{&quot;family&quot;:&quot;Izsvák&quot;,&quot;given&quot;:&quot;Zsuzsanna&quot;}],&quot;issued&quot;:{&quot;date-parts&quot;:[[&quot;2014&quot;,12,18]]}},&quot;label&quot;:&quot;page&quot;},{&quot;id&quot;:990,&quot;uris&quot;:[&quot;http://zotero.org/users/607191/items/BBBQTI5M&quot;],&quot;uri&quot;:[&quot;http://zotero.org/users/607191/items/BBBQTI5M&quot;],&quot;itemData&quot;:{&quot;id&quot;:990,&quot;type&quot;:&quot;article-journal&quot;,&quot;title&quot;:&quot;Conserved expression of transposon-derived non-coding transcripts in primate stem cells&quot;,&quot;container-title&quot;:&quot;BMC genomics&quot;,&quot;page&quot;:&quot;214&quot;,&quot;volume&quot;:&quot;18&quot;,&quot;issue&quot;:&quot;1&quot;,&quot;source&quot;:&quot;PubMed&quot;,&quot;abstract&quot;:&quot;BACKGROUND: A significant portion of expressed non-coding RNAs in human cells is derived from transposable elements (TEs). Moreover, it has been shown that various long non-coding RNAs (lncRNAs), which come from the human endogenous retrovirus subfamily H (HERVH), are not only expressed but required for pluripotency in human embryonic stem cells (hESCs).\nRESULTS: To identify additional TE-derived functional non-coding transcripts, we generated RNA-seq data from induced pluripotent stem cells (iPSCs) of four primate species (human, chimpanzee, gorilla, and rhesus) and searched for transcripts whose expression was conserved. We observed that about 30% of TE instances expressed in human iPSCs had orthologous TE instances that were also expressed in chimpanzee and gorilla. Notably, our analysis revealed a number of repeat families with highly conserved expression profiles including HERVH but also MER53, which is known to be the source of a placental-specific family of microRNAs (miRNAs). We also identified a number of repeat families from all classes of TEs, including MLT1-type and Tigger families, that contributed a significant amount of sequence to primate lncRNAs whose expression was conserved.\nCONCLUSIONS: Together, these results describe TE families and TE-derived lncRNAs whose conserved expression patterns can be used to identify what are likely functional TE-derived non-coding transcripts in primate iPSCs.&quot;,&quot;DOI&quot;:&quot;10.1186/s12864-017-3568-y&quot;,&quot;ISSN&quot;:&quot;1471-2164&quot;,&quot;note&quot;:&quot;PMID: 28245871\nPMCID: PMC5331655&quot;,&quot;journalAbbreviation&quot;:&quot;BMC Genomics&quot;,&quot;language&quot;:&quot;eng&quot;,&quot;author&quot;:[{&quot;family&quot;:&quot;Ramsay&quot;,&quot;given&quot;:&quot;LeeAnn&quot;},{&quot;family&quot;:&quot;Marchetto&quot;,&quot;given&quot;:&quot;Maria C.&quot;},{&quot;family&quot;:&quot;Caron&quot;,&quot;given&quot;:&quot;Maxime&quot;},{&quot;family&quot;:&quot;Chen&quot;,&quot;given&quot;:&quot;Shu-Huang&quot;},{&quot;family&quot;:&quot;Busche&quot;,&quot;given&quot;:&quot;Stephan&quot;},{&quot;family&quot;:&quot;Kwan&quot;,&quot;given&quot;:&quot;Tony&quot;},{&quot;family&quot;:&quot;Pastinen&quot;,&quot;given&quot;:&quot;Tomi&quot;},{&quot;family&quot;:&quot;Gage&quot;,&quot;given&quot;:&quot;Fred H.&quot;},{&quot;family&quot;:&quot;Bourque&quot;,&quot;given&quot;:&quot;Guillaume&quot;}],&quot;issued&quot;:{&quot;date-parts&quot;:[[&quot;2017&quot;,2,28]]}},&quot;label&quot;:&quot;page&quot;}],&quot;schema&quot;:&quot;https://github.com/citation-style-language/schema/raw/master/csl-citation.json&quot;} RND7gVXzypvH7"/><text:span text:style-name="T409">.</text:span></text:p>
      <text:p text:style-name="P49"><text:span text:style-name="T410"><text:tab/>TEs in the vicinity of protein coding genes may gain function over evolutionary time as alternative tissue-specific promoters, like the THE1D LTR element that drives placental-specific transcription of human </text:span><text:span text:style-name="T63">IL2RB</text:span><text:span text:style-name="T162"> </text:span><text:reference-mark-start text:name="ZOTERO_ITEM CSL_CITATION {&quot;citationID&quot;:&quot;pfsj7em2b&quot;,&quot;properties&quot;:{&quot;formattedCitation&quot;:&quot;(15)&quot;,&quot;plainCitation&quot;:&quot;(15)&quot;},&quot;citationItems&quot;:[{&quot;id&quot;:735,&quot;uris&quot;:[&quot;http://zotero.org/users/607191/items/JGGBACTN&quot;],&quot;uri&quot;:[&quot;http://zotero.org/users/607191/items/JGGBACTN&quot;],&quot;itemData&quot;:{&quot;id&quot;:735,&quot;type&quot;:&quot;article-journal&quot;,&quot;title&quot;:&quot;Placenta-specific Expression of the Interleukin-2 (IL-2) Receptor β Subunit from an Endogenous Retroviral Promoter&quot;,&quot;container-title&quot;:&quot;Journal of Biological Chemistry&quot;,&quot;page&quot;:&quot;35543-35552&quot;,&quot;volume&quot;:&quot;286&quot;,&quot;issue&quot;:&quot;41&quot;,&quot;source&quot;:&quot;www.jbc.org&quot;,&quot;abstract&quot;:&quot;The long terminal repeat (LTR) sequences of endogenous retroviruses and retroelements contain promoter elements and are known to form chimeric transcripts with nearby cellular genes. Here we show that an LTR of the THE1D retroelement family has been domesticated as an alternative promoter of human IL2RB, the gene encoding the β subunit of the IL-2 receptor. The LTR promoter confers expression specifically in the placental trophoblast as opposed to its native transcription in the hematopoietic system. Rather than sequence-specific determinants, DNA methylation was found to regulate transcription initiation and splicing efficiency in a tissue-specific manner. Furthermore, we detected the cytoplasmic signaling domain of the IL-2Rβ protein in the placenta, suggesting that IL-2Rβ undergoes preferential proteolytic cleavage in this tissue. These findings implicate novel functions for this cytokine receptor subunit in the villous trophoblast and reveal an intriguing example of ancient LTR exaptation to drive tissue-specific gene expression.&quot;,&quot;DOI&quot;:&quot;10.1074/jbc.M111.227637&quot;,&quot;ISSN&quot;:&quot;0021-9258, 1083-351X&quot;,&quot;note&quot;:&quot;PMID: 21865161&quot;,&quot;journalAbbreviation&quot;:&quot;J. Biol. Chem.&quot;,&quot;language&quot;:&quot;en&quot;,&quot;author&quot;:[{&quot;family&quot;:&quot;Cohen&quot;,&quot;given&quot;:&quot;Carla J.&quot;},{&quot;family&quot;:&quot;Rebollo&quot;,&quot;given&quot;:&quot;Rita&quot;},{&quot;family&quot;:&quot;Babovic&quot;,&quot;given&quot;:&quot;Sonja&quot;},{&quot;family&quot;:&quot;Dai&quot;,&quot;given&quot;:&quot;Elizabeth L.&quot;},{&quot;family&quot;:&quot;Robinson&quot;,&quot;given&quot;:&quot;Wendy P.&quot;},{&quot;family&quot;:&quot;Mager&quot;,&quot;given&quot;:&quot;Dixie L.&quot;}],&quot;issued&quot;:{&quot;date-parts&quot;:[[&quot;2011&quot;,10,14]]}}}],&quot;schema&quot;:&quot;https://github.com/citation-style-language/schema/raw/master/csl-citation.json&quot;} RNDl1c1mu1DLk"/><text:span text:style-name="T162">(15)</text:span><text:reference-mark-end text:name="ZOTERO_ITEM CSL_CITATION {&quot;citationID&quot;:&quot;pfsj7em2b&quot;,&quot;properties&quot;:{&quot;formattedCitation&quot;:&quot;(15)&quot;,&quot;plainCitation&quot;:&quot;(15)&quot;},&quot;citationItems&quot;:[{&quot;id&quot;:735,&quot;uris&quot;:[&quot;http://zotero.org/users/607191/items/JGGBACTN&quot;],&quot;uri&quot;:[&quot;http://zotero.org/users/607191/items/JGGBACTN&quot;],&quot;itemData&quot;:{&quot;id&quot;:735,&quot;type&quot;:&quot;article-journal&quot;,&quot;title&quot;:&quot;Placenta-specific Expression of the Interleukin-2 (IL-2) Receptor β Subunit from an Endogenous Retroviral Promoter&quot;,&quot;container-title&quot;:&quot;Journal of Biological Chemistry&quot;,&quot;page&quot;:&quot;35543-35552&quot;,&quot;volume&quot;:&quot;286&quot;,&quot;issue&quot;:&quot;41&quot;,&quot;source&quot;:&quot;www.jbc.org&quot;,&quot;abstract&quot;:&quot;The long terminal repeat (LTR) sequences of endogenous retroviruses and retroelements contain promoter elements and are known to form chimeric transcripts with nearby cellular genes. Here we show that an LTR of the THE1D retroelement family has been domesticated as an alternative promoter of human IL2RB, the gene encoding the β subunit of the IL-2 receptor. The LTR promoter confers expression specifically in the placental trophoblast as opposed to its native transcription in the hematopoietic system. Rather than sequence-specific determinants, DNA methylation was found to regulate transcription initiation and splicing efficiency in a tissue-specific manner. Furthermore, we detected the cytoplasmic signaling domain of the IL-2Rβ protein in the placenta, suggesting that IL-2Rβ undergoes preferential proteolytic cleavage in this tissue. These findings implicate novel functions for this cytokine receptor subunit in the villous trophoblast and reveal an intriguing example of ancient LTR exaptation to drive tissue-specific gene expression.&quot;,&quot;DOI&quot;:&quot;10.1074/jbc.M111.227637&quot;,&quot;ISSN&quot;:&quot;0021-9258, 1083-351X&quot;,&quot;note&quot;:&quot;PMID: 21865161&quot;,&quot;journalAbbreviation&quot;:&quot;J. Biol. Chem.&quot;,&quot;language&quot;:&quot;en&quot;,&quot;author&quot;:[{&quot;family&quot;:&quot;Cohen&quot;,&quot;given&quot;:&quot;Carla J.&quot;},{&quot;family&quot;:&quot;Rebollo&quot;,&quot;given&quot;:&quot;Rita&quot;},{&quot;family&quot;:&quot;Babovic&quot;,&quot;given&quot;:&quot;Sonja&quot;},{&quot;family&quot;:&quot;Dai&quot;,&quot;given&quot;:&quot;Elizabeth L.&quot;},{&quot;family&quot;:&quot;Robinson&quot;,&quot;given&quot;:&quot;Wendy P.&quot;},{&quot;family&quot;:&quot;Mager&quot;,&quot;given&quot;:&quot;Dixie L.&quot;}],&quot;issued&quot;:{&quot;date-parts&quot;:[[&quot;2011&quot;,10,14]]}}}],&quot;schema&quot;:&quot;https://github.com/citation-style-language/schema/raw/master/csl-citation.json&quot;} RNDl1c1mu1DLk"/><text:span text:style-name="T162">. More interestingly, </text:span><text:span text:style-name="T163">over</text:span><text:span text:style-name="T162"> </text:span><text:span text:style-name="T164">the </text:span><text:span text:style-name="T165">course of cancer</text:span><text:span text:style-name="T162"> evolution</text:span><text:span text:style-name="T164">,</text:span><text:span text:style-name="T162"> </text:span><text:span text:style-name="T164">normally</text:span><text:span text:style-name="T162"> dormant </text:span><text:span text:style-name="T163">TE</text:span><text:span text:style-name="T162"> promoters </text:span><text:span text:style-name="T165">can</text:span><text:span text:style-name="T162"> be exploited </text:span><text:span text:style-name="T163">to express a protooncogene. Such “onco-ex</text:span><text:span text:style-name="T164">aptations”</text:span><text:span text:style-name="T163"> ha</text:span><text:span text:style-name="T166">ve</text:span><text:span text:style-name="T163"> been identified for the expression of </text:span><text:span text:style-name="T64">CSF1R </text:span><text:reference-mark-start text:name="ZOTERO_ITEM CSL_CITATION {&quot;citationID&quot;:&quot;CY4Gbkd0&quot;,&quot;properties&quot;:{&quot;formattedCitation&quot;:&quot;(16)&quot;,&quot;plainCitation&quot;:&quot;(16)&quot;},&quot;citationItems&quot;:[{&quot;id&quot;:741,&quot;uris&quot;:[&quot;http://zotero.org/users/607191/items/2I88ESF9&quot;],&quot;uri&quot;:[&quot;http://zotero.org/users/607191/items/2I88ESF9&quot;],&quot;itemData&quot;:{&quot;id&quot;:741,&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schema&quot;:&quot;https://github.com/citation-style-language/schema/raw/master/csl-citation.json&quot;} RNDKZl8gMNo9c"/><text:span text:style-name="T163">(16)</text:span><text:reference-mark-end text:name="ZOTERO_ITEM CSL_CITATION {&quot;citationID&quot;:&quot;CY4Gbkd0&quot;,&quot;properties&quot;:{&quot;formattedCitation&quot;:&quot;(16)&quot;,&quot;plainCitation&quot;:&quot;(16)&quot;},&quot;citationItems&quot;:[{&quot;id&quot;:741,&quot;uris&quot;:[&quot;http://zotero.org/users/607191/items/2I88ESF9&quot;],&quot;uri&quot;:[&quot;http://zotero.org/users/607191/items/2I88ESF9&quot;],&quot;itemData&quot;:{&quot;id&quot;:741,&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schema&quot;:&quot;https://github.com/citation-style-language/schema/raw/master/csl-citation.json&quot;} RNDKZl8gMNo9c"/><text:span text:style-name="T64"> </text:span><text:span text:style-name="T163">and </text:span><text:span text:style-name="T64">IRF5 </text:span><text:reference-mark-start text:name="ZOTERO_ITEM CSL_CITATION {&quot;citationID&quot;:&quot;3Nf4xvWA&quot;,&quot;properties&quot;:{&quot;formattedCitation&quot;:&quot;(17)&quot;,&quot;plainCitation&quot;:&quot;(17)&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schema&quot;:&quot;https://github.com/citation-style-language/schema/raw/master/csl-citation.json&quot;} RNDUagMAcjksO"/><text:span text:style-name="T163">(17)</text:span><text:reference-mark-end text:name="ZOTERO_ITEM CSL_CITATION {&quot;citationID&quot;:&quot;3Nf4xvWA&quot;,&quot;properties&quot;:{&quot;formattedCitation&quot;:&quot;(17)&quot;,&quot;plainCitation&quot;:&quot;(17)&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schema&quot;:&quot;https://github.com/citation-style-language/schema/raw/master/csl-citation.json&quot;} RNDUagMAcjksO"/><text:span text:style-name="T163"> in </text:span><text:span text:style-name="T167">Hodgkin L</text:span><text:span text:style-name="T163">ymphoma, </text:span><text:span text:style-name="T65">FABP7</text:span><text:span text:style-name="T168"> </text:span><text:reference-mark-start text:name="ZOTERO_ITEM CSL_CITATION {&quot;citationID&quot;:&quot;jd4oogso6&quot;,&quot;properties&quot;:{&quot;formattedCitation&quot;:&quot;(18)&quot;,&quot;plainCitation&quot;:&quot;(18)&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locator&quot;:&quot;7&quot;}],&quot;schema&quot;:&quot;https://github.com/citation-style-language/schema/raw/master/csl-citation.json&quot;} RNDIQFE7azZ80"/><text:span text:style-name="T168">(18)</text:span><text:reference-mark-end text:name="ZOTERO_ITEM CSL_CITATION {&quot;citationID&quot;:&quot;jd4oogso6&quot;,&quot;properties&quot;:{&quot;formattedCitation&quot;:&quot;(18)&quot;,&quot;plainCitation&quot;:&quot;(18)&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locator&quot;:&quot;7&quot;}],&quot;schema&quot;:&quot;https://github.com/citation-style-language/schema/raw/master/csl-citation.json&quot;} RNDIQFE7azZ80"/><text:span text:style-name="T168"> in Diffuse Large B-cell Lymphoma </text:span><text:span text:style-name="T169">and </text:span><text:span text:style-name="T66">ALK</text:span><text:span text:style-name="T169"> in melanoma </text:span><text:reference-mark-start text:name="ZOTERO_ITEM CSL_CITATION {&quot;citationID&quot;:&quot;OLvcCoQW&quot;,&quot;properties&quot;:{&quot;formattedCitation&quot;:&quot;(19)&quot;,&quot;plainCitation&quot;:&quot;(19)&quot;},&quot;citationItems&quot;:[{&quot;id&quot;:1013,&quot;uris&quot;:[&quot;http://zotero.org/users/607191/items/VPTCAMCJ&quot;],&quot;uri&quot;:[&quot;http://zotero.org/users/607191/items/VPTCAMCJ&quot;],&quot;itemData&quot;:{&quot;id&quot;:1013,&quot;type&quot;:&quot;article-journal&quot;,&quot;title&quot;:&quot;Alternative transcription initiation leads to expression of a novel ALK isoform in cancer&quot;,&quot;container-title&quot;:&quot;Nature&quot;,&quot;page&quot;:&quot;453-457&quot;,&quot;volume&quot;:&quot;526&quot;,&quot;issue&quot;:&quot;7573&quot;,&quot;source&quot;:&quot;PubMed&quot;,&quot;abstract&quot;:&quot;Activation of oncogenes by mechanisms other than genetic aberrations such as mutations, translocations, or amplifications is largely undefined. Here we report a novel isoform of the anaplastic lymphoma kinase (ALK) that is expressed in ∼11% of melanomas and sporadically in other human cancer types, but not in normal tissues. The novel ALK transcript initiates from a de novo alternative transcription initiation (ATI) site in ALK intron 19, and was termed ALK(ATI). In ALK(ATI)-expressing tumours, the ATI site is enriched for H3K4me3 and RNA polymerase II, chromatin marks characteristic of active transcription initiation sites. ALK(ATI) is expressed from both ALK alleles, and no recurrent genetic aberrations are found at the ALK locus, indicating that the transcriptional activation is independent of genetic aberrations at the ALK locus. The ALK(ATI) transcript encodes three proteins with molecular weights of 61.1, 60.8 and 58.7 kilodaltons, consisting primarily of the intracellular tyrosine kinase domain. ALK(ATI) stimulates multiple oncogenic signalling pathways, drives growth-factor-independent cell proliferation in vitro, and promotes tumorigenesis in vivo in mouse models. ALK inhibitors can suppress the kinase activity of ALK(ATI), suggesting that patients with ALK(ATI)-expressing tumours may benefit from ALK inhibitors. Our findings suggest a novel mechanism of oncogene activation in cancer through de novo alternative transcription initiation.&quot;,&quot;DOI&quot;:&quot;10.1038/nature15258&quot;,&quot;ISSN&quot;:&quot;1476-4687&quot;,&quot;note&quot;:&quot;PMID: 26444240\nPMCID: PMC4807020&quot;,&quot;journalAbbreviation&quot;:&quot;Nature&quot;,&quot;language&quot;:&quot;eng&quot;,&quot;author&quot;:[{&quot;family&quot;:&quot;Wiesner&quot;,&quot;given&quot;:&quot;Thomas&quot;},{&quot;family&quot;:&quot;Lee&quot;,&quot;given&quot;:&quot;William&quot;},{&quot;family&quot;:&quot;Obenauf&quot;,&quot;given&quot;:&quot;Anna C.&quot;},{&quot;family&quot;:&quot;Ran&quot;,&quot;given&quot;:&quot;Leili&quot;},{&quot;family&quot;:&quot;Murali&quot;,&quot;given&quot;:&quot;Rajmohan&quot;},{&quot;family&quot;:&quot;Zhang&quot;,&quot;given&quot;:&quot;Qi Fan&quot;},{&quot;family&quot;:&quot;Wong&quot;,&quot;given&quot;:&quot;Elissa W. P.&quot;},{&quot;family&quot;:&quot;Hu&quot;,&quot;given&quot;:&quot;Wenhuo&quot;},{&quot;family&quot;:&quot;Scott&quot;,&quot;given&quot;:&quot;Sasinya N.&quot;},{&quot;family&quot;:&quot;Shah&quot;,&quot;given&quot;:&quot;Ronak H.&quot;},{&quot;family&quot;:&quot;Landa&quot;,&quot;given&quot;:&quot;Iñigo&quot;},{&quot;family&quot;:&quot;Button&quot;,&quot;given&quot;:&quot;Julia&quot;},{&quot;family&quot;:&quot;Lailler&quot;,&quot;given&quot;:&quot;Nathalie&quot;},{&quot;family&quot;:&quot;Sboner&quot;,&quot;given&quot;:&quot;Andrea&quot;},{&quot;family&quot;:&quot;Gao&quot;,&quot;given&quot;:&quot;Dong&quot;},{&quot;family&quot;:&quot;Murphy&quot;,&quot;given&quot;:&quot;Devan A.&quot;},{&quot;family&quot;:&quot;Cao&quot;,&quot;given&quot;:&quot;Zhen&quot;},{&quot;family&quot;:&quot;Shukla&quot;,&quot;given&quot;:&quot;Shipra&quot;},{&quot;family&quot;:&quot;Hollmann&quot;,&quot;given&quot;:&quot;Travis J.&quot;},{&quot;family&quot;:&quot;Wang&quot;,&quot;given&quot;:&quot;Lu&quot;},{&quot;family&quot;:&quot;Borsu&quot;,&quot;given&quot;:&quot;Laetitia&quot;},{&quot;family&quot;:&quot;Merghoub&quot;,&quot;given&quot;:&quot;Taha&quot;},{&quot;family&quot;:&quot;Schwartz&quot;,&quot;given&quot;:&quot;Gary K.&quot;},{&quot;family&quot;:&quot;Postow&quot;,&quot;given&quot;:&quot;Michael A.&quot;},{&quot;family&quot;:&quot;Ariyan&quot;,&quot;given&quot;:&quot;Charlotte E.&quot;},{&quot;family&quot;:&quot;Fagin&quot;,&quot;given&quot;:&quot;James A.&quot;},{&quot;family&quot;:&quot;Zheng&quot;,&quot;given&quot;:&quot;Deyou&quot;},{&quot;family&quot;:&quot;Ladanyi&quot;,&quot;given&quot;:&quot;Marc&quot;},{&quot;family&quot;:&quot;Busam&quot;,&quot;given&quot;:&quot;Klaus J.&quot;},{&quot;family&quot;:&quot;Berger&quot;,&quot;given&quot;:&quot;Michael F.&quot;},{&quot;family&quot;:&quot;Chen&quot;,&quot;given&quot;:&quot;Yu&quot;},{&quot;family&quot;:&quot;Chi&quot;,&quot;given&quot;:&quot;Ping&quot;}],&quot;issued&quot;:{&quot;date-parts&quot;:[[&quot;2015&quot;,10,15]]}}}],&quot;schema&quot;:&quot;https://github.com/citation-style-language/schema/raw/master/csl-citation.json&quot;} RNDS3dCmUa9yu"/><text:span text:style-name="T169">(19)</text:span><text:reference-mark-end text:name="ZOTERO_ITEM CSL_CITATION {&quot;citationID&quot;:&quot;OLvcCoQW&quot;,&quot;properties&quot;:{&quot;formattedCitation&quot;:&quot;(19)&quot;,&quot;plainCitation&quot;:&quot;(19)&quot;},&quot;citationItems&quot;:[{&quot;id&quot;:1013,&quot;uris&quot;:[&quot;http://zotero.org/users/607191/items/VPTCAMCJ&quot;],&quot;uri&quot;:[&quot;http://zotero.org/users/607191/items/VPTCAMCJ&quot;],&quot;itemData&quot;:{&quot;id&quot;:1013,&quot;type&quot;:&quot;article-journal&quot;,&quot;title&quot;:&quot;Alternative transcription initiation leads to expression of a novel ALK isoform in cancer&quot;,&quot;container-title&quot;:&quot;Nature&quot;,&quot;page&quot;:&quot;453-457&quot;,&quot;volume&quot;:&quot;526&quot;,&quot;issue&quot;:&quot;7573&quot;,&quot;source&quot;:&quot;PubMed&quot;,&quot;abstract&quot;:&quot;Activation of oncogenes by mechanisms other than genetic aberrations such as mutations, translocations, or amplifications is largely undefined. Here we report a novel isoform of the anaplastic lymphoma kinase (ALK) that is expressed in ∼11% of melanomas and sporadically in other human cancer types, but not in normal tissues. The novel ALK transcript initiates from a de novo alternative transcription initiation (ATI) site in ALK intron 19, and was termed ALK(ATI). In ALK(ATI)-expressing tumours, the ATI site is enriched for H3K4me3 and RNA polymerase II, chromatin marks characteristic of active transcription initiation sites. ALK(ATI) is expressed from both ALK alleles, and no recurrent genetic aberrations are found at the ALK locus, indicating that the transcriptional activation is independent of genetic aberrations at the ALK locus. The ALK(ATI) transcript encodes three proteins with molecular weights of 61.1, 60.8 and 58.7 kilodaltons, consisting primarily of the intracellular tyrosine kinase domain. ALK(ATI) stimulates multiple oncogenic signalling pathways, drives growth-factor-independent cell proliferation in vitro, and promotes tumorigenesis in vivo in mouse models. ALK inhibitors can suppress the kinase activity of ALK(ATI), suggesting that patients with ALK(ATI)-expressing tumours may benefit from ALK inhibitors. Our findings suggest a novel mechanism of oncogene activation in cancer through de novo alternative transcription initiation.&quot;,&quot;DOI&quot;:&quot;10.1038/nature15258&quot;,&quot;ISSN&quot;:&quot;1476-4687&quot;,&quot;note&quot;:&quot;PMID: 26444240\nPMCID: PMC4807020&quot;,&quot;journalAbbreviation&quot;:&quot;Nature&quot;,&quot;language&quot;:&quot;eng&quot;,&quot;author&quot;:[{&quot;family&quot;:&quot;Wiesner&quot;,&quot;given&quot;:&quot;Thomas&quot;},{&quot;family&quot;:&quot;Lee&quot;,&quot;given&quot;:&quot;William&quot;},{&quot;family&quot;:&quot;Obenauf&quot;,&quot;given&quot;:&quot;Anna C.&quot;},{&quot;family&quot;:&quot;Ran&quot;,&quot;given&quot;:&quot;Leili&quot;},{&quot;family&quot;:&quot;Murali&quot;,&quot;given&quot;:&quot;Rajmohan&quot;},{&quot;family&quot;:&quot;Zhang&quot;,&quot;given&quot;:&quot;Qi Fan&quot;},{&quot;family&quot;:&quot;Wong&quot;,&quot;given&quot;:&quot;Elissa W. P.&quot;},{&quot;family&quot;:&quot;Hu&quot;,&quot;given&quot;:&quot;Wenhuo&quot;},{&quot;family&quot;:&quot;Scott&quot;,&quot;given&quot;:&quot;Sasinya N.&quot;},{&quot;family&quot;:&quot;Shah&quot;,&quot;given&quot;:&quot;Ronak H.&quot;},{&quot;family&quot;:&quot;Landa&quot;,&quot;given&quot;:&quot;Iñigo&quot;},{&quot;family&quot;:&quot;Button&quot;,&quot;given&quot;:&quot;Julia&quot;},{&quot;family&quot;:&quot;Lailler&quot;,&quot;given&quot;:&quot;Nathalie&quot;},{&quot;family&quot;:&quot;Sboner&quot;,&quot;given&quot;:&quot;Andrea&quot;},{&quot;family&quot;:&quot;Gao&quot;,&quot;given&quot;:&quot;Dong&quot;},{&quot;family&quot;:&quot;Murphy&quot;,&quot;given&quot;:&quot;Devan A.&quot;},{&quot;family&quot;:&quot;Cao&quot;,&quot;given&quot;:&quot;Zhen&quot;},{&quot;family&quot;:&quot;Shukla&quot;,&quot;given&quot;:&quot;Shipra&quot;},{&quot;family&quot;:&quot;Hollmann&quot;,&quot;given&quot;:&quot;Travis J.&quot;},{&quot;family&quot;:&quot;Wang&quot;,&quot;given&quot;:&quot;Lu&quot;},{&quot;family&quot;:&quot;Borsu&quot;,&quot;given&quot;:&quot;Laetitia&quot;},{&quot;family&quot;:&quot;Merghoub&quot;,&quot;given&quot;:&quot;Taha&quot;},{&quot;family&quot;:&quot;Schwartz&quot;,&quot;given&quot;:&quot;Gary K.&quot;},{&quot;family&quot;:&quot;Postow&quot;,&quot;given&quot;:&quot;Michael A.&quot;},{&quot;family&quot;:&quot;Ariyan&quot;,&quot;given&quot;:&quot;Charlotte E.&quot;},{&quot;family&quot;:&quot;Fagin&quot;,&quot;given&quot;:&quot;James A.&quot;},{&quot;family&quot;:&quot;Zheng&quot;,&quot;given&quot;:&quot;Deyou&quot;},{&quot;family&quot;:&quot;Ladanyi&quot;,&quot;given&quot;:&quot;Marc&quot;},{&quot;family&quot;:&quot;Busam&quot;,&quot;given&quot;:&quot;Klaus J.&quot;},{&quot;family&quot;:&quot;Berger&quot;,&quot;given&quot;:&quot;Michael F.&quot;},{&quot;family&quot;:&quot;Chen&quot;,&quot;given&quot;:&quot;Yu&quot;},{&quot;family&quot;:&quot;Chi&quot;,&quot;given&quot;:&quot;Ping&quot;}],&quot;issued&quot;:{&quot;date-parts&quot;:[[&quot;2015&quot;,10,15]]}}}],&quot;schema&quot;:&quot;https://github.com/citation-style-language/schema/raw/master/csl-citation.json&quot;} RNDS3dCmUa9yu"/> <text:span text:style-name="T169">amongst others </text:span><text:reference-mark-start text:name="ZOTERO_ITEM CSL_CITATION {&quot;citationID&quot;:&quot;HEN8htoJ&quot;,&quot;properties&quot;:{&quot;formattedCitation&quot;:&quot;(20)&quot;,&quot;plainCitation&quot;:&quot;(20)&quot;},&quot;citationItems&quot;:[{&quot;id&quot;:972,&quot;uris&quot;:[&quot;http://zotero.org/users/607191/items/HHAHNE3H&quot;],&quot;uri&quot;:[&quot;http://zotero.org/users/607191/items/HHAHNE3H&quot;],&quot;itemData&quot;:{&quot;id&quot;:972,&quot;type&quot;:&quot;article-journal&quot;,&quot;title&quot;:&quot;Endogenous retroviral promoter exaptation in human cancer&quot;,&quot;container-title&quot;:&quot;Mobile DNA&quot;,&quot;page&quot;:&quot;24&quot;,&quot;volume&quot;:&quot;7&quot;,&quot;source&quot;:&quot;PubMed&quot;,&quot;abstract&quot;:&quot;Cancer arises from a series of genetic and epigenetic changes, which result in abnormal expression or mutational activation of oncogenes, as well as suppression/inactivation of tumor suppressor genes. Aberrant expression of coding genes or long non-coding RNAs (lncRNAs) with oncogenic properties can be caused by translocations, gene amplifications, point mutations or other less characterized mechanisms. One such mechanism is the inappropriate usage of normally dormant, tissue-restricted or cryptic enhancers or promoters that serve to drive oncogenic gene expression. Dispersed across the human genome, endogenous retroviruses (ERVs) provide an enormous reservoir of autonomous gene regulatory modules, some of which have been co-opted by the host during evolution to play important roles in normal regulation of genes and gene networks. This review focuses on the \&quot;dark side\&quot; of such ERV regulatory capacity. Specifically, we discuss a growing number of examples of normally dormant or epigenetically repressed ERVs that have been harnessed to drive oncogenes in human cancer, a process we term onco-exaptation, and we propose potential mechanisms that may underlie this phenomenon.&quot;,&quot;DOI&quot;:&quot;10.1186/s13100-016-0080-x&quot;,&quot;note&quot;:&quot;PMID: 27980689\nPMCID: PMC5134097&quot;,&quot;journalAbbreviation&quot;:&quot;Mob DNA&quot;,&quot;language&quot;:&quot;eng&quot;,&quot;author&quot;:[{&quot;family&quot;:&quot;Babaian&quot;,&quot;given&quot;:&quot;Artem&quot;},{&quot;family&quot;:&quot;Mager&quot;,&quot;given&quot;:&quot;Dixie L.&quot;}],&quot;issued&quot;:{&quot;date-parts&quot;:[[&quot;2016&quot;]]}}}],&quot;schema&quot;:&quot;https://github.com/citation-style-language/schema/raw/master/csl-citation.json&quot;} RNDnvaxwDIinr"/><text:span text:style-name="T169">(20)</text:span><text:reference-mark-end text:name="ZOTERO_ITEM CSL_CITATION {&quot;citationID&quot;:&quot;HEN8htoJ&quot;,&quot;properties&quot;:{&quot;formattedCitation&quot;:&quot;(20)&quot;,&quot;plainCitation&quot;:&quot;(20)&quot;},&quot;citationItems&quot;:[{&quot;id&quot;:972,&quot;uris&quot;:[&quot;http://zotero.org/users/607191/items/HHAHNE3H&quot;],&quot;uri&quot;:[&quot;http://zotero.org/users/607191/items/HHAHNE3H&quot;],&quot;itemData&quot;:{&quot;id&quot;:972,&quot;type&quot;:&quot;article-journal&quot;,&quot;title&quot;:&quot;Endogenous retroviral promoter exaptation in human cancer&quot;,&quot;container-title&quot;:&quot;Mobile DNA&quot;,&quot;page&quot;:&quot;24&quot;,&quot;volume&quot;:&quot;7&quot;,&quot;source&quot;:&quot;PubMed&quot;,&quot;abstract&quot;:&quot;Cancer arises from a series of genetic and epigenetic changes, which result in abnormal expression or mutational activation of oncogenes, as well as suppression/inactivation of tumor suppressor genes. Aberrant expression of coding genes or long non-coding RNAs (lncRNAs) with oncogenic properties can be caused by translocations, gene amplifications, point mutations or other less characterized mechanisms. One such mechanism is the inappropriate usage of normally dormant, tissue-restricted or cryptic enhancers or promoters that serve to drive oncogenic gene expression. Dispersed across the human genome, endogenous retroviruses (ERVs) provide an enormous reservoir of autonomous gene regulatory modules, some of which have been co-opted by the host during evolution to play important roles in normal regulation of genes and gene networks. This review focuses on the \&quot;dark side\&quot; of such ERV regulatory capacity. Specifically, we discuss a growing number of examples of normally dormant or epigenetically repressed ERVs that have been harnessed to drive oncogenes in human cancer, a process we term onco-exaptation, and we propose potential mechanisms that may underlie this phenomenon.&quot;,&quot;DOI&quot;:&quot;10.1186/s13100-016-0080-x&quot;,&quot;note&quot;:&quot;PMID: 27980689\nPMCID: PMC5134097&quot;,&quot;journalAbbreviation&quot;:&quot;Mob DNA&quot;,&quot;language&quot;:&quot;eng&quot;,&quot;author&quot;:[{&quot;family&quot;:&quot;Babaian&quot;,&quot;given&quot;:&quot;Artem&quot;},{&quot;family&quot;:&quot;Mager&quot;,&quot;given&quot;:&quot;Dixie L.&quot;}],&quot;issued&quot;:{&quot;date-parts&quot;:[[&quot;2016&quot;]]}}}],&quot;schema&quot;:&quot;https://github.com/citation-style-language/schema/raw/master/csl-citation.json&quot;} RNDnvaxwDIinr"/><text:span text:style-name="T169">. </text:span><text:span text:style-name="T170">While </text:span><text:span text:style-name="T164">a number of</text:span><text:span text:style-name="T170"> cases of onco-exaptations have been </text:span><text:span text:style-name="T171">documented, the mechanisms underlying these oncogenic events remains largely unexplored.</text:span></text:p>
      <text:p text:style-name="P49"><text:span text:style-name="T172"><text:tab/>It has been proposed that</text:span><text:span text:style-name="T173"> </text:span><text:span text:style-name="T174">TE </text:span><text:span text:style-name="T175">invasion</text:span><text:span text:style-name="T176">s can function </text:span><text:span text:style-name="T174">as evolutionary accelerant</text:span><text:span text:style-name="T177">s, promoting </text:span><text:soft-page-break/><text:span text:style-name="T178">adaptation</text:span><text:span text:style-name="T177"> and correlating with the radiation of species </text:span><text:reference-mark-start text:name="ZOTERO_ITEM CSL_CITATION {&quot;citationID&quot;:&quot;ah094v98sd&quot;,&quot;properties&quot;:{&quot;unsorted&quot;:true,&quot;formattedCitation&quot;:&quot;(21,22)&quot;,&quot;plainCitation&quot;:&quot;(21,22)&quot;},&quot;citationItems&quot;:[{&quot;id&quot;:996,&quot;uris&quot;:[&quot;http://zotero.org/users/607191/items/VSDT8ZEV&quot;],&quot;uri&quot;:[&quot;http://zotero.org/users/607191/items/VSDT8ZEV&quot;],&quot;itemData&quot;:{&quot;id&quot;:996,&quot;type&quot;:&quot;article-journal&quot;,&quot;title&quot;:&quot;Families of transposable elements, population structure and the origin of species&quot;,&quot;container-title&quot;:&quot;Biology Direct&quot;,&quot;page&quot;:&quot;44&quot;,&quot;volume&quot;:&quot;6&quot;,&quot;source&quot;:&quot;BioMed Central&quot;,&quot;abstract&quot;:&quot;Eukaryotic genomes harbor diverse families of repetitive DNA derived from transposable elements (TEs) that are able to replicate and insert into genomic DNA. The biological role of TEs remains unclear, although they have profound mutagenic impact on eukaryotic genomes and the origin of repetitive families often correlates with speciation events. We present a new hypothesis to explain the observed correlations based on classical concepts of population genetics.&quot;,&quot;DOI&quot;:&quot;10.1186/1745-6150-6-44&quot;,&quot;ISSN&quot;:&quot;1745-6150&quot;,&quot;journalAbbreviation&quot;:&quot;Biology Direct&quot;,&quot;author&quot;:[{&quot;family&quot;:&quot;Jurka&quot;,&quot;given&quot;:&quot;Jerzy&quot;},{&quot;family&quot;:&quot;Bao&quot;,&quot;given&quot;:&quot;Weidong&quot;},{&quot;family&quot;:&quot;Kojima&quot;,&quot;given&quot;:&quot;Kenji K.&quot;}],&quot;issued&quot;:{&quot;date-parts&quot;:[[&quot;2011&quot;]]}},&quot;label&quot;:&quot;page&quot;},{&quot;id&quot;:1000,&quot;uris&quot;:[&quot;http://zotero.org/users/607191/items/3AZR88VR&quot;],&quot;uri&quot;:[&quot;http://zotero.org/users/607191/items/3AZR88VR&quot;],&quot;itemData&quot;:{&quot;id&quot;:1000,&quot;type&quot;:&quot;article-journal&quot;,&quot;title&quot;:&quot;Gibbon genome and the fast karyotype evolution of small apes&quot;,&quot;container-title&quot;:&quot;Nature&quot;,&quot;page&quot;:&quot;195-201&quot;,&quot;volume&quot;:&quot;513&quot;,&quot;issue&quot;:&quot;7517&quot;,&quot;source&quot;:&quot;www.nature.com&quot;,&quot;abstract&quot;:&quot;Gibbons are small arboreal apes that display an accelerated rate of evolutionary chromosomal rearrangement and occupy a key node in the primate phylogeny between Old World monkeys and great apes. Here we present the assembly and analysis of a northern white-cheeked gibbon (Nomascus leucogenys) genome. We describe the propensity for a gibbon-specific retrotransposon (LAVA) to insert into chromosome segregation genes and alter transcription by providing a premature termination site, suggesting a possible molecular mechanism for the genome plasticity of the gibbon lineage. We further show that the gibbon genera (Nomascus, Hylobates, Hoolock and Symphalangus) experienced a near-instantaneous radiation ~5 million years ago, coincident with major geographical changes in southeast Asia that caused cycles of habitat compression and expansion. Finally, we identify signatures of positive selection in genes important for forelimb development (TBX5) and connective tissues (COL1A1) that may have been involved in the adaptation of gibbons to their arboreal habitat.&quot;,&quot;DOI&quot;:&quot;10.1038/nature13679&quot;,&quot;ISSN&quot;:&quot;0028-0836&quot;,&quot;journalAbbreviation&quot;:&quot;Nature&quot;,&quot;language&quot;:&quot;en&quot;,&quot;author&quot;:[{&quot;family&quot;:&quot;Carbone&quot;,&quot;given&quot;:&quot;Lucia&quot;},{&quot;family&quot;:&quot;Alan Harris&quot;,&quot;given&quot;:&quot;R.&quot;},{&quot;family&quot;:&quot;Gnerre&quot;,&quot;given&quot;:&quot;Sante&quot;},{&quot;family&quot;:&quot;Veeramah&quot;,&quot;given&quot;:&quot;Krishna R.&quot;},{&quot;family&quot;:&quot;Lorente-Galdos&quot;,&quot;given&quot;:&quot;Belen&quot;},{&quot;family&quot;:&quot;Huddleston&quot;,&quot;given&quot;:&quot;John&quot;},{&quot;family&quot;:&quot;Meyer&quot;,&quot;given&quot;:&quot;Thomas J.&quot;},{&quot;family&quot;:&quot;Herrero&quot;,&quot;given&quot;:&quot;Javier&quot;},{&quot;family&quot;:&quot;Roos&quot;,&quot;given&quot;:&quot;Christian&quot;},{&quot;family&quot;:&quot;Aken&quot;,&quot;given&quot;:&quot;Bronwen&quot;},{&quot;family&quot;:&quot;Anaclerio&quot;,&quot;given&quot;:&quot;Fabio&quot;},{&quot;family&quot;:&quot;Archidiacono&quot;,&quot;given&quot;:&quot;Nicoletta&quot;},{&quot;family&quot;:&quot;Baker&quot;,&quot;given&quot;:&quot;Carl&quot;},{&quot;family&quot;:&quot;Barrell&quot;,&quot;given&quot;:&quot;Daniel&quot;},{&quot;family&quot;:&quot;Batzer&quot;,&quot;given&quot;:&quot;Mark A.&quot;},{&quot;family&quot;:&quot;Beal&quot;,&quot;given&quot;:&quot;Kathryn&quot;},{&quot;family&quot;:&quot;Blancher&quot;,&quot;given&quot;:&quot;Antoine&quot;},{&quot;family&quot;:&quot;Bohrson&quot;,&quot;given&quot;:&quot;Craig L.&quot;},{&quot;family&quot;:&quot;Brameier&quot;,&quot;given&quot;:&quot;Markus&quot;},{&quot;family&quot;:&quot;Campbell&quot;,&quot;given&quot;:&quot;Michael S.&quot;},{&quot;family&quot;:&quot;Capozzi&quot;,&quot;given&quot;:&quot;Oronzo&quot;},{&quot;family&quot;:&quot;Casola&quot;,&quot;given&quot;:&quot;Claudio&quot;},{&quot;family&quot;:&quot;Chiatante&quot;,&quot;given&quot;:&quot;Giorgia&quot;},{&quot;family&quot;:&quot;Cree&quot;,&quot;given&quot;:&quot;Andrew&quot;},{&quot;family&quot;:&quot;Damert&quot;,&quot;given&quot;:&quot;Annette&quot;},{&quot;family&quot;:&quot;Jong&quot;,&quot;given&quot;:&quot;Pieter J.&quot;,&quot;non-dropping-particle&quot;:&quot;de&quot;},{&quot;family&quot;:&quot;Dumas&quot;,&quot;given&quot;:&quot;Laura&quot;},{&quot;family&quot;:&quot;Fernandez-Callejo&quot;,&quot;given&quot;:&quot;Marcos&quot;},{&quot;family&quot;:&quot;Flicek&quot;,&quot;given&quot;:&quot;Paul&quot;},{&quot;family&quot;:&quot;Fuchs&quot;,&quot;given&quot;:&quot;Nina V.&quot;},{&quot;family&quot;:&quot;Gut&quot;,&quot;given&quot;:&quot;Ivo&quot;},{&quot;family&quot;:&quot;Gut&quot;,&quot;given&quot;:&quot;Marta&quot;},{&quot;family&quot;:&quot;Hahn&quot;,&quot;given&quot;:&quot;Matthew W.&quot;},{&quot;family&quot;:&quot;Hernandez-Rodriguez&quot;,&quot;given&quot;:&quot;Jessica&quot;},{&quot;family&quot;:&quot;Hillier&quot;,&quot;given&quot;:&quot;LaDeana W.&quot;},{&quot;family&quot;:&quot;Hubley&quot;,&quot;given&quot;:&quot;Robert&quot;},{&quot;family&quot;:&quot;Ianc&quot;,&quot;given&quot;:&quot;Bianca&quot;},{&quot;family&quot;:&quot;Izsvák&quot;,&quot;given&quot;:&quot;Zsuzsanna&quot;},{&quot;family&quot;:&quot;Jablonski&quot;,&quot;given&quot;:&quot;Nina G.&quot;},{&quot;family&quot;:&quot;Johnstone&quot;,&quot;given&quot;:&quot;Laurel M.&quot;},{&quot;family&quot;:&quot;Karimpour-Fard&quot;,&quot;given&quot;:&quot;Anis&quot;},{&quot;family&quot;:&quot;Konkel&quot;,&quot;given&quot;:&quot;Miriam K.&quot;},{&quot;family&quot;:&quot;Kostka&quot;,&quot;given&quot;:&quot;Dennis&quot;},{&quot;family&quot;:&quot;Lazar&quot;,&quot;given&quot;:&quot;Nathan H.&quot;},{&quot;family&quot;:&quot;Lee&quot;,&quot;given&quot;:&quot;Sandra L.&quot;},{&quot;family&quot;:&quot;Lewis&quot;,&quot;given&quot;:&quot;Lora R.&quot;},{&quot;family&quot;:&quot;Liu&quot;,&quot;given&quot;:&quot;Yue&quot;},{&quot;family&quot;:&quot;Locke&quot;,&quot;given&quot;:&quot;Devin P.&quot;},{&quot;family&quot;:&quot;Mallick&quot;,&quot;given&quot;:&quot;Swapan&quot;},{&quot;family&quot;:&quot;Mendez&quot;,&quot;given&quot;:&quot;Fernando L.&quot;},{&quot;family&quot;:&quot;Muffato&quot;,&quot;given&quot;:&quot;Matthieu&quot;},{&quot;family&quot;:&quot;Nazareth&quot;,&quot;given&quot;:&quot;Lynne V.&quot;},{&quot;family&quot;:&quot;Nevonen&quot;,&quot;given&quot;:&quot;Kimberly A.&quot;},{&quot;family&quot;:&quot;O’Bleness&quot;,&quot;given&quot;:&quot;Majesta&quot;},{&quot;family&quot;:&quot;Ochis&quot;,&quot;given&quot;:&quot;Cornelia&quot;},{&quot;family&quot;:&quot;Odom&quot;,&quot;given&quot;:&quot;Duncan T.&quot;},{&quot;family&quot;:&quot;Pollard&quot;,&quot;given&quot;:&quot;Katherine S.&quot;},{&quot;family&quot;:&quot;Quilez&quot;,&quot;given&quot;:&quot;Javier&quot;},{&quot;family&quot;:&quot;Reich&quot;,&quot;given&quot;:&quot;David&quot;},{&quot;family&quot;:&quot;Rocchi&quot;,&quot;given&quot;:&quot;Mariano&quot;},{&quot;family&quot;:&quot;Schumann&quot;,&quot;given&quot;:&quot;Gerald G.&quot;},{&quot;family&quot;:&quot;Searle&quot;,&quot;given&quot;:&quot;Stephen&quot;},{&quot;family&quot;:&quot;Sikela&quot;,&quot;given&quot;:&quot;James M.&quot;},{&quot;family&quot;:&quot;Skollar&quot;,&quot;given&quot;:&quot;Gabriella&quot;},{&quot;family&quot;:&quot;Smit&quot;,&quot;given&quot;:&quot;Arian&quot;},{&quot;family&quot;:&quot;Sonmez&quot;,&quot;given&quot;:&quot;Kemal&quot;},{&quot;family&quot;:&quot;Hallers&quot;,&quot;given&quot;:&quot;Boudewijn&quot;,&quot;dropping-particle&quot;:&quot;ten&quot;},{&quot;family&quot;:&quot;Terhune&quot;,&quot;given&quot;:&quot;Elizabeth&quot;},{&quot;family&quot;:&quot;Thomas&quot;,&quot;given&quot;:&quot;Gregg W. C.&quot;},{&quot;family&quot;:&quot;Ullmer&quot;,&quot;given&quot;:&quot;Brygg&quot;},{&quot;family&quot;:&quot;Ventura&quot;,&quot;given&quot;:&quot;Mario&quot;},{&quot;family&quot;:&quot;Walker&quot;,&quot;given&quot;:&quot;Jerilyn A.&quot;},{&quot;family&quot;:&quot;Wall&quot;,&quot;given&quot;:&quot;Jeffrey D.&quot;},{&quot;family&quot;:&quot;Walter&quot;,&quot;given&quot;:&quot;Lutz&quot;},{&quot;family&quot;:&quot;Ward&quot;,&quot;given&quot;:&quot;Michelle C.&quot;},{&quot;family&quot;:&quot;Wheelan&quot;,&quot;given&quot;:&quot;Sarah J.&quot;},{&quot;family&quot;:&quot;Whelan&quot;,&quot;given&quot;:&quot;Christopher W.&quot;},{&quot;family&quot;:&quot;White&quot;,&quot;given&quot;:&quot;Simon&quot;},{&quot;family&quot;:&quot;Wilhelm&quot;,&quot;given&quot;:&quot;Larry J.&quot;},{&quot;family&quot;:&quot;Woerner&quot;,&quot;given&quot;:&quot;August E.&quot;},{&quot;family&quot;:&quot;Yandell&quot;,&quot;given&quot;:&quot;Mark&quot;},{&quot;family&quot;:&quot;Zhu&quot;,&quot;given&quot;:&quot;Baoli&quot;},{&quot;family&quot;:&quot;Hammer&quot;,&quot;given&quot;:&quot;Michael F.&quot;},{&quot;family&quot;:&quot;Marques-Bonet&quot;,&quot;given&quot;:&quot;Tomas&quot;},{&quot;family&quot;:&quot;Eichler&quot;,&quot;given&quot;:&quot;Evan E.&quot;},{&quot;family&quot;:&quot;Fulton&quot;,&quot;given&quot;:&quot;Lucinda&quot;},{&quot;family&quot;:&quot;Fronick&quot;,&quot;given&quot;:&quot;Catrina&quot;},{&quot;family&quot;:&quot;Muzny&quot;,&quot;given&quot;:&quot;Donna M.&quot;},{&quot;family&quot;:&quot;Warren&quot;,&quot;given&quot;:&quot;Wesley C.&quot;},{&quot;family&quot;:&quot;Worley&quot;,&quot;given&quot;:&quot;Kim C.&quot;},{&quot;family&quot;:&quot;Rogers&quot;,&quot;given&quot;:&quot;Jeffrey&quot;},{&quot;family&quot;:&quot;Wilson&quot;,&quot;given&quot;:&quot;Richard K.&quot;},{&quot;family&quot;:&quot;Gibbs&quot;,&quot;given&quot;:&quot;Richard A.&quot;}],&quot;issued&quot;:{&quot;date-parts&quot;:[[&quot;2014&quot;,9,11]]}},&quot;label&quot;:&quot;page&quot;}],&quot;schema&quot;:&quot;https://github.com/citation-style-language/schema/raw/master/csl-citation.json&quot;} RNDuUvRext5nQ"/><text:span text:style-name="T177">(21,22)</text:span><text:reference-mark-end text:name="ZOTERO_ITEM CSL_CITATION {&quot;citationID&quot;:&quot;ah094v98sd&quot;,&quot;properties&quot;:{&quot;unsorted&quot;:true,&quot;formattedCitation&quot;:&quot;(21,22)&quot;,&quot;plainCitation&quot;:&quot;(21,22)&quot;},&quot;citationItems&quot;:[{&quot;id&quot;:996,&quot;uris&quot;:[&quot;http://zotero.org/users/607191/items/VSDT8ZEV&quot;],&quot;uri&quot;:[&quot;http://zotero.org/users/607191/items/VSDT8ZEV&quot;],&quot;itemData&quot;:{&quot;id&quot;:996,&quot;type&quot;:&quot;article-journal&quot;,&quot;title&quot;:&quot;Families of transposable elements, population structure and the origin of species&quot;,&quot;container-title&quot;:&quot;Biology Direct&quot;,&quot;page&quot;:&quot;44&quot;,&quot;volume&quot;:&quot;6&quot;,&quot;source&quot;:&quot;BioMed Central&quot;,&quot;abstract&quot;:&quot;Eukaryotic genomes harbor diverse families of repetitive DNA derived from transposable elements (TEs) that are able to replicate and insert into genomic DNA. The biological role of TEs remains unclear, although they have profound mutagenic impact on eukaryotic genomes and the origin of repetitive families often correlates with speciation events. We present a new hypothesis to explain the observed correlations based on classical concepts of population genetics.&quot;,&quot;DOI&quot;:&quot;10.1186/1745-6150-6-44&quot;,&quot;ISSN&quot;:&quot;1745-6150&quot;,&quot;journalAbbreviation&quot;:&quot;Biology Direct&quot;,&quot;author&quot;:[{&quot;family&quot;:&quot;Jurka&quot;,&quot;given&quot;:&quot;Jerzy&quot;},{&quot;family&quot;:&quot;Bao&quot;,&quot;given&quot;:&quot;Weidong&quot;},{&quot;family&quot;:&quot;Kojima&quot;,&quot;given&quot;:&quot;Kenji K.&quot;}],&quot;issued&quot;:{&quot;date-parts&quot;:[[&quot;2011&quot;]]}},&quot;label&quot;:&quot;page&quot;},{&quot;id&quot;:1000,&quot;uris&quot;:[&quot;http://zotero.org/users/607191/items/3AZR88VR&quot;],&quot;uri&quot;:[&quot;http://zotero.org/users/607191/items/3AZR88VR&quot;],&quot;itemData&quot;:{&quot;id&quot;:1000,&quot;type&quot;:&quot;article-journal&quot;,&quot;title&quot;:&quot;Gibbon genome and the fast karyotype evolution of small apes&quot;,&quot;container-title&quot;:&quot;Nature&quot;,&quot;page&quot;:&quot;195-201&quot;,&quot;volume&quot;:&quot;513&quot;,&quot;issue&quot;:&quot;7517&quot;,&quot;source&quot;:&quot;www.nature.com&quot;,&quot;abstract&quot;:&quot;Gibbons are small arboreal apes that display an accelerated rate of evolutionary chromosomal rearrangement and occupy a key node in the primate phylogeny between Old World monkeys and great apes. Here we present the assembly and analysis of a northern white-cheeked gibbon (Nomascus leucogenys) genome. We describe the propensity for a gibbon-specific retrotransposon (LAVA) to insert into chromosome segregation genes and alter transcription by providing a premature termination site, suggesting a possible molecular mechanism for the genome plasticity of the gibbon lineage. We further show that the gibbon genera (Nomascus, Hylobates, Hoolock and Symphalangus) experienced a near-instantaneous radiation ~5 million years ago, coincident with major geographical changes in southeast Asia that caused cycles of habitat compression and expansion. Finally, we identify signatures of positive selection in genes important for forelimb development (TBX5) and connective tissues (COL1A1) that may have been involved in the adaptation of gibbons to their arboreal habitat.&quot;,&quot;DOI&quot;:&quot;10.1038/nature13679&quot;,&quot;ISSN&quot;:&quot;0028-0836&quot;,&quot;journalAbbreviation&quot;:&quot;Nature&quot;,&quot;language&quot;:&quot;en&quot;,&quot;author&quot;:[{&quot;family&quot;:&quot;Carbone&quot;,&quot;given&quot;:&quot;Lucia&quot;},{&quot;family&quot;:&quot;Alan Harris&quot;,&quot;given&quot;:&quot;R.&quot;},{&quot;family&quot;:&quot;Gnerre&quot;,&quot;given&quot;:&quot;Sante&quot;},{&quot;family&quot;:&quot;Veeramah&quot;,&quot;given&quot;:&quot;Krishna R.&quot;},{&quot;family&quot;:&quot;Lorente-Galdos&quot;,&quot;given&quot;:&quot;Belen&quot;},{&quot;family&quot;:&quot;Huddleston&quot;,&quot;given&quot;:&quot;John&quot;},{&quot;family&quot;:&quot;Meyer&quot;,&quot;given&quot;:&quot;Thomas J.&quot;},{&quot;family&quot;:&quot;Herrero&quot;,&quot;given&quot;:&quot;Javier&quot;},{&quot;family&quot;:&quot;Roos&quot;,&quot;given&quot;:&quot;Christian&quot;},{&quot;family&quot;:&quot;Aken&quot;,&quot;given&quot;:&quot;Bronwen&quot;},{&quot;family&quot;:&quot;Anaclerio&quot;,&quot;given&quot;:&quot;Fabio&quot;},{&quot;family&quot;:&quot;Archidiacono&quot;,&quot;given&quot;:&quot;Nicoletta&quot;},{&quot;family&quot;:&quot;Baker&quot;,&quot;given&quot;:&quot;Carl&quot;},{&quot;family&quot;:&quot;Barrell&quot;,&quot;given&quot;:&quot;Daniel&quot;},{&quot;family&quot;:&quot;Batzer&quot;,&quot;given&quot;:&quot;Mark A.&quot;},{&quot;family&quot;:&quot;Beal&quot;,&quot;given&quot;:&quot;Kathryn&quot;},{&quot;family&quot;:&quot;Blancher&quot;,&quot;given&quot;:&quot;Antoine&quot;},{&quot;family&quot;:&quot;Bohrson&quot;,&quot;given&quot;:&quot;Craig L.&quot;},{&quot;family&quot;:&quot;Brameier&quot;,&quot;given&quot;:&quot;Markus&quot;},{&quot;family&quot;:&quot;Campbell&quot;,&quot;given&quot;:&quot;Michael S.&quot;},{&quot;family&quot;:&quot;Capozzi&quot;,&quot;given&quot;:&quot;Oronzo&quot;},{&quot;family&quot;:&quot;Casola&quot;,&quot;given&quot;:&quot;Claudio&quot;},{&quot;family&quot;:&quot;Chiatante&quot;,&quot;given&quot;:&quot;Giorgia&quot;},{&quot;family&quot;:&quot;Cree&quot;,&quot;given&quot;:&quot;Andrew&quot;},{&quot;family&quot;:&quot;Damert&quot;,&quot;given&quot;:&quot;Annette&quot;},{&quot;family&quot;:&quot;Jong&quot;,&quot;given&quot;:&quot;Pieter J.&quot;,&quot;non-dropping-particle&quot;:&quot;de&quot;},{&quot;family&quot;:&quot;Dumas&quot;,&quot;given&quot;:&quot;Laura&quot;},{&quot;family&quot;:&quot;Fernandez-Callejo&quot;,&quot;given&quot;:&quot;Marcos&quot;},{&quot;family&quot;:&quot;Flicek&quot;,&quot;given&quot;:&quot;Paul&quot;},{&quot;family&quot;:&quot;Fuchs&quot;,&quot;given&quot;:&quot;Nina V.&quot;},{&quot;family&quot;:&quot;Gut&quot;,&quot;given&quot;:&quot;Ivo&quot;},{&quot;family&quot;:&quot;Gut&quot;,&quot;given&quot;:&quot;Marta&quot;},{&quot;family&quot;:&quot;Hahn&quot;,&quot;given&quot;:&quot;Matthew W.&quot;},{&quot;family&quot;:&quot;Hernandez-Rodriguez&quot;,&quot;given&quot;:&quot;Jessica&quot;},{&quot;family&quot;:&quot;Hillier&quot;,&quot;given&quot;:&quot;LaDeana W.&quot;},{&quot;family&quot;:&quot;Hubley&quot;,&quot;given&quot;:&quot;Robert&quot;},{&quot;family&quot;:&quot;Ianc&quot;,&quot;given&quot;:&quot;Bianca&quot;},{&quot;family&quot;:&quot;Izsvák&quot;,&quot;given&quot;:&quot;Zsuzsanna&quot;},{&quot;family&quot;:&quot;Jablonski&quot;,&quot;given&quot;:&quot;Nina G.&quot;},{&quot;family&quot;:&quot;Johnstone&quot;,&quot;given&quot;:&quot;Laurel M.&quot;},{&quot;family&quot;:&quot;Karimpour-Fard&quot;,&quot;given&quot;:&quot;Anis&quot;},{&quot;family&quot;:&quot;Konkel&quot;,&quot;given&quot;:&quot;Miriam K.&quot;},{&quot;family&quot;:&quot;Kostka&quot;,&quot;given&quot;:&quot;Dennis&quot;},{&quot;family&quot;:&quot;Lazar&quot;,&quot;given&quot;:&quot;Nathan H.&quot;},{&quot;family&quot;:&quot;Lee&quot;,&quot;given&quot;:&quot;Sandra L.&quot;},{&quot;family&quot;:&quot;Lewis&quot;,&quot;given&quot;:&quot;Lora R.&quot;},{&quot;family&quot;:&quot;Liu&quot;,&quot;given&quot;:&quot;Yue&quot;},{&quot;family&quot;:&quot;Locke&quot;,&quot;given&quot;:&quot;Devin P.&quot;},{&quot;family&quot;:&quot;Mallick&quot;,&quot;given&quot;:&quot;Swapan&quot;},{&quot;family&quot;:&quot;Mendez&quot;,&quot;given&quot;:&quot;Fernando L.&quot;},{&quot;family&quot;:&quot;Muffato&quot;,&quot;given&quot;:&quot;Matthieu&quot;},{&quot;family&quot;:&quot;Nazareth&quot;,&quot;given&quot;:&quot;Lynne V.&quot;},{&quot;family&quot;:&quot;Nevonen&quot;,&quot;given&quot;:&quot;Kimberly A.&quot;},{&quot;family&quot;:&quot;O’Bleness&quot;,&quot;given&quot;:&quot;Majesta&quot;},{&quot;family&quot;:&quot;Ochis&quot;,&quot;given&quot;:&quot;Cornelia&quot;},{&quot;family&quot;:&quot;Odom&quot;,&quot;given&quot;:&quot;Duncan T.&quot;},{&quot;family&quot;:&quot;Pollard&quot;,&quot;given&quot;:&quot;Katherine S.&quot;},{&quot;family&quot;:&quot;Quilez&quot;,&quot;given&quot;:&quot;Javier&quot;},{&quot;family&quot;:&quot;Reich&quot;,&quot;given&quot;:&quot;David&quot;},{&quot;family&quot;:&quot;Rocchi&quot;,&quot;given&quot;:&quot;Mariano&quot;},{&quot;family&quot;:&quot;Schumann&quot;,&quot;given&quot;:&quot;Gerald G.&quot;},{&quot;family&quot;:&quot;Searle&quot;,&quot;given&quot;:&quot;Stephen&quot;},{&quot;family&quot;:&quot;Sikela&quot;,&quot;given&quot;:&quot;James M.&quot;},{&quot;family&quot;:&quot;Skollar&quot;,&quot;given&quot;:&quot;Gabriella&quot;},{&quot;family&quot;:&quot;Smit&quot;,&quot;given&quot;:&quot;Arian&quot;},{&quot;family&quot;:&quot;Sonmez&quot;,&quot;given&quot;:&quot;Kemal&quot;},{&quot;family&quot;:&quot;Hallers&quot;,&quot;given&quot;:&quot;Boudewijn&quot;,&quot;dropping-particle&quot;:&quot;ten&quot;},{&quot;family&quot;:&quot;Terhune&quot;,&quot;given&quot;:&quot;Elizabeth&quot;},{&quot;family&quot;:&quot;Thomas&quot;,&quot;given&quot;:&quot;Gregg W. C.&quot;},{&quot;family&quot;:&quot;Ullmer&quot;,&quot;given&quot;:&quot;Brygg&quot;},{&quot;family&quot;:&quot;Ventura&quot;,&quot;given&quot;:&quot;Mario&quot;},{&quot;family&quot;:&quot;Walker&quot;,&quot;given&quot;:&quot;Jerilyn A.&quot;},{&quot;family&quot;:&quot;Wall&quot;,&quot;given&quot;:&quot;Jeffrey D.&quot;},{&quot;family&quot;:&quot;Walter&quot;,&quot;given&quot;:&quot;Lutz&quot;},{&quot;family&quot;:&quot;Ward&quot;,&quot;given&quot;:&quot;Michelle C.&quot;},{&quot;family&quot;:&quot;Wheelan&quot;,&quot;given&quot;:&quot;Sarah J.&quot;},{&quot;family&quot;:&quot;Whelan&quot;,&quot;given&quot;:&quot;Christopher W.&quot;},{&quot;family&quot;:&quot;White&quot;,&quot;given&quot;:&quot;Simon&quot;},{&quot;family&quot;:&quot;Wilhelm&quot;,&quot;given&quot;:&quot;Larry J.&quot;},{&quot;family&quot;:&quot;Woerner&quot;,&quot;given&quot;:&quot;August E.&quot;},{&quot;family&quot;:&quot;Yandell&quot;,&quot;given&quot;:&quot;Mark&quot;},{&quot;family&quot;:&quot;Zhu&quot;,&quot;given&quot;:&quot;Baoli&quot;},{&quot;family&quot;:&quot;Hammer&quot;,&quot;given&quot;:&quot;Michael F.&quot;},{&quot;family&quot;:&quot;Marques-Bonet&quot;,&quot;given&quot;:&quot;Tomas&quot;},{&quot;family&quot;:&quot;Eichler&quot;,&quot;given&quot;:&quot;Evan E.&quot;},{&quot;family&quot;:&quot;Fulton&quot;,&quot;given&quot;:&quot;Lucinda&quot;},{&quot;family&quot;:&quot;Fronick&quot;,&quot;given&quot;:&quot;Catrina&quot;},{&quot;family&quot;:&quot;Muzny&quot;,&quot;given&quot;:&quot;Donna M.&quot;},{&quot;family&quot;:&quot;Warren&quot;,&quot;given&quot;:&quot;Wesley C.&quot;},{&quot;family&quot;:&quot;Worley&quot;,&quot;given&quot;:&quot;Kim C.&quot;},{&quot;family&quot;:&quot;Rogers&quot;,&quot;given&quot;:&quot;Jeffrey&quot;},{&quot;family&quot;:&quot;Wilson&quot;,&quot;given&quot;:&quot;Richard K.&quot;},{&quot;family&quot;:&quot;Gibbs&quot;,&quot;given&quot;:&quot;Richard A.&quot;}],&quot;issued&quot;:{&quot;date-parts&quot;:[[&quot;2014&quot;,9,11]]}},&quot;label&quot;:&quot;page&quot;}],&quot;schema&quot;:&quot;https://github.com/citation-style-language/schema/raw/master/csl-citation.json&quot;} RNDuUvRext5nQ"/><text:span text:style-name="T174"> and therefore there is a significant interest in understanding the extent </text:span><text:span text:style-name="T179">and evolution</text:span><text:span text:style-name="T180">ary </text:span><text:span text:style-name="T147">mechanisms</text:span><text:span text:style-name="T180"> </text:span><text:span text:style-name="T181">by</text:span><text:span text:style-name="T179"> which</text:span><text:span text:style-name="T174"> TEs contribute to a cell's transcriptom</text:span><text:span text:style-name="T340">e. </text:span><text:span text:style-name="T319">Previous transcriptome-wide studies </text:span><text:span text:style-name="T323">designed </text:span><text:span text:style-name="T319">to detect TE-derived promoters have analyzed annotated mRNAs </text:span><text:reference-mark-start text:name="ZOTERO_ITEM CSL_CITATION {&quot;citationID&quot;:&quot;12tcf634cq&quot;,&quot;properties&quot;:{&quot;formattedCitation&quot;:&quot;(23)&quot;,&quot;plainCitation&quot;:&quot;(23)&quot;},&quot;citationItems&quot;:[{&quot;id&quot;:758,&quot;uris&quot;:[&quot;http://zotero.org/users/607191/items/ETM27XVM&quot;],&quot;uri&quot;:[&quot;http://zotero.org/users/607191/items/ETM27XVM&quot;],&quot;itemData&quot;:{&quot;id&quot;:758,&quot;type&quot;:&quot;article-journal&quot;,&quot;title&quot;:&quot;Transposable elements in mammals promote regulatory variation and diversification of genes with specialized functions&quot;,&quot;container-title&quot;:&quot;Trends in genetics: TIG&quot;,&quot;page&quot;:&quot;530-536&quot;,&quot;volume&quot;:&quot;19&quot;,&quot;issue&quot;:&quot;10&quot;,&quot;source&quot;:&quot;PubMed&quot;,&quot;abstract&quot;:&quot;Nearly half of mammalian genomes are derived from ancient transposable elements (TEs). We analyzed the prevalence of TEs in untranslated regions of human and mouse mRNAs and found evidence suggesting that TEs affect the expression of many genes through the donation of transcriptional regulatory signals. Furthermore, we found that recently expanded gene classes, such as those involved in immunity or response to external stimuli, have transcripts enriched in TEs, whereas TEs are excluded from mRNAs of highly conserved genes with basic functions in development or metabolism. These results support the view that TEs have played a significant role in the diversification and evolution of mammalian genes.&quot;,&quot;DOI&quot;:&quot;10.1016/j.tig.2003.08.004&quot;,&quot;ISSN&quot;:&quot;0168-9525&quot;,&quot;note&quot;:&quot;PMID: 14550626&quot;,&quot;journalAbbreviation&quot;:&quot;Trends Genet.&quot;,&quot;language&quot;:&quot;eng&quot;,&quot;author&quot;:[{&quot;family&quot;:&quot;Lagemaat&quot;,&quot;given&quot;:&quot;Louie N.&quot;,&quot;non-dropping-particle&quot;:&quot;van de&quot;},{&quot;family&quot;:&quot;Landry&quot;,&quot;given&quot;:&quot;Josette-Renée&quot;},{&quot;family&quot;:&quot;Mager&quot;,&quot;given&quot;:&quot;Dixie L.&quot;},{&quot;family&quot;:&quot;Medstrand&quot;,&quot;given&quot;:&quot;Patrik&quot;}],&quot;issued&quot;:{&quot;date-parts&quot;:[[&quot;2003&quot;,10]]}}}],&quot;schema&quot;:&quot;https://github.com/citation-style-language/schema/raw/master/csl-citation.json&quot;} RNDG7XsYWVhyl"/><text:span text:style-name="T319">(23)</text:span><text:reference-mark-end text:name="ZOTERO_ITEM CSL_CITATION {&quot;citationID&quot;:&quot;12tcf634cq&quot;,&quot;properties&quot;:{&quot;formattedCitation&quot;:&quot;(23)&quot;,&quot;plainCitation&quot;:&quot;(23)&quot;},&quot;citationItems&quot;:[{&quot;id&quot;:758,&quot;uris&quot;:[&quot;http://zotero.org/users/607191/items/ETM27XVM&quot;],&quot;uri&quot;:[&quot;http://zotero.org/users/607191/items/ETM27XVM&quot;],&quot;itemData&quot;:{&quot;id&quot;:758,&quot;type&quot;:&quot;article-journal&quot;,&quot;title&quot;:&quot;Transposable elements in mammals promote regulatory variation and diversification of genes with specialized functions&quot;,&quot;container-title&quot;:&quot;Trends in genetics: TIG&quot;,&quot;page&quot;:&quot;530-536&quot;,&quot;volume&quot;:&quot;19&quot;,&quot;issue&quot;:&quot;10&quot;,&quot;source&quot;:&quot;PubMed&quot;,&quot;abstract&quot;:&quot;Nearly half of mammalian genomes are derived from ancient transposable elements (TEs). We analyzed the prevalence of TEs in untranslated regions of human and mouse mRNAs and found evidence suggesting that TEs affect the expression of many genes through the donation of transcriptional regulatory signals. Furthermore, we found that recently expanded gene classes, such as those involved in immunity or response to external stimuli, have transcripts enriched in TEs, whereas TEs are excluded from mRNAs of highly conserved genes with basic functions in development or metabolism. These results support the view that TEs have played a significant role in the diversification and evolution of mammalian genes.&quot;,&quot;DOI&quot;:&quot;10.1016/j.tig.2003.08.004&quot;,&quot;ISSN&quot;:&quot;0168-9525&quot;,&quot;note&quot;:&quot;PMID: 14550626&quot;,&quot;journalAbbreviation&quot;:&quot;Trends Genet.&quot;,&quot;language&quot;:&quot;eng&quot;,&quot;author&quot;:[{&quot;family&quot;:&quot;Lagemaat&quot;,&quot;given&quot;:&quot;Louie N.&quot;,&quot;non-dropping-particle&quot;:&quot;van de&quot;},{&quot;family&quot;:&quot;Landry&quot;,&quot;given&quot;:&quot;Josette-Renée&quot;},{&quot;family&quot;:&quot;Mager&quot;,&quot;given&quot;:&quot;Dixie L.&quot;},{&quot;family&quot;:&quot;Medstrand&quot;,&quot;given&quot;:&quot;Patrik&quot;}],&quot;issued&quot;:{&quot;date-parts&quot;:[[&quot;2003&quot;,10]]}}}],&quot;schema&quot;:&quot;https://github.com/citation-style-language/schema/raw/master/csl-citation.json&quot;} RNDG7XsYWVhyl"/><text:span text:style-name="T319">, ESTs </text:span><text:reference-mark-start text:name="ZOTERO_ITEM CSL_CITATION {&quot;citationID&quot;:&quot;18rkmgai3j&quot;,&quot;properties&quot;:{&quot;formattedCitation&quot;:&quot;(24)&quot;,&quot;plainCitation&quot;:&quot;(24)&quot;},&quot;citationItems&quot;:[{&quot;id&quot;:760,&quot;uris&quot;:[&quot;http://zotero.org/users/607191/items/7NG38QKQ&quot;],&quot;uri&quot;:[&quot;http://zotero.org/users/607191/items/7NG38QKQ&quot;],&quot;itemData&quot;:{&quot;id&quot;:760,&quot;type&quot;:&quot;article-journal&quot;,&quot;title&quot;:&quot;Many human genes are transcribed from the antisense promoter of L1 retrotransposon&quot;,&quot;container-title&quot;:&quot;Genomics&quot;,&quot;page&quot;:&quot;628-634&quot;,&quot;volume&quot;:&quot;79&quot;,&quot;issue&quot;:&quot;5&quot;,&quot;source&quot;:&quot;PubMed&quot;,&quot;abstract&quot;:&quot;Human L1 retrotransposon has two transcription-regulatory regions: an internal or sense promoter driving transcription of the full-length L1, and an antisense promoter (ASP) driving transcription in the opposite direction into adjacent cellular sequences yielding chimeric transcripts. Both promoters are located in the 5'-untranslated region (5'-UTR) of L1. Chimeric transcripts derived from the L1 ASP are highly represented in expressed-sequence tag (EST) databases. Using a bioinformatics approach, we have characterized 10 chimeric ESTs (cESTs) derived from the EST division of GenBank. These cESTs contained 3' regions similar or identical to known cellular mRNA sequences. They were accurately spliced and preferentially expressed in tumor cell lines. Analysis of the hundreds of cESTs suggests that the L1 ASP-driven transcription is a common phenomenon not only for tumor cells but also for normal ones and may involve transcriptional interference or epigenetic control of different cellular genes.&quot;,&quot;DOI&quot;:&quot;10.1006/geno.2002.6758&quot;,&quot;ISSN&quot;:&quot;0888-7543&quot;,&quot;note&quot;:&quot;PMID: 11991712&quot;,&quot;journalAbbreviation&quot;:&quot;Genomics&quot;,&quot;language&quot;:&quot;eng&quot;,&quot;author&quot;:[{&quot;family&quot;:&quot;Nigumann&quot;,&quot;given&quot;:&quot;Pilvi&quot;},{&quot;family&quot;:&quot;Redik&quot;,&quot;given&quot;:&quot;Kaja&quot;},{&quot;family&quot;:&quot;Mätlik&quot;,&quot;given&quot;:&quot;Kert&quot;},{&quot;family&quot;:&quot;Speek&quot;,&quot;given&quot;:&quot;Mart&quot;}],&quot;issued&quot;:{&quot;date-parts&quot;:[[&quot;2002&quot;,5]]}}}],&quot;schema&quot;:&quot;https://github.com/citation-style-language/schema/raw/master/csl-citation.json&quot;} RNDaJVvSDvcoG"/><text:span text:style-name="T319">(24)</text:span><text:reference-mark-end text:name="ZOTERO_ITEM CSL_CITATION {&quot;citationID&quot;:&quot;18rkmgai3j&quot;,&quot;properties&quot;:{&quot;formattedCitation&quot;:&quot;(24)&quot;,&quot;plainCitation&quot;:&quot;(24)&quot;},&quot;citationItems&quot;:[{&quot;id&quot;:760,&quot;uris&quot;:[&quot;http://zotero.org/users/607191/items/7NG38QKQ&quot;],&quot;uri&quot;:[&quot;http://zotero.org/users/607191/items/7NG38QKQ&quot;],&quot;itemData&quot;:{&quot;id&quot;:760,&quot;type&quot;:&quot;article-journal&quot;,&quot;title&quot;:&quot;Many human genes are transcribed from the antisense promoter of L1 retrotransposon&quot;,&quot;container-title&quot;:&quot;Genomics&quot;,&quot;page&quot;:&quot;628-634&quot;,&quot;volume&quot;:&quot;79&quot;,&quot;issue&quot;:&quot;5&quot;,&quot;source&quot;:&quot;PubMed&quot;,&quot;abstract&quot;:&quot;Human L1 retrotransposon has two transcription-regulatory regions: an internal or sense promoter driving transcription of the full-length L1, and an antisense promoter (ASP) driving transcription in the opposite direction into adjacent cellular sequences yielding chimeric transcripts. Both promoters are located in the 5'-untranslated region (5'-UTR) of L1. Chimeric transcripts derived from the L1 ASP are highly represented in expressed-sequence tag (EST) databases. Using a bioinformatics approach, we have characterized 10 chimeric ESTs (cESTs) derived from the EST division of GenBank. These cESTs contained 3' regions similar or identical to known cellular mRNA sequences. They were accurately spliced and preferentially expressed in tumor cell lines. Analysis of the hundreds of cESTs suggests that the L1 ASP-driven transcription is a common phenomenon not only for tumor cells but also for normal ones and may involve transcriptional interference or epigenetic control of different cellular genes.&quot;,&quot;DOI&quot;:&quot;10.1006/geno.2002.6758&quot;,&quot;ISSN&quot;:&quot;0888-7543&quot;,&quot;note&quot;:&quot;PMID: 11991712&quot;,&quot;journalAbbreviation&quot;:&quot;Genomics&quot;,&quot;language&quot;:&quot;eng&quot;,&quot;author&quot;:[{&quot;family&quot;:&quot;Nigumann&quot;,&quot;given&quot;:&quot;Pilvi&quot;},{&quot;family&quot;:&quot;Redik&quot;,&quot;given&quot;:&quot;Kaja&quot;},{&quot;family&quot;:&quot;Mätlik&quot;,&quot;given&quot;:&quot;Kert&quot;},{&quot;family&quot;:&quot;Speek&quot;,&quot;given&quot;:&quot;Mart&quot;}],&quot;issued&quot;:{&quot;date-parts&quot;:[[&quot;2002&quot;,5]]}}}],&quot;schema&quot;:&quot;https://github.com/citation-style-language/schema/raw/master/csl-citation.json&quot;} RNDaJVvSDvcoG"/><text:span text:style-name="T319">, assembled transcripts </text:span><text:reference-mark-start text:name="ZOTERO_ITEM CSL_CITATION {&quot;citationID&quot;:&quot;kbkgwhf0&quot;,&quot;properties&quot;:{&quot;unsorted&quot;:true,&quot;formattedCitation&quot;:&quot;(8,9,25)&quot;,&quot;plainCitation&quot;:&quot;(8,9,25)&quot;},&quot;citationItems&quot;:[{&quot;id&quot;:716,&quot;uris&quot;:[&quot;http://zotero.org/users/607191/items/NWPQSDRT&quot;],&quot;uri&quot;:[&quot;http://zotero.org/users/607191/items/NWPQSDRT&quot;],&quot;itemData&quot;:{&quot;id&quot;:716,&quot;type&quot;:&quot;article-journal&quot;,&quot;title&quot;:&quot;Transposable elements reveal a stem cell-specific class of long noncoding RNAs&quot;,&quot;container-title&quot;:&quot;Genome Biology&quot;,&quot;page&quot;:&quot;R107&quot;,&quot;volume&quot;:&quot;13&quot;,&quot;issue&quot;:&quot;11&quot;,&quot;source&quot;:&quot;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n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n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nPMCID: PMC3580499&quot;,&quot;journalAbbreviation&quot;:&quot;Genome Biol.&quot;,&quot;language&quot;:&quot;eng&quot;,&quot;author&quot;:[{&quot;family&quot;:&quot;Kelley&quot;,&quot;given&quot;:&quot;David&quot;},{&quot;family&quot;:&quot;Rinn&quot;,&quot;given&quot;:&quot;John&quot;}],&quot;issued&quot;:{&quot;date-parts&quot;:[[&quot;2012&quot;]]}},&quot;label&quot;:&quot;page&quot;},{&quot;id&quot;:718,&quot;uris&quot;:[&quot;http://zotero.org/users/607191/items/EX2CEISB&quot;],&quot;uri&quot;:[&quot;http://zotero.org/users/607191/items/EX2CEISB&quot;],&quot;itemData&quot;:{&quot;id&quot;:718,&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label&quot;:&quot;page&quot;},{&quot;id&quot;:762,&quot;uris&quot;:[&quot;http://zotero.org/users/607191/items/PK2VADJZ&quot;],&quot;uri&quot;:[&quot;http://zotero.org/users/607191/items/PK2VADJZ&quot;],&quot;itemData&quot;:{&quot;id&quot;:762,&quot;type&quot;:&quot;article-journal&quot;,&quot;title&quot;:&quot;Widespread Exonization of Transposable Elements in Human Coding Sequences is Associated with Epigenetic Regulation of Transcription&quot;,&quot;container-title&quot;:&quot;Transcriptomics: Open Access&quot;,&quot;volume&quot;:&quot;1&quot;,&quot;issue&quot;:&quot;1&quot;,&quot;source&quot;:&quot;PubMed&quot;,&quot;abstract&quot;:&quot;BACKGROUND: Transposable Elements (TEs) have long been regarded as selfish or junk DNA having little or no role in the regulation or functioning of the human genome. However, over the past several years this view came to be challenged as several studies provided anecdotal as well as global evidence for the contribution of TEs to the regulatory and coding needs of human genes. In this study, we explored the incorporation and epigenetic regulation of coding sequences donated by TEs using gene expression and other ancillary genomics data from two human hematopoietic cell-lines: GM12878 (a lymphoblastoid cell line) and K562 (a Chronic Myelogenous Leukemia cell line). In each cell line, we found several thousand instances of TEs donating coding sequences to human genes. We compared the transcriptome assembly of the RNA sequencing (RNA-Seq) reads with and without the aid of a reference transcriptome and found that the percentage of genes that incorporate TEs in their coding sequences is significantly greater than that obtained from the reference transcriptome assemblies using Refseq and Gencode gene models. We also used histone modifications chromatin immunoprecipitation sequencing (ChIP-Seq) data, Cap Analysis of Gene Expression (CAGE) data and DNAseI Hypersensitivity Site (DHS) data to demonstrate the epigenetic regulation of the TE derived coding sequences. Our results suggest that TEs form a significantly higher percentage of coding sequences than represented in gene annotation databases and these TE derived sequences are epigenetically regulated in accordance with their expression in the two cell types.&quot;,&quot;ISSN&quot;:&quot;2329-8936&quot;,&quot;note&quot;:&quot;PMID: 24860841\nPMCID: PMC4028971&quot;,&quot;journalAbbreviation&quot;:&quot;Transcr Open Access&quot;,&quot;language&quot;:&quot;ENG&quot;,&quot;author&quot;:[{&quot;family&quot;:&quot;Huda&quot;,&quot;given&quot;:&quot;Ahsan&quot;},{&quot;family&quot;:&quot;Bushel&quot;,&quot;given&quot;:&quot;Pierre R.&quot;}],&quot;issued&quot;:{&quot;date-parts&quot;:[[&quot;2013&quot;,6,19]]}},&quot;label&quot;:&quot;page&quot;}],&quot;schema&quot;:&quot;https://github.com/citation-style-language/schema/raw/master/csl-citation.json&quot;} RNDWUuAMOfRdP"/><text:span text:style-name="T319">(8,9,25)</text:span><text:reference-mark-end text:name="ZOTERO_ITEM CSL_CITATION {&quot;citationID&quot;:&quot;kbkgwhf0&quot;,&quot;properties&quot;:{&quot;unsorted&quot;:true,&quot;formattedCitation&quot;:&quot;(8,9,25)&quot;,&quot;plainCitation&quot;:&quot;(8,9,25)&quot;},&quot;citationItems&quot;:[{&quot;id&quot;:716,&quot;uris&quot;:[&quot;http://zotero.org/users/607191/items/NWPQSDRT&quot;],&quot;uri&quot;:[&quot;http://zotero.org/users/607191/items/NWPQSDRT&quot;],&quot;itemData&quot;:{&quot;id&quot;:716,&quot;type&quot;:&quot;article-journal&quot;,&quot;title&quot;:&quot;Transposable elements reveal a stem cell-specific class of long noncoding RNAs&quot;,&quot;container-title&quot;:&quot;Genome Biology&quot;,&quot;page&quot;:&quot;R107&quot;,&quot;volume&quot;:&quot;13&quot;,&quot;issue&quot;:&quot;11&quot;,&quot;source&quot;:&quot;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n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n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nPMCID: PMC3580499&quot;,&quot;journalAbbreviation&quot;:&quot;Genome Biol.&quot;,&quot;language&quot;:&quot;eng&quot;,&quot;author&quot;:[{&quot;family&quot;:&quot;Kelley&quot;,&quot;given&quot;:&quot;David&quot;},{&quot;family&quot;:&quot;Rinn&quot;,&quot;given&quot;:&quot;John&quot;}],&quot;issued&quot;:{&quot;date-parts&quot;:[[&quot;2012&quot;]]}},&quot;label&quot;:&quot;page&quot;},{&quot;id&quot;:718,&quot;uris&quot;:[&quot;http://zotero.org/users/607191/items/EX2CEISB&quot;],&quot;uri&quot;:[&quot;http://zotero.org/users/607191/items/EX2CEISB&quot;],&quot;itemData&quot;:{&quot;id&quot;:718,&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label&quot;:&quot;page&quot;},{&quot;id&quot;:762,&quot;uris&quot;:[&quot;http://zotero.org/users/607191/items/PK2VADJZ&quot;],&quot;uri&quot;:[&quot;http://zotero.org/users/607191/items/PK2VADJZ&quot;],&quot;itemData&quot;:{&quot;id&quot;:762,&quot;type&quot;:&quot;article-journal&quot;,&quot;title&quot;:&quot;Widespread Exonization of Transposable Elements in Human Coding Sequences is Associated with Epigenetic Regulation of Transcription&quot;,&quot;container-title&quot;:&quot;Transcriptomics: Open Access&quot;,&quot;volume&quot;:&quot;1&quot;,&quot;issue&quot;:&quot;1&quot;,&quot;source&quot;:&quot;PubMed&quot;,&quot;abstract&quot;:&quot;BACKGROUND: Transposable Elements (TEs) have long been regarded as selfish or junk DNA having little or no role in the regulation or functioning of the human genome. However, over the past several years this view came to be challenged as several studies provided anecdotal as well as global evidence for the contribution of TEs to the regulatory and coding needs of human genes. In this study, we explored the incorporation and epigenetic regulation of coding sequences donated by TEs using gene expression and other ancillary genomics data from two human hematopoietic cell-lines: GM12878 (a lymphoblastoid cell line) and K562 (a Chronic Myelogenous Leukemia cell line). In each cell line, we found several thousand instances of TEs donating coding sequences to human genes. We compared the transcriptome assembly of the RNA sequencing (RNA-Seq) reads with and without the aid of a reference transcriptome and found that the percentage of genes that incorporate TEs in their coding sequences is significantly greater than that obtained from the reference transcriptome assemblies using Refseq and Gencode gene models. We also used histone modifications chromatin immunoprecipitation sequencing (ChIP-Seq) data, Cap Analysis of Gene Expression (CAGE) data and DNAseI Hypersensitivity Site (DHS) data to demonstrate the epigenetic regulation of the TE derived coding sequences. Our results suggest that TEs form a significantly higher percentage of coding sequences than represented in gene annotation databases and these TE derived sequences are epigenetically regulated in accordance with their expression in the two cell types.&quot;,&quot;ISSN&quot;:&quot;2329-8936&quot;,&quot;note&quot;:&quot;PMID: 24860841\nPMCID: PMC4028971&quot;,&quot;journalAbbreviation&quot;:&quot;Transcr Open Access&quot;,&quot;language&quot;:&quot;ENG&quot;,&quot;author&quot;:[{&quot;family&quot;:&quot;Huda&quot;,&quot;given&quot;:&quot;Ahsan&quot;},{&quot;family&quot;:&quot;Bushel&quot;,&quot;given&quot;:&quot;Pierre R.&quot;}],&quot;issued&quot;:{&quot;date-parts&quot;:[[&quot;2013&quot;,6,19]]}},&quot;label&quot;:&quot;page&quot;}],&quot;schema&quot;:&quot;https://github.com/citation-style-language/schema/raw/master/csl-citation.json&quot;} RNDWUuAMOfRdP"/><text:span text:style-name="T319">, short </text:span><text:span text:style-name="T253">Cap Analysis Gene Expression</text:span><text:span text:style-name="T319"> CAGE tag</text:span><text:span text:style-name="T324">s </text:span><text:reference-mark-start text:name="ZOTERO_ITEM CSL_CITATION {&quot;citationID&quot;:&quot;ZiCotBws&quot;,&quot;properties&quot;:{&quot;formattedCitation&quot;:&quot;(7)&quot;,&quot;plainCitation&quot;:&quot;(7)&quot;},&quot;citationItems&quot;:[{&quot;id&quot;:713,&quot;uris&quot;:[&quot;http://zotero.org/users/607191/items/DQDAPHGM&quot;],&quot;uri&quot;:[&quot;http://zotero.org/users/607191/items/DQDAPHGM&quot;],&quot;itemData&quot;:{&quot;id&quot;:713,&quot;type&quot;:&quot;article-journal&quot;,&quot;title&quot;:&quot;The regulated retrotransposon transcriptome of mammalian cells&quot;,&quot;container-title&quot;:&quot;Nature Genetics&quot;,&quot;page&quot;:&quot;563-571&quot;,&quot;volume&quot;:&quot;41&quot;,&quot;issue&quot;:&quot;5&quot;,&quot;source&quot;:&quot;www.nature.com&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061-4036&quot;,&quot;journalAbbreviation&quot;:&quot;Nat Genet&quot;,&quot;language&quot;:&quot;en&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sz53P3Xycp"/>(7)<text:reference-mark-end text:name="ZOTERO_ITEM CSL_CITATION {&quot;citationID&quot;:&quot;ZiCotBws&quot;,&quot;properties&quot;:{&quot;formattedCitation&quot;:&quot;(7)&quot;,&quot;plainCitation&quot;:&quot;(7)&quot;},&quot;citationItems&quot;:[{&quot;id&quot;:713,&quot;uris&quot;:[&quot;http://zotero.org/users/607191/items/DQDAPHGM&quot;],&quot;uri&quot;:[&quot;http://zotero.org/users/607191/items/DQDAPHGM&quot;],&quot;itemData&quot;:{&quot;id&quot;:713,&quot;type&quot;:&quot;article-journal&quot;,&quot;title&quot;:&quot;The regulated retrotransposon transcriptome of mammalian cells&quot;,&quot;container-title&quot;:&quot;Nature Genetics&quot;,&quot;page&quot;:&quot;563-571&quot;,&quot;volume&quot;:&quot;41&quot;,&quot;issue&quot;:&quot;5&quot;,&quot;source&quot;:&quot;www.nature.com&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061-4036&quot;,&quot;journalAbbreviation&quot;:&quot;Nat Genet&quot;,&quot;language&quot;:&quot;en&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sz53P3Xycp"/><text:span text:style-name="T319">, </text:span><text:span text:style-name="T325">P</text:span><text:span text:style-name="T319">aired-end ditag sequences </text:span><text:reference-mark-start text:name="ZOTERO_ITEM CSL_CITATION {&quot;citationID&quot;:&quot;16gnh77bsa&quot;,&quot;properties&quot;:{&quot;formattedCitation&quot;:&quot;(26)&quot;,&quot;plainCitation&quot;:&quot;(26)&quot;},&quot;citationItems&quot;:[{&quot;id&quot;:766,&quot;uris&quot;:[&quot;http://zotero.org/users/607191/items/CU7REWD3&quot;],&quot;uri&quot;:[&quot;http://zotero.org/users/607191/items/CU7REWD3&quot;],&quot;itemData&quot;:{&quot;id&quot;:766,&quot;type&quot;:&quot;article-journal&quot;,&quot;title&quot;:&quot;Retroviral promoters in the human genome&quot;,&quot;container-title&quot;:&quot;Bioinformatics (Oxford, England)&quot;,&quot;page&quot;:&quot;1563-1567&quot;,&quot;volume&quot;:&quot;24&quot;,&quot;issue&quot;:&quot;14&quot;,&quot;source&quot;:&quot;PubMed&quot;,&quot;abstract&quot;:&quot;MOTIVATION: Endogenous retrovirus (ERV) elements have been shown to contribute promoter sequences that can initiate transcription of adjacent human genes. However, the extent to which retroviral sequences initiate transcription within the human genome is currently unknown. We analyzed genome sequence and high-throughput expression data to systematically evaluate the presence of retroviral promoters in the human genome.\nRESULTS: We report the existence of 51,197 ERV-derived promoter sequences that initiate transcription within the human genome, including 1743 cases where transcription is initiated from ERV sequences that are located in gene proximal promoter or 5' untranslated regions (UTRs). A total of 114 of the ERV-derived transcription start sites can be demonstrated to drive transcription of 97 human genes, producing chimeric transcripts that are initiated within ERV long terminal repeat (LTR) sequences and read-through into known gene sequences. ERV promoters drive tissue-specific and lineage-specific patterns of gene expression and contribute to expression divergence between paralogs. These data illustrate the potential of retroviral sequences to regulate human transcription on a large scale consistent with a substantial effect of ERVs on the function and evolution of the human genome.&quot;,&quot;DOI&quot;:&quot;10.1093/bioinformatics/btn243&quot;,&quot;ISSN&quot;:&quot;1367-4811&quot;,&quot;note&quot;:&quot;PMID: 18535086&quot;,&quot;journalAbbreviation&quot;:&quot;Bioinformatics&quot;,&quot;language&quot;:&quot;eng&quot;,&quot;author&quot;:[{&quot;family&quot;:&quot;Conley&quot;,&quot;given&quot;:&quot;Andrew B.&quot;},{&quot;family&quot;:&quot;Piriyapongsa&quot;,&quot;given&quot;:&quot;Jittima&quot;},{&quot;family&quot;:&quot;Jordan&quot;,&quot;given&quot;:&quot;I. King&quot;}],&quot;issued&quot;:{&quot;date-parts&quot;:[[&quot;2008&quot;,7,15]]}}}],&quot;schema&quot;:&quot;https://github.com/citation-style-language/schema/raw/master/csl-citation.json&quot;} RNDfvi8seU6Km"/><text:span text:style-name="T319">(26)</text:span><text:reference-mark-end text:name="ZOTERO_ITEM CSL_CITATION {&quot;citationID&quot;:&quot;16gnh77bsa&quot;,&quot;properties&quot;:{&quot;formattedCitation&quot;:&quot;(26)&quot;,&quot;plainCitation&quot;:&quot;(26)&quot;},&quot;citationItems&quot;:[{&quot;id&quot;:766,&quot;uris&quot;:[&quot;http://zotero.org/users/607191/items/CU7REWD3&quot;],&quot;uri&quot;:[&quot;http://zotero.org/users/607191/items/CU7REWD3&quot;],&quot;itemData&quot;:{&quot;id&quot;:766,&quot;type&quot;:&quot;article-journal&quot;,&quot;title&quot;:&quot;Retroviral promoters in the human genome&quot;,&quot;container-title&quot;:&quot;Bioinformatics (Oxford, England)&quot;,&quot;page&quot;:&quot;1563-1567&quot;,&quot;volume&quot;:&quot;24&quot;,&quot;issue&quot;:&quot;14&quot;,&quot;source&quot;:&quot;PubMed&quot;,&quot;abstract&quot;:&quot;MOTIVATION: Endogenous retrovirus (ERV) elements have been shown to contribute promoter sequences that can initiate transcription of adjacent human genes. However, the extent to which retroviral sequences initiate transcription within the human genome is currently unknown. We analyzed genome sequence and high-throughput expression data to systematically evaluate the presence of retroviral promoters in the human genome.\nRESULTS: We report the existence of 51,197 ERV-derived promoter sequences that initiate transcription within the human genome, including 1743 cases where transcription is initiated from ERV sequences that are located in gene proximal promoter or 5' untranslated regions (UTRs). A total of 114 of the ERV-derived transcription start sites can be demonstrated to drive transcription of 97 human genes, producing chimeric transcripts that are initiated within ERV long terminal repeat (LTR) sequences and read-through into known gene sequences. ERV promoters drive tissue-specific and lineage-specific patterns of gene expression and contribute to expression divergence between paralogs. These data illustrate the potential of retroviral sequences to regulate human transcription on a large scale consistent with a substantial effect of ERVs on the function and evolution of the human genome.&quot;,&quot;DOI&quot;:&quot;10.1093/bioinformatics/btn243&quot;,&quot;ISSN&quot;:&quot;1367-4811&quot;,&quot;note&quot;:&quot;PMID: 18535086&quot;,&quot;journalAbbreviation&quot;:&quot;Bioinformatics&quot;,&quot;language&quot;:&quot;eng&quot;,&quot;author&quot;:[{&quot;family&quot;:&quot;Conley&quot;,&quot;given&quot;:&quot;Andrew B.&quot;},{&quot;family&quot;:&quot;Piriyapongsa&quot;,&quot;given&quot;:&quot;Jittima&quot;},{&quot;family&quot;:&quot;Jordan&quot;,&quot;given&quot;:&quot;I. King&quot;}],&quot;issued&quot;:{&quot;date-parts&quot;:[[&quot;2008&quot;,7,15]]}}}],&quot;schema&quot;:&quot;https://github.com/citation-style-language/schema/raw/master/csl-citation.json&quot;} RNDfvi8seU6Km"/><text:span text:style-name="T319">, paired-end </text:span><text:span text:style-name="T326">'chimeric fragment'</text:span><text:span text:style-name="T319"> RNA-seq </text:span><text:span text:style-name="T326">screening </text:span><text:reference-mark-start text:name="ZOTERO_ITEM CSL_CITATION {&quot;citationID&quot;:&quot;wEoeJABr&quot;,&quot;properties&quot;:{&quot;unsorted&quot;:true,&quot;formattedCitation&quot;:&quot;(18,27,28)&quot;,&quot;plainCitation&quot;:&quot;(18,27,28)&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label&quot;:&quot;page&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label&quot;:&quot;page&quot;},{&quot;id&quot;:976,&quot;uris&quot;:[&quot;http://zotero.org/users/607191/items/EUSX68PP&quot;],&quot;uri&quot;:[&quot;http://zotero.org/users/607191/items/EUSX68PP&quot;],&quot;itemData&quot;:{&quot;id&quot;:976,&quot;type&quot;:&quot;article-journal&quot;,&quot;title&quot;:&quot;A Novel Analytical Strategy to Identify Fusion Transcripts between Repetitive Elements and Protein Coding-Exons Using RNA-Seq&quot;,&quot;container-title&quot;:&quot;PLOS ONE&quot;,&quot;page&quot;:&quot;e0159028&quot;,&quot;volume&quot;:&quot;11&quot;,&quot;issue&quot;:&quot;7&quot;,&quot;source&quot;:&quot;PLoS Journals&quot;,&quot;abstract&quot;:&quot;Repetitive elements (REs) comprise 40–60% of the mammalian genome and have been shown to epigenetically influence the expression of genes through the formation of fusion transcript (FTs). We previously showed that an intracisternal A particle forms an FT with the agouti gene in mice, causing obesity/type 2 diabetes. To determine the frequency of FTs genome-wide, we developed a TopHat-Fusion-based analytical pipeline to identify FTs with high specificity. We applied it to an RNA-seq dataset from the nucleus accumbens (NAc) of mice repeatedly exposed to cocaine. Cocaine was previously shown to increase the expression of certain REs in this brain region. Using this pipeline that can be applied to single- or paired-end reads, we identified 438 genes expressing 813 different FTs in the NAc. Although all types of studied repeats were present in FTs, simple sequence repeats were underrepresented. Most importantly, reverse-transcription and quantitative PCR validated the expression of selected FTs in an independent cohort of animals, which also revealed that some FTs are the prominent isoforms expressed in the NAc by some genes. In other RNA-seq datasets, developmental expression as well as tissue specificity of some FTs differed from their corresponding non-fusion counterparts. Finally, in silico analysis predicted changes in the structure of proteins encoded by some FTs, potentially resulting in gain or loss of function. Collectively, these results indicate the robustness of our pipeline in detecting these new isoforms of genes, which we believe provides a valuable tool to aid in better understanding the broad role of REs in mammalian cellular biology.&quot;,&quot;DOI&quot;:&quot;10.1371/journal.pone.0159028&quot;,&quot;ISSN&quot;:&quot;1932-6203&quot;,&quot;journalAbbreviation&quot;:&quot;PLOS ONE&quot;,&quot;author&quot;:[{&quot;family&quot;:&quot;Wang&quot;,&quot;given&quot;:&quot;Tianyuan&quot;},{&quot;family&quot;:&quot;Santos&quot;,&quot;given&quot;:&quot;Janine H.&quot;},{&quot;family&quot;:&quot;Feng&quot;,&quot;given&quot;:&quot;Jian&quot;},{&quot;family&quot;:&quot;Fargo&quot;,&quot;given&quot;:&quot;David C.&quot;},{&quot;family&quot;:&quot;Shen&quot;,&quot;given&quot;:&quot;Li&quot;},{&quot;family&quot;:&quot;Riadi&quot;,&quot;given&quot;:&quot;Gonzalo&quot;},{&quot;family&quot;:&quot;Keeley&quot;,&quot;given&quot;:&quot;Elizabeth&quot;},{&quot;family&quot;:&quot;Rosh&quot;,&quot;given&quot;:&quot;Zachary S.&quot;},{&quot;family&quot;:&quot;Nestler&quot;,&quot;given&quot;:&quot;Eric J.&quot;},{&quot;family&quot;:&quot;Woychik&quot;,&quot;given&quot;:&quot;Richard P.&quot;}],&quot;issued&quot;:{&quot;date-parts&quot;:[[&quot;2016&quot;,7,14]]}},&quot;label&quot;:&quot;page&quot;}],&quot;schema&quot;:&quot;https://github.com/citation-style-language/schema/raw/master/csl-citation.json&quot;} RNDrk1W113vBf"/><text:span text:style-name="T326">(18,27,28)</text:span><text:reference-mark-end text:name="ZOTERO_ITEM CSL_CITATION {&quot;citationID&quot;:&quot;wEoeJABr&quot;,&quot;properties&quot;:{&quot;unsorted&quot;:true,&quot;formattedCitation&quot;:&quot;(18,27,28)&quot;,&quot;plainCitation&quot;:&quot;(18,27,28)&quot;},&quot;citationItems&quot;:[{&quot;id&quot;:3,&quot;uris&quot;:[&quot;http://zotero.org/users/607191/items/VVJ7Z6S3&quot;],&quot;uri&quot;:[&quot;http://zotero.org/users/607191/items/VVJ7Z6S3&quot;],&quot;itemData&quot;:{&quot;id&quot;:3,&quot;type&quot;:&quot;article-journal&quot;,&quot;title&quot;:&quot;Distinct isoform of FABP7 revealed by screening for retroelement-activated genes in diffuse large B-cell lymphoma&quot;,&quot;container-title&quot;:&quot;Proceedings of the National Academy of Sciences of the United States of America&quot;,&quot;page&quot;:&quot;E3534-3543&quot;,&quot;volume&quot;:&quot;111&quot;,&quot;issue&quot;:&quot;34&quot;,&quot;source&quot;:&quot;NCBI PubMed&quot;,&quot;abstract&quot;:&quot;Remnants of ancient transposable elements (TEs) are abundant in mammalian genomes. These sequences harbor multiple regulatory motifs and hence are capable of influencing expression of host genes. In response to environmental changes, TEs are known to be released from epigenetic repression and to become transcriptionally active. Such activation could also lead to lineage-inappropriate activation of oncogenes, as one study described in Hodgkin lymphoma. However, little further evidence for this mechanism in other cancers has been reported. Here, we reanalyzed whole transcriptome data from a large cohort of patients with diffuse large B-cell lymphoma (DLBCL) compared with normal B-cell centroblasts to detect genes ectopically expressed through activation of TE promoters. We have identified 98 such TE-gene chimeric transcripts that were exclusively expressed in primary DLBCL cases and confirmed several in DLBCL-derived cell lines. We further characterized a TE-gene chimeric transcript involving a fatty acid-binding protein gene (LTR2-FABP7), normally expressed in brain, that was ectopically expressed in a subset of DLBCL patients through the use of an endogenous retroviral LTR promoter of the LTR2 family. The LTR2-FABP7 chimeric transcript encodes a novel chimeric isoform of the protein with characteristics distinct from native FABP7. In vitro studies reveal a dependency for DLBCL cell line proliferation and growth on LTR2-FABP7 chimeric protein expression. Taken together, these data demonstrate the significance of TEs as regulators of aberrant gene expression in cancer and suggest that LTR2-FABP7 may contribute to the pathogenesis of DLBCL in a subgroup of patients.&quot;,&quot;DOI&quot;:&quot;10.1073/pnas.1405507111&quot;,&quot;ISSN&quot;:&quot;1091-6490&quot;,&quot;note&quot;:&quot;PMID: 25114248 \nPMCID: PMC4151764&quot;,&quot;journalAbbreviation&quot;:&quot;Proc. Natl. Acad. Sci. U.S.A.&quot;,&quot;language&quot;:&quot;eng&quot;,&quot;author&quot;:[{&quot;family&quot;:&quot;Lock&quot;,&quot;given&quot;:&quot;Frances E.&quot;},{&quot;family&quot;:&quot;Rebollo&quot;,&quot;given&quot;:&quot;Rita&quot;},{&quot;family&quot;:&quot;Miceli-Royer&quot;,&quot;given&quot;:&quot;Katharine&quot;},{&quot;family&quot;:&quot;Gagnier&quot;,&quot;given&quot;:&quot;Liane&quot;},{&quot;family&quot;:&quot;Kuah&quot;,&quot;given&quot;:&quot;Sabrina&quot;},{&quot;family&quot;:&quot;Babaian&quot;,&quot;given&quot;:&quot;Artem&quot;},{&quot;family&quot;:&quot;Sistiaga-Poveda&quot;,&quot;given&quot;:&quot;Maialen&quot;},{&quot;family&quot;:&quot;Lai&quot;,&quot;given&quot;:&quot;C. Benjamin&quot;},{&quot;family&quot;:&quot;Nemirovsky&quot;,&quot;given&quot;:&quot;Oksana&quot;},{&quot;family&quot;:&quot;Serrano&quot;,&quot;given&quot;:&quot;Isabel&quot;},{&quot;family&quot;:&quot;Steidl&quot;,&quot;given&quot;:&quot;Christian&quot;},{&quot;family&quot;:&quot;Karimi&quot;,&quot;given&quot;:&quot;Mohammad M.&quot;},{&quot;family&quot;:&quot;Mager&quot;,&quot;given&quot;:&quot;Dixie L.&quot;}],&quot;issued&quot;:{&quot;date-parts&quot;:[[&quot;2014&quot;,8,26]]}},&quot;label&quot;:&quot;page&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label&quot;:&quot;page&quot;},{&quot;id&quot;:976,&quot;uris&quot;:[&quot;http://zotero.org/users/607191/items/EUSX68PP&quot;],&quot;uri&quot;:[&quot;http://zotero.org/users/607191/items/EUSX68PP&quot;],&quot;itemData&quot;:{&quot;id&quot;:976,&quot;type&quot;:&quot;article-journal&quot;,&quot;title&quot;:&quot;A Novel Analytical Strategy to Identify Fusion Transcripts between Repetitive Elements and Protein Coding-Exons Using RNA-Seq&quot;,&quot;container-title&quot;:&quot;PLOS ONE&quot;,&quot;page&quot;:&quot;e0159028&quot;,&quot;volume&quot;:&quot;11&quot;,&quot;issue&quot;:&quot;7&quot;,&quot;source&quot;:&quot;PLoS Journals&quot;,&quot;abstract&quot;:&quot;Repetitive elements (REs) comprise 40–60% of the mammalian genome and have been shown to epigenetically influence the expression of genes through the formation of fusion transcript (FTs). We previously showed that an intracisternal A particle forms an FT with the agouti gene in mice, causing obesity/type 2 diabetes. To determine the frequency of FTs genome-wide, we developed a TopHat-Fusion-based analytical pipeline to identify FTs with high specificity. We applied it to an RNA-seq dataset from the nucleus accumbens (NAc) of mice repeatedly exposed to cocaine. Cocaine was previously shown to increase the expression of certain REs in this brain region. Using this pipeline that can be applied to single- or paired-end reads, we identified 438 genes expressing 813 different FTs in the NAc. Although all types of studied repeats were present in FTs, simple sequence repeats were underrepresented. Most importantly, reverse-transcription and quantitative PCR validated the expression of selected FTs in an independent cohort of animals, which also revealed that some FTs are the prominent isoforms expressed in the NAc by some genes. In other RNA-seq datasets, developmental expression as well as tissue specificity of some FTs differed from their corresponding non-fusion counterparts. Finally, in silico analysis predicted changes in the structure of proteins encoded by some FTs, potentially resulting in gain or loss of function. Collectively, these results indicate the robustness of our pipeline in detecting these new isoforms of genes, which we believe provides a valuable tool to aid in better understanding the broad role of REs in mammalian cellular biology.&quot;,&quot;DOI&quot;:&quot;10.1371/journal.pone.0159028&quot;,&quot;ISSN&quot;:&quot;1932-6203&quot;,&quot;journalAbbreviation&quot;:&quot;PLOS ONE&quot;,&quot;author&quot;:[{&quot;family&quot;:&quot;Wang&quot;,&quot;given&quot;:&quot;Tianyuan&quot;},{&quot;family&quot;:&quot;Santos&quot;,&quot;given&quot;:&quot;Janine H.&quot;},{&quot;family&quot;:&quot;Feng&quot;,&quot;given&quot;:&quot;Jian&quot;},{&quot;family&quot;:&quot;Fargo&quot;,&quot;given&quot;:&quot;David C.&quot;},{&quot;family&quot;:&quot;Shen&quot;,&quot;given&quot;:&quot;Li&quot;},{&quot;family&quot;:&quot;Riadi&quot;,&quot;given&quot;:&quot;Gonzalo&quot;},{&quot;family&quot;:&quot;Keeley&quot;,&quot;given&quot;:&quot;Elizabeth&quot;},{&quot;family&quot;:&quot;Rosh&quot;,&quot;given&quot;:&quot;Zachary S.&quot;},{&quot;family&quot;:&quot;Nestler&quot;,&quot;given&quot;:&quot;Eric J.&quot;},{&quot;family&quot;:&quot;Woychik&quot;,&quot;given&quot;:&quot;Richard P.&quot;}],&quot;issued&quot;:{&quot;date-parts&quot;:[[&quot;2016&quot;,7,14]]}},&quot;label&quot;:&quot;page&quot;}],&quot;schema&quot;:&quot;https://github.com/citation-style-language/schema/raw/master/csl-citation.json&quot;} RNDrk1W113vBf"/><text:span text:style-name="T319">, targeted </text:span><text:span text:style-name="T327">TE events</text:span><text:span text:style-name="T319"> such as </text:span><text:span text:style-name="T328">ERV9-driven </text:span><text:reference-mark-start text:name="ZOTERO_ITEM CSL_CITATION {&quot;citationID&quot;:&quot;2593f3j54l&quot;,&quot;properties&quot;:{&quot;formattedCitation&quot;:&quot;(29)&quot;,&quot;plainCitation&quot;:&quot;(29)&quot;},&quot;citationItems&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schema&quot;:&quot;https://github.com/citation-style-language/schema/raw/master/csl-citation.json&quot;} RND2UFujqIjS1"/><text:span text:style-name="T328">(29)</text:span><text:reference-mark-end text:name="ZOTERO_ITEM CSL_CITATION {&quot;citationID&quot;:&quot;2593f3j54l&quot;,&quot;properties&quot;:{&quot;formattedCitation&quot;:&quot;(29)&quot;,&quot;plainCitation&quot;:&quot;(29)&quot;},&quot;citationItems&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schema&quot;:&quot;https://github.com/citation-style-language/schema/raw/master/csl-citation.json&quot;} RND2UFujqIjS1"/><text:span text:style-name="T328"> or </text:span><text:span text:style-name="T319">L1-driven transcripts </text:span><text:reference-mark-start text:name="ZOTERO_ITEM CSL_CITATION {&quot;citationID&quot;:&quot;2curbgktic&quot;,&quot;properties&quot;:{&quot;formattedCitation&quot;:&quot;(30)&quot;,&quot;plainCitation&quot;:&quot;(30)&quot;},&quot;citationItems&quot;:[{&quot;id&quot;:768,&quot;uris&quot;:[&quot;http://zotero.org/users/607191/items/54M2VK3R&quot;],&quot;uri&quot;:[&quot;http://zotero.org/users/607191/items/54M2VK3R&quot;],&quot;itemData&quot;:{&quot;id&quot;:768,&quot;type&quot;:&quot;article-journal&quot;,&quot;title&quot;:&quot;Isolation of cancer-specific chimeric transcripts induced by hypomethylation of the LINE-1 antisense promoter&quot;,&quot;container-title&quot;:&quot;Genomics&quot;,&quot;page&quot;:&quot;397-406&quot;,&quot;volume&quot;:&quot;94&quot;,&quot;issue&quot;:&quot;6&quot;,&quot;source&quot;:&quot;PubMed&quot;,&quot;abstract&quot;:&quot;The antisense promoter of human LINE-1 (L1) retroelements can direct transcription of adjacent unique genomic sequences generating chimeric RNAs, which can perturb transcription of neighbouring genes. As L1 elements constitute 17% of the human genome, chimeric transcription is potentially widespread, but the extent to which this occurs is largely unknown. Using a genome-wide screen we have isolated novel chimeric transcripts that are unique to breast cancer cell lines, primary tumours and colon cancer cells. Expression of the cancer-specific chimeric transcripts can be induced in non-malignant breast epithelial cells by the demethylating drug 5-azacytidine. These findings indicate that loss of L1 methylation in cancer cells is linked to the expression of L1-chimeric transcripts which may therefore constitute a useful set of markers of malignancy.&quot;,&quot;DOI&quot;:&quot;10.1016/j.ygeno.2009.08.013&quot;,&quot;ISSN&quot;:&quot;1089-8646&quot;,&quot;note&quot;:&quot;PMID: 19720139&quot;,&quot;journalAbbreviation&quot;:&quot;Genomics&quot;,&quot;language&quot;:&quot;eng&quot;,&quot;author&quot;:[{&quot;family&quot;:&quot;Cruickshanks&quot;,&quot;given&quot;:&quot;Hazel A.&quot;},{&quot;family&quot;:&quot;Tufarelli&quot;,&quot;given&quot;:&quot;Cristina&quot;}],&quot;issued&quot;:{&quot;date-parts&quot;:[[&quot;2009&quot;,12]]}}}],&quot;schema&quot;:&quot;https://github.com/citation-style-language/schema/raw/master/csl-citation.json&quot;} RNDIgzVlXZUGL"/><text:span text:style-name="T319">(30)</text:span><text:reference-mark-end text:name="ZOTERO_ITEM CSL_CITATION {&quot;citationID&quot;:&quot;2curbgktic&quot;,&quot;properties&quot;:{&quot;formattedCitation&quot;:&quot;(30)&quot;,&quot;plainCitation&quot;:&quot;(30)&quot;},&quot;citationItems&quot;:[{&quot;id&quot;:768,&quot;uris&quot;:[&quot;http://zotero.org/users/607191/items/54M2VK3R&quot;],&quot;uri&quot;:[&quot;http://zotero.org/users/607191/items/54M2VK3R&quot;],&quot;itemData&quot;:{&quot;id&quot;:768,&quot;type&quot;:&quot;article-journal&quot;,&quot;title&quot;:&quot;Isolation of cancer-specific chimeric transcripts induced by hypomethylation of the LINE-1 antisense promoter&quot;,&quot;container-title&quot;:&quot;Genomics&quot;,&quot;page&quot;:&quot;397-406&quot;,&quot;volume&quot;:&quot;94&quot;,&quot;issue&quot;:&quot;6&quot;,&quot;source&quot;:&quot;PubMed&quot;,&quot;abstract&quot;:&quot;The antisense promoter of human LINE-1 (L1) retroelements can direct transcription of adjacent unique genomic sequences generating chimeric RNAs, which can perturb transcription of neighbouring genes. As L1 elements constitute 17% of the human genome, chimeric transcription is potentially widespread, but the extent to which this occurs is largely unknown. Using a genome-wide screen we have isolated novel chimeric transcripts that are unique to breast cancer cell lines, primary tumours and colon cancer cells. Expression of the cancer-specific chimeric transcripts can be induced in non-malignant breast epithelial cells by the demethylating drug 5-azacytidine. These findings indicate that loss of L1 methylation in cancer cells is linked to the expression of L1-chimeric transcripts which may therefore constitute a useful set of markers of malignancy.&quot;,&quot;DOI&quot;:&quot;10.1016/j.ygeno.2009.08.013&quot;,&quot;ISSN&quot;:&quot;1089-8646&quot;,&quot;note&quot;:&quot;PMID: 19720139&quot;,&quot;journalAbbreviation&quot;:&quot;Genomics&quot;,&quot;language&quot;:&quot;eng&quot;,&quot;author&quot;:[{&quot;family&quot;:&quot;Cruickshanks&quot;,&quot;given&quot;:&quot;Hazel A.&quot;},{&quot;family&quot;:&quot;Tufarelli&quot;,&quot;given&quot;:&quot;Cristina&quot;}],&quot;issued&quot;:{&quot;date-parts&quot;:[[&quot;2009&quot;,12]]}}}],&quot;schema&quot;:&quot;https://github.com/citation-style-language/schema/raw/master/csl-citation.json&quot;} RNDIgzVlXZUGL"/><text:span text:style-name="T319"> </text:span><text:span text:style-name="T329">and loci-gene correlation studies </text:span><text:reference-mark-start text:name="ZOTERO_ITEM CSL_CITATION {&quot;citationID&quot;:&quot;24qj32ebn1&quot;,&quot;properties&quot;:{&quot;formattedCitation&quot;:&quot;(31)&quot;,&quot;plainCitation&quot;:&quot;(31)&quot;},&quot;citationItems&quot;:[{&quot;id&quot;:764,&quot;uris&quot;:[&quot;http://zotero.org/users/607191/items/TQQ4KBMR&quot;],&quot;uri&quot;:[&quot;http://zotero.org/users/607191/items/TQQ4KBMR&quot;],&quot;itemData&quot;:{&quot;id&quot;:764,&quot;type&quot;:&quot;article-journal&quot;,&quot;title&quot;:&quot;Detecting endogenous retrovirus-driven tissue-specific gene transcription&quot;,&quot;container-title&quot;:&quot;Genome Biology and Evolution&quot;,&quot;page&quot;:&quot;1082-1097&quot;,&quot;volume&quot;:&quot;7&quot;,&quot;issue&quot;:&quot;4&quot;,&quot;source&quot;:&quot;PubMed&quot;,&quot;abstract&quot;:&quot;Transposable elements (TEs) comprise approximately half of the human genome, and several independent lines of investigation have demonstrated their role in rewiring gene expression during development, evolution, and oncogenesis. The identification of their regulatory effects has largely been idiosyncratic, by linking activity with isolated genes. Their distribution throughout the genome raises critical questions-do these elements contribute to broad tissue- and lineage-specific regulation? If so, in what manner, as enhancers, promoters, RNAs? Here, we devise a novel approach to systematically dissect the genome-wide consequences of TE insertion on gene expression, and test the hypothesis that classes of endogenous retrovirus long terminal repeats (LTRs) exert tissue-specific regulation of adjacent genes. Using correlation of expression patterns across 18 tissue types, we reveal the tissue-specific uncoupling of gene expression due to 62 different LTR classes. These patterns are specific to the retroviral insertion, as the same genes in species without the LTRs do not exhibit the same effect. Although the LTRs can be transcribed themselves, the most highly transcribed TEs do not have the largest effects on adjacent regulation of coding genes, suggesting they function predominantly as enhancers. Moreover, the tissue-specific patterns of gene expression that are detected by our method arise from a limited number of genes, rather than as a general consequence of LTR integration. These findings identify basic principles of co-opting LTRs for genome evolution, and support the utility of our method for the analysis of TE, or other specific gene sets, in relation to the rest of the genome.&quot;,&quot;DOI&quot;:&quot;10.1093/gbe/evv049&quot;,&quot;ISSN&quot;:&quot;1759-6653&quot;,&quot;note&quot;:&quot;PMID: 25767249\nPMCID: PMC4419796&quot;,&quot;journalAbbreviation&quot;:&quot;Genome Biol Evol&quot;,&quot;language&quot;:&quot;eng&quot;,&quot;author&quot;:[{&quot;family&quot;:&quot;Pavlicev&quot;,&quot;given&quot;:&quot;Mihaela&quot;},{&quot;family&quot;:&quot;Hiratsuka&quot;,&quot;given&quot;:&quot;Kaori&quot;},{&quot;family&quot;:&quot;Swaggart&quot;,&quot;given&quot;:&quot;Kayleigh A.&quot;},{&quot;family&quot;:&quot;Dunn&quot;,&quot;given&quot;:&quot;Caitlin&quot;},{&quot;family&quot;:&quot;Muglia&quot;,&quot;given&quot;:&quot;Louis&quot;}],&quot;issued&quot;:{&quot;date-parts&quot;:[[&quot;2015&quot;,4]]}}}],&quot;schema&quot;:&quot;https://github.com/citation-style-language/schema/raw/master/csl-citation.json&quot;} RNDnPs7v1aEH1"/><text:span text:style-name="T329">(31)</text:span><text:reference-mark-end text:name="ZOTERO_ITEM CSL_CITATION {&quot;citationID&quot;:&quot;24qj32ebn1&quot;,&quot;properties&quot;:{&quot;formattedCitation&quot;:&quot;(31)&quot;,&quot;plainCitation&quot;:&quot;(31)&quot;},&quot;citationItems&quot;:[{&quot;id&quot;:764,&quot;uris&quot;:[&quot;http://zotero.org/users/607191/items/TQQ4KBMR&quot;],&quot;uri&quot;:[&quot;http://zotero.org/users/607191/items/TQQ4KBMR&quot;],&quot;itemData&quot;:{&quot;id&quot;:764,&quot;type&quot;:&quot;article-journal&quot;,&quot;title&quot;:&quot;Detecting endogenous retrovirus-driven tissue-specific gene transcription&quot;,&quot;container-title&quot;:&quot;Genome Biology and Evolution&quot;,&quot;page&quot;:&quot;1082-1097&quot;,&quot;volume&quot;:&quot;7&quot;,&quot;issue&quot;:&quot;4&quot;,&quot;source&quot;:&quot;PubMed&quot;,&quot;abstract&quot;:&quot;Transposable elements (TEs) comprise approximately half of the human genome, and several independent lines of investigation have demonstrated their role in rewiring gene expression during development, evolution, and oncogenesis. The identification of their regulatory effects has largely been idiosyncratic, by linking activity with isolated genes. Their distribution throughout the genome raises critical questions-do these elements contribute to broad tissue- and lineage-specific regulation? If so, in what manner, as enhancers, promoters, RNAs? Here, we devise a novel approach to systematically dissect the genome-wide consequences of TE insertion on gene expression, and test the hypothesis that classes of endogenous retrovirus long terminal repeats (LTRs) exert tissue-specific regulation of adjacent genes. Using correlation of expression patterns across 18 tissue types, we reveal the tissue-specific uncoupling of gene expression due to 62 different LTR classes. These patterns are specific to the retroviral insertion, as the same genes in species without the LTRs do not exhibit the same effect. Although the LTRs can be transcribed themselves, the most highly transcribed TEs do not have the largest effects on adjacent regulation of coding genes, suggesting they function predominantly as enhancers. Moreover, the tissue-specific patterns of gene expression that are detected by our method arise from a limited number of genes, rather than as a general consequence of LTR integration. These findings identify basic principles of co-opting LTRs for genome evolution, and support the utility of our method for the analysis of TE, or other specific gene sets, in relation to the rest of the genome.&quot;,&quot;DOI&quot;:&quot;10.1093/gbe/evv049&quot;,&quot;ISSN&quot;:&quot;1759-6653&quot;,&quot;note&quot;:&quot;PMID: 25767249\nPMCID: PMC4419796&quot;,&quot;journalAbbreviation&quot;:&quot;Genome Biol Evol&quot;,&quot;language&quot;:&quot;eng&quot;,&quot;author&quot;:[{&quot;family&quot;:&quot;Pavlicev&quot;,&quot;given&quot;:&quot;Mihaela&quot;},{&quot;family&quot;:&quot;Hiratsuka&quot;,&quot;given&quot;:&quot;Kaori&quot;},{&quot;family&quot;:&quot;Swaggart&quot;,&quot;given&quot;:&quot;Kayleigh A.&quot;},{&quot;family&quot;:&quot;Dunn&quot;,&quot;given&quot;:&quot;Caitlin&quot;},{&quot;family&quot;:&quot;Muglia&quot;,&quot;given&quot;:&quot;Louis&quot;}],&quot;issued&quot;:{&quot;date-parts&quot;:[[&quot;2015&quot;,4]]}}}],&quot;schema&quot;:&quot;https://github.com/citation-style-language/schema/raw/master/csl-citation.json&quot;} RNDnPs7v1aEH1"/><text:span text:style-name="T319">. While these methods </text:span><text:span text:style-name="T327">have proved</text:span><text:span text:style-name="T319"> useful, they have significant limitations.</text:span></text:p>
      <text:p text:style-name="P51"><text:span text:style-name="T330"><text:tab/>5'</text:span><text:span text:style-name="T319"> CAGE is </text:span><text:span text:style-name="T330">the clearest measure of transcription start sites (TSSs) </text:span><text:span text:style-name="T328">but </text:span><text:span text:style-name="T319">provides insufficient information </text:span><text:span text:style-name="T331">on the resultant</text:span><text:span text:style-name="T319"> transcript structure. </text:span><text:span text:style-name="T327">RNA-seq assembly</text:span><text:span text:style-name="T319"> methods may not identify the true 5’ end of transcripts or suffer from a high false positive rate due to TE exonization events. </text:span><text:span text:style-name="T327">The TE-exonization problem </text:span><text:span text:style-name="T331">also</text:span><text:span text:style-name="T327"> creates high false-positive </text:span><text:span text:style-name="T331">rate</text:span><text:span text:style-name="T332">s </text:span><text:span text:style-name="T327">in </text:span><text:span text:style-name="T333">chimeric fragment-based and </text:span><text:span text:style-name="T327">hybridization-based methods </text:span><text:span text:style-name="T339">that</text:span><text:span text:style-name="T327"> ha</text:span><text:span text:style-name="T339">ve</text:span><text:span text:style-name="T327"> gone unaddressed </text:span><text:reference-mark-start text:name="ZOTERO_ITEM CSL_CITATION {&quot;citationID&quot;:&quot;y3OcRRLI&quot;,&quot;properties&quot;:{&quot;formattedCitation&quot;:&quot;{\\rtf (27\\uc0\\u8211{}29,32)}&quot;,&quot;plainCitation&quot;:&quot;(27–29,3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label&quot;:&quot;page&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label&quot;:&quot;page&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label&quot;:&quot;page&quot;},{&quot;id&quot;:976,&quot;uris&quot;:[&quot;http://zotero.org/users/607191/items/EUSX68PP&quot;],&quot;uri&quot;:[&quot;http://zotero.org/users/607191/items/EUSX68PP&quot;],&quot;itemData&quot;:{&quot;id&quot;:976,&quot;type&quot;:&quot;article-journal&quot;,&quot;title&quot;:&quot;A Novel Analytical Strategy to Identify Fusion Transcripts between Repetitive Elements and Protein Coding-Exons Using RNA-Seq&quot;,&quot;container-title&quot;:&quot;PLOS ONE&quot;,&quot;page&quot;:&quot;e0159028&quot;,&quot;volume&quot;:&quot;11&quot;,&quot;issue&quot;:&quot;7&quot;,&quot;source&quot;:&quot;PLoS Journals&quot;,&quot;abstract&quot;:&quot;Repetitive elements (REs) comprise 40–60% of the mammalian genome and have been shown to epigenetically influence the expression of genes through the formation of fusion transcript (FTs). We previously showed that an intracisternal A particle forms an FT with the agouti gene in mice, causing obesity/type 2 diabetes. To determine the frequency of FTs genome-wide, we developed a TopHat-Fusion-based analytical pipeline to identify FTs with high specificity. We applied it to an RNA-seq dataset from the nucleus accumbens (NAc) of mice repeatedly exposed to cocaine. Cocaine was previously shown to increase the expression of certain REs in this brain region. Using this pipeline that can be applied to single- or paired-end reads, we identified 438 genes expressing 813 different FTs in the NAc. Although all types of studied repeats were present in FTs, simple sequence repeats were underrepresented. Most importantly, reverse-transcription and quantitative PCR validated the expression of selected FTs in an independent cohort of animals, which also revealed that some FTs are the prominent isoforms expressed in the NAc by some genes. In other RNA-seq datasets, developmental expression as well as tissue specificity of some FTs differed from their corresponding non-fusion counterparts. Finally, in silico analysis predicted changes in the structure of proteins encoded by some FTs, potentially resulting in gain or loss of function. Collectively, these results indicate the robustness of our pipeline in detecting these new isoforms of genes, which we believe provides a valuable tool to aid in better understanding the broad role of REs in mammalian cellular biology.&quot;,&quot;DOI&quot;:&quot;10.1371/journal.pone.0159028&quot;,&quot;ISSN&quot;:&quot;1932-6203&quot;,&quot;journalAbbreviation&quot;:&quot;PLOS ONE&quot;,&quot;author&quot;:[{&quot;family&quot;:&quot;Wang&quot;,&quot;given&quot;:&quot;Tianyuan&quot;},{&quot;family&quot;:&quot;Santos&quot;,&quot;given&quot;:&quot;Janine H.&quot;},{&quot;family&quot;:&quot;Feng&quot;,&quot;given&quot;:&quot;Jian&quot;},{&quot;family&quot;:&quot;Fargo&quot;,&quot;given&quot;:&quot;David C.&quot;},{&quot;family&quot;:&quot;Shen&quot;,&quot;given&quot;:&quot;Li&quot;},{&quot;family&quot;:&quot;Riadi&quot;,&quot;given&quot;:&quot;Gonzalo&quot;},{&quot;family&quot;:&quot;Keeley&quot;,&quot;given&quot;:&quot;Elizabeth&quot;},{&quot;family&quot;:&quot;Rosh&quot;,&quot;given&quot;:&quot;Zachary S.&quot;},{&quot;family&quot;:&quot;Nestler&quot;,&quot;given&quot;:&quot;Eric J.&quot;},{&quot;family&quot;:&quot;Woychik&quot;,&quot;given&quot;:&quot;Richard P.&quot;}],&quot;issued&quot;:{&quot;date-parts&quot;:[[&quot;2016&quot;,7,14]]}},&quot;label&quot;:&quot;page&quot;}],&quot;schema&quot;:&quot;https://github.com/citation-style-language/schema/raw/master/csl-citation.json&quot;} RNDrtFk9pgWnh"/><text:span text:style-name="T350">(27</text:span><text:span text:style-name="T348">–29,32)</text:span><text:reference-mark-end text:name="ZOTERO_ITEM CSL_CITATION {&quot;citationID&quot;:&quot;y3OcRRLI&quot;,&quot;properties&quot;:{&quot;formattedCitation&quot;:&quot;{\\rtf (27\\uc0\\u8211{}29,32)}&quot;,&quot;plainCitation&quot;:&quot;(27–29,3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label&quot;:&quot;page&quot;},{&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label&quot;:&quot;page&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label&quot;:&quot;page&quot;},{&quot;id&quot;:976,&quot;uris&quot;:[&quot;http://zotero.org/users/607191/items/EUSX68PP&quot;],&quot;uri&quot;:[&quot;http://zotero.org/users/607191/items/EUSX68PP&quot;],&quot;itemData&quot;:{&quot;id&quot;:976,&quot;type&quot;:&quot;article-journal&quot;,&quot;title&quot;:&quot;A Novel Analytical Strategy to Identify Fusion Transcripts between Repetitive Elements and Protein Coding-Exons Using RNA-Seq&quot;,&quot;container-title&quot;:&quot;PLOS ONE&quot;,&quot;page&quot;:&quot;e0159028&quot;,&quot;volume&quot;:&quot;11&quot;,&quot;issue&quot;:&quot;7&quot;,&quot;source&quot;:&quot;PLoS Journals&quot;,&quot;abstract&quot;:&quot;Repetitive elements (REs) comprise 40–60% of the mammalian genome and have been shown to epigenetically influence the expression of genes through the formation of fusion transcript (FTs). We previously showed that an intracisternal A particle forms an FT with the agouti gene in mice, causing obesity/type 2 diabetes. To determine the frequency of FTs genome-wide, we developed a TopHat-Fusion-based analytical pipeline to identify FTs with high specificity. We applied it to an RNA-seq dataset from the nucleus accumbens (NAc) of mice repeatedly exposed to cocaine. Cocaine was previously shown to increase the expression of certain REs in this brain region. Using this pipeline that can be applied to single- or paired-end reads, we identified 438 genes expressing 813 different FTs in the NAc. Although all types of studied repeats were present in FTs, simple sequence repeats were underrepresented. Most importantly, reverse-transcription and quantitative PCR validated the expression of selected FTs in an independent cohort of animals, which also revealed that some FTs are the prominent isoforms expressed in the NAc by some genes. In other RNA-seq datasets, developmental expression as well as tissue specificity of some FTs differed from their corresponding non-fusion counterparts. Finally, in silico analysis predicted changes in the structure of proteins encoded by some FTs, potentially resulting in gain or loss of function. Collectively, these results indicate the robustness of our pipeline in detecting these new isoforms of genes, which we believe provides a valuable tool to aid in better understanding the broad role of REs in mammalian cellular biology.&quot;,&quot;DOI&quot;:&quot;10.1371/journal.pone.0159028&quot;,&quot;ISSN&quot;:&quot;1932-6203&quot;,&quot;journalAbbreviation&quot;:&quot;PLOS ONE&quot;,&quot;author&quot;:[{&quot;family&quot;:&quot;Wang&quot;,&quot;given&quot;:&quot;Tianyuan&quot;},{&quot;family&quot;:&quot;Santos&quot;,&quot;given&quot;:&quot;Janine H.&quot;},{&quot;family&quot;:&quot;Feng&quot;,&quot;given&quot;:&quot;Jian&quot;},{&quot;family&quot;:&quot;Fargo&quot;,&quot;given&quot;:&quot;David C.&quot;},{&quot;family&quot;:&quot;Shen&quot;,&quot;given&quot;:&quot;Li&quot;},{&quot;family&quot;:&quot;Riadi&quot;,&quot;given&quot;:&quot;Gonzalo&quot;},{&quot;family&quot;:&quot;Keeley&quot;,&quot;given&quot;:&quot;Elizabeth&quot;},{&quot;family&quot;:&quot;Rosh&quot;,&quot;given&quot;:&quot;Zachary S.&quot;},{&quot;family&quot;:&quot;Nestler&quot;,&quot;given&quot;:&quot;Eric J.&quot;},{&quot;family&quot;:&quot;Woychik&quot;,&quot;given&quot;:&quot;Richard P.&quot;}],&quot;issued&quot;:{&quot;date-parts&quot;:[[&quot;2016&quot;,7,14]]}},&quot;label&quot;:&quot;page&quot;}],&quot;schema&quot;:&quot;https://github.com/citation-style-language/schema/raw/master/csl-citation.json&quot;} RNDrtFk9pgWnh"/><text:span text:style-name="T327">. </text:span><text:span text:style-name="T319">Moreover, none of the aforementioned studies have attempted to quantify the strength or contribution of the putative </text:span><text:span text:style-name="T328">TE-initiated</text:span><text:span text:style-name="T334"> isoforms</text:span><text:span text:style-name="T319"> to overall transcript expression </text:span><text:span text:style-name="T335">when alternative promoters exist</text:span><text:span text:style-name="T319">. </text:span><text:span text:style-name="T336">Therefore,</text:span><text:span text:style-name="T320"> effective TE-initiating transcript screens </text:span><text:span text:style-name="T336">have</text:span><text:span text:style-name="T334"> required extensive human-inspection</text:span><text:span text:style-name="T320"> </text:span><text:span text:style-name="T337">and have</text:span><text:span text:style-name="T320"> failed to provide </text:span><text:span text:style-name="T321">a quantitative, </text:span><text:span text:style-name="T338">genome-wide</text:span><text:span text:style-name="T321"> assessment of TEs initiating biologically significant transcription.</text:span></text:p>
      <text:p text:style-name="P52"><text:span text:style-name="T319"><text:tab/>To quantitatively measure and compare the</text:span><text:bookmark text:name="_GoBack"/><text:span text:style-name="T319"> contribution of TE promoters to normal and cancer transcriptomes we developed a tool that incorporates features of previous methods but significantly builds upon them. </text:span><text:span text:style-name="T322">We were motivated to use</text:span><text:span text:style-name="T319"> paired-end RNA-seq data </text:span><text:span text:style-name="T322">alone</text:span><text:span text:style-name="T319">, </text:span><text:span text:style-name="T320">a </text:span><text:span text:style-name="T321">broadly</text:span><text:span text:style-name="T100"> available </text:span><text:span text:style-name="T129">data-type,</text:span><text:span text:style-name="T100"> </text:span><text:span text:style-name="T147">to</text:span><text:span text:style-name="T148"> rapidly measure</text:span><text:span text:style-name="T131"> TE-initiation</text:span><text:span text:style-name="T148">s</text:span><text:span text:style-name="T131"> and</text:span><text:span text:style-name="T99"> </text:span><text:span text:style-name="T149">transcriptome contributions</text:span><text:span text:style-name="T99">. </text:span><text:span text:style-name="T102">With a defined set of TE-initiated transcripts in </text:span><text:span text:style-name="T130">each</text:span><text:span text:style-name="T102"> library, commonalities and differences between sets of data (biological </text:span><text:span text:style-name="T103">replicates</text:span><text:span text:style-name="T102">) can be determined.</text:span><text:span text:style-name="T101"> </text:span><text:span text:style-name="T102">Together these analyses </text:span><text:span text:style-name="T104">have been packaged </text:span><text:span text:style-name="T105">to give rise to the</text:span><text:span text:style-name="T104"> </text:span><text:span text:style-name="T59">LIONS</text:span><text:span text:style-name="T104"> </text:span><text:span text:style-name="T105">suite</text:span><text:span text:style-name="T104"> </text:span><text:span text:style-name="T106">(Figure 1).</text:span></text:p>
      <text:p text:style-name="P55">Results</text:p>
      <text:p text:style-name="P13"><text:span text:style-name="T98"><text:tab/>To quantify the contribution of </text:span><text:span text:style-name="T153">TE promoters </text:span><text:span text:style-name="T98">to </text:span><text:span text:style-name="T136">the transcriptome from RNA-seq data alone, we were motivated to develop the </text:span><text:span text:style-name="T384">LIONS</text:span><text:span text:style-name="T136"> analysis suite. Briefly, RNA-seq data along with a reference genome, gene and repeat annotation </text:span><text:span text:style-name="T154">are</text:span><text:span text:style-name="T136"> input</text:span><text:span text:style-name="T154">s</text:span><text:span text:style-name="T136"> for the classification and annotation of TE-initiated transcripts </text:span><text:span text:style-name="T137">(Figure 1A)</text:span><text:span text:style-name="T136">. </text:span><text:span text:style-name="T137">For each RNA-seq library, a standard (.lion) file of TE-initiated transcripts is </text:span><text:span text:style-name="T155">the </text:span><text:span text:style-name="T137">output, </text:span><text:span text:style-name="T141">and then can</text:span><text:span text:style-name="T137"> be grouped into biological </text:span><text:span text:style-name="T140">categories </text:span><text:span text:style-name="T142">such as cancer versus normal controls,</text:span><text:span text:style-name="T137"> for comparison (Figure 1B). </text:span><text:span text:style-name="T138">A detailed </text:span><text:span text:style-name="T143">outline</text:span><text:span text:style-name="T138"> of the analysis is provided in </text:span><text:span text:style-name="T146">materials and methods</text:span><text:span text:style-name="T138">.</text:span></text:p>
      <text:p text:style-name="P20"><text:span text:style-name="T261"><text:tab/>T</text:span><text:span text:style-name="T262">Es</text:span><text:span text:style-name="T261"> intersect exons </text:span><text:span text:style-name="T263">in </text:span><text:span text:style-name="T261">three main categories; as </text:span><text:span text:style-name="T264">i</text:span><text:span text:style-name="T261">nitiations at the 5’ end of a transcript; as exonizations either with or without being involved at a splice junction; and at the 3’ end as a termination site for transcripts (Figure 2</text:span><text:span text:style-name="T265">A</text:span><text:span text:style-name="T261">). </text:span><text:span text:style-name="T266">The core</text:span><text:span text:style-name="T261"> </text:span><text:span text:style-name="T87">LIONS</text:span><text:span text:style-name="T266"> classification segregates the initiations from </text:span><text:span text:style-name="T267">non-initiation events.</text:span><text:span text:style-name="T268"> </text:span><text:span text:style-name="T267">This is biologically pertinent </text:span><text:span text:style-name="T269">in the analysis of TE </text:span><text:span text:style-name="T270">transcription</text:span><text:span text:style-name="T269"> </text:span><text:span text:style-name="T267">since non-initiation events outnumber initiation events by three orders </text:span><text:span text:style-name="T271">of magnitude</text:span><text:span text:style-name="T267"> </text:span><text:span text:style-name="T272">(Figure 2B). </text:span><text:span text:style-name="T273">Thus analyses based on chimeric read clusters alone, or TE-transcription levels alone do not necessarily reflect </text:span><text:span text:style-name="T262">autonomous</text:span><text:span text:style-name="T274"> </text:span><text:span text:style-name="T273">transcriptional </text:span><text:span text:style-name="T262">activity</text:span><text:span text:style-name="T273"> of TE</text:span><text:span text:style-name="T270">s</text:span><text:span text:style-name="T273"> </text:span><text:span text:style-name="T268">but </text:span><text:span text:style-name="T262">rather simply</text:span><text:span text:style-name="T268"> correlation </text:span><text:span text:style-name="T274">or propensity to be transcribed </text:span><text:span text:style-name="T262">as part of other transcripts</text:span><text:span text:style-name="T270">.</text:span><text:span text:style-name="T275"> </text:span><text:span text:style-name="T268">This is no</text:span><text:span text:style-name="T276">n-trivial</text:span><text:span text:style-name="T268"> as TEs have long been </text:span><text:span text:style-name="T277">known</text:span><text:span text:style-name="T268"> to be </text:span><text:span text:style-name="T278">enriched</text:span><text:span text:style-name="T268"> at 5’ and 3’ untranslated transcribed regions (UTRs) </text:span><text:span text:style-name="T279">and within long-noncoding (lnc)RNAs </text:span><text:reference-mark-start text:name="ZOTERO_ITEM CSL_CITATION {&quot;citationID&quot;:&quot;a19di56i7r0&quot;,&quot;properties&quot;:{&quot;formattedCitation&quot;:&quot;(8,9)&quot;,&quot;plainCitation&quot;:&quot;(8,9)&quot;},&quot;citationItems&quot;:[{&quot;id&quot;:716,&quot;uris&quot;:[&quot;http://zotero.org/users/607191/items/NWPQSDRT&quot;],&quot;uri&quot;:[&quot;http://zotero.org/users/607191/items/NWPQSDRT&quot;],&quot;itemData&quot;:{&quot;id&quot;:716,&quot;type&quot;:&quot;article-journal&quot;,&quot;title&quot;:&quot;Transposable elements reveal a stem cell-specific class of long noncoding RNAs&quot;,&quot;container-title&quot;:&quot;Genome Biology&quot;,&quot;page&quot;:&quot;R107&quot;,&quot;volume&quot;:&quot;13&quot;,&quot;issue&quot;:&quot;11&quot;,&quot;source&quot;:&quot;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n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n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nPMCID: PMC3580499&quot;,&quot;journalAbbreviation&quot;:&quot;Genome Biol.&quot;,&quot;language&quot;:&quot;eng&quot;,&quot;author&quot;:[{&quot;family&quot;:&quot;Kelley&quot;,&quot;given&quot;:&quot;David&quot;},{&quot;family&quot;:&quot;Rinn&quot;,&quot;given&quot;:&quot;John&quot;}],&quot;issued&quot;:{&quot;date-parts&quot;:[[&quot;2012&quot;]]}},&quot;label&quot;:&quot;page&quot;},{&quot;id&quot;:718,&quot;uris&quot;:[&quot;http://zotero.org/users/607191/items/EX2CEISB&quot;],&quot;uri&quot;:[&quot;http://zotero.org/users/607191/items/EX2CEISB&quot;],&quot;itemData&quot;:{&quot;id&quot;:718,&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label&quot;:&quot;page&quot;}],&quot;schema&quot;:&quot;https://github.com/citation-style-language/schema/raw/master/csl-citation.json&quot;} RNDLu7hABIJLB"/>(8,9)<text:reference-mark-end text:name="ZOTERO_ITEM CSL_CITATION {&quot;citationID&quot;:&quot;a19di56i7r0&quot;,&quot;properties&quot;:{&quot;formattedCitation&quot;:&quot;(8,9)&quot;,&quot;plainCitation&quot;:&quot;(8,9)&quot;},&quot;citationItems&quot;:[{&quot;id&quot;:716,&quot;uris&quot;:[&quot;http://zotero.org/users/607191/items/NWPQSDRT&quot;],&quot;uri&quot;:[&quot;http://zotero.org/users/607191/items/NWPQSDRT&quot;],&quot;itemData&quot;:{&quot;id&quot;:716,&quot;type&quot;:&quot;article-journal&quot;,&quot;title&quot;:&quot;Transposable elements reveal a stem cell-specific class of long noncoding RNAs&quot;,&quot;container-title&quot;:&quot;Genome Biology&quot;,&quot;page&quot;:&quot;R107&quot;,&quot;volume&quot;:&quot;13&quot;,&quot;issue&quot;:&quot;11&quot;,&quot;source&quot;:&quot;PubMed&quot;,&quot;abstract&quot;:&quot;BACKGROUND: Numerous studies over the past decade have elucidated a large set of long intergenic noncoding RNAs (lincRNAs) in the human genome. Research since has shown that lincRNAs constitute an important layer of genome regulation across a wide spectrum of species. However, the factors governing their evolution and origins remain relatively unexplored. One possible factor driving lincRNA evolution and biological function is transposable element (TE) insertions. Here, we comprehensively characterize the TE content of lincRNAs relative to genomic averages and protein coding transcripts.\nRESULTS: Our analysis of the TE composition of 9,241 human lincRNAs revealed that, in sharp contrast to protein coding genes, 83% of lincRNAs contain a TE, and TEs comprise 42% of lincRNA sequence. lincRNA TE composition varies significantly from genomic averages - L1 and Alu elements are depleted and broad classes of endogenous retroviruses are enriched. TEs occur in biased positions and orientations within lincRNAs, particularly at their transcription start sites, suggesting a role in lincRNA transcriptional regulation. Accordingly, we observed a dramatic example of HERVH transcriptional regulatory signals correlating strongly with stem cell-specific expression of lincRNAs. Conversely, lincRNAs devoid of TEs are expressed at greater levels than lincRNAs with TEs in all tissues and cell lines, particularly in the testis.\nCONCLUSIONS: TEs pervade lincRNAs, dividing them into classes, and may have shaped lincRNA evolution and function by conferring tissue-specific expression from extant transcriptional regulatory signals.&quot;,&quot;DOI&quot;:&quot;10.1186/gb-2012-13-11-r107&quot;,&quot;ISSN&quot;:&quot;1465-6914&quot;,&quot;note&quot;:&quot;PMID: 23181609\nPMCID: PMC3580499&quot;,&quot;journalAbbreviation&quot;:&quot;Genome Biol.&quot;,&quot;language&quot;:&quot;eng&quot;,&quot;author&quot;:[{&quot;family&quot;:&quot;Kelley&quot;,&quot;given&quot;:&quot;David&quot;},{&quot;family&quot;:&quot;Rinn&quot;,&quot;given&quot;:&quot;John&quot;}],&quot;issued&quot;:{&quot;date-parts&quot;:[[&quot;2012&quot;]]}},&quot;label&quot;:&quot;page&quot;},{&quot;id&quot;:718,&quot;uris&quot;:[&quot;http://zotero.org/users/607191/items/EX2CEISB&quot;],&quot;uri&quot;:[&quot;http://zotero.org/users/607191/items/EX2CEISB&quot;],&quot;itemData&quot;:{&quot;id&quot;:718,&quot;type&quot;:&quot;article-journal&quot;,&quot;title&quot;:&quot;Transposable Elements Are Major Contributors to the Origin, Diversification, and Regulation of Vertebrate Long Noncoding RNAs&quot;,&quot;container-title&quot;:&quot;PLoS Genet&quot;,&quot;page&quot;:&quot;e1003470&quot;,&quot;volume&quot;:&quot;9&quot;,&quot;issue&quot;:&quot;4&quot;,&quot;source&quot;:&quot;PLoS Journals&quot;,&quot;abstract&quot;:&quot;Author SummaryAn unexpected layer of complexity in the genomes of humans and other vertebrates lies in the abundance of genes that do not appear to encode proteins but produce a variety of non-coding RNAs. In particular, the human genome is currently predicted to contain 5,000–10,000 independent gene units generating long (&gt;200 nucleotides) noncoding RNAs (lncRNAs). While there is growing evidence that a large fraction of these lncRNAs have cellular functions, notably to regulate protein-coding gene expression, almost nothing is known on the processes underlying the evolutionary origins and diversification of lncRNA genes. Here we show that transposable elements, through their capacity to move and spread in genomes in a lineage-specific fashion, as well as their ability to introduce regulatory sequences upon chromosomal insertion, represent a major force shaping the lncRNA repertoire of humans, mice, and zebrafish. Not only do TEs make up a substantial fraction of mature lncRNA transcripts, they are also enriched in the vicinity of lncRNA genes, where they frequently contribute to their transcriptional regulation. Through specific examples we provide evidence that some TE sequences embedded in lncRNAs are critical for the biogenesis of lncRNAs and likely important for their function.&quot;,&quot;DOI&quot;:&quot;10.1371/journal.pgen.1003470&quot;,&quot;journalAbbreviation&quot;:&quot;PLoS Genet&quot;,&quot;author&quot;:[{&quot;family&quot;:&quot;Kapusta&quot;,&quot;given&quot;:&quot;Aurélie&quot;},{&quot;family&quot;:&quot;Kronenberg&quot;,&quot;given&quot;:&quot;Zev&quot;},{&quot;family&quot;:&quot;Lynch&quot;,&quot;given&quot;:&quot;Vincent J.&quot;},{&quot;family&quot;:&quot;Zhuo&quot;,&quot;given&quot;:&quot;Xiaoyu&quot;},{&quot;family&quot;:&quot;Ramsay&quot;,&quot;given&quot;:&quot;LeeAnn&quot;},{&quot;family&quot;:&quot;Bourque&quot;,&quot;given&quot;:&quot;Guillaume&quot;},{&quot;family&quot;:&quot;Yandell&quot;,&quot;given&quot;:&quot;Mark&quot;},{&quot;family&quot;:&quot;Feschotte&quot;,&quot;given&quot;:&quot;Cédric&quot;}],&quot;issued&quot;:{&quot;date-parts&quot;:[[&quot;2013&quot;,4,25]]}},&quot;label&quot;:&quot;page&quot;}],&quot;schema&quot;:&quot;https://github.com/citation-style-language/schema/raw/master/csl-citation.json&quot;} RNDLu7hABIJLB"/><text:span text:style-name="T280">.</text:span></text:p>
      <text:p text:style-name="P20"><text:span text:style-name="T281"><text:tab/>To test the operating characteristics of </text:span><text:span text:style-name="T88">LIONS</text:span><text:span text:style-name="T281">, RNA-seq reads based on the </text:span><text:span text:style-name="T282">ENCODE </text:span><text:reference-mark-start text:name="ZOTERO_ITEM CSL_CITATION {&quot;citationID&quot;:&quot;tdKxiV3f&quot;,&quot;properties&quot;:{&quot;formattedCitation&quot;:&quot;(33)&quot;,&quot;plainCitation&quot;:&quot;(33)&quot;},&quot;citationItems&quot;:[{&quot;id&quot;:1035,&quot;uris&quot;:[&quot;http://zotero.org/users/607191/items/WMZMKEFZ&quot;],&quot;uri&quot;:[&quot;http://zotero.org/users/607191/items/WMZMKEFZ&quot;],&quot;itemData&quot;:{&quot;id&quot;:1035,&quot;type&quot;:&quot;article-journal&quot;,&quot;title&quot;:&quot;An integrated encyclopedia of DNA elements in the human genome&quot;,&quot;container-title&quot;:&quot;Nature&quot;,&quot;page&quot;:&quot;57-74&quot;,&quot;volume&quot;:&quot;489&quot;,&quot;issue&quot;:&quot;7414&quot;,&quot;source&quot;:&quot;PubMed&quot;,&quot;abstract&quot;:&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quot;DOI&quot;:&quot;10.1038/nature11247&quot;,&quot;ISSN&quot;:&quot;1476-4687&quot;,&quot;note&quot;:&quot;PMID: 22955616\nPMCID: PMC3439153&quot;,&quot;journalAbbreviation&quot;:&quot;Nature&quot;,&quot;language&quot;:&quot;eng&quot;,&quot;author&quot;:[{&quot;literal&quot;:&quot;ENCODE Project Consortium&quot;}],&quot;issued&quot;:{&quot;date-parts&quot;:[[&quot;2012&quot;,9,6]]}}}],&quot;schema&quot;:&quot;https://github.com/citation-style-language/schema/raw/master/csl-citation.json&quot;} RNDOvuAPXmcSA"/><text:span text:style-name="T282">(33)</text:span><text:reference-mark-end text:name="ZOTERO_ITEM CSL_CITATION {&quot;citationID&quot;:&quot;tdKxiV3f&quot;,&quot;properties&quot;:{&quot;formattedCitation&quot;:&quot;(33)&quot;,&quot;plainCitation&quot;:&quot;(33)&quot;},&quot;citationItems&quot;:[{&quot;id&quot;:1035,&quot;uris&quot;:[&quot;http://zotero.org/users/607191/items/WMZMKEFZ&quot;],&quot;uri&quot;:[&quot;http://zotero.org/users/607191/items/WMZMKEFZ&quot;],&quot;itemData&quot;:{&quot;id&quot;:1035,&quot;type&quot;:&quot;article-journal&quot;,&quot;title&quot;:&quot;An integrated encyclopedia of DNA elements in the human genome&quot;,&quot;container-title&quot;:&quot;Nature&quot;,&quot;page&quot;:&quot;57-74&quot;,&quot;volume&quot;:&quot;489&quot;,&quot;issue&quot;:&quot;7414&quot;,&quot;source&quot;:&quot;PubMed&quot;,&quot;abstract&quot;:&quot;The human genome encodes the blueprint of life, but the function of the vast majority of its nearly three billion bases is unknown. The Encyclopedia of DNA Elements (ENCODE) project has systematically mapped regions of transcription, transcription factor association, chromatin structure and histone modification. These data enabled us to assign biochemical functions for 80% of the genome, in particular outside of the well-studied protein-coding regions. Many discovered candidate regulatory elements are physically associated with one another and with expressed genes, providing new insights into the mechanisms of gene regulation. The newly identified elements also show a statistical correspondence to sequence variants linked to human disease, and can thereby guide interpretation of this variation. Overall, the project provides new insights into the organization and regulation of our genes and genome, and is an expansive resource of functional annotations for biomedical research.&quot;,&quot;DOI&quot;:&quot;10.1038/nature11247&quot;,&quot;ISSN&quot;:&quot;1476-4687&quot;,&quot;note&quot;:&quot;PMID: 22955616\nPMCID: PMC3439153&quot;,&quot;journalAbbreviation&quot;:&quot;Nature&quot;,&quot;language&quot;:&quot;eng&quot;,&quot;author&quot;:[{&quot;literal&quot;:&quot;ENCODE Project Consortium&quot;}],&quot;issued&quot;:{&quot;date-parts&quot;:[[&quot;2012&quot;,9,6]]}}}],&quot;schema&quot;:&quot;https://github.com/citation-style-language/schema/raw/master/csl-citation.json&quot;} RNDOvuAPXmcSA"/><text:span text:style-name="T282"> </text:span><text:span text:style-name="T281">K562 and H1 embryonic stem cell line transcriptomes were simulated </text:span><text:span text:style-name="T283">at varying depths as a benchmark. Simulated TE-exon pair clustering of reads plateaus at ~52% sensitivity regardless of further increase in sequencing depth (Figure 3A). This plateau emphasizes the systemic difficulty of accurately determining either 5’ or 3’ ends of transcripts from RNA-seq data alone, but the undetected TE start sites correlate with lower overall expression (Figure 3B). TE promoter analysis is confounded by the basic biological properties of TE TSSs, they are weaker and more biologically irreproducible (have higher cell-cell variation) </text:span><text:span text:style-name="T316">than</text:span><text:span text:style-name="T283"> their non-TE TSS counterparts in CAGE analyses (Supplementary </text:span><text:soft-page-break/><text:span text:style-name="T283">Figure 1). From the fraction of TE TSSs which are measurable by chimeric fragments, the default </text:span><text:span text:style-name="T93">LIONS</text:span><text:span text:style-name="T283"> parameters have a sensitivity of 36.35% and specificity of 98.63% (Figure 3C). The relative proportion of each class of TE TSS called largely matches the proportions of TE TSSs of the input transcriptomes, which rules out a systematic bias towards any one class of TE (Figure 3D). Altogether, while the set of TEs read-out by </text:span><text:span text:style-name="T89">LIONS</text:span><text:span text:style-name="T284"> is not highly sensitive especially for lower expressed transcripts, it is highly specific and accurately reflects the underlying promoter activity of TEs.</text:span></text:p>
      <text:p text:style-name="P29"><text:tab/>To evaluate the accuracy of <text:span text:style-name="T58">LIONS-</text:span>classified TE-initiations, a set of Hodgkin lymphoma-specific and recurrent (relative to B-cell controls) chimeric transcripts were assayed by RT-PCR. <text:span text:style-name="T62">In silico</text:span><text:span text:style-name="T402"> predictions were largely in agreement with RNA assayed by RT-PCR at 55.4% and 89.2% sensitivity and specificity respectively (Supplementary Figure 2).</text:span></text:p>
      <text:p text:style-name="P30"><text:span text:style-name="T355"><text:tab/>Altogether </text:span><text:span text:style-name="T86">LIONS</text:span><text:span text:style-name="T355"> </text:span><text:span text:style-name="T356">is able to detect a specific set of TE-initiated transcripts from RNA-seq data alone. </text:span><text:span text:style-name="T360">The detected set</text:span><text:span text:style-name="T357"> is enriched for higher express</text:span><text:span text:style-name="T360">ed transcripts which,</text:span><text:span text:style-name="T357"> in </text:span><text:span text:style-name="T360">a biological</text:span><text:span text:style-name="T357"> context </text:span><text:span text:style-name="T360">such as</text:span><text:span text:style-name="T357"> cancer, </text:span><text:span text:style-name="T360">are</text:span><text:span text:style-name="T357"> expected to be more relevant than the low </text:span><text:span text:style-name="T360">expression</text:span><text:span text:style-name="T357"> / high </text:span><text:span text:style-name="T360">variation TE-initiated</text:span><text:span text:style-name="T357"> transcripts.</text:span></text:p>
      <text:p text:style-name="P6">Discussion</text:p>
      <text:p text:style-name="P21"><text:span text:style-name="T285"><text:tab/>The preceding principl</text:span><text:span text:style-name="T286">e</text:span><text:span text:style-name="T285">s of local RNA sequencing analysis to distinguish TE-derived transcription initiation from exonization or termination can also be seen as a specific-case of the </text:span><text:span text:style-name="T90">ab initio </text:span><text:span text:style-name="T285">RNA-seq assembly problem. Local calculations used in </text:span><text:span text:style-name="T90">LIONS</text:span><text:span text:style-name="T285">, namely read threading and upstream coverage could be generalized to the entire </text:span><text:span text:style-name="T287">transcriptome</text:span><text:span text:style-name="T285">. Further refinement of these methods such as inclusion of aligned-strand bias measures </text:span><text:reference-mark-start text:name="ZOTERO_ITEM CSL_CITATION {&quot;citationID&quot;:&quot;cphdf4mlp&quot;,&quot;properties&quot;:{&quot;formattedCitation&quot;:&quot;(34)&quot;,&quot;plainCitation&quot;:&quot;(34)&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schema&quot;:&quot;https://github.com/citation-style-language/schema/raw/master/csl-citation.json&quot;} RNDXWSyVzRlQV"/><text:span text:style-name="T285">(34)</text:span><text:reference-mark-end text:name="ZOTERO_ITEM CSL_CITATION {&quot;citationID&quot;:&quot;cphdf4mlp&quot;,&quot;properties&quot;:{&quot;formattedCitation&quot;:&quot;(34)&quot;,&quot;plainCitation&quot;:&quot;(34)&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schema&quot;:&quot;https://github.com/citation-style-language/schema/raw/master/csl-citation.json&quot;} RNDXWSyVzRlQV"/><text:span text:style-name="T285">, </text:span><text:span text:style-name="T288">position-aware</text:span><text:span text:style-name="T285"> Hidden Markov Model </text:span><text:span text:style-name="T289">or machine-learning </text:span><text:span text:style-name="T290">trained sorting algorithms</text:span><text:span text:style-name="T291"> </text:span><text:span text:style-name="T285">to detect the molecular </text:span><text:span text:style-name="T291">signature</text:span><text:span text:style-name="T285"> of TSSs could be used </text:span><text:span text:style-name="T291">to improve the accuracy of transcript assembly.</text:span></text:p>
      <text:p text:style-name="P20"><text:span text:style-name="T91"><text:tab/>LIONS </text:span><text:span text:style-name="T292">suite </text:span><text:span text:style-name="T293">is limited in similar ways </text:span><text:span text:style-name="T294">as</text:span><text:span text:style-name="T295"> other </text:span><text:span text:style-name="T296">assembly </text:span><text:span text:style-name="T294">methods are</text:span><text:span text:style-name="T296">, namely in regions of high transcriptional complexity, </text:span><text:span text:style-name="T297">especially if non-stranded data is used and there is bi-directional </text:span><text:soft-page-break/><text:span text:style-name="T297">transcription. </text:span><text:span text:style-name="T298">The coverage around </text:span><text:span text:style-name="T299">all </text:span><text:span text:style-name="T298">transcript ends in RNA-seq is reduced relative to interior sequences </text:span><text:reference-mark-start text:name="ZOTERO_ITEM CSL_CITATION {&quot;citationID&quot;:&quot;r0KKPx6X&quot;,&quot;properties&quot;:{&quot;formattedCitation&quot;:&quot;(34)&quot;,&quot;plainCitation&quot;:&quot;(34)&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schema&quot;:&quot;https://github.com/citation-style-language/schema/raw/master/csl-citation.json&quot;} RNDjBVaKWMBn3"/><text:span text:style-name="T298">(34)</text:span><text:reference-mark-end text:name="ZOTERO_ITEM CSL_CITATION {&quot;citationID&quot;:&quot;r0KKPx6X&quot;,&quot;properties&quot;:{&quot;formattedCitation&quot;:&quot;(34)&quot;,&quot;plainCitation&quot;:&quot;(34)&quot;},&quot;citationItems&quot;:[{&quot;id&quot;:748,&quot;uris&quot;:[&quot;http://zotero.org/users/607191/items/97TZXZTJ&quot;],&quot;uri&quot;:[&quot;http://zotero.org/users/607191/items/97TZXZTJ&quot;],&quot;itemData&quot;:{&quot;id&quot;:748,&quot;type&quot;:&quot;article-journal&quot;,&quot;title&quot;:&quot;Massively parallel sequencing of the polyadenylated transcriptome of C. elegans&quot;,&quot;container-title&quot;:&quot;Genome Research&quot;,&quot;page&quot;:&quot;657-666&quot;,&quot;volume&quot;:&quot;19&quot;,&quot;issue&quot;:&quot;4&quot;,&quot;source&quot;:&quot;PubMed Central&quot;,&quot;abstract&quot;:&quot;Using massively parallel sequencing by synthesis methods, we have surveyed the polyA+ transcripts from four stages of the nematode Caenorhabditis elegans to an unprecedented depth. Using novel statistical approaches, we evaluated the coverage of annotated features of the genome and of candidate processed transcripts, including splice junctions, trans-spliced leader sequences, and polyadenylation tracts. The data provide experimental support for &gt;85% of the annotated protein-coding transcripts in WormBase (WS170) and confirm additional details of processing. For example, the total number of confirmed splice junctions was raised from 70,911 to over 98,000. The data also suggest thousands of modifications to WormBase annotations and identify new spliced junctions and genes not part of any WormBase annotation, including at least 80 putative genes not found in any of three predicted gene sets. The quantitative nature of the data also suggests that mRNA levels may be measured by this approach with unparalleled precision. Although most sequences align with protein-coding genes, a small fraction falls in introns and intergenic regions. One notable region on the X chromosome encodes a noncoding transcript of &gt;10 kb localized to somatic nuclei.&quot;,&quot;DOI&quot;:&quot;10.1101/gr.088112.108&quot;,&quot;ISSN&quot;:&quot;1088-9051&quot;,&quot;note&quot;:&quot;PMID: 19181841\nPMCID: PMC2665784&quot;,&quot;journalAbbreviation&quot;:&quot;Genome Res&quot;,&quot;author&quot;:[{&quot;family&quot;:&quot;Hillier&quot;,&quot;given&quot;:&quot;LaDeana W.&quot;},{&quot;family&quot;:&quot;Reinke&quot;,&quot;given&quot;:&quot;Valerie&quot;},{&quot;family&quot;:&quot;Green&quot;,&quot;given&quot;:&quot;Philip&quot;},{&quot;family&quot;:&quot;Hirst&quot;,&quot;given&quot;:&quot;Martin&quot;},{&quot;family&quot;:&quot;Marra&quot;,&quot;given&quot;:&quot;Marco A.&quot;},{&quot;family&quot;:&quot;Waterston&quot;,&quot;given&quot;:&quot;Robert H.&quot;}],&quot;issued&quot;:{&quot;date-parts&quot;:[[&quot;2009&quot;,4]]}}}],&quot;schema&quot;:&quot;https://github.com/citation-style-language/schema/raw/master/csl-citation.json&quot;} RNDjBVaKWMBn3"/><text:span text:style-name="T291"> </text:span><text:span text:style-name="T299">and confounded by lower overall expression and higher variability of expression </text:span><text:span text:style-name="T300">of TE TSSs in general </text:span><text:reference-mark-start text:name="ZOTERO_ITEM CSL_CITATION {&quot;citationID&quot;:&quot;R2aG8Xof&quot;,&quot;properties&quot;:{&quot;formattedCitation&quot;:&quot;(7)&quot;,&quot;plainCitation&quot;:&quot;(7)&quot;},&quot;citationItems&quot;:[{&quot;id&quot;:713,&quot;uris&quot;:[&quot;http://zotero.org/users/607191/items/DQDAPHGM&quot;],&quot;uri&quot;:[&quot;http://zotero.org/users/607191/items/DQDAPHGM&quot;],&quot;itemData&quot;:{&quot;id&quot;:713,&quot;type&quot;:&quot;article-journal&quot;,&quot;title&quot;:&quot;The regulated retrotransposon transcriptome of mammalian cells&quot;,&quot;container-title&quot;:&quot;Nature Genetics&quot;,&quot;page&quot;:&quot;563-571&quot;,&quot;volume&quot;:&quot;41&quot;,&quot;issue&quot;:&quot;5&quot;,&quot;source&quot;:&quot;www.nature.com&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061-4036&quot;,&quot;journalAbbreviation&quot;:&quot;Nat Genet&quot;,&quot;language&quot;:&quot;en&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ui8fggkzba"/><text:span text:style-name="T300">(7)</text:span><text:reference-mark-end text:name="ZOTERO_ITEM CSL_CITATION {&quot;citationID&quot;:&quot;R2aG8Xof&quot;,&quot;properties&quot;:{&quot;formattedCitation&quot;:&quot;(7)&quot;,&quot;plainCitation&quot;:&quot;(7)&quot;},&quot;citationItems&quot;:[{&quot;id&quot;:713,&quot;uris&quot;:[&quot;http://zotero.org/users/607191/items/DQDAPHGM&quot;],&quot;uri&quot;:[&quot;http://zotero.org/users/607191/items/DQDAPHGM&quot;],&quot;itemData&quot;:{&quot;id&quot;:713,&quot;type&quot;:&quot;article-journal&quot;,&quot;title&quot;:&quot;The regulated retrotransposon transcriptome of mammalian cells&quot;,&quot;container-title&quot;:&quot;Nature Genetics&quot;,&quot;page&quot;:&quot;563-571&quot;,&quot;volume&quot;:&quot;41&quot;,&quot;issue&quot;:&quot;5&quot;,&quot;source&quot;:&quot;www.nature.com&quot;,&quot;abstract&quot;:&quot;Although repetitive elements pervade mammalian genomes, their overall contribution to transcriptional activity is poorly defined. Here, as part of the FANTOM4 project, we report that 6–30% of cap-selected mouse and human RNA transcripts initiate within repetitive elements. Analysis of approximately 250,000 retrotransposon-derived transcription start sites shows that the associated transcripts are generally tissue specific, coincide with gene-dense regions and form pronounced clusters when aligned to full-length retrotransposon sequences. Retrotransposons located immediately 5' of protein-coding loci frequently function as alternative promoters and/or express noncoding RNAs. More than a quarter of RefSeqs possess a retrotransposon in their 3' UTR, with strong evidence for the reduced expression of these transcripts relative to retrotransposon-free transcripts. Finally, a genome-wide screen identifies 23,000 candidate regulatory regions derived from retrotransposons, in addition to more than 2,000 examples of bidirectional transcription. We conclude that retrotransposon transcription has a key influence upon the transcriptional output of the mammalian genome.&quot;,&quot;DOI&quot;:&quot;10.1038/ng.368&quot;,&quot;ISSN&quot;:&quot;1061-4036&quot;,&quot;journalAbbreviation&quot;:&quot;Nat Genet&quot;,&quot;language&quot;:&quot;en&quot;,&quot;author&quot;:[{&quot;family&quot;:&quot;Faulkner&quot;,&quot;given&quot;:&quot;Geoffrey J.&quot;},{&quot;family&quot;:&quot;Kimura&quot;,&quot;given&quot;:&quot;Yasumasa&quot;},{&quot;family&quot;:&quot;Daub&quot;,&quot;given&quot;:&quot;Carsten O.&quot;},{&quot;family&quot;:&quot;Wani&quot;,&quot;given&quot;:&quot;Shivangi&quot;},{&quot;family&quot;:&quot;Plessy&quot;,&quot;given&quot;:&quot;Charles&quot;},{&quot;family&quot;:&quot;Irvine&quot;,&quot;given&quot;:&quot;Katharine M.&quot;},{&quot;family&quot;:&quot;Schroder&quot;,&quot;given&quot;:&quot;Kate&quot;},{&quot;family&quot;:&quot;Cloonan&quot;,&quot;given&quot;:&quot;Nicole&quot;},{&quot;family&quot;:&quot;Steptoe&quot;,&quot;given&quot;:&quot;Anita L.&quot;},{&quot;family&quot;:&quot;Lassmann&quot;,&quot;given&quot;:&quot;Timo&quot;},{&quot;family&quot;:&quot;Waki&quot;,&quot;given&quot;:&quot;Kazunori&quot;},{&quot;family&quot;:&quot;Hornig&quot;,&quot;given&quot;:&quot;Nadine&quot;},{&quot;family&quot;:&quot;Arakawa&quot;,&quot;given&quot;:&quot;Takahiro&quot;},{&quot;family&quot;:&quot;Takahashi&quot;,&quot;given&quot;:&quot;Hazuki&quot;},{&quot;family&quot;:&quot;Kawai&quot;,&quot;given&quot;:&quot;Jun&quot;},{&quot;family&quot;:&quot;Forrest&quot;,&quot;given&quot;:&quot;Alistair R. R.&quot;},{&quot;family&quot;:&quot;Suzuki&quot;,&quot;given&quot;:&quot;Harukazu&quot;},{&quot;family&quot;:&quot;Hayashizaki&quot;,&quot;given&quot;:&quot;Yoshihide&quot;},{&quot;family&quot;:&quot;Hume&quot;,&quot;given&quot;:&quot;David A.&quot;},{&quot;family&quot;:&quot;Orlando&quot;,&quot;given&quot;:&quot;Valerio&quot;},{&quot;family&quot;:&quot;Grimmond&quot;,&quot;given&quot;:&quot;Sean M.&quot;},{&quot;family&quot;:&quot;Carninci&quot;,&quot;given&quot;:&quot;Piero&quot;}],&quot;issued&quot;:{&quot;date-parts&quot;:[[&quot;2009&quot;,5]]}}}],&quot;schema&quot;:&quot;https://github.com/citation-style-language/schema/raw/master/csl-citation.json&quot;} RNDui8fggkzba"/><text:span text:style-name="T300">.</text:span></text:p>
      <text:p text:style-name="P22"><text:span text:style-name="T291"><text:tab/>T</text:span><text:span text:style-name="T301">he </text:span><text:span text:style-name="T302">focus of the</text:span><text:span text:style-name="T301"> </text:span><text:span text:style-name="T92">LIONS</text:span><text:span text:style-name="T301"> </text:span><text:span text:style-name="T302">suite on transcriptional initiation is the low-hanging fruit for TE-gene interactions. Additional analysis of </text:span><text:span text:style-name="T318">chimeric read</text:span><text:span text:style-name="T302"> clusters may quickly yield TE sets which are incorporated into transcripts, such as TE-derived splice acceptors and donors in the newly classified characterized exitrons </text:span><text:reference-mark-start text:name="ZOTERO_ITEM CSL_CITATION {&quot;citationID&quot;:&quot;nri4rf1oo&quot;,&quot;properties&quot;:{&quot;formattedCitation&quot;:&quot;(35)&quot;,&quot;plainCitation&quot;:&quot;(35)&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schema&quot;:&quot;https://github.com/citation-style-language/schema/raw/master/csl-citation.json&quot;} RNDeiM7cywM2M"/><text:span text:style-name="T302">(35)</text:span><text:reference-mark-end text:name="ZOTERO_ITEM CSL_CITATION {&quot;citationID&quot;:&quot;nri4rf1oo&quot;,&quot;properties&quot;:{&quot;formattedCitation&quot;:&quot;(35)&quot;,&quot;plainCitation&quot;:&quot;(35)&quot;},&quot;citationItems&quot;:[{&quot;id&quot;:751,&quot;uris&quot;:[&quot;http://zotero.org/users/607191/items/CIIW98AW&quot;],&quot;uri&quot;:[&quot;http://zotero.org/users/607191/items/CIIW98AW&quot;],&quot;itemData&quot;:{&quot;id&quot;:751,&quot;type&quot;:&quot;article-journal&quot;,&quot;title&quot;:&quot;Enter exitrons&quot;,&quot;container-title&quot;:&quot;Genome Biology&quot;,&quot;page&quot;:&quot;136&quot;,&quot;volume&quot;:&quot;16&quot;,&quot;issue&quot;:&quot;1&quot;,&quot;source&quot;:&quot;www.genomebiology.com&quot;,&quot;abstract&quot;:&quot;PMID: 26149172&quot;,&quot;DOI&quot;:&quot;10.1186/s13059-015-0704-3&quot;,&quot;ISSN&quot;:&quot;1465-6906&quot;,&quot;note&quot;:&quot;PMID: 26149172&quot;,&quot;language&quot;:&quot;en&quot;,&quot;author&quot;:[{&quot;family&quot;:&quot;Staiger&quot;,&quot;given&quot;:&quot;Dorothee&quot;},{&quot;family&quot;:&quot;Simpson&quot;,&quot;given&quot;:&quot;Gordon G.&quot;}],&quot;issued&quot;:{&quot;date-parts&quot;:[[&quot;2015&quot;,7,7]]}}}],&quot;schema&quot;:&quot;https://github.com/citation-style-language/schema/raw/master/csl-citation.json&quot;} RNDeiM7cywM2M"/><text:span text:style-name="T302">. Anecdotally, one of the largest difficulties in developing </text:span><text:span text:style-name="T94">LIONS</text:span><text:span text:style-name="T302"> was distinguishing the true initiation events from exitron-like events that occur </text:span><text:span text:style-name="T303">within</text:span><text:span text:style-name="T302"> a TE. </text:span><text:span text:style-name="T304">This distinction is also one of the greatest limitations of previous studies looking at TE-derived transcriptomes </text:span><text:reference-mark-start text:name="ZOTERO_ITEM CSL_CITATION {&quot;citationID&quot;:&quot;13f9ogs5je&quot;,&quot;properties&quot;:{&quot;formattedCitation&quot;:&quot;(27,29,32)&quot;,&quot;plainCitation&quot;:&quot;(27,29,3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schema&quot;:&quot;https://github.com/citation-style-language/schema/raw/master/csl-citation.json&quot;} RNDNMrjy0eqMk"/><text:span text:style-name="T304">(27,29,32)</text:span><text:reference-mark-end text:name="ZOTERO_ITEM CSL_CITATION {&quot;citationID&quot;:&quot;13f9ogs5je&quot;,&quot;properties&quot;:{&quot;formattedCitation&quot;:&quot;(27,29,32)&quot;,&quot;plainCitation&quot;:&quot;(27,29,32)&quot;},&quot;citationItems&quot;:[{&quot;id&quot;:74,&quot;uris&quot;:[&quot;http://zotero.org/users/607191/items/9VJH2J3P&quot;],&quot;uri&quot;:[&quot;http://zotero.org/users/607191/items/9VJH2J3P&quot;],&quot;itemData&quot;:{&quot;id&quot;:74,&quot;type&quot;:&quot;article-journal&quot;,&quot;title&quot;:&quot;DNA methylation and SETDB1/H3K9me3 regulate predominantly distinct sets of genes, retroelements, and chimeric transcripts in mESCs&quot;,&quot;container-title&quot;:&quot;Cell stem cell&quot;,&quot;page&quot;:&quot;676-687&quot;,&quot;volume&quot;:&quot;8&quot;,&quot;issue&quot;:&quot;6&quot;,&quot;source&quot;:&quot;NCBI PubMed&quot;,&quot;abstract&quot;:&quot;DNA methylation and histone H3 lysine 9 trimethylation (H3K9me3) play important roles in silencing of genes and retroelements. However, a comprehensive comparison of genes and repetitive elements repressed by these pathways has not been reported. Here we show that in mouse embryonic stem cells (mESCs), the genes upregulated after deletion of the H3K9 methyltransferase Setdb1 are distinct from those derepressed in mESC deficient in the DNA methyltransferases Dnmt1, Dnmt3a, and Dnmt3b, with the exception of a small number of primarily germline-specific genes. Numerous endogenous retroviruses (ERVs) lose H3K9me3 and are concomitantly derepressed exclusively in SETDB1 knockout mESCs. Strikingly, ~15% of upregulated genes are induced in association with derepression of promoter-proximal ERVs, half in the context of \&quot;chimeric\&quot; transcripts that initiate within these retroelements and splice to genic exons. Thus, SETDB1 plays a previously unappreciated yet critical role in inhibiting aberrant gene transcription by suppressing the expression of proximal ERVs.&quot;,&quot;DOI&quot;:&quot;10.1016/j.stem.2011.04.004&quot;,&quot;ISSN&quot;:&quot;1875-9777&quot;,&quot;note&quot;:&quot;PMID: 21624812 \nPMCID: PMC3857791&quot;,&quot;journalAbbreviation&quot;:&quot;Cell Stem Cell&quot;,&quot;language&quot;:&quot;eng&quot;,&quot;author&quot;:[{&quot;family&quot;:&quot;Karimi&quot;,&quot;given&quot;:&quot;Mohammad M&quot;},{&quot;family&quot;:&quot;Goyal&quot;,&quot;given&quot;:&quot;Preeti&quot;},{&quot;family&quot;:&quot;Maksakova&quot;,&quot;given&quot;:&quot;Irina A&quot;},{&quot;family&quot;:&quot;Bilenky&quot;,&quot;given&quot;:&quot;Misha&quot;},{&quot;family&quot;:&quot;Leung&quot;,&quot;given&quot;:&quot;Danny&quot;},{&quot;family&quot;:&quot;Tang&quot;,&quot;given&quot;:&quot;Jie Xin&quot;},{&quot;family&quot;:&quot;Shinkai&quot;,&quot;given&quot;:&quot;Yoichi&quot;},{&quot;family&quot;:&quot;Mager&quot;,&quot;given&quot;:&quot;Dixie L&quot;},{&quot;family&quot;:&quot;Jones&quot;,&quot;given&quot;:&quot;Steven&quot;},{&quot;family&quot;:&quot;Hirst&quot;,&quot;given&quot;:&quot;Martin&quot;},{&quot;family&quot;:&quot;Lorincz&quot;,&quot;given&quot;:&quot;Matthew C&quot;}],&quot;issued&quot;:{&quot;date-parts&quot;:[[&quot;2011&quot;,6,3]]}}},{&quot;id&quot;:729,&quot;uris&quot;:[&quot;http://zotero.org/users/607191/items/5DIZB8BH&quot;],&quot;uri&quot;:[&quot;http://zotero.org/users/607191/items/5DIZB8BH&quot;],&quot;itemData&quot;:{&quot;id&quot;:729,&quot;type&quot;:&quot;article-journal&quot;,&quot;title&quot;:&quot;Human endogenous retroviruses sustain complex and cooperative regulation of gene-containing loci and unannotated megabase-sized regions&quot;,&quot;container-title&quot;:&quot;Retrovirology&quot;,&quot;page&quot;:&quot;32&quot;,&quot;volume&quot;:&quot;12&quot;,&quot;source&quot;:&quot;PubMed&quot;,&quot;abstract&quot;:&quot;BACKGROUND: Evidence suggests that some human endogenous retroviruses and endogenous retrovirus-like repeats (here collectively ERVs) regulate the expression of neighboring genes in normal and disease states; e.g. the human globin locus is regulated by an ERV9 that coordinates long-range gene switching during hematopoiesis and activates also intergenic transcripts. While complex transcription regulation is associated with integration of certain exogenous retroviruses, comparable regulation sustained by ERVs is less understood.\nFINDINGS: We analyzed ERV transcription using ERV9 consensus sequences and publically available RNA-sequencing, chromatin immunoprecipitation with sequencing (ChIP-seq) and cap analysis gene expression (CAGE) data from ENCODE. We discovered previously undescribed and advanced transcription regulation mechanisms in several human reference cell lines. We show that regulation by ERVs involves long-ranging activations including complex RNA splicing patterns, and transcription of large unannotated regions ranging in size from several hundred kb to around 1 Mb. Moreover, regulation was found to be cooperatively sustained in some loci by multiple ERVs and also non-LTR repeats.\nCONCLUSION: Our analyses show that endogenous retroviruses sustain advanced transcription regulation in human cell lines, which shows similarities to complex insertional mutagenesis effects exerted by exogenous retroviruses. By exposing previously undescribed regulation effects, this study should prove useful for understanding fundamental transcription mechanisms resulting from evolutionary acquisition of retroviral sequence in the human genome.&quot;,&quot;DOI&quot;:&quot;10.1186/s12977-015-0161-9&quot;,&quot;ISSN&quot;:&quot;1742-4690&quot;,&quot;note&quot;:&quot;PMID: 25927889\nPMCID: PMC4422309&quot;,&quot;journalAbbreviation&quot;:&quot;Retrovirology&quot;,&quot;language&quot;:&quot;eng&quot;,&quot;author&quot;:[{&quot;family&quot;:&quot;Sokol&quot;,&quot;given&quot;:&quot;Martin&quot;},{&quot;family&quot;:&quot;Jessen&quot;,&quot;given&quot;:&quot;Karen Margrethe&quot;},{&quot;family&quot;:&quot;Pedersen&quot;,&quot;given&quot;:&quot;Finn Skou&quot;}],&quot;issued&quot;:{&quot;date-parts&quot;:[[&quot;2015&quot;]]}}},{&quot;id&quot;:770,&quot;uris&quot;:[&quot;http://zotero.org/users/607191/items/H85DJVDB&quot;],&quot;uri&quot;:[&quot;http://zotero.org/users/607191/items/H85DJVDB&quot;],&quot;itemData&quot;:{&quot;id&quot;:770,&quot;type&quot;:&quot;article-journal&quot;,&quot;title&quot;:&quot;Microarray-based sketches of the HERV transcriptome landscape&quot;,&quot;container-title&quot;:&quot;PloS One&quot;,&quot;page&quot;:&quot;e40194&quot;,&quot;volume&quot;:&quot;7&quot;,&quot;issue&quot;:&quot;6&quot;,&quot;source&quot;:&quot;PubMed&quot;,&quot;abstract&quot;:&quot;Human endogenous retroviruses (HERVs) are spread throughout the genome and their long terminal repeats (LTRs) constitute a wide collection of putative regulatory sequences. Phylogenetic similarities and the profusion of integration sites, two inherent characteristics of transposable elements, make it difficult to study individual locus expression in a large-scale approach, and historically apart from some placental and testis-regulated elements, it was generally accepted that HERVs are silent due to epigenetic control. Herein, we have introduced a generic method aiming to optimally characterize individual loci associated with 25-mer probes by minimizing cross-hybridization risks. We therefore set up a microarray dedicated to a collection of 5,573 HERVs that can reasonably be assigned to a unique genomic position. We obtained a first view of the HERV transcriptome by using a composite panel of 40 normal and 39 tumor samples. The experiment showed that almost one third of the HERV repertoire is indeed transcribed. The HERV transcriptome follows tropism rules, is sensitive to the state of differentiation and, unexpectedly, seems not to correlate with the age of the HERV families. The probeset definition within the U3 and U5 regions was used to assign a function to some LTRs (i.e. promoter or polyA) and revealed that (i) autonomous active LTRs are broadly subjected to operational determinism (ii) the cellular gene density is substantially higher in the surrounding environment of active LTRs compared to silent LTRs and (iii) the configuration of neighboring cellular genes differs between active and silent LTRs, showing an approximately 8 kb zone upstream of promoter LTRs characterized by a drastic reduction in sense cellular genes. These gathered observations are discussed in terms of virus/host adaptive strategies, and together with the methods and tools developed for this purpose, this work paves the way for further HERV transcriptome projects.&quot;,&quot;DOI&quot;:&quot;10.1371/journal.pone.0040194&quot;,&quot;ISSN&quot;:&quot;1932-6203&quot;,&quot;note&quot;:&quot;PMID: 22761958\nPMCID: PMC3386233&quot;,&quot;journalAbbreviation&quot;:&quot;PLoS ONE&quot;,&quot;language&quot;:&quot;eng&quot;,&quot;author&quot;:[{&quot;family&quot;:&quot;Pérot&quot;,&quot;given&quot;:&quot;Philippe&quot;},{&quot;family&quot;:&quot;Mugnier&quot;,&quot;given&quot;:&quot;Nathalie&quot;},{&quot;family&quot;:&quot;Montgiraud&quot;,&quot;given&quot;:&quot;Cécile&quot;},{&quot;family&quot;:&quot;Gimenez&quot;,&quot;given&quot;:&quot;Juliette&quot;},{&quot;family&quot;:&quot;Jaillard&quot;,&quot;given&quot;:&quot;Magali&quot;},{&quot;family&quot;:&quot;Bonnaud&quot;,&quot;given&quot;:&quot;Bertrand&quot;},{&quot;family&quot;:&quot;Mallet&quot;,&quot;given&quot;:&quot;François&quot;}],&quot;issued&quot;:{&quot;date-parts&quot;:[[&quot;2012&quot;]]}}}],&quot;schema&quot;:&quot;https://github.com/citation-style-language/schema/raw/master/csl-citation.json&quot;} RNDNMrjy0eqMk"/><text:span text:style-name="T411">, which did not make this distinction.</text:span></text:p>
      <text:p text:style-name="P2"><text:span text:style-name="T427"><text:tab/>T</text:span><text:span text:style-name="T426">he source code for all </text:span><text:span text:style-name="T432">LIONS</text:span><text:span text:style-name="T426"> components </text:span><text:span text:style-name="T428">is</text:span><text:span text:style-name="T426"> available at </text:span><text:a xlink:type="simple" xlink:href="http://www.github.com/ababaian/LIONS" text:style-name="Internet_20_link" text:visited-style-name="Visited_20_Internet_20_Link"><text:span text:style-name="T431">www.github.com/ababaian/LIONS</text:span></text:a><text:span text:style-name="T426"> </text:span><text:span text:style-name="T429">and all analyses are based on a standard .lions output file. Standardization was performed to encourage users to share </text:span><text:span text:style-name="T430">down-stream </text:span><text:span text:style-name="T429">analysis scripts such that graphs and statistics of TEs </text:span><text:span text:style-name="T430">could be</text:span><text:span text:style-name="T429"> reproducible and </text:span><text:span text:style-name="T430">applied to different</text:span><text:span text:style-name="T429"> data sets </text:span><text:span text:style-name="T430">quickly</text:span><text:span text:style-name="T429">.</text:span></text:p>
      <text:p text:style-name="P7"><text:span text:style-name="T354">Materials &amp; </text:span>Methods</text:p>
      <text:p text:style-name="P15">Initialization, Alignment and Assembly</text:p>
      <text:p text:style-name="P12"><text:tab/>For an accurate measurement of TE <text:span text:style-name="T370">initiated</text:span> transcripts starting from whole transcriptome sequencing data the <text:span text:style-name="T58">East Lion</text:span> was developed <text:span text:style-name="T361">(Figure 1A)</text:span>. The central principl<text:span text:style-name="T389">e</text:span> <text:span text:style-name="T361">in detecting transcription start sites within TEs is that a local analysis is performed to search for patterns of sequencing reads consistent with transcriptional initiation.</text:span></text:p>
      <text:p text:style-name="P23"><text:span text:style-name="T45"><text:tab/>The primary </text:span><text:span text:style-name="T76">LIONS</text:span><text:span text:style-name="T45"> input is a set of paired-end RNA sequencing data either in fastq </text:span><text:span text:style-name="T46">or bam format</text:span><text:span text:style-name="T45">. The datasets can be biologically or technically grouped for later comparisons or individual libraries </text:span><text:span text:style-name="T47">can be </text:span><text:span text:style-name="T48">run</text:span><text:span text:style-name="T45">. Additionally a reference genome (hg19), a RepeatMasker </text:span><text:reference-mark-start text:name="ZOTERO_ITEM CSL_CITATION {&quot;citationID&quot;:&quot;t1uru9pqr&quot;,&quot;properties&quot;:{&quot;formattedCitation&quot;:&quot;(36)&quot;,&quot;plainCitation&quot;:&quot;(36)&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PC8dUGtei2"/><text:span text:style-name="T45">(36)</text:span><text:reference-mark-end text:name="ZOTERO_ITEM CSL_CITATION {&quot;citationID&quot;:&quot;t1uru9pqr&quot;,&quot;properties&quot;:{&quot;formattedCitation&quot;:&quot;(36)&quot;,&quot;plainCitation&quot;:&quot;(36)&quot;},&quot;citationItems&quot;:[{&quot;id&quot;:754,&quot;uris&quot;:[&quot;http://zotero.org/users/607191/items/VPM59EWX&quot;],&quot;uri&quot;:[&quot;http://zotero.org/users/607191/items/VPM59EWX&quot;],&quot;itemData&quot;:{&quot;id&quot;:754,&quot;type&quot;:&quot;webpage&quot;,&quot;title&quot;:&quot;RepeatMasker Home Page&quot;,&quot;URL&quot;:&quot;http://www.repeatmasker.org/&quot;,&quot;accessed&quot;:{&quot;date-parts&quot;:[[&quot;2015&quot;,7,22]]}}}],&quot;schema&quot;:&quot;https://github.com/citation-style-language/schema/raw/master/csl-citation.json&quot;} RNDPC8dUGtei2"/><text:span text:style-name="T45"> analysis of that genome (hg19 – 2009-04-24), and a set of reference protein-coding genes (UCSC Genes, 2013-06-14) </text:span><text:soft-page-break/><text:span text:style-name="T45">is required. </text:span></text:p>
      <text:p text:style-name="P24"><text:span text:style-name="T45"><text:tab/>A workspace for the project </text:span><text:span text:style-name="T49">is initialized </text:span><text:span text:style-name="T50">on the system and </text:span><text:span text:style-name="T51">an alignment is run with the splice-aware aligner tophat2 </text:span><text:span text:style-name="T199">(v.2.0.13)</text:span><text:span text:style-name="T51"> </text:span><text:reference-mark-start text:name="ZOTERO_ITEM CSL_CITATION {&quot;citationID&quot;:&quot;j5hi5ej0o&quot;,&quot;properties&quot;:{&quot;formattedCitation&quot;:&quot;(37)&quot;,&quot;plainCitation&quot;:&quot;(37)&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schema&quot;:&quot;https://github.com/citation-style-language/schema/raw/master/csl-citation.json&quot;} RNDUMIRmwUOf7"/><text:span text:style-name="T51">(37)</text:span><text:reference-mark-end text:name="ZOTERO_ITEM CSL_CITATION {&quot;citationID&quot;:&quot;j5hi5ej0o&quot;,&quot;properties&quot;:{&quot;formattedCitation&quot;:&quot;(37)&quot;,&quot;plainCitation&quot;:&quot;(37)&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schema&quot;:&quot;https://github.com/citation-style-language/schema/raw/master/csl-citation.json&quot;} RNDUMIRmwUOf7"/><text:span text:style-name="T51"> </text:span><text:span text:style-name="T200"><text:s/></text:span><text:span text:style-name="T199">such that secondary alignments for multi-mapping reads are </text:span><text:span text:style-name="T201">retained and flagged</text:span><text:span text:style-name="T199">;</text:span><text:span text:style-name="T200"> </text:span><text:span text:style-name="T77">tophat2</text:span><text:span text:style-name="T200"> </text:span><text:span text:style-name="T77">--report-secondary-alignments. </text:span><text:span text:style-name="T199">On systems </text:span><text:span text:style-name="T202">that</text:span><text:span text:style-name="T199"> support </text:span><text:span text:style-name="T77">qsub </text:span><text:span text:style-name="T199">parallelization </text:span><text:span text:style-name="T203">and multi</text:span><text:span text:style-name="T204">ple CPU cores</text:span><text:span text:style-name="T199">, each library is aligned in parallel </text:span><text:span text:style-name="T203">with multiple threading </text:span><text:span text:style-name="T205">allowing for rapid analysis of large datasets.</text:span></text:p>
      <text:p text:style-name="P23"><text:span text:style-name="T205"><text:tab/>F</text:span><text:span text:style-name="T206">ollowing alignment, </text:span><text:span text:style-name="T78">ab initio</text:span><text:span text:style-name="T206"> transcriptome assembly is performed on each library using repeat-optimized parameters of Cufflinks </text:span><text:span text:style-name="T207">(v.2.2.1)</text:span><text:span text:style-name="T206"> </text:span><text:reference-mark-start text:name="ZOTERO_ITEM CSL_CITATION {&quot;citationID&quot;:&quot;1e04hqltch&quot;,&quot;properties&quot;:{&quot;formattedCitation&quot;:&quot;(38)&quot;,&quot;plainCitation&quot;:&quot;(38)&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rUdpEw4M74"/><text:span text:style-name="T206">(38)</text:span><text:reference-mark-end text:name="ZOTERO_ITEM CSL_CITATION {&quot;citationID&quot;:&quot;1e04hqltch&quot;,&quot;properties&quot;:{&quot;formattedCitation&quot;:&quot;(38)&quot;,&quot;plainCitation&quot;:&quot;(38)&quot;},&quot;citationItems&quot;:[{&quot;id&quot;:745,&quot;uris&quot;:[&quot;http://zotero.org/users/607191/items/HMPWSRHR&quot;],&quot;uri&quot;:[&quot;http://zotero.org/users/607191/items/HMPWSRHR&quot;],&quot;itemData&quot;:{&quot;id&quot;:745,&quot;type&quot;:&quot;article-journal&quot;,&quot;title&quot;:&quot;Differential gene and transcript expression analysis of RNA-seq experiments with TopHat and Cufflinks&quot;,&quot;container-title&quot;:&quot;Nature Protocols&quot;,&quot;page&quot;:&quot;562-578&quot;,&quot;volume&quot;:&quot;7&quot;,&quot;issue&quot;:&quot;3&quot;,&quot;source&quot;:&quot;www.nature.com&quot;,&quot;abstract&quot;:&quot;Recent advances in high-throughput cDNA sequencing (RNA-seq) can reveal new genes and splice variants and quantify expression genome-wide in a single assay. The volume and complexity of data from RNA-seq experiments necessitate scalable, fast and mathematically principled analysis software. TopHat and Cufflinks are free, open-source software tools for gene discovery and comprehensive expression analysis of high-throughput mRNA sequencing (RNA-seq) data. Together, they allow biologists to identify new genes and new splice variants of known ones, as well as compare gene and transcript expression under two or more conditions. This protocol describes in detail how to use TopHat and Cufflinks to perform such analyses. It also covers several accessory tools and utilities that aid in managing data, including CummeRbund, a tool for visualizing RNA-seq analysis results. Although the procedure assumes basic informatics skills, these tools assume little to no background with RNA-seq analysis and are meant for novices and experts alike. The protocol begins with raw sequencing reads and produces a transcriptome assembly, lists of differentially expressed and regulated genes and transcripts, and publication-quality visualizations of analysis results. The protocol's execution time depends on the volume of transcriptome sequencing data and available computing resources but takes less than 1 d of computer time for typical experiments and ~1 h of hands-on time.&quot;,&quot;DOI&quot;:&quot;10.1038/nprot.2012.016&quot;,&quot;ISSN&quot;:&quot;1754-2189&quot;,&quot;journalAbbreviation&quot;:&quot;Nat. Protocols&quot;,&quot;language&quot;:&quot;en&quot;,&quot;author&quot;:[{&quot;family&quot;:&quot;Trapnell&quot;,&quot;given&quot;:&quot;Cole&quot;},{&quot;family&quot;:&quot;Roberts&quot;,&quot;given&quot;:&quot;Adam&quot;},{&quot;family&quot;:&quot;Goff&quot;,&quot;given&quot;:&quot;Loyal&quot;},{&quot;family&quot;:&quot;Pertea&quot;,&quot;given&quot;:&quot;Geo&quot;},{&quot;family&quot;:&quot;Kim&quot;,&quot;given&quot;:&quot;Daehwan&quot;},{&quot;family&quot;:&quot;Kelley&quot;,&quot;given&quot;:&quot;David R.&quot;},{&quot;family&quot;:&quot;Pimentel&quot;,&quot;given&quot;:&quot;Harold&quot;},{&quot;family&quot;:&quot;Salzberg&quot;,&quot;given&quot;:&quot;Steven L.&quot;},{&quot;family&quot;:&quot;Rinn&quot;,&quot;given&quot;:&quot;John L.&quot;},{&quot;family&quot;:&quot;Pachter&quot;,&quot;given&quot;:&quot;Lior&quot;}],&quot;issued&quot;:{&quot;date-parts&quot;:[[&quot;2012&quot;,3]]}}}],&quot;schema&quot;:&quot;https://github.com/citation-style-language/schema/raw/master/csl-citation.json&quot;} RNDrUdpEw4M74"/><text:span text:style-name="T206">; </text:span><text:span text:style-name="T77">cufflinks</text:span><text:span text:style-name="T200"> </text:span><text:span text:style-name="T79">--min-frags-per-transfrag 10 --max-multiread-fraction 0.99 --trim-3-avgcov-thresh 5 –trim-3-dropoff-</text:span><text:span text:style-name="T77">frac=0.1 --overlap-radius 50</text:span><text:span text:style-name="T80">. </text:span><text:span text:style-name="T208">The use of an assembly substantially reduced false-positive TE-initiation calls relative to using a reference </text:span><text:span text:style-name="T209">gene set</text:span><text:span text:style-name="T208"> since only transcript isoforms which exist in the data are considered, </text:span><text:span text:style-name="T210">although it </text:span><text:span text:style-name="T211">i</text:span><text:span text:style-name="T210">s possible to forego this step </text:span><text:span text:style-name="T201">and use a reference gene set</text:span><text:span text:style-name="T208">. </text:span><text:span text:style-name="T212">The generated alignment and assembly is then processed to generate a bigwig coverage file for visualization and basic statistics for each exon and TE are calculated such as </text:span><text:span text:style-name="T213">read-</text:span><text:span text:style-name="T212">coverage and RPKM.</text:span></text:p>
      <text:p text:style-name="P16">Chimeric <text:span text:style-name="T362">Fragment</text:span> Cluster Analysis</text:p>
      <text:p text:style-name="P23"><text:span text:style-name="T116"><text:tab/>To search the sequencing data for potential TE-exon interactions, </text:span><text:span text:style-name="T107">each </text:span><text:span text:style-name="T108">TE-exon pair for which a</text:span><text:span text:style-name="T107"> chimeric fragment </text:span><text:span text:style-name="T109">cluster </text:span><text:span text:style-name="T110">exists are considered</text:span><text:span text:style-name="T108">. </text:span><text:span text:style-name="T109">Briefly, a chimeric fragment cluster is a set of reads in which </text:span><text:span text:style-name="T111">one read maps to a </text:span><text:span text:style-name="T112">TE and its pair maps to an exon from the assembly </text:span><text:span text:style-name="T113">(</text:span><text:span text:style-name="T107">Figure 2)</text:span><text:span text:style-name="T112">. </text:span><text:span text:style-name="T118">These TE-exon pairs form the basis </text:span><text:span text:style-name="T119">for classification into one of three </text:span><text:span text:style-name="T125">cases</text:span><text:span text:style-name="T119">; </text:span><text:span text:style-name="T120">TE-</text:span><text:span text:style-name="T119">initiation, -exonization or -termination </text:span><text:span text:style-name="T120">of the transcript </text:span><text:span text:style-name="T150">(Figure 2</text:span><text:span text:style-name="T151">).</text:span></text:p>
      <text:p text:style-name="P23"><text:span text:style-name="T120"><text:tab/>Classification requires the calculation of a series of </text:span><text:span text:style-name="T144">values</text:span><text:span text:style-name="T120"> that are then </text:span><text:span text:style-name="T123">fed into</text:span><text:span text:style-name="T120"> a </text:span><text:span text:style-name="T145">classification</text:span><text:span text:style-name="T120"> algorithm. First, t</text:span><text:span text:style-name="T114">he</text:span><text:span text:style-name="T119"> relative position of the TE and exon </text:span><text:span text:style-name="T120">boundaries</text:span><text:span text:style-name="T119"> with respect to the direction of transcription </text:span><text:span text:style-name="T120">is </text:span><text:span text:style-name="T123">compared</text:span><text:span text:style-name="T115">. </text:span><text:span text:style-name="T120">Only intersection cases in which the TE could </text:span><text:span text:style-name="T122">initiate</text:span><text:span text:style-name="T120"> transcription are considered </text:span><text:span text:style-name="T115">(</text:span><text:span text:style-name="T117">Supplementary</text:span><text:span text:style-name="T115"> Figure </text:span><text:span text:style-name="T159">3</text:span><text:span text:style-name="T152">A</text:span><text:span text:style-name="T115">)</text:span><text:span text:style-name="T120">.</text:span><text:span text:style-name="T115"> </text:span><text:span text:style-name="T119">A thread ratio is then </text:span><text:span text:style-name="T120">calculated, the ratio of read pairs in which </text:span><text:soft-page-break/><text:span text:style-name="T120">one read maps outside of a TE in either the downstream or upstream direction. </text:span><text:span text:style-name="T121">A high thread ratio distinguishes TE-initiation events from TE-exonizations, that is to say, if a TE initiates transcription then there should exist a strong bias </text:span><text:span text:style-name="T124">towards</text:span><text:span text:style-name="T121"> the </text:span><text:span text:style-name="T124">number of read-pairs downstream of the element (</text:span><text:span text:style-name="T134">Supplementary</text:span><text:span text:style-name="T124"> Figure </text:span><text:span text:style-name="T160">3</text:span><text:span text:style-name="T124">B).</text:span></text:p>
      <text:p text:style-name="P27"><text:tab/>For <text:span text:style-name="T363">the</text:span> <text:span text:style-name="T363">detection of</text:span> TE-<text:span text:style-name="T363">initiated</text:span> transcripts of<text:span text:style-name="T390"> most </text:span>biological significance further restrictions <text:span text:style-name="T365">are imposed</text:span>. <text:span text:style-name="T363">Single exon contigs are excluded from the analysis to reduce the false positive rate (retained introns, low abundance lincRNA). To quickly discard rare TE-initiated isoforms when an alternative, highly expressed isoform exists, TE contribution was estimated as the peak coverage within the TE divided by the peak coverage of it's interacting exon (Supplementary Figure 3C). Together these values form the basis on which TE-initiation, -exonization or -termination can be distinguished.</text:span></text:p>
      <text:p text:style-name="P27"><text:span text:style-name="T125"><text:tab/>Classification of TE-exon interactions is performed by the sorting algorithm </text:span><text:span text:style-name="T157">that</text:span><text:span text:style-name="T132"> can be customize</text:span><text:span text:style-name="T161">d (Supplementary Figure 4)</text:span><text:span text:style-name="T125">. </text:span><text:span text:style-name="T132">The default set of parameters </text:span><text:span text:style-name="T156">termed,</text:span><text:span text:style-name="T132"> 'o</text:span><text:span text:style-name="T60">ncoexaptation'</text:span><text:span text:style-name="T132"> </text:span><text:span text:style-name="T139">were</text:span><text:span text:style-name="T132"> manually defined by</text:span><text:span text:style-name="T125"> extensive </text:span><text:span text:style-name="T126">manual</text:span><text:span text:style-name="T125"> inspection of</text:span><text:span text:style-name="T98"> the </text:span><text:span text:style-name="T125">training ENCODE</text:span><text:span text:style-name="T98"> sequencing data and comparison with supporting ChIP-seq and CAGE data </text:span><text:span text:style-name="T158">(</text:span><text:span text:style-name="T125">Supplementary Figure </text:span><text:span text:style-name="T161">5</text:span><text:span text:style-name="T158">).</text:span><text:span text:style-name="T127"> </text:span><text:span text:style-name="T132">The </text:span><text:span text:style-name="T259">defa</text:span><text:span text:style-name="T260">ult</text:span><text:span text:style-name="T259"> </text:span><text:span text:style-name="T260">p</text:span><text:span text:style-name="T132">arameters are trained to specifically detect high-abundance isoforms of TE-initiated transcripts with a significant contribution </text:span><text:span text:style-name="T134">to overall gene expression</text:span><text:span text:style-name="T132">. These are conservative but offer the most biologically </text:span><text:span text:style-name="T135">relevant</text:span><text:span text:style-name="T132"> results with respect to cancer biology.</text:span></text:p>
      <text:p text:style-name="P25"><text:span text:style-name="T182"><text:tab/>TE-initiated transcripts can be further sub-classified by their intersection to a set of protein-coding genes into; chimeric transcripts, TE-initiated transcripts which transcribe </text:span><text:span text:style-name="T183">in the sense-orientation</text:span><text:span text:style-name="T182"> into a neighbouring protein-coding gene; anti-sense TE-transcripts, non-coding TE-initiated transcripts which run anti-sense to a protein-coding gene; or long intergenic non-coding (linc) TE-transcripts which don't overlap a known protein-coding gene. </text:span><text:span text:style-name="T184">Of particular interest to cancer biology are chimeric transcripts </text:span><text:span text:style-name="T185">that</text:span><text:span text:style-name="T184"> result in the overexpression of oncogenes, </text:span><text:span text:style-name="T183">such as </text:span><text:span text:style-name="T186">previously</text:span><text:span text:style-name="T183"> identi</text:span><text:span text:style-name="T341">fied </text:span><text:span text:style-name="T342">in Hodgkin Lymphoma for</text:span><text:span text:style-name="T341"> </text:span><text:span text:style-name="T96">IRF5</text:span><text:span text:style-name="T341"> and </text:span><text:span text:style-name="T96">CSF1R</text:span><text:span text:style-name="T341"> </text:span><text:reference-mark-start text:name="ZOTERO_ITEM CSL_CITATION {&quot;citationID&quot;:&quot;a1jrm75qpl2&quot;,&quot;properties&quot;:{&quot;formattedCitation&quot;:&quot;(16,17)&quot;,&quot;plainCitation&quot;:&quot;(16,17)&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label&quot;:&quot;page&quot;},{&quot;id&quot;:741,&quot;uris&quot;:[&quot;http://zotero.org/users/607191/items/2I88ESF9&quot;],&quot;uri&quot;:[&quot;http://zotero.org/users/607191/items/2I88ESF9&quot;],&quot;itemData&quot;:{&quot;id&quot;:741,&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label&quot;:&quot;page&quot;}],&quot;schema&quot;:&quot;https://github.com/citation-style-language/schema/raw/master/csl-citation.json&quot;} RNDs4xQq56q1m"/><text:span text:style-name="T341">(16,17)</text:span><text:reference-mark-end text:name="ZOTERO_ITEM CSL_CITATION {&quot;citationID&quot;:&quot;a1jrm75qpl2&quot;,&quot;properties&quot;:{&quot;formattedCitation&quot;:&quot;(16,17)&quot;,&quot;plainCitation&quot;:&quot;(16,17)&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label&quot;:&quot;page&quot;},{&quot;id&quot;:741,&quot;uris&quot;:[&quot;http://zotero.org/users/607191/items/2I88ESF9&quot;],&quot;uri&quot;:[&quot;http://zotero.org/users/607191/items/2I88ESF9&quot;],&quot;itemData&quot;:{&quot;id&quot;:741,&quot;type&quot;:&quot;article-journal&quot;,&quot;title&quot;:&quot;Derepression of an endogenous long terminal repeat activates the CSF1R proto-oncogene in human lymphoma&quot;,&quot;container-title&quot;:&quot;Nature Medicine&quot;,&quot;page&quot;:&quot;571-579, 1p following 579&quot;,&quot;volume&quot;:&quot;16&quot;,&quot;issue&quot;:&quot;5&quot;,&quot;source&quot;:&quot;PubMed&quot;,&quot;abstract&quot;:&quot;Mammalian genomes contain many repetitive elements, including long terminal repeats (LTRs), which have long been suspected to have a role in tumorigenesis. Here we present evidence that aberrant LTR activation contributes to lineage-inappropriate gene expression in transformed human cells and that such gene expression is central for tumor cell survival. We show that B cell-derived Hodgkin's lymphoma cells depend on the activity of the non-B, myeloid-specific proto-oncogene colony-stimulating factor 1 receptor (CSF1R). In these cells, CSF1R transcription initiates at an aberrantly activated endogenous LTR of the MaLR family (THE1B). Derepression of the THE1 subfamily of MaLR LTRs is widespread in the genome of Hodgkin's lymphoma cells and is associated with impaired epigenetic control due to loss of expression of the corepressor CBFA2T3. Furthermore, we detect LTR-driven CSF1R transcripts in anaplastic large cell lymphoma, in which CSF1R is known to be expressed aberrantly. We conclude that LTR derepression is involved in the pathogenesis of human lymphomas, a finding that might have diagnostic, prognostic and therapeutic implications.&quot;,&quot;DOI&quot;:&quot;10.1038/nm.2129&quot;,&quot;ISSN&quot;:&quot;1546-170X&quot;,&quot;note&quot;:&quot;PMID: 20436485&quot;,&quot;journalAbbreviation&quot;:&quot;Nat. Med.&quot;,&quot;language&quot;:&quot;eng&quot;,&quot;author&quot;:[{&quot;family&quot;:&quot;Lamprecht&quot;,&quot;given&quot;:&quot;Björn&quot;},{&quot;family&quot;:&quot;Walter&quot;,&quot;given&quot;:&quot;Korden&quot;},{&quot;family&quot;:&quot;Kreher&quot;,&quot;given&quot;:&quot;Stephan&quot;},{&quot;family&quot;:&quot;Kumar&quot;,&quot;given&quot;:&quot;Raman&quot;},{&quot;family&quot;:&quot;Hummel&quot;,&quot;given&quot;:&quot;Michael&quot;},{&quot;family&quot;:&quot;Lenze&quot;,&quot;given&quot;:&quot;Dido&quot;},{&quot;family&quot;:&quot;Köchert&quot;,&quot;given&quot;:&quot;Karl&quot;},{&quot;family&quot;:&quot;Bouhlel&quot;,&quot;given&quot;:&quot;Mohamed Amine&quot;},{&quot;family&quot;:&quot;Richter&quot;,&quot;given&quot;:&quot;Julia&quot;},{&quot;family&quot;:&quot;Soler&quot;,&quot;given&quot;:&quot;Eric&quot;},{&quot;family&quot;:&quot;Stadhouders&quot;,&quot;given&quot;:&quot;Ralph&quot;},{&quot;family&quot;:&quot;Jöhrens&quot;,&quot;given&quot;:&quot;Korinna&quot;},{&quot;family&quot;:&quot;Wurster&quot;,&quot;given&quot;:&quot;Kathrin D.&quot;},{&quot;family&quot;:&quot;Callen&quot;,&quot;given&quot;:&quot;David F.&quot;},{&quot;family&quot;:&quot;Harte&quot;,&quot;given&quot;:&quot;Michael F.&quot;},{&quot;family&quot;:&quot;Giefing&quot;,&quot;given&quot;:&quot;Maciej&quot;},{&quot;family&quot;:&quot;Barlow&quot;,&quot;given&quot;:&quot;Rachael&quot;},{&quot;family&quot;:&quot;Stein&quot;,&quot;given&quot;:&quot;Harald&quot;},{&quot;family&quot;:&quot;Anagnostopoulos&quot;,&quot;given&quot;:&quot;Ioannis&quot;},{&quot;family&quot;:&quot;Janz&quot;,&quot;given&quot;:&quot;Martin&quot;},{&quot;family&quot;:&quot;Cockerill&quot;,&quot;given&quot;:&quot;Peter N.&quot;},{&quot;family&quot;:&quot;Siebert&quot;,&quot;given&quot;:&quot;Reiner&quot;},{&quot;family&quot;:&quot;Dörken&quot;,&quot;given&quot;:&quot;Bernd&quot;},{&quot;family&quot;:&quot;Bonifer&quot;,&quot;given&quot;:&quot;Constanze&quot;},{&quot;family&quot;:&quot;Mathas&quot;,&quot;given&quot;:&quot;Stephan&quot;}],&quot;issued&quot;:{&quot;date-parts&quot;:[[&quot;2010&quot;,5]]}},&quot;label&quot;:&quot;page&quot;}],&quot;schema&quot;:&quot;https://github.com/citation-style-language/schema/raw/master/csl-citation.json&quot;} RNDs4xQq56q1m"/><text:span text:style-name="T132">.</text:span></text:p>
      <text:p text:style-name="P25"><text:soft-page-break/><text:span text:style-name="T132"><text:tab/>Alternative </text:span><text:span text:style-name="T133">filtering</text:span><text:span text:style-name="T132"> settings exist and are continually ad</text:span><text:span text:style-name="T133">d</text:span><text:span text:style-name="T132">ed based on the </text:span><text:span text:style-name="T133">experimental demand</text:span><text:span text:style-name="T132"> such as; '</text:span><text:span text:style-name="T60">screen'</text:span><text:span text:style-name="T132">, </text:span><text:span text:style-name="T133">a</text:span><text:span text:style-name="T132"> sensitive but error-prone (exonizations called as initiations) method or; '</text:span><text:span text:style-name="T60">drivers',</text:span><text:span text:style-name="T132"> </text:span><text:span text:style-name="T133">detection of</text:span><text:span text:style-name="T132"> TE-initiated transcripts which </text:span><text:span text:style-name="T133">are</text:span><text:span text:style-name="T132"> exclusively transcribed from </text:span><text:span text:style-name="T133">TEs</text:span><text:span text:style-name="T132">. Each of these settings are customizable and should be tailored towards individual project requirements.</text:span></text:p>
      <text:p text:style-name="P28"><text:tab/>These analyses <text:span text:style-name="T369">and filters</text:span> are <text:span text:style-name="T369">applied</text:span> independent for each RNA-seq library and a standard .lion file is created. Sets of .lion files (that is sets of RNA-seq <text:span text:style-name="T372">library analyses</text:span>) are then grouped into <text:span text:style-name="T364">a merged .lion</text:span><text:span text:style-name="T366">s</text:span><text:span text:style-name="T364"> file for set-based comparisons.</text:span></text:p>
      <text:p text:style-name="P17">Operating Characteristics</text:p>
      <text:p text:style-name="P20"><text:span text:style-name="T187"><text:tab/>To test the performance of the </text:span><text:span text:style-name="T67">LIONS </text:span><text:span text:style-name="T187">classification, a simulation of RNA-seq data was generated to benchmark the operating characteristics of the classifier. </text:span><text:span text:style-name="T373">Starting with </text:span><text:span text:style-name="T374">aligned RNA-seq from </text:span><text:span text:style-name="T373">H1 </text:span><text:span text:style-name="T375">embryonic stem cells </text:span><text:span text:style-name="T374">and</text:span><text:span text:style-name="T373"> K562 </text:span><text:span text:style-name="T376">chronic </text:span><text:span text:style-name="T377">myeloid</text:span><text:span text:style-name="T376"> leukemia cell line</text:span><text:span text:style-name="T373">, </text:span><text:span text:style-name="T374">simulated transcriptomes were generated. First the top 20,000 expressed transcripts in </text:span><text:span text:style-name="T381">gencode (v19) </text:span><text:span text:style-name="T374">in K562 and the top 20,000 expressed contigs from the H1esc assembly were selected as the basis for the simulated transcriptome. </text:span><text:span text:style-name="T381">FluxSimulator </text:span><text:reference-mark-start text:name="ZOTERO_ITEM CSL_CITATION {&quot;citationID&quot;:&quot;biXcJXWc&quot;,&quot;properties&quot;:{&quot;formattedCitation&quot;:&quot;(39)&quot;,&quot;plainCitation&quot;:&quot;(39)&quot;},&quot;citationItems&quot;:[{&quot;id&quot;:968,&quot;uris&quot;:[&quot;http://zotero.org/users/607191/items/GPKP2ZX4&quot;],&quot;uri&quot;:[&quot;http://zotero.org/users/607191/items/GPKP2ZX4&quot;],&quot;itemData&quot;:{&quot;id&quot;:968,&quot;type&quot;:&quot;article-journal&quot;,&quot;title&quot;:&quot;Modelling and simulating generic RNA-Seq experiments with the flux simulator&quot;,&quot;container-title&quot;:&quot;Nucleic Acids Research&quot;,&quot;page&quot;:&quot;10073-10083&quot;,&quot;volume&quot;:&quot;40&quot;,&quot;issue&quot;:&quot;20&quot;,&quot;source&quot;:&quot;PubMed Central&quot;,&quot;abstract&quot;:&quot;High-throughput sequencing of cDNA libraries constructed from cellular RNA complements (RNA-Seq) naturally provides a digital quantitative measurement for every expressed RNA molecule. Nature, impact and mutual interference of biases in different experimental setups are, however, still poorly understood—mostly due to the lack of data from intermediate protocol steps. We analysed multiple RNA-Seq experiments, involving different sample preparation protocols and sequencing platforms: we broke them down into their common—and currently indispensable—technical components (reverse transcription, fragmentation, adapter ligation, PCR amplification, gel segregation and sequencing), investigating how such different steps influence abundance and distribution of the sequenced reads. For each of those steps, we developed universally applicable models, which can be parameterised by empirical attributes of any experimental protocol. Our models are implemented in a computer simulation pipeline called the Flux Simulator, and we show that read distributions generated by different combinations of these models reproduce well corresponding evidence obtained from the corresponding experimental setups. We further demonstrate that our in silico RNA-Seq provides insights about hidden precursors that determine the final configuration of reads along gene bodies; enhancing or compensatory effects that explain apparently controversial observations can be observed. Moreover, our simulations identify hitherto unreported sources of systematic bias from RNA hydrolysis, a fragmentation technique currently employed by most RNA-Seq protocols.&quot;,&quot;DOI&quot;:&quot;10.1093/nar/gks666&quot;,&quot;ISSN&quot;:&quot;0305-1048&quot;,&quot;note&quot;:&quot;PMID: 22962361\nPMCID: PMC3488205&quot;,&quot;journalAbbreviation&quot;:&quot;Nucleic Acids Res&quot;,&quot;author&quot;:[{&quot;family&quot;:&quot;Griebel&quot;,&quot;given&quot;:&quot;Thasso&quot;},{&quot;family&quot;:&quot;Zacher&quot;,&quot;given&quot;:&quot;Benedikt&quot;},{&quot;family&quot;:&quot;Ribeca&quot;,&quot;given&quot;:&quot;Paolo&quot;},{&quot;family&quot;:&quot;Raineri&quot;,&quot;given&quot;:&quot;Emanuele&quot;},{&quot;family&quot;:&quot;Lacroix&quot;,&quot;given&quot;:&quot;Vincent&quot;},{&quot;family&quot;:&quot;Guigó&quot;,&quot;given&quot;:&quot;Roderic&quot;},{&quot;family&quot;:&quot;Sammeth&quot;,&quot;given&quot;:&quot;Michael&quot;}],&quot;issued&quot;:{&quot;date-parts&quot;:[[&quot;2012&quot;,11]]}}}],&quot;schema&quot;:&quot;https://github.com/citation-style-language/schema/raw/master/csl-citation.json&quot;} RNDEjlOZzJW01"/><text:span text:style-name="T381">(39)</text:span><text:reference-mark-end text:name="ZOTERO_ITEM CSL_CITATION {&quot;citationID&quot;:&quot;biXcJXWc&quot;,&quot;properties&quot;:{&quot;formattedCitation&quot;:&quot;(39)&quot;,&quot;plainCitation&quot;:&quot;(39)&quot;},&quot;citationItems&quot;:[{&quot;id&quot;:968,&quot;uris&quot;:[&quot;http://zotero.org/users/607191/items/GPKP2ZX4&quot;],&quot;uri&quot;:[&quot;http://zotero.org/users/607191/items/GPKP2ZX4&quot;],&quot;itemData&quot;:{&quot;id&quot;:968,&quot;type&quot;:&quot;article-journal&quot;,&quot;title&quot;:&quot;Modelling and simulating generic RNA-Seq experiments with the flux simulator&quot;,&quot;container-title&quot;:&quot;Nucleic Acids Research&quot;,&quot;page&quot;:&quot;10073-10083&quot;,&quot;volume&quot;:&quot;40&quot;,&quot;issue&quot;:&quot;20&quot;,&quot;source&quot;:&quot;PubMed Central&quot;,&quot;abstract&quot;:&quot;High-throughput sequencing of cDNA libraries constructed from cellular RNA complements (RNA-Seq) naturally provides a digital quantitative measurement for every expressed RNA molecule. Nature, impact and mutual interference of biases in different experimental setups are, however, still poorly understood—mostly due to the lack of data from intermediate protocol steps. We analysed multiple RNA-Seq experiments, involving different sample preparation protocols and sequencing platforms: we broke them down into their common—and currently indispensable—technical components (reverse transcription, fragmentation, adapter ligation, PCR amplification, gel segregation and sequencing), investigating how such different steps influence abundance and distribution of the sequenced reads. For each of those steps, we developed universally applicable models, which can be parameterised by empirical attributes of any experimental protocol. Our models are implemented in a computer simulation pipeline called the Flux Simulator, and we show that read distributions generated by different combinations of these models reproduce well corresponding evidence obtained from the corresponding experimental setups. We further demonstrate that our in silico RNA-Seq provides insights about hidden precursors that determine the final configuration of reads along gene bodies; enhancing or compensatory effects that explain apparently controversial observations can be observed. Moreover, our simulations identify hitherto unreported sources of systematic bias from RNA hydrolysis, a fragmentation technique currently employed by most RNA-Seq protocols.&quot;,&quot;DOI&quot;:&quot;10.1093/nar/gks666&quot;,&quot;ISSN&quot;:&quot;0305-1048&quot;,&quot;note&quot;:&quot;PMID: 22962361\nPMCID: PMC3488205&quot;,&quot;journalAbbreviation&quot;:&quot;Nucleic Acids Res&quot;,&quot;author&quot;:[{&quot;family&quot;:&quot;Griebel&quot;,&quot;given&quot;:&quot;Thasso&quot;},{&quot;family&quot;:&quot;Zacher&quot;,&quot;given&quot;:&quot;Benedikt&quot;},{&quot;family&quot;:&quot;Ribeca&quot;,&quot;given&quot;:&quot;Paolo&quot;},{&quot;family&quot;:&quot;Raineri&quot;,&quot;given&quot;:&quot;Emanuele&quot;},{&quot;family&quot;:&quot;Lacroix&quot;,&quot;given&quot;:&quot;Vincent&quot;},{&quot;family&quot;:&quot;Guigó&quot;,&quot;given&quot;:&quot;Roderic&quot;},{&quot;family&quot;:&quot;Sammeth&quot;,&quot;given&quot;:&quot;Michael&quot;}],&quot;issued&quot;:{&quot;date-parts&quot;:[[&quot;2012&quot;,11]]}}}],&quot;schema&quot;:&quot;https://github.com/citation-style-language/schema/raw/master/csl-citation.json&quot;} RNDEjlOZzJW01"/><text:span text:style-name="T374"> was then used to generate paired-end fastq at 5, 30, 100 and 200 millions reads in H1esc and 25, 100 and 200 million reads in K562 using a reference </text:span><text:span text:style-name="T381">hg19 </text:span><text:span text:style-name="T374">sequence. </text:span><text:span text:style-name="T378">The simulated data are then processed by </text:span><text:span text:style-name="T382">LIONS </text:span><text:span text:style-name="T379">and </text:span><text:span text:style-name="T380">compared to the </text:span><text:span text:style-name="T379">expected input transcriptomes are defined as a ‘ground truth’.</text:span></text:p>
      <text:p text:style-name="P18">Recurrent and Group-specific <text:span text:style-name="T391">TE-promoters</text:span></text:p>
      <text:p text:style-name="P31"><text:tab/>Grouping and comparing sets of TE-initiated transcripts is of central importance <text:span text:style-name="T383">to understanding the biology of their activity</text:span>. TE-initiated transcripts are more variable then non-TE transcripts across biological replicates <text:span text:style-name="T387">(Supplementary Figure 1)</text:span> and therefore the signals from individual transcriptomes <text:span text:style-name="T371">are</text:span> noisy. <text:span text:style-name="T367">The reasoning then is that grouping TE-initiated transcripts across biological replicates and asking which transcripts are recurrent will enrich for TE-initiated transcripts of consequence. In a similar line of reasoning, comparing one biological group against another can </text:span><text:soft-page-break/><text:span text:style-name="T367">identify TE-initiated transcripts, or even classes of TEs that are more transcriptionally active in one grouping of transcriptomes against another.</text:span></text:p>
      <text:p text:style-name="P32"><text:tab/>To detect <text:span text:style-name="T368">recurrent</text:span> TE-initiated <text:span text:style-name="T368">transcripts between libraries with different assemblies, the set TEs which initiate transcription are considered. The recurrence cut-off parameter is the number or proportion of libraries within a biological group that a given TE initiating transcription is required to be present. In contrast, the specificity cut-off is the number or proportion of comparison (control) libraries the initiating TE is present in. Together, TEs which have greater than the recurrent cut-off and less then the specificity parameter cut-off are considered recurrent and specific TE-initiated transcripts for a group (Figure 1B).</text:span></text:p>
      <text:p text:style-name="P20"><text:span text:style-name="T214"><text:tab/>A clear case in which recurrent and biological-group specific TE-initiated transcripts is significant is in cancer biology. The onco-exaptation hypothesis </text:span><text:reference-mark-start text:name="ZOTERO_ITEM CSL_CITATION {&quot;citationID&quot;:&quot;AoOZZ2ll&quot;,&quot;properties&quot;:{&quot;formattedCitation&quot;:&quot;(20)&quot;,&quot;plainCitation&quot;:&quot;(20)&quot;},&quot;citationItems&quot;:[{&quot;id&quot;:972,&quot;uris&quot;:[&quot;http://zotero.org/users/607191/items/HHAHNE3H&quot;],&quot;uri&quot;:[&quot;http://zotero.org/users/607191/items/HHAHNE3H&quot;],&quot;itemData&quot;:{&quot;id&quot;:972,&quot;type&quot;:&quot;article-journal&quot;,&quot;title&quot;:&quot;Endogenous retroviral promoter exaptation in human cancer&quot;,&quot;container-title&quot;:&quot;Mobile DNA&quot;,&quot;page&quot;:&quot;24&quot;,&quot;volume&quot;:&quot;7&quot;,&quot;source&quot;:&quot;PubMed&quot;,&quot;abstract&quot;:&quot;Cancer arises from a series of genetic and epigenetic changes, which result in abnormal expression or mutational activation of oncogenes, as well as suppression/inactivation of tumor suppressor genes. Aberrant expression of coding genes or long non-coding RNAs (lncRNAs) with oncogenic properties can be caused by translocations, gene amplifications, point mutations or other less characterized mechanisms. One such mechanism is the inappropriate usage of normally dormant, tissue-restricted or cryptic enhancers or promoters that serve to drive oncogenic gene expression. Dispersed across the human genome, endogenous retroviruses (ERVs) provide an enormous reservoir of autonomous gene regulatory modules, some of which have been co-opted by the host during evolution to play important roles in normal regulation of genes and gene networks. This review focuses on the \&quot;dark side\&quot; of such ERV regulatory capacity. Specifically, we discuss a growing number of examples of normally dormant or epigenetically repressed ERVs that have been harnessed to drive oncogenes in human cancer, a process we term onco-exaptation, and we propose potential mechanisms that may underlie this phenomenon.&quot;,&quot;DOI&quot;:&quot;10.1186/s13100-016-0080-x&quot;,&quot;note&quot;:&quot;PMID: 27980689\nPMCID: PMC5134097&quot;,&quot;journalAbbreviation&quot;:&quot;Mob DNA&quot;,&quot;language&quot;:&quot;eng&quot;,&quot;author&quot;:[{&quot;family&quot;:&quot;Babaian&quot;,&quot;given&quot;:&quot;Artem&quot;},{&quot;family&quot;:&quot;Mager&quot;,&quot;given&quot;:&quot;Dixie L.&quot;}],&quot;issued&quot;:{&quot;date-parts&quot;:[[&quot;2016&quot;]]}}}],&quot;schema&quot;:&quot;https://github.com/citation-style-language/schema/raw/master/csl-citation.json&quot;} RNDkJU4YuF0tY"/><text:span text:style-name="T214">(20)</text:span><text:reference-mark-end text:name="ZOTERO_ITEM CSL_CITATION {&quot;citationID&quot;:&quot;AoOZZ2ll&quot;,&quot;properties&quot;:{&quot;formattedCitation&quot;:&quot;(20)&quot;,&quot;plainCitation&quot;:&quot;(20)&quot;},&quot;citationItems&quot;:[{&quot;id&quot;:972,&quot;uris&quot;:[&quot;http://zotero.org/users/607191/items/HHAHNE3H&quot;],&quot;uri&quot;:[&quot;http://zotero.org/users/607191/items/HHAHNE3H&quot;],&quot;itemData&quot;:{&quot;id&quot;:972,&quot;type&quot;:&quot;article-journal&quot;,&quot;title&quot;:&quot;Endogenous retroviral promoter exaptation in human cancer&quot;,&quot;container-title&quot;:&quot;Mobile DNA&quot;,&quot;page&quot;:&quot;24&quot;,&quot;volume&quot;:&quot;7&quot;,&quot;source&quot;:&quot;PubMed&quot;,&quot;abstract&quot;:&quot;Cancer arises from a series of genetic and epigenetic changes, which result in abnormal expression or mutational activation of oncogenes, as well as suppression/inactivation of tumor suppressor genes. Aberrant expression of coding genes or long non-coding RNAs (lncRNAs) with oncogenic properties can be caused by translocations, gene amplifications, point mutations or other less characterized mechanisms. One such mechanism is the inappropriate usage of normally dormant, tissue-restricted or cryptic enhancers or promoters that serve to drive oncogenic gene expression. Dispersed across the human genome, endogenous retroviruses (ERVs) provide an enormous reservoir of autonomous gene regulatory modules, some of which have been co-opted by the host during evolution to play important roles in normal regulation of genes and gene networks. This review focuses on the \&quot;dark side\&quot; of such ERV regulatory capacity. Specifically, we discuss a growing number of examples of normally dormant or epigenetically repressed ERVs that have been harnessed to drive oncogenes in human cancer, a process we term onco-exaptation, and we propose potential mechanisms that may underlie this phenomenon.&quot;,&quot;DOI&quot;:&quot;10.1186/s13100-016-0080-x&quot;,&quot;note&quot;:&quot;PMID: 27980689\nPMCID: PMC5134097&quot;,&quot;journalAbbreviation&quot;:&quot;Mob DNA&quot;,&quot;language&quot;:&quot;eng&quot;,&quot;author&quot;:[{&quot;family&quot;:&quot;Babaian&quot;,&quot;given&quot;:&quot;Artem&quot;},{&quot;family&quot;:&quot;Mager&quot;,&quot;given&quot;:&quot;Dixie L.&quot;}],&quot;issued&quot;:{&quot;date-parts&quot;:[[&quot;2016&quot;]]}}}],&quot;schema&quot;:&quot;https://github.com/citation-style-language/schema/raw/master/csl-citation.json&quot;} RNDkJU4YuF0tY"/><text:span text:style-name="T214"> predicts that </text:span><text:span text:style-name="T215">the </text:span><text:span text:style-name="T214">highly variable TE-initiated transcripts can be selected for during cancer evolution and therefore </text:span><text:span text:style-name="T215">transcripts </text:span><text:span text:style-name="T214">recurrent and cancer-specific are enriched for oncogenes </text:span><text:span text:style-name="T216">or transcripts involved in the biology of the cancer.</text:span></text:p>
      <text:p text:style-name="P14"><text:span text:style-name="T405">RNA-seq </text:span>Data Sets</text:p>
      <text:p text:style-name="P26"><text:span text:style-name="T305"><text:tab/>ENCODE </text:span><text:span text:style-name="T306">training </text:span><text:span text:style-name="T307">RNA-seq </text:span><text:span text:style-name="T305">fastq </text:span><text:span text:style-name="T306">files</text:span><text:span text:style-name="T305"> was downloaded</text:span><text:span text:style-name="T307"> from the UCSC ENCODE ftp site. </text:span><text:span text:style-name="T306">Hodgkin </text:span><text:span text:style-name="T308">Lymphoma </text:span><text:span text:style-name="T317">cell line</text:span><text:span text:style-name="T308"> </text:span><text:span text:style-name="T309">and primary B-cell</text:span><text:span text:style-name="T306"> </text:span><text:span text:style-name="T310">transcriptomes</text:span><text:span text:style-name="T351"> </text:span><text:reference-mark-start text:name="ZOTERO_ITEM CSL_CITATION {&quot;citationID&quot;:&quot;CkRvBMz2&quot;,&quot;properties&quot;:{&quot;formattedCitation&quot;:&quot;{\\rtf (17,40\\uc0\\u8211{}43)}&quot;,&quot;plainCitation&quot;:&quot;(17,40–43)&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label&quot;:&quot;page&quot;},{&quot;id&quot;:1030,&quot;uris&quot;:[&quot;http://zotero.org/users/607191/items/QUASKJHE&quot;],&quot;uri&quot;:[&quot;http://zotero.org/users/607191/items/QUASKJHE&quot;],&quot;itemData&quot;:{&quot;id&quot;:1030,&quot;type&quot;:&quot;article-journal&quot;,&quot;title&quot;:&quot;Frequent mutation of histone modifying genes in non-Hodgkin lymphoma&quot;,&quot;container-title&quot;:&quot;Nature&quot;,&quot;page&quot;:&quot;298-303&quot;,&quot;volume&quot;:&quot;476&quot;,&quot;issue&quot;:&quot;7360&quot;,&quot;source&quot;:&quot;PubMed Central&quot;,&quot;abstract&quot;:&quot;Follicular lymphoma (FL) and diffuse large B-cell lymphoma (DLBCL) are the two most common non-Hodgkin lymphomas (NHLs). To identify genes with mutations in B-cell NHL we sequenced tumour and matched normal DNA from 13 DLBCL cases and one FL case. We analysed RNA-seq data from these and another 113 NHLs to identify genes with candidate mutations, and then re-sequenced tumour and matched normal DNA from these cases to confirm 109 genes with multiple somatic mutations. Genes with roles in histone modification were frequent targets of somatic mutation. For example, 32% of DLBCL and 89% of FL cases had somatic mutations in MLL2, which encodes a histone methyltransferase. 11.4% of DLBCL and 13.4% of FL cases had somatic mutations in MEF2B, a calcium-regulated gene that cooperates with CREBBP and EP300 in acetylating histones. Our analysis thus suggests a previously unappreciated disruption of chromatin biology in lymphomagenesis.&quot;,&quot;DOI&quot;:&quot;10.1038/nature10351&quot;,&quot;ISSN&quot;:&quot;0028-0836&quot;,&quot;note&quot;:&quot;PMID: 21796119\nPMCID: PMC3210554&quot;,&quot;journalAbbreviation&quot;:&quot;Nature&quot;,&quot;author&quot;:[{&quot;family&quot;:&quot;Morin&quot;,&quot;given&quot;:&quot;Ryan D.&quot;},{&quot;family&quot;:&quot;Mendez-Lago&quot;,&quot;given&quot;:&quot;Maria&quot;},{&quot;family&quot;:&quot;Mungall&quot;,&quot;given&quot;:&quot;Andrew J.&quot;},{&quot;family&quot;:&quot;Goya&quot;,&quot;given&quot;:&quot;Rodrigo&quot;},{&quot;family&quot;:&quot;Mungall&quot;,&quot;given&quot;:&quot;Karen L.&quot;},{&quot;family&quot;:&quot;Corbett&quot;,&quot;given&quot;:&quot;Richard&quot;},{&quot;family&quot;:&quot;Johnson&quot;,&quot;given&quot;:&quot;Nathalie A.&quot;},{&quot;family&quot;:&quot;Severson&quot;,&quot;given&quot;:&quot;Tesa M.&quot;},{&quot;family&quot;:&quot;Chiu&quot;,&quot;given&quot;:&quot;Readman&quot;},{&quot;family&quot;:&quot;Field&quot;,&quot;given&quot;:&quot;Matthew&quot;},{&quot;family&quot;:&quot;Jackman&quot;,&quot;given&quot;:&quot;Shaun&quot;},{&quot;family&quot;:&quot;Krzywinski&quot;,&quot;given&quot;:&quot;Martin&quot;},{&quot;family&quot;:&quot;Scott&quot;,&quot;given&quot;:&quot;David W.&quot;},{&quot;family&quot;:&quot;Trinh&quot;,&quot;given&quot;:&quot;Diane L.&quot;},{&quot;family&quot;:&quot;Tamura-Wells&quot;,&quot;given&quot;:&quot;Jessica&quot;},{&quot;family&quot;:&quot;Li&quot;,&quot;given&quot;:&quot;Sa&quot;},{&quot;family&quot;:&quot;Firme&quot;,&quot;given&quot;:&quot;Marlo&quot;},{&quot;family&quot;:&quot;Rogic&quot;,&quot;given&quot;:&quot;Sanja&quot;},{&quot;family&quot;:&quot;Griffith&quot;,&quot;given&quot;:&quot;Malachi&quot;},{&quot;family&quot;:&quot;Chan&quot;,&quot;given&quot;:&quot;Susanna&quot;},{&quot;family&quot;:&quot;Yakovenko&quot;,&quot;given&quot;:&quot;Oleksandr&quot;},{&quot;family&quot;:&quot;Meyer&quot;,&quot;given&quot;:&quot;Irmtraud M.&quot;},{&quot;family&quot;:&quot;Zhao&quot;,&quot;given&quot;:&quot;Eric Y.&quot;},{&quot;family&quot;:&quot;Smailus&quot;,&quot;given&quot;:&quot;Duane&quot;},{&quot;family&quot;:&quot;Moksa&quot;,&quot;given&quot;:&quot;Michelle&quot;},{&quot;family&quot;:&quot;Chittaranjan&quot;,&quot;given&quot;:&quot;Suganthi&quot;},{&quot;family&quot;:&quot;Rimsza&quot;,&quot;given&quot;:&quot;Lisa&quot;},{&quot;family&quot;:&quot;Brooks-Wilson&quot;,&quot;given&quot;:&quot;Angela&quot;},{&quot;family&quot;:&quot;Spinelli&quot;,&quot;given&quot;:&quot;John J.&quot;},{&quot;family&quot;:&quot;Ben-Neriah&quot;,&quot;given&quot;:&quot;Susana&quot;},{&quot;family&quot;:&quot;Meissner&quot;,&quot;given&quot;:&quot;Barbara&quot;},{&quot;family&quot;:&quot;Woolcock&quot;,&quot;given&quot;:&quot;Bruce&quot;},{&quot;family&quot;:&quot;Boyle&quot;,&quot;given&quot;:&quot;Merrill&quot;},{&quot;family&quot;:&quot;McDonald&quot;,&quot;given&quot;:&quot;Helen&quot;},{&quot;family&quot;:&quot;Tam&quot;,&quot;given&quot;:&quot;Angela&quot;},{&quot;family&quot;:&quot;Zhao&quot;,&quot;given&quot;:&quot;Yongjun&quot;},{&quot;family&quot;:&quot;Delaney&quot;,&quot;given&quot;:&quot;Allen&quot;},{&quot;family&quot;:&quot;Zeng&quot;,&quot;given&quot;:&quot;Thomas&quot;},{&quot;family&quot;:&quot;Tse&quot;,&quot;given&quot;:&quot;Kane&quot;},{&quot;family&quot;:&quot;Butterfield&quot;,&quot;given&quot;:&quot;Yaron&quot;},{&quot;family&quot;:&quot;Birol&quot;,&quot;given&quot;:&quot;Inanc&quot;},{&quot;family&quot;:&quot;Holt&quot;,&quot;given&quot;:&quot;Rob&quot;},{&quot;family&quot;:&quot;Schein&quot;,&quot;given&quot;:&quot;Jacqueline&quot;},{&quot;family&quot;:&quot;Horsman&quot;,&quot;given&quot;:&quot;Douglas E.&quot;},{&quot;family&quot;:&quot;Moore&quot;,&quot;given&quot;:&quot;Richard&quot;},{&quot;family&quot;:&quot;Jones&quot;,&quot;given&quot;:&quot;Steven J.M.&quot;},{&quot;family&quot;:&quot;Connors&quot;,&quot;given&quot;:&quot;Joseph M.&quot;},{&quot;family&quot;:&quot;Hirst&quot;,&quot;given&quot;:&quot;Martin&quot;},{&quot;family&quot;:&quot;Gascoyne&quot;,&quot;given&quot;:&quot;Randy D.&quot;},{&quot;family&quot;:&quot;Marra&quot;,&quot;given&quot;:&quot;Marco A.&quot;}],&quot;issued&quot;:{&quot;date-parts&quot;:[[&quot;2011&quot;,7,27]]}},&quot;label&quot;:&quot;page&quot;},{&quot;id&quot;:1028,&quot;uris&quot;:[&quot;http://zotero.org/users/607191/items/F5NKZZEX&quot;],&quot;uri&quot;:[&quot;http://zotero.org/users/607191/items/F5NKZZEX&quot;],&quot;itemData&quot;:{&quot;id&quot;:1028,&quot;type&quot;:&quot;article-journal&quot;,&quot;title&quot;:&quot;MHC class II transactivator CIITA is a recurrent gene fusion partner in lymphoid cancers&quot;,&quot;container-title&quot;:&quot;Nature&quot;,&quot;page&quot;:&quot;377-381&quot;,&quot;volume&quot;:&quot;471&quot;,&quot;issue&quot;:&quot;7338&quot;,&quot;source&quot;:&quot;PubMed&quot;,&quot;abstract&quot;:&quot;Chromosomal translocations are critically involved in the molecular pathogenesis of B-cell lymphomas, and highly recurrent and specific rearrangements have defined distinct molecular subtypes linked to unique clinicopathological features. In contrast, several well-characterized lymphoma entities still lack disease-defining translocation events. To identify novel fusion transcripts resulting from translocations, we investigated two Hodgkin lymphoma cell lines by whole-transcriptome paired-end sequencing (RNA-seq). Here we show a highly expressed gene fusion involving the major histocompatibility complex (MHC) class II transactivator CIITA (MHC2TA) in KM-H2 cells. In a subsequent evaluation of 263 B-cell lymphomas, we also demonstrate that genomic CIITA breaks are highly recurrent in primary mediastinal B-cell lymphoma (38%) and classical Hodgkin lymphoma (cHL) (15%). Furthermore, we find that CIITA is a promiscuous partner of various in-frame gene fusions, and we report that CIITA gene alterations impact survival in primary mediastinal B-cell lymphoma (PMBCL). As functional consequences of CIITA gene fusions, we identify downregulation of surface HLA class II expression and overexpression of ligands of the receptor molecule programmed cell death 1 (CD274/PDL1 and CD273/PDL2). These receptor-ligand interactions have been shown to impact anti-tumour immune responses in several cancers, whereas decreased MHC class II expression has been linked to reduced tumour cell immunogenicity. Thus, our findings suggest that recurrent rearrangements of CIITA may represent a novel genetic mechanism underlying tumour-microenvironment interactions across a spectrum of lymphoid cancers.&quot;,&quot;DOI&quot;:&quot;10.1038/nature09754&quot;,&quot;ISSN&quot;:&quot;1476-4687&quot;,&quot;note&quot;:&quot;PMID: 21368758\nPMCID: PMC3902849&quot;,&quot;journalAbbreviation&quot;:&quot;Nature&quot;,&quot;language&quot;:&quot;eng&quot;,&quot;author&quot;:[{&quot;family&quot;:&quot;Steidl&quot;,&quot;given&quot;:&quot;Christian&quot;},{&quot;family&quot;:&quot;Shah&quot;,&quot;given&quot;:&quot;Sohrab P.&quot;},{&quot;family&quot;:&quot;Woolcock&quot;,&quot;given&quot;:&quot;Bruce W.&quot;},{&quot;family&quot;:&quot;Rui&quot;,&quot;given&quot;:&quot;Lixin&quot;},{&quot;family&quot;:&quot;Kawahara&quot;,&quot;given&quot;:&quot;Masahiro&quot;},{&quot;family&quot;:&quot;Farinha&quot;,&quot;given&quot;:&quot;Pedro&quot;},{&quot;family&quot;:&quot;Johnson&quot;,&quot;given&quot;:&quot;Nathalie A.&quot;},{&quot;family&quot;:&quot;Zhao&quot;,&quot;given&quot;:&quot;Yongjun&quot;},{&quot;family&quot;:&quot;Telenius&quot;,&quot;given&quot;:&quot;Adele&quot;},{&quot;family&quot;:&quot;Neriah&quot;,&quot;given&quot;:&quot;Susana Ben&quot;},{&quot;family&quot;:&quot;McPherson&quot;,&quot;given&quot;:&quot;Andrew&quot;},{&quot;family&quot;:&quot;Meissner&quot;,&quot;given&quot;:&quot;Barbara&quot;},{&quot;family&quot;:&quot;Okoye&quot;,&quot;given&quot;:&quot;Ujunwa C.&quot;},{&quot;family&quot;:&quot;Diepstra&quot;,&quot;given&quot;:&quot;Arjan&quot;},{&quot;family&quot;:&quot;Berg&quot;,&quot;given&quot;:&quot;Anke&quot;,&quot;non-dropping-particle&quot;:&quot;van den&quot;},{&quot;family&quot;:&quot;Sun&quot;,&quot;given&quot;:&quot;Mark&quot;},{&quot;family&quot;:&quot;Leung&quot;,&quot;given&quot;:&quot;Gillian&quot;},{&quot;family&quot;:&quot;Jones&quot;,&quot;given&quot;:&quot;Steven J.&quot;},{&quot;family&quot;:&quot;Connors&quot;,&quot;given&quot;:&quot;Joseph M.&quot;},{&quot;family&quot;:&quot;Huntsman&quot;,&quot;given&quot;:&quot;David G.&quot;},{&quot;family&quot;:&quot;Savage&quot;,&quot;given&quot;:&quot;Kerry J.&quot;},{&quot;family&quot;:&quot;Rimsza&quot;,&quot;given&quot;:&quot;Lisa M.&quot;},{&quot;family&quot;:&quot;Horsman&quot;,&quot;given&quot;:&quot;Douglas E.&quot;},{&quot;family&quot;:&quot;Staudt&quot;,&quot;given&quot;:&quot;Louis M.&quot;},{&quot;family&quot;:&quot;Steidl&quot;,&quot;given&quot;:&quot;Ulrich&quot;},{&quot;family&quot;:&quot;Marra&quot;,&quot;given&quot;:&quot;Marco A.&quot;},{&quot;family&quot;:&quot;Gascoyne&quot;,&quot;given&quot;:&quot;Randy D.&quot;}],&quot;issued&quot;:{&quot;date-parts&quot;:[[&quot;2011&quot;,3,17]]}},&quot;label&quot;:&quot;page&quot;},{&quot;id&quot;:1033,&quot;uris&quot;:[&quot;http://zotero.org/users/607191/items/DZSFSIR4&quot;],&quot;uri&quot;:[&quot;http://zotero.org/users/607191/items/DZSFSIR4&quot;],&quot;itemData&quot;:{&quot;id&quot;:1033,&quot;type&quot;:&quot;article-journal&quot;,&quot;title&quot;:&quot;The mutational landscape of Hodgkin lymphoma cell lines determined by whole-exome sequencing&quot;,&quot;container-title&quot;:&quot;Leukemia&quot;,&quot;page&quot;:&quot;2248-2251&quot;,&quot;volume&quot;:&quot;28&quot;,&quot;issue&quot;:&quot;11&quot;,&quot;source&quot;:&quot;PubMed&quot;,&quot;DOI&quot;:&quot;10.1038/leu.2014.201&quot;,&quot;ISSN&quot;:&quot;1476-5551&quot;,&quot;note&quot;:&quot;PMID: 24947018&quot;,&quot;journalAbbreviation&quot;:&quot;Leukemia&quot;,&quot;language&quot;:&quot;eng&quot;,&quot;author&quot;:[{&quot;family&quot;:&quot;Liu&quot;,&quot;given&quot;:&quot;Y.&quot;},{&quot;family&quot;:&quot;Abdul Razak&quot;,&quot;given&quot;:&quot;F. R.&quot;},{&quot;family&quot;:&quot;Terpstra&quot;,&quot;given&quot;:&quot;M.&quot;},{&quot;family&quot;:&quot;Chan&quot;,&quot;given&quot;:&quot;F. C.&quot;},{&quot;family&quot;:&quot;Saber&quot;,&quot;given&quot;:&quot;A.&quot;},{&quot;family&quot;:&quot;Nijland&quot;,&quot;given&quot;:&quot;M.&quot;},{&quot;family&quot;:&quot;Imhoff&quot;,&quot;given&quot;:&quot;G.&quot;,&quot;non-dropping-particle&quot;:&quot;van&quot;},{&quot;family&quot;:&quot;Visser&quot;,&quot;given&quot;:&quot;L.&quot;},{&quot;family&quot;:&quot;Gascoyne&quot;,&quot;given&quot;:&quot;R.&quot;},{&quot;family&quot;:&quot;Steidl&quot;,&quot;given&quot;:&quot;C.&quot;},{&quot;family&quot;:&quot;Kluiver&quot;,&quot;given&quot;:&quot;J.&quot;},{&quot;family&quot;:&quot;Diepstra&quot;,&quot;given&quot;:&quot;A.&quot;},{&quot;family&quot;:&quot;Kok&quot;,&quot;given&quot;:&quot;K.&quot;},{&quot;family&quot;:&quot;Berg&quot;,&quot;given&quot;:&quot;A.&quot;,&quot;non-dropping-particle&quot;:&quot;van den&quot;}],&quot;issued&quot;:{&quot;date-parts&quot;:[[&quot;2014&quot;,11]]}},&quot;label&quot;:&quot;page&quot;},{&quot;id&quot;:1037,&quot;uris&quot;:[&quot;http://zotero.org/users/607191/items/N246VWK7&quot;],&quot;uri&quot;:[&quot;http://zotero.org/users/607191/items/N246VWK7&quot;],&quot;itemData&quot;:{&quot;id&quot;:1037,&quot;type&quot;:&quot;article-journal&quot;,&quot;title&quot;:&quot;Genomic rearrangements involving programmed death ligands are recurrent in primary mediastinal large B-cell lymphoma&quot;,&quot;container-title&quot;:&quot;Blood&quot;,&quot;page&quot;:&quot;2062-2065&quot;,&quot;volume&quot;:&quot;123&quot;,&quot;issue&quot;:&quot;13&quot;,&quot;source&quot;:&quot;PubMed&quot;,&quot;abstract&quot;:&quot;The pathogenesis of primary mediastinal large B-cell lymphoma (PMBCL) is incompletely understood. Recently, specific genotypic and phenotypic features have been linked to tumor cell immune escape mechanisms in PMBCL. We studied 571 B-cell lymphomas with a focus on PMBCL. Using fluorescence in situ hybridization here, we report that the programmed death ligand (PDL) locus (9p24.1) is frequently and specifically rearranged in PMBCL (20%) as compared with diffuse large B-cell lymphoma, follicular lymphoma, and Hodgkin lymphoma. Rearrangement was significantly correlated with overexpression of PDL transcripts. Utilizing high-throughput sequencing techniques, we characterized novel translocations and chimeric fusion transcripts involving PDLs at base-pair resolution. Our data suggest that recurrent genomic rearrangement events underlie an immune privilege phenotype in a subset of B-cell lymphomas.&quot;,&quot;DOI&quot;:&quot;10.1182/blood-2013-10-535443&quot;,&quot;ISSN&quot;:&quot;1528-0020&quot;,&quot;note&quot;:&quot;PMID: 24497532&quot;,&quot;journalAbbreviation&quot;:&quot;Blood&quot;,&quot;language&quot;:&quot;eng&quot;,&quot;author&quot;:[{&quot;family&quot;:&quot;Twa&quot;,&quot;given&quot;:&quot;David D. W.&quot;},{&quot;family&quot;:&quot;Chan&quot;,&quot;given&quot;:&quot;Fong Chun&quot;},{&quot;family&quot;:&quot;Ben-Neriah&quot;,&quot;given&quot;:&quot;Susana&quot;},{&quot;family&quot;:&quot;Woolcock&quot;,&quot;given&quot;:&quot;Bruce W.&quot;},{&quot;family&quot;:&quot;Mottok&quot;,&quot;given&quot;:&quot;Anja&quot;},{&quot;family&quot;:&quot;Tan&quot;,&quot;given&quot;:&quot;King L.&quot;},{&quot;family&quot;:&quot;Slack&quot;,&quot;given&quot;:&quot;Graham W.&quot;},{&quot;family&quot;:&quot;Gunawardana&quot;,&quot;given&quot;:&quot;Jay&quot;},{&quot;family&quot;:&quot;Lim&quot;,&quot;given&quot;:&quot;Raymond S.&quot;},{&quot;family&quot;:&quot;McPherson&quot;,&quot;given&quot;:&quot;Andrew W.&quot;},{&quot;family&quot;:&quot;Kridel&quot;,&quot;given&quot;:&quot;Robert&quot;},{&quot;family&quot;:&quot;Telenius&quot;,&quot;given&quot;:&quot;Adele&quot;},{&quot;family&quot;:&quot;Scott&quot;,&quot;given&quot;:&quot;David W.&quot;},{&quot;family&quot;:&quot;Savage&quot;,&quot;given&quot;:&quot;Kerry J.&quot;},{&quot;family&quot;:&quot;Shah&quot;,&quot;given&quot;:&quot;Sohrab P.&quot;},{&quot;family&quot;:&quot;Gascoyne&quot;,&quot;given&quot;:&quot;Randy D.&quot;},{&quot;family&quot;:&quot;Steidl&quot;,&quot;given&quot;:&quot;Christian&quot;}],&quot;issued&quot;:{&quot;date-parts&quot;:[[&quot;2014&quot;,3,27]]}},&quot;label&quot;:&quot;page&quot;}],&quot;schema&quot;:&quot;https://github.com/citation-style-language/schema/raw/master/csl-citation.json&quot;} RNDZMD78fJbWX"/><text:span text:style-name="T351">(17,40</text:span><text:span text:style-name="T348">–43)</text:span><text:reference-mark-end text:name="ZOTERO_ITEM CSL_CITATION {&quot;citationID&quot;:&quot;CkRvBMz2&quot;,&quot;properties&quot;:{&quot;formattedCitation&quot;:&quot;{\\rtf (17,40\\uc0\\u8211{}43)}&quot;,&quot;plainCitation&quot;:&quot;(17,40–43)&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label&quot;:&quot;page&quot;},{&quot;id&quot;:1030,&quot;uris&quot;:[&quot;http://zotero.org/users/607191/items/QUASKJHE&quot;],&quot;uri&quot;:[&quot;http://zotero.org/users/607191/items/QUASKJHE&quot;],&quot;itemData&quot;:{&quot;id&quot;:1030,&quot;type&quot;:&quot;article-journal&quot;,&quot;title&quot;:&quot;Frequent mutation of histone modifying genes in non-Hodgkin lymphoma&quot;,&quot;container-title&quot;:&quot;Nature&quot;,&quot;page&quot;:&quot;298-303&quot;,&quot;volume&quot;:&quot;476&quot;,&quot;issue&quot;:&quot;7360&quot;,&quot;source&quot;:&quot;PubMed Central&quot;,&quot;abstract&quot;:&quot;Follicular lymphoma (FL) and diffuse large B-cell lymphoma (DLBCL) are the two most common non-Hodgkin lymphomas (NHLs). To identify genes with mutations in B-cell NHL we sequenced tumour and matched normal DNA from 13 DLBCL cases and one FL case. We analysed RNA-seq data from these and another 113 NHLs to identify genes with candidate mutations, and then re-sequenced tumour and matched normal DNA from these cases to confirm 109 genes with multiple somatic mutations. Genes with roles in histone modification were frequent targets of somatic mutation. For example, 32% of DLBCL and 89% of FL cases had somatic mutations in MLL2, which encodes a histone methyltransferase. 11.4% of DLBCL and 13.4% of FL cases had somatic mutations in MEF2B, a calcium-regulated gene that cooperates with CREBBP and EP300 in acetylating histones. Our analysis thus suggests a previously unappreciated disruption of chromatin biology in lymphomagenesis.&quot;,&quot;DOI&quot;:&quot;10.1038/nature10351&quot;,&quot;ISSN&quot;:&quot;0028-0836&quot;,&quot;note&quot;:&quot;PMID: 21796119\nPMCID: PMC3210554&quot;,&quot;journalAbbreviation&quot;:&quot;Nature&quot;,&quot;author&quot;:[{&quot;family&quot;:&quot;Morin&quot;,&quot;given&quot;:&quot;Ryan D.&quot;},{&quot;family&quot;:&quot;Mendez-Lago&quot;,&quot;given&quot;:&quot;Maria&quot;},{&quot;family&quot;:&quot;Mungall&quot;,&quot;given&quot;:&quot;Andrew J.&quot;},{&quot;family&quot;:&quot;Goya&quot;,&quot;given&quot;:&quot;Rodrigo&quot;},{&quot;family&quot;:&quot;Mungall&quot;,&quot;given&quot;:&quot;Karen L.&quot;},{&quot;family&quot;:&quot;Corbett&quot;,&quot;given&quot;:&quot;Richard&quot;},{&quot;family&quot;:&quot;Johnson&quot;,&quot;given&quot;:&quot;Nathalie A.&quot;},{&quot;family&quot;:&quot;Severson&quot;,&quot;given&quot;:&quot;Tesa M.&quot;},{&quot;family&quot;:&quot;Chiu&quot;,&quot;given&quot;:&quot;Readman&quot;},{&quot;family&quot;:&quot;Field&quot;,&quot;given&quot;:&quot;Matthew&quot;},{&quot;family&quot;:&quot;Jackman&quot;,&quot;given&quot;:&quot;Shaun&quot;},{&quot;family&quot;:&quot;Krzywinski&quot;,&quot;given&quot;:&quot;Martin&quot;},{&quot;family&quot;:&quot;Scott&quot;,&quot;given&quot;:&quot;David W.&quot;},{&quot;family&quot;:&quot;Trinh&quot;,&quot;given&quot;:&quot;Diane L.&quot;},{&quot;family&quot;:&quot;Tamura-Wells&quot;,&quot;given&quot;:&quot;Jessica&quot;},{&quot;family&quot;:&quot;Li&quot;,&quot;given&quot;:&quot;Sa&quot;},{&quot;family&quot;:&quot;Firme&quot;,&quot;given&quot;:&quot;Marlo&quot;},{&quot;family&quot;:&quot;Rogic&quot;,&quot;given&quot;:&quot;Sanja&quot;},{&quot;family&quot;:&quot;Griffith&quot;,&quot;given&quot;:&quot;Malachi&quot;},{&quot;family&quot;:&quot;Chan&quot;,&quot;given&quot;:&quot;Susanna&quot;},{&quot;family&quot;:&quot;Yakovenko&quot;,&quot;given&quot;:&quot;Oleksandr&quot;},{&quot;family&quot;:&quot;Meyer&quot;,&quot;given&quot;:&quot;Irmtraud M.&quot;},{&quot;family&quot;:&quot;Zhao&quot;,&quot;given&quot;:&quot;Eric Y.&quot;},{&quot;family&quot;:&quot;Smailus&quot;,&quot;given&quot;:&quot;Duane&quot;},{&quot;family&quot;:&quot;Moksa&quot;,&quot;given&quot;:&quot;Michelle&quot;},{&quot;family&quot;:&quot;Chittaranjan&quot;,&quot;given&quot;:&quot;Suganthi&quot;},{&quot;family&quot;:&quot;Rimsza&quot;,&quot;given&quot;:&quot;Lisa&quot;},{&quot;family&quot;:&quot;Brooks-Wilson&quot;,&quot;given&quot;:&quot;Angela&quot;},{&quot;family&quot;:&quot;Spinelli&quot;,&quot;given&quot;:&quot;John J.&quot;},{&quot;family&quot;:&quot;Ben-Neriah&quot;,&quot;given&quot;:&quot;Susana&quot;},{&quot;family&quot;:&quot;Meissner&quot;,&quot;given&quot;:&quot;Barbara&quot;},{&quot;family&quot;:&quot;Woolcock&quot;,&quot;given&quot;:&quot;Bruce&quot;},{&quot;family&quot;:&quot;Boyle&quot;,&quot;given&quot;:&quot;Merrill&quot;},{&quot;family&quot;:&quot;McDonald&quot;,&quot;given&quot;:&quot;Helen&quot;},{&quot;family&quot;:&quot;Tam&quot;,&quot;given&quot;:&quot;Angela&quot;},{&quot;family&quot;:&quot;Zhao&quot;,&quot;given&quot;:&quot;Yongjun&quot;},{&quot;family&quot;:&quot;Delaney&quot;,&quot;given&quot;:&quot;Allen&quot;},{&quot;family&quot;:&quot;Zeng&quot;,&quot;given&quot;:&quot;Thomas&quot;},{&quot;family&quot;:&quot;Tse&quot;,&quot;given&quot;:&quot;Kane&quot;},{&quot;family&quot;:&quot;Butterfield&quot;,&quot;given&quot;:&quot;Yaron&quot;},{&quot;family&quot;:&quot;Birol&quot;,&quot;given&quot;:&quot;Inanc&quot;},{&quot;family&quot;:&quot;Holt&quot;,&quot;given&quot;:&quot;Rob&quot;},{&quot;family&quot;:&quot;Schein&quot;,&quot;given&quot;:&quot;Jacqueline&quot;},{&quot;family&quot;:&quot;Horsman&quot;,&quot;given&quot;:&quot;Douglas E.&quot;},{&quot;family&quot;:&quot;Moore&quot;,&quot;given&quot;:&quot;Richard&quot;},{&quot;family&quot;:&quot;Jones&quot;,&quot;given&quot;:&quot;Steven J.M.&quot;},{&quot;family&quot;:&quot;Connors&quot;,&quot;given&quot;:&quot;Joseph M.&quot;},{&quot;family&quot;:&quot;Hirst&quot;,&quot;given&quot;:&quot;Martin&quot;},{&quot;family&quot;:&quot;Gascoyne&quot;,&quot;given&quot;:&quot;Randy D.&quot;},{&quot;family&quot;:&quot;Marra&quot;,&quot;given&quot;:&quot;Marco A.&quot;}],&quot;issued&quot;:{&quot;date-parts&quot;:[[&quot;2011&quot;,7,27]]}},&quot;label&quot;:&quot;page&quot;},{&quot;id&quot;:1028,&quot;uris&quot;:[&quot;http://zotero.org/users/607191/items/F5NKZZEX&quot;],&quot;uri&quot;:[&quot;http://zotero.org/users/607191/items/F5NKZZEX&quot;],&quot;itemData&quot;:{&quot;id&quot;:1028,&quot;type&quot;:&quot;article-journal&quot;,&quot;title&quot;:&quot;MHC class II transactivator CIITA is a recurrent gene fusion partner in lymphoid cancers&quot;,&quot;container-title&quot;:&quot;Nature&quot;,&quot;page&quot;:&quot;377-381&quot;,&quot;volume&quot;:&quot;471&quot;,&quot;issue&quot;:&quot;7338&quot;,&quot;source&quot;:&quot;PubMed&quot;,&quot;abstract&quot;:&quot;Chromosomal translocations are critically involved in the molecular pathogenesis of B-cell lymphomas, and highly recurrent and specific rearrangements have defined distinct molecular subtypes linked to unique clinicopathological features. In contrast, several well-characterized lymphoma entities still lack disease-defining translocation events. To identify novel fusion transcripts resulting from translocations, we investigated two Hodgkin lymphoma cell lines by whole-transcriptome paired-end sequencing (RNA-seq). Here we show a highly expressed gene fusion involving the major histocompatibility complex (MHC) class II transactivator CIITA (MHC2TA) in KM-H2 cells. In a subsequent evaluation of 263 B-cell lymphomas, we also demonstrate that genomic CIITA breaks are highly recurrent in primary mediastinal B-cell lymphoma (38%) and classical Hodgkin lymphoma (cHL) (15%). Furthermore, we find that CIITA is a promiscuous partner of various in-frame gene fusions, and we report that CIITA gene alterations impact survival in primary mediastinal B-cell lymphoma (PMBCL). As functional consequences of CIITA gene fusions, we identify downregulation of surface HLA class II expression and overexpression of ligands of the receptor molecule programmed cell death 1 (CD274/PDL1 and CD273/PDL2). These receptor-ligand interactions have been shown to impact anti-tumour immune responses in several cancers, whereas decreased MHC class II expression has been linked to reduced tumour cell immunogenicity. Thus, our findings suggest that recurrent rearrangements of CIITA may represent a novel genetic mechanism underlying tumour-microenvironment interactions across a spectrum of lymphoid cancers.&quot;,&quot;DOI&quot;:&quot;10.1038/nature09754&quot;,&quot;ISSN&quot;:&quot;1476-4687&quot;,&quot;note&quot;:&quot;PMID: 21368758\nPMCID: PMC3902849&quot;,&quot;journalAbbreviation&quot;:&quot;Nature&quot;,&quot;language&quot;:&quot;eng&quot;,&quot;author&quot;:[{&quot;family&quot;:&quot;Steidl&quot;,&quot;given&quot;:&quot;Christian&quot;},{&quot;family&quot;:&quot;Shah&quot;,&quot;given&quot;:&quot;Sohrab P.&quot;},{&quot;family&quot;:&quot;Woolcock&quot;,&quot;given&quot;:&quot;Bruce W.&quot;},{&quot;family&quot;:&quot;Rui&quot;,&quot;given&quot;:&quot;Lixin&quot;},{&quot;family&quot;:&quot;Kawahara&quot;,&quot;given&quot;:&quot;Masahiro&quot;},{&quot;family&quot;:&quot;Farinha&quot;,&quot;given&quot;:&quot;Pedro&quot;},{&quot;family&quot;:&quot;Johnson&quot;,&quot;given&quot;:&quot;Nathalie A.&quot;},{&quot;family&quot;:&quot;Zhao&quot;,&quot;given&quot;:&quot;Yongjun&quot;},{&quot;family&quot;:&quot;Telenius&quot;,&quot;given&quot;:&quot;Adele&quot;},{&quot;family&quot;:&quot;Neriah&quot;,&quot;given&quot;:&quot;Susana Ben&quot;},{&quot;family&quot;:&quot;McPherson&quot;,&quot;given&quot;:&quot;Andrew&quot;},{&quot;family&quot;:&quot;Meissner&quot;,&quot;given&quot;:&quot;Barbara&quot;},{&quot;family&quot;:&quot;Okoye&quot;,&quot;given&quot;:&quot;Ujunwa C.&quot;},{&quot;family&quot;:&quot;Diepstra&quot;,&quot;given&quot;:&quot;Arjan&quot;},{&quot;family&quot;:&quot;Berg&quot;,&quot;given&quot;:&quot;Anke&quot;,&quot;non-dropping-particle&quot;:&quot;van den&quot;},{&quot;family&quot;:&quot;Sun&quot;,&quot;given&quot;:&quot;Mark&quot;},{&quot;family&quot;:&quot;Leung&quot;,&quot;given&quot;:&quot;Gillian&quot;},{&quot;family&quot;:&quot;Jones&quot;,&quot;given&quot;:&quot;Steven J.&quot;},{&quot;family&quot;:&quot;Connors&quot;,&quot;given&quot;:&quot;Joseph M.&quot;},{&quot;family&quot;:&quot;Huntsman&quot;,&quot;given&quot;:&quot;David G.&quot;},{&quot;family&quot;:&quot;Savage&quot;,&quot;given&quot;:&quot;Kerry J.&quot;},{&quot;family&quot;:&quot;Rimsza&quot;,&quot;given&quot;:&quot;Lisa M.&quot;},{&quot;family&quot;:&quot;Horsman&quot;,&quot;given&quot;:&quot;Douglas E.&quot;},{&quot;family&quot;:&quot;Staudt&quot;,&quot;given&quot;:&quot;Louis M.&quot;},{&quot;family&quot;:&quot;Steidl&quot;,&quot;given&quot;:&quot;Ulrich&quot;},{&quot;family&quot;:&quot;Marra&quot;,&quot;given&quot;:&quot;Marco A.&quot;},{&quot;family&quot;:&quot;Gascoyne&quot;,&quot;given&quot;:&quot;Randy D.&quot;}],&quot;issued&quot;:{&quot;date-parts&quot;:[[&quot;2011&quot;,3,17]]}},&quot;label&quot;:&quot;page&quot;},{&quot;id&quot;:1033,&quot;uris&quot;:[&quot;http://zotero.org/users/607191/items/DZSFSIR4&quot;],&quot;uri&quot;:[&quot;http://zotero.org/users/607191/items/DZSFSIR4&quot;],&quot;itemData&quot;:{&quot;id&quot;:1033,&quot;type&quot;:&quot;article-journal&quot;,&quot;title&quot;:&quot;The mutational landscape of Hodgkin lymphoma cell lines determined by whole-exome sequencing&quot;,&quot;container-title&quot;:&quot;Leukemia&quot;,&quot;page&quot;:&quot;2248-2251&quot;,&quot;volume&quot;:&quot;28&quot;,&quot;issue&quot;:&quot;11&quot;,&quot;source&quot;:&quot;PubMed&quot;,&quot;DOI&quot;:&quot;10.1038/leu.2014.201&quot;,&quot;ISSN&quot;:&quot;1476-5551&quot;,&quot;note&quot;:&quot;PMID: 24947018&quot;,&quot;journalAbbreviation&quot;:&quot;Leukemia&quot;,&quot;language&quot;:&quot;eng&quot;,&quot;author&quot;:[{&quot;family&quot;:&quot;Liu&quot;,&quot;given&quot;:&quot;Y.&quot;},{&quot;family&quot;:&quot;Abdul Razak&quot;,&quot;given&quot;:&quot;F. R.&quot;},{&quot;family&quot;:&quot;Terpstra&quot;,&quot;given&quot;:&quot;M.&quot;},{&quot;family&quot;:&quot;Chan&quot;,&quot;given&quot;:&quot;F. C.&quot;},{&quot;family&quot;:&quot;Saber&quot;,&quot;given&quot;:&quot;A.&quot;},{&quot;family&quot;:&quot;Nijland&quot;,&quot;given&quot;:&quot;M.&quot;},{&quot;family&quot;:&quot;Imhoff&quot;,&quot;given&quot;:&quot;G.&quot;,&quot;non-dropping-particle&quot;:&quot;van&quot;},{&quot;family&quot;:&quot;Visser&quot;,&quot;given&quot;:&quot;L.&quot;},{&quot;family&quot;:&quot;Gascoyne&quot;,&quot;given&quot;:&quot;R.&quot;},{&quot;family&quot;:&quot;Steidl&quot;,&quot;given&quot;:&quot;C.&quot;},{&quot;family&quot;:&quot;Kluiver&quot;,&quot;given&quot;:&quot;J.&quot;},{&quot;family&quot;:&quot;Diepstra&quot;,&quot;given&quot;:&quot;A.&quot;},{&quot;family&quot;:&quot;Kok&quot;,&quot;given&quot;:&quot;K.&quot;},{&quot;family&quot;:&quot;Berg&quot;,&quot;given&quot;:&quot;A.&quot;,&quot;non-dropping-particle&quot;:&quot;van den&quot;}],&quot;issued&quot;:{&quot;date-parts&quot;:[[&quot;2014&quot;,11]]}},&quot;label&quot;:&quot;page&quot;},{&quot;id&quot;:1037,&quot;uris&quot;:[&quot;http://zotero.org/users/607191/items/N246VWK7&quot;],&quot;uri&quot;:[&quot;http://zotero.org/users/607191/items/N246VWK7&quot;],&quot;itemData&quot;:{&quot;id&quot;:1037,&quot;type&quot;:&quot;article-journal&quot;,&quot;title&quot;:&quot;Genomic rearrangements involving programmed death ligands are recurrent in primary mediastinal large B-cell lymphoma&quot;,&quot;container-title&quot;:&quot;Blood&quot;,&quot;page&quot;:&quot;2062-2065&quot;,&quot;volume&quot;:&quot;123&quot;,&quot;issue&quot;:&quot;13&quot;,&quot;source&quot;:&quot;PubMed&quot;,&quot;abstract&quot;:&quot;The pathogenesis of primary mediastinal large B-cell lymphoma (PMBCL) is incompletely understood. Recently, specific genotypic and phenotypic features have been linked to tumor cell immune escape mechanisms in PMBCL. We studied 571 B-cell lymphomas with a focus on PMBCL. Using fluorescence in situ hybridization here, we report that the programmed death ligand (PDL) locus (9p24.1) is frequently and specifically rearranged in PMBCL (20%) as compared with diffuse large B-cell lymphoma, follicular lymphoma, and Hodgkin lymphoma. Rearrangement was significantly correlated with overexpression of PDL transcripts. Utilizing high-throughput sequencing techniques, we characterized novel translocations and chimeric fusion transcripts involving PDLs at base-pair resolution. Our data suggest that recurrent genomic rearrangement events underlie an immune privilege phenotype in a subset of B-cell lymphomas.&quot;,&quot;DOI&quot;:&quot;10.1182/blood-2013-10-535443&quot;,&quot;ISSN&quot;:&quot;1528-0020&quot;,&quot;note&quot;:&quot;PMID: 24497532&quot;,&quot;journalAbbreviation&quot;:&quot;Blood&quot;,&quot;language&quot;:&quot;eng&quot;,&quot;author&quot;:[{&quot;family&quot;:&quot;Twa&quot;,&quot;given&quot;:&quot;David D. W.&quot;},{&quot;family&quot;:&quot;Chan&quot;,&quot;given&quot;:&quot;Fong Chun&quot;},{&quot;family&quot;:&quot;Ben-Neriah&quot;,&quot;given&quot;:&quot;Susana&quot;},{&quot;family&quot;:&quot;Woolcock&quot;,&quot;given&quot;:&quot;Bruce W.&quot;},{&quot;family&quot;:&quot;Mottok&quot;,&quot;given&quot;:&quot;Anja&quot;},{&quot;family&quot;:&quot;Tan&quot;,&quot;given&quot;:&quot;King L.&quot;},{&quot;family&quot;:&quot;Slack&quot;,&quot;given&quot;:&quot;Graham W.&quot;},{&quot;family&quot;:&quot;Gunawardana&quot;,&quot;given&quot;:&quot;Jay&quot;},{&quot;family&quot;:&quot;Lim&quot;,&quot;given&quot;:&quot;Raymond S.&quot;},{&quot;family&quot;:&quot;McPherson&quot;,&quot;given&quot;:&quot;Andrew W.&quot;},{&quot;family&quot;:&quot;Kridel&quot;,&quot;given&quot;:&quot;Robert&quot;},{&quot;family&quot;:&quot;Telenius&quot;,&quot;given&quot;:&quot;Adele&quot;},{&quot;family&quot;:&quot;Scott&quot;,&quot;given&quot;:&quot;David W.&quot;},{&quot;family&quot;:&quot;Savage&quot;,&quot;given&quot;:&quot;Kerry J.&quot;},{&quot;family&quot;:&quot;Shah&quot;,&quot;given&quot;:&quot;Sohrab P.&quot;},{&quot;family&quot;:&quot;Gascoyne&quot;,&quot;given&quot;:&quot;Randy D.&quot;},{&quot;family&quot;:&quot;Steidl&quot;,&quot;given&quot;:&quot;Christian&quot;}],&quot;issued&quot;:{&quot;date-parts&quot;:[[&quot;2014&quot;,3,27]]}},&quot;label&quot;:&quot;page&quot;}],&quot;schema&quot;:&quot;https://github.com/citation-style-language/schema/raw/master/csl-citation.json&quot;} RNDZMD78fJbWX"/><text:span text:style-name="T310"> </text:span><text:span text:style-name="T306">bam files were converted to fastq for re-analysis by </text:span><text:span text:style-name="T95">LIONS</text:span><text:span text:style-name="T306">. </text:span><text:span text:style-name="T311">Accession </text:span><text:span text:style-name="T312">and library </text:span><text:span text:style-name="T311">details </text:span><text:span text:style-name="T313">are </text:span><text:span text:style-name="T311">in Supplementary Table 1.</text:span></text:p>
      <text:p text:style-name="P19"><text:span text:style-name="T359">H</text:span><text:span text:style-name="T358">odgkin lymphoma cell line culture and RT-PCR.</text:span></text:p>
      <text:p text:style-name="P20"><text:span text:style-name="T314"><text:tab/>Hodgkin Lymphoma cell culture, </text:span><text:span text:style-name="T315">R</text:span><text:span text:style-name="T314">NA isolation and cDNA synthesis was performed as previously described </text:span><text:reference-mark-start text:name="ZOTERO_ITEM CSL_CITATION {&quot;citationID&quot;:&quot;Iss1H2Wc&quot;,&quot;properties&quot;:{&quot;formattedCitation&quot;:&quot;(17)&quot;,&quot;plainCitation&quot;:&quot;(17)&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schema&quot;:&quot;https://github.com/citation-style-language/schema/raw/master/csl-citation.json&quot;} RNDVAxfqCN6xw"/><text:span text:style-name="T314">(17)</text:span><text:reference-mark-end text:name="ZOTERO_ITEM CSL_CITATION {&quot;citationID&quot;:&quot;Iss1H2Wc&quot;,&quot;properties&quot;:{&quot;formattedCitation&quot;:&quot;(17)&quot;,&quot;plainCitation&quot;:&quot;(17)&quot;},&quot;citationItems&quot;:[{&quot;id&quot;:994,&quot;uris&quot;:[&quot;http://zotero.org/users/607191/items/EKWPF5UX&quot;],&quot;uri&quot;:[&quot;http://zotero.org/users/607191/items/EKWPF5UX&quot;],&quot;itemData&quot;:{&quot;id&quot;:994,&quot;type&quot;:&quot;article-journal&quot;,&quot;title&quot;:&quot;Onco-exaptation of an endogenous retroviral LTR drives IRF5 expression in Hodgkin lymphoma&quot;,&quot;container-title&quot;:&quot;Oncogene&quot;,&quot;page&quot;:&quot;2542-2546&quot;,&quot;volume&quot;:&quot;35&quot;,&quot;issue&quot;:&quot;19&quot;,&quot;source&quot;:&quot;PubMed&quot;,&quot;abstract&quot;:&quot;The transcription factor interferon regulatory factor 5 (IRF5) is upregulated in Hodgkin lymphoma (HL) and is a key regulator of the aberrant transcriptome characteristic of this disease. Here we show that IRF5 upregulation in HL is driven by transcriptional activation of a normally dormant endogenous retroviral LOR1a long terminal repeat (LTR) upstream of IRF5. Specifically, through screening of RNA-sequencing libraries, we detected LTR-IRF5 chimeric transcripts in multiple HL cell lines but not in normal B-cell controls. In HL, the LTR was in an open and hypomethylated epigenetic state, and we further show the LTR is the site of transcriptional initiation. Among HL cell lines, usage of the LTR promoter strongly correlates with overall levels of IRF5 mRNA and protein, indicating that LTR transcriptional awakening is a major contributor to IRF5 upregulation in HL. Taken together, oncogenic IRF5 overexpression in HL is the result of a specific LTR transcriptional activation. We propose that such LTR derepression is a distinct mechanism of oncogene activation ('onco-exaptation'), and that such a mechanism warrants further investigation in molecular and cancer research.&quot;,&quot;DOI&quot;:&quot;10.1038/onc.2015.308&quot;,&quot;ISSN&quot;:&quot;1476-5594&quot;,&quot;note&quot;:&quot;PMID: 26279299&quot;,&quot;journalAbbreviation&quot;:&quot;Oncogene&quot;,&quot;language&quot;:&quot;eng&quot;,&quot;author&quot;:[{&quot;family&quot;:&quot;Babaian&quot;,&quot;given&quot;:&quot;A.&quot;},{&quot;family&quot;:&quot;Romanish&quot;,&quot;given&quot;:&quot;M. T.&quot;},{&quot;family&quot;:&quot;Gagnier&quot;,&quot;given&quot;:&quot;L.&quot;},{&quot;family&quot;:&quot;Kuo&quot;,&quot;given&quot;:&quot;L. Y.&quot;},{&quot;family&quot;:&quot;Karimi&quot;,&quot;given&quot;:&quot;M. M.&quot;},{&quot;family&quot;:&quot;Steidl&quot;,&quot;given&quot;:&quot;C.&quot;},{&quot;family&quot;:&quot;Mager&quot;,&quot;given&quot;:&quot;D. L.&quot;}],&quot;issued&quot;:{&quot;date-parts&quot;:[[&quot;2016&quot;,5,12]]}}}],&quot;schema&quot;:&quot;https://github.com/citation-style-language/schema/raw/master/csl-citation.json&quot;} RNDVAxfqCN6xw"/>. <text:span text:style-name="T412">Primers for RT-PCR are listed in Supplementary Table 2.</text:span></text:p>
      <text:p text:style-name="P56">References</text:p>
      <text:section text:style-name="Sect1" text:name="ZOTERO_BIBL {&quot;custom&quot;:[]} CSL_BIBLIOGRAPHY RND8lZ3Anlb0l">
        <text:p text:style-name="P66">1. <text:tab/>Rebollo R, Romanish MT, Mager DL. Transposable elements: an abundant and natural source of regulatory sequences for host genes. Annu Rev Genet. 2012;46:21–42. </text:p>
        <text:p text:style-name="P66">2. <text:tab/>Rebollo R, Farivar S, Mager DL. C-GATE - catalogue of genes affected by transposable elements. Mob DNA. 2012 May 23;3(1):9. </text:p>
        <text:p text:style-name="P66">3. <text:tab/>Feschotte C. Transposable elements and the evolution of regulatory networks. Nat Rev Genet. 2008 May;9(5):397–405. </text:p>
        <text:p text:style-name="P66">4. <text:tab/>Chuong EB, Elde NC, Feschotte C. Regulatory activities of transposable elements: from conflicts to benefits. Nat Rev Genet. 2017 Feb;18(2):71–86. </text:p>
        <text:p text:style-name="P66">5. <text:tab/>Jurka J, Kapitonov VV, Kohany O, Jurka MV. Repetitive sequences in complex genomes: structure and evolution. Annu Rev Genomics Hum Genet. 2007;8:241–59. </text:p>
        <text:p text:style-name="P66">6. <text:tab/>Richardson SR, Doucet AJ, Kopera HC, Moldovan JB, Garcia-Perez JL, Moran JV. The Influence of LINE-1 and SINE Retrotransposons on Mammalian Genomes. Microbiol Spectr. 2015 Apr;3(2):MDNA3-0061-2014. </text:p>
        <text:p text:style-name="P66">7. <text:tab/>Faulkner GJ, Kimura Y, Daub CO, Wani S, Plessy C, Irvine KM, et al. The regulated retrotransposon transcriptome of mammalian cells. Nat Genet. 2009 May;41(5):563–71. </text:p>
        <text:p text:style-name="P66">8. <text:tab/>Kelley D, Rinn J. Transposable elements reveal a stem cell-specific class of long noncoding RNAs. Genome Biol. 2012;13(11):R107. </text:p>
        <text:p text:style-name="P66">9. <text:tab/>Kapusta A, Kronenberg Z, Lynch VJ, Zhuo X, Ramsay L, Bourque G, et al. Transposable Elements Are Major Contributors to the Origin, Diversification, and Regulation of Vertebrate Long Noncoding RNAs. PLoS Genet. 2013 Apr 25;9(4):e1003470. </text:p>
        <text:p text:style-name="P66">10. <text:tab/>Macfarlan TS, Gifford WD, Driscoll S, Lettieri K, Rowe HM, Bonanomi D, et al. Embryonic stem cell potency fluctuates with endogenous retrovirus activity. Nature. 2012 Jul 5;487(7405):57–63. </text:p>
        <text:p text:style-name="P66">11. <text:tab/>Gerdes P, Richardson SR, Mager DL, Faulkner GJ. Transposable elements in the mammalian embryo: pioneers surviving through stealth and service. Genome Biol. 2016 May 9;17:100. </text:p>
        <text:p text:style-name="P66">12. <text:tab/>Lu X, Sachs F, Ramsay L, Jacques P-É, Göke J, Bourque G, et al. The retrovirus HERVH is a long noncoding RNA required for human embryonic stem cell identity. Nat Struct Mol Biol. 2014 Apr;21(4):423–5. </text:p>
        <text:p text:style-name="P66">13. <text:tab/>Wang J, Xie G, Singh M, Ghanbarian AT, Raskó T, Szvetnik A, et al. Primate-specific endogenous retrovirus-driven transcription defines naive-like stem cells. Nature. 2014 Dec 18;516(7531):405–9. </text:p>
        <text:p text:style-name="P66">14. <text:tab/>Ramsay L, Marchetto MC, Caron M, Chen S-H, Busche S, Kwan T, et al. Conserved expression of transposon-derived non-coding transcripts in primate stem cells. BMC Genomics. 2017 Feb 28;18(1):214. </text:p>
        <text:p text:style-name="P66"><text:soft-page-break/>15. <text:tab/>Cohen CJ, Rebollo R, Babovic S, Dai EL, Robinson WP, Mager DL. Placenta-specific Expression of the Interleukin-2 (IL-2) Receptor β Subunit from an Endogenous Retroviral Promoter. J Biol Chem. 2011 Oct 14;286(41):35543–52. </text:p>
        <text:p text:style-name="P66">16. <text:tab/>Lamprecht B, Walter K, Kreher S, Kumar R, Hummel M, Lenze D, et al. Derepression of an endogenous long terminal repeat activates the CSF1R proto-oncogene in human lymphoma. Nat Med. 2010 May;16(5):571–579, 1p following 579. </text:p>
        <text:p text:style-name="P66">17. <text:tab/>Babaian A, Romanish MT, Gagnier L, Kuo LY, Karimi MM, Steidl C, et al. Onco-exaptation of an endogenous retroviral LTR drives IRF5 expression in Hodgkin lymphoma. Oncogene. 2016 May 12;35(19):2542–6. </text:p>
        <text:p text:style-name="P66">18. <text:tab/>Lock FE, Rebollo R, Miceli-Royer K, Gagnier L, Kuah S, Babaian A, et al. Distinct isoform of FABP7 revealed by screening for retroelement-activated genes in diffuse large B-cell lymphoma. Proc Natl Acad Sci U S A. 2014 Aug 26;111(34):E3534-3543. </text:p>
        <text:p text:style-name="P66">19. <text:tab/>Wiesner T, Lee W, Obenauf AC, Ran L, Murali R, Zhang QF, et al. Alternative transcription initiation leads to expression of a novel ALK isoform in cancer. Nature. 2015 Oct 15;526(7573):453–7. </text:p>
        <text:p text:style-name="P66">20. <text:tab/>Babaian A, Mager DL. Endogenous retroviral promoter exaptation in human cancer. Mob DNA. 2016;7:24. </text:p>
        <text:p text:style-name="P66">21. <text:tab/>Jurka J, Bao W, Kojima KK. Families of transposable elements, population structure and the origin of species. Biol Direct. 2011;6:44. </text:p>
        <text:p text:style-name="P66">22. <text:tab/>Carbone L, Alan Harris R, Gnerre S, Veeramah KR, Lorente-Galdos B, Huddleston J, et al. Gibbon genome and the fast karyotype evolution of small apes. Nature. 2014 Sep 11;513(7517):195–201. </text:p>
        <text:p text:style-name="P66">23. <text:tab/>van de Lagemaat LN, Landry J-R, Mager DL, Medstrand P. Transposable elements in mammals promote regulatory variation and diversification of genes with specialized functions. Trends Genet TIG. 2003 Oct;19(10):530–6. </text:p>
        <text:p text:style-name="P66">24. <text:tab/>Nigumann P, Redik K, Mätlik K, Speek M. Many human genes are transcribed from the antisense promoter of L1 retrotransposon. Genomics. 2002 May;79(5):628–34. </text:p>
        <text:p text:style-name="P66">25. <text:tab/>Huda A, Bushel PR. Widespread Exonization of Transposable Elements in Human Coding Sequences is Associated with Epigenetic Regulation of Transcription. Transcr Open Access. 2013 Jun 19;1(1). </text:p>
        <text:p text:style-name="P66">26. <text:tab/>Conley AB, Piriyapongsa J, Jordan IK. Retroviral promoters in the human genome. Bioinforma Oxf Engl. 2008 Jul 15;24(14):1563–7. </text:p>
        <text:p text:style-name="P66">27. <text:tab/>Karimi MM, Goyal P, Maksakova IA, Bilenky M, Leung D, Tang JX, et al. DNA methylation and SETDB1/H3K9me3 regulate predominantly distinct sets of genes, retroelements, and chimeric transcripts in mESCs. Cell Stem Cell. 2011 Jun 3;8(6):676–87. </text:p>
        <text:p text:style-name="P66"><text:soft-page-break/>28. <text:tab/>Wang T, Santos JH, Feng J, Fargo DC, Shen L, Riadi G, et al. A Novel Analytical Strategy to Identify Fusion Transcripts between Repetitive Elements and Protein Coding-Exons Using RNA-Seq. PLOS ONE. 2016 Jul 14;11(7):e0159028. </text:p>
        <text:p text:style-name="P66">29. <text:tab/>Sokol M, Jessen KM, Pedersen FS. Human endogenous retroviruses sustain complex and cooperative regulation of gene-containing loci and unannotated megabase-sized regions. Retrovirology. 2015;12:32. </text:p>
        <text:p text:style-name="P66">30. <text:tab/>Cruickshanks HA, Tufarelli C. Isolation of cancer-specific chimeric transcripts induced by hypomethylation of the LINE-1 antisense promoter. Genomics. 2009 Dec;94(6):397–406. </text:p>
        <text:p text:style-name="P66">31. <text:tab/>Pavlicev M, Hiratsuka K, Swaggart KA, Dunn C, Muglia L. Detecting endogenous retrovirus-driven tissue-specific gene transcription. Genome Biol Evol. 2015 Apr;7(4):1082–97. </text:p>
        <text:p text:style-name="P66">32. <text:tab/>Pérot P, Mugnier N, Montgiraud C, Gimenez J, Jaillard M, Bonnaud B, et al. Microarray-based sketches of the HERV transcriptome landscape. PloS One. 2012;7(6):e40194. </text:p>
        <text:p text:style-name="P66">33. <text:tab/>ENCODE Project Consortium. An integrated encyclopedia of DNA elements in the human genome. Nature. 2012 Sep 6;489(7414):57–74. </text:p>
        <text:p text:style-name="P66">34. <text:tab/>Hillier LW, Reinke V, Green P, Hirst M, Marra MA, Waterston RH. Massively parallel sequencing of the polyadenylated transcriptome of C. elegans. Genome Res. 2009 Apr;19(4):657–66. </text:p>
        <text:p text:style-name="P66">35. <text:tab/>Staiger D, Simpson GG. Enter exitrons. Genome Biol. 2015 Jul 7;16(1):136. </text:p>
        <text:p text:style-name="P66">36. <text:tab/>RepeatMasker Home Page [Internet]. [cited 2015 Jul 22]. Available from: http://www.repeatmasker.org/</text:p>
        <text:p text:style-name="P66">37. <text:tab/>Kim D, Pertea G, Trapnell C, Pimentel H, Kelley R, Salzberg SL. TopHat2: accurate alignment of transcriptomes in the presence of insertions, deletions and gene fusions. Genome Biol. 2013;14(4):R36. </text:p>
        <text:p text:style-name="P66">38. <text:tab/>Trapnell C, Roberts A, Goff L, Pertea G, Kim D, Kelley DR, et al. Differential gene and transcript expression analysis of RNA-seq experiments with TopHat and Cufflinks. Nat Protoc. 2012 Mar;7(3):562–78. </text:p>
        <text:p text:style-name="P66">39. <text:tab/>Griebel T, Zacher B, Ribeca P, Raineri E, Lacroix V, Guigó R, et al. Modelling and simulating generic RNA-Seq experiments with the flux simulator. Nucleic Acids Res. 2012 Nov;40(20):10073–83. </text:p>
        <text:p text:style-name="P66">40. <text:tab/>Morin RD, Mendez-Lago M, Mungall AJ, Goya R, Mungall KL, Corbett R, et al. Frequent mutation of histone modifying genes in non-Hodgkin lymphoma. Nature. 2011 Jul 27;476(7360):298–303. </text:p>
        <text:p text:style-name="P66">41. <text:tab/>Steidl C, Shah SP, Woolcock BW, Rui L, Kawahara M, Farinha P, et al. MHC class II transactivator CIITA is a recurrent gene fusion partner in lymphoid cancers. Nature. 2011 Mar 17;471(7338):377–81. </text:p>
        <text:p text:style-name="P66"><text:soft-page-break/>42. <text:tab/>Liu Y, Abdul Razak FR, Terpstra M, Chan FC, Saber A, Nijland M, et al. The mutational landscape of Hodgkin lymphoma cell lines determined by whole-exome sequencing. Leukemia. 2014 Nov;28(11):2248–51. </text:p>
        <text:p text:style-name="P66">43. <text:tab/>Twa DDW, Chan FC, Ben-Neriah S, Woolcock BW, Mottok A, Tan KL, et al. Genomic rearrangements involving programmed death ligands are recurrent in primary mediastinal large B-cell lymphoma. Blood. 2014 Mar 27;123(13):2062–5. </text:p>
        <text:p text:style-name="P66">44. <text:tab/>Trapnell C, Williams BA, Pertea G, Mortazavi A, Kwan G, van Baren MJ, et al. Transcript assembly and quantification by RNA-Seq reveals unannotated transcripts and isoform switching during cell differentiation. Nat Biotechnol. 2010 May;28(5):511–5. </text:p>
      </text:section>
      <text:p text:style-name="P57">Figure 1: <text:span text:style-name="T24">Schematic of the </text:span><text:span text:style-name="T82">LIONS</text:span><text:span text:style-name="T24"> workflow.</text:span></text:p>
      <text:p text:style-name="P68"><text:span text:style-name="T52"><text:tab/>The workflow for </text:span><text:span text:style-name="T83">LIONS</text:span><text:span text:style-name="T52"> is divided into two main components. </text:span><text:span text:style-name="T347">A)</text:span><text:span text:style-name="T52"> </text:span><text:span text:style-name="T53">'East Lion'</text:span><text:span text:style-name="T52"> </text:span><text:span text:style-name="T54">analyzes individual transcriptomes starting with i) a .bam file(s) of paired-end reads, a reference genome, a RepeatMasker annotation and a reference set of protein coding genes. The reads are aligned to the genome with the spliced read mapper </text:span><text:span text:style-name="T217">Tophat2 </text:span><text:reference-mark-start text:name="ZOTERO_ITEM CSL_CITATION {&quot;citationID&quot;:&quot;1hrivtctsi&quot;,&quot;properties&quot;:{&quot;formattedCitation&quot;:&quot;(37)&quot;,&quot;plainCitation&quot;:&quot;(37)&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schema&quot;:&quot;https://github.com/citation-style-language/schema/raw/master/csl-citation.json&quot;} RNDtcIahR5DxT"/><text:span text:style-name="T217">(37)</text:span><text:reference-mark-end text:name="ZOTERO_ITEM CSL_CITATION {&quot;citationID&quot;:&quot;1hrivtctsi&quot;,&quot;properties&quot;:{&quot;formattedCitation&quot;:&quot;(37)&quot;,&quot;plainCitation&quot;:&quot;(37)&quot;},&quot;citationItems&quot;:[{&quot;id&quot;:618,&quot;uris&quot;:[&quot;http://zotero.org/users/607191/items/8P8W2TH3&quot;],&quot;uri&quot;:[&quot;http://zotero.org/users/607191/items/8P8W2TH3&quot;],&quot;itemData&quot;:{&quot;id&quot;:618,&quot;type&quot;:&quot;article-journal&quot;,&quot;title&quot;:&quot;TopHat2: accurate alignment of transcriptomes in the presence of insertions, deletions and gene fusions&quot;,&quot;container-title&quot;:&quot;Genome Biology&quot;,&quot;page&quot;:&quot;R36&quot;,&quot;volume&quot;:&quot;14&quot;,&quot;issue&quot;:&quot;4&quot;,&quot;source&quot;:&quot;NCBI PubMed&quot;,&quot;abstract&quot;:&quot;TopHat is a popular spliced aligner for RNA-sequence (RNA-seq) experiments. In this paper, we describe TopHat2, which incorporates many significant enhancements to TopHat. TopHat2 can align reads of various lengths produced by the latest sequencing technologies, while allowing for variable-length indels with respect to the reference genome. In addition to de novo spliced alignment, TopHat2 can align reads across fusion breaks, which can occur after genomic translocations. TopHat2 combines the ability to identify novel splice sites with direct mapping to known transcripts, producing sensitive and accurate alignments, even for highly repetitive genomes or in the presence of pseudogenes. TopHat2 is available at http://ccb.jhu.edu/software/tophat.&quot;,&quot;DOI&quot;:&quot;10.1186/gb-2013-14-4-r36&quot;,&quot;ISSN&quot;:&quot;1465-6914&quot;,&quot;note&quot;:&quot;PMID: 23618408 \nPMCID: PMC4053844&quot;,&quot;shortTitle&quot;:&quot;TopHat2&quot;,&quot;journalAbbreviation&quot;:&quot;Genome Biol.&quot;,&quot;language&quot;:&quot;eng&quot;,&quot;author&quot;:[{&quot;family&quot;:&quot;Kim&quot;,&quot;given&quot;:&quot;Daehwan&quot;},{&quot;family&quot;:&quot;Pertea&quot;,&quot;given&quot;:&quot;Geo&quot;},{&quot;family&quot;:&quot;Trapnell&quot;,&quot;given&quot;:&quot;Cole&quot;},{&quot;family&quot;:&quot;Pimentel&quot;,&quot;given&quot;:&quot;Harold&quot;},{&quot;family&quot;:&quot;Kelley&quot;,&quot;given&quot;:&quot;Ryan&quot;},{&quot;family&quot;:&quot;Salzberg&quot;,&quot;given&quot;:&quot;Steven L.&quot;}],&quot;issued&quot;:{&quot;date-parts&quot;:[[&quot;2013&quot;]]}}}],&quot;schema&quot;:&quot;https://github.com/citation-style-language/schema/raw/master/csl-citation.json&quot;} RNDtcIahR5DxT"/><text:span text:style-name="T217"> and an </text:span><text:span text:style-name="T81">ab initio </text:span><text:span text:style-name="T217">transcriptome is assembled with Cufflinks </text:span><text:reference-mark-start text:name="ZOTERO_ITEM CSL_CITATION {&quot;citationID&quot;:&quot;khjbhmgeu&quot;,&quot;properties&quot;:{&quot;formattedCitation&quot;:&quot;(44)&quot;,&quot;plainCitation&quot;:&quot;(44)&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Baren&quot;,&quot;given&quot;:&quot;Marijke J.&quot;,&quot;non-dropping-particle&quot;:&quot;van&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dKcbkx22zG"/><text:span text:style-name="T217">(44)</text:span><text:reference-mark-end text:name="ZOTERO_ITEM CSL_CITATION {&quot;citationID&quot;:&quot;khjbhmgeu&quot;,&quot;properties&quot;:{&quot;formattedCitation&quot;:&quot;(44)&quot;,&quot;plainCitation&quot;:&quot;(44)&quot;},&quot;citationItems&quot;:[{&quot;id&quot;:668,&quot;uris&quot;:[&quot;http://zotero.org/users/607191/items/T87W35PR&quot;],&quot;uri&quot;:[&quot;http://zotero.org/users/607191/items/T87W35PR&quot;],&quot;itemData&quot;:{&quot;id&quot;:668,&quot;type&quot;:&quot;article-journal&quot;,&quot;title&quot;:&quot;Transcript assembly and quantification by RNA-Seq reveals unannotated transcripts and isoform switching during cell differentiation&quot;,&quot;container-title&quot;:&quot;Nature Biotechnology&quot;,&quot;page&quot;:&quot;511-515&quot;,&quot;volume&quot;:&quot;28&quot;,&quot;issue&quot;:&quot;5&quot;,&quot;source&quot;:&quot;www.nature.com&quot;,&quot;abstract&quot;:&quot;High-throughput mRNA sequencing (RNA-Seq) promises simultaneous transcript discovery and abundance estimation. However, this would require algorithms that are not restricted by prior gene annotations and that account for alternative transcription and splicing. Here we introduce such algorithms in an open-source software program called Cufflinks. To test Cufflinks, we sequenced and analyzed &gt;430 million paired 75-bp RNA-Seq reads from a mouse myoblast cell line over a differentiation time series. We detected 13,692 known transcripts and 3,724 previously unannotated ones, 62% of which are supported by independent expression data or by homologous genes in other species. Over the time series, 330 genes showed complete switches in the dominant transcription start site (TSS) or splice isoform, and we observed more subtle shifts in 1,304 other genes. These results suggest that Cufflinks can illuminate the substantial regulatory flexibility and complexity in even this well-studied model of muscle development and that it can improve transcriptome-based genome annotation.&quot;,&quot;DOI&quot;:&quot;10.1038/nbt.1621&quot;,&quot;ISSN&quot;:&quot;1087-0156&quot;,&quot;journalAbbreviation&quot;:&quot;Nat Biotech&quot;,&quot;language&quot;:&quot;en&quot;,&quot;author&quot;:[{&quot;family&quot;:&quot;Trapnell&quot;,&quot;given&quot;:&quot;Cole&quot;},{&quot;family&quot;:&quot;Williams&quot;,&quot;given&quot;:&quot;Brian A.&quot;},{&quot;family&quot;:&quot;Pertea&quot;,&quot;given&quot;:&quot;Geo&quot;},{&quot;family&quot;:&quot;Mortazavi&quot;,&quot;given&quot;:&quot;Ali&quot;},{&quot;family&quot;:&quot;Kwan&quot;,&quot;given&quot;:&quot;Gordon&quot;},{&quot;family&quot;:&quot;Baren&quot;,&quot;given&quot;:&quot;Marijke J.&quot;,&quot;non-dropping-particle&quot;:&quot;van&quot;},{&quot;family&quot;:&quot;Salzberg&quot;,&quot;given&quot;:&quot;Steven L.&quot;},{&quot;family&quot;:&quot;Wold&quot;,&quot;given&quot;:&quot;Barbara J.&quot;},{&quot;family&quot;:&quot;Pachter&quot;,&quot;given&quot;:&quot;Lior&quot;}],&quot;issued&quot;:{&quot;date-parts&quot;:[[&quot;2010&quot;,5]]}}}],&quot;schema&quot;:&quot;https://github.com/citation-style-language/schema/raw/master/csl-citation.json&quot;} RNDdKcbkx22zG"/><text:span text:style-name="T217">. </text:span><text:span text:style-name="T218">ii) These data are then analyzed per chimeric fragment cluster for transposable element </text:span><text:span text:style-name="T219">(TE)-</text:span><text:span text:style-name="T218">initiated transcripts (</text:span><text:span text:style-name="T220">F</text:span><text:span text:style-name="T218">igure </text:span><text:span text:style-name="T221">2</text:span><text:span text:style-name="T218">). </text:span><text:span text:style-name="T222">Briefly, fragment clusters consistent with transcriptional initiation (Orange) are enriched and those with passive exonization (Blue) or termination (not shown) are depleted. </text:span><text:span text:style-name="T223">iii) </text:span><text:span text:style-name="T219">The set of TE-initiated contigs are then intersected to reference set of protein coding genes and classified with respect to their intersection. Each transcriptome is analyzed independently and </text:span><text:span text:style-name="T224">a</text:span><text:span text:style-name="T225"> standard .lions </text:span><text:span text:style-name="T224">output </text:span><text:span text:style-name="T225">file </text:span><text:span text:style-name="T224">is generated</text:span><text:span text:style-name="T225">. </text:span><text:span text:style-name="T258">B)</text:span><text:span text:style-name="T225"> </text:span><text:span text:style-name="T226">'West Lion' performs set analysis on the</text:span><text:span text:style-name="T225"> .lions files. </text:span><text:span text:style-name="T227">Transcriptomes</text:span><text:span text:style-name="T228"> are biologically </text:span><text:span text:style-name="T225">grouped and analyzed </text:span><text:span text:style-name="T229">individually and as part of a biological group (i.e. cancer vs. normal samples).</text:span></text:p>
      <text:p text:style-name="P58"><text:span text:style-name="T128">Figure 2</text:span><text:span text:style-name="T188">: Chimeric Fragment Clustering in </text:span><text:span text:style-name="T69">LIONS</text:span><text:span text:style-name="T188">.</text:span></text:p>
      <text:p text:style-name="P35"><text:span text:style-name="T385"><text:tab/>A) </text:span>The analysis space of <text:span text:style-name="T58">LIONS</text:span> <text:span text:style-name="T399">consists of</text:span> all <text:span text:style-name="T343">Repeat-Exon</text:span> combinations for which there exists <text:span text:style-name="T343">a chimeric fragment; i.e. paired-end sequencing reads in </text:span>which one read intersects a repeat and the <text:span text:style-name="T345">read pair</text:span> intersects an <text:span text:style-name="T344">exon from the assembly</text:span>. <text:span text:style-name="T345">Chimeric fragments can result from an RNA molecule in three cases; i) TE-initiated transcripts (Repeat A:Exon 1 and Repeat B:Exon 2); ii) TE exonization in a transcript, either as a repeat contained within an exon or the repeat provides an exon splice site (Repeat C:Exon 1,2 and 3) or iii) TE terminated transcripts (Repeat E:Exon 3). Each chimeric fragment cluster is then classified by </text:span><text:span text:style-name="T61">LIONS</text:span><text:span text:style-name="T345"> as either initiating or non-initiating with respect to a transcript. B) The number of chimeric fragments in K562, H1 or GM12878 transcripts that are classified as initiations compared to non-initiating clusters.</text:span></text:p>
      <text:p text:style-name="P60"><text:span text:style-name="T398">Figure 3</text:span><text:span text:style-name="T1">: </text:span><text:span text:style-name="T70">LIONS </text:span><text:span text:style-name="T4">operating characteristics on simulated data.</text:span></text:p>
      <text:p text:style-name="P36"><text:span text:style-name="T4"><text:tab/>S</text:span><text:span text:style-name="T1">imulated RNA-seq data based on a reference H1 ESC </text:span><text:span text:style-name="T23">(green) </text:span><text:span text:style-name="T1">and K562 </text:span><text:span text:style-name="T23">(blue) </text:span><text:span text:style-name="T1">transcriptomes were used as a benchmark to test the sensitivity and specificity of the </text:span><text:span text:style-name="T69">LIONS</text:span><text:span text:style-name="T1"> suite. </text:span><text:span text:style-name="T5">A) </text:span><text:span text:style-name="T6">In RNA-seq libraries simulated to varying depth, chimeric fragment clusters are limited in their capacity to detect TE-derived transcript start sites </text:span><text:span text:style-name="T8">(TSSs)</text:span><text:span text:style-name="T6">, </text:span><text:span text:style-name="T7">plateauing at ~52% sensitivity. </text:span><text:span text:style-name="T8">B) The TE-TSSs which are detectable by chimeric fragment clusters (+) are more highly expressed (Welch T-test, p = 4.59e-8) than those for which chimeric fragment clusters are not detected (-). </text:span><text:span text:style-name="T9">C) </text:span><text:span text:style-name="T13">F</text:span><text:span text:style-name="T9">rom </text:span><text:span text:style-name="T10">the </text:span><text:span text:style-name="T11">chimeric fragment cluster detectable </text:span><text:span text:style-name="T12">TE-TSSs, </text:span><text:span text:style-name="T13">default parameter </text:span><text:span text:style-name="T71">LIONS</text:span><text:span text:style-name="T12"> has a 36.36% sensitivity and 98.63% specificity </text:span><text:span text:style-name="T14">yielding a </text:span><text:span text:style-name="T15">specific set of </text:span><text:span text:style-name="T16">TE-TSSs. </text:span><text:span text:style-name="T18">D) </text:span><text:span text:style-name="T20">The relative proportion of </text:span><text:span text:style-name="T72">LIONS </text:span><text:span text:style-name="T20">called TE-initiated transcripts from each TE-class for each s</text:span><text:span text:style-name="T19">imulated data-set</text:span><text:span text:style-name="T21">s at varying simulation depths, </text:span><text:span text:style-name="T22">relative to their respective input transcriptome TE-class proportions (teal line).</text:span></text:p>
      <text:p text:style-name="P61"><text:span text:style-name="T386">Supplementary Figure 1</text:span>: <text:span text:style-name="T17">Reproducibility</text:span><text:span text:style-name="T1"> of transposable element transcription start sites by CAGE.</text:span></text:p>
      <text:p text:style-name="P33"><text:span text:style-name="T193"><text:tab/>5' Cap analysis gene expression (CAGE) </text:span><text:span text:style-name="T194">transcription start site clusters</text:span><text:span text:style-name="T193"> were downloaded from the UCSC genome browser for </text:span><text:span text:style-name="T194">GM12878</text:span><text:span text:style-name="T193"> polyadenylated whole cell RNA </text:span><text:span text:style-name="T195">(UCSC accession: </text:span>wgEncodeEH001680<text:span text:style-name="T400">)</text:span><text:span text:style-name="T193">. </text:span><text:span text:style-name="T196">The center of each transcription start site (TSS) cluster was intersected against RepeatMasker to distinguish non-TE TSS (blue) and TE-TSS (orange). A) To test if TE-derived TSSs are more or less variable between biological replicates the irreproducible discovery rate (IDR) between the groups was compared. TE-derived TSSs are more variable between biological replicates (Welch's t-test, p &lt; 2.2e-16) then non-TE TSSs. Reproducible clusters are those that pass an IDR cut-off of &lt;0.05 (right of red line). B)</text:span><text:span text:style-name="T256"> </text:span><text:span text:style-name="T197">Amongst the reproducible CAGE clusters, TE-derived TSSs have a lower (Welch's t-test, p &lt; 2.2e-16) expression level by log fragments per kilobase per million mapped reads (FPKM). </text:span><text:span text:style-name="T257">C)</text:span><text:span text:style-name="T198"> The TE-TSS clusters can further be striated by TE-class. Violin plot of the kernel density of the log(FPKM) is shown for each class overlaid with a bar graph of the count per TE-TSS.</text:span></text:p>
      <text:p text:style-name="P62"><text:span text:style-name="T386">Supplementary Figure 2</text:span>: <text:span text:style-name="T25">Reverse-transcription PCR validation of </text:span><text:span text:style-name="T35">candidate </text:span><text:span text:style-name="T26">TE-initiated transcripts.</text:span></text:p>
      <text:p text:style-name="P37"><text:span text:style-name="T30"><text:tab/>From the Hodgkin Lymphoma (HL) RNA-seq datasets, </text:span><text:span text:style-name="T31">TE-initiated</text:span><text:span text:style-name="T28"> </text:span><text:span text:style-name="T1">transcripts </text:span><text:span text:style-name="T29">with predicted intact coding sequences </text:span><text:span text:style-name="T30">that occurred in at least 2/12 HL libraries and were absent from all nine </text:span><text:span text:style-name="T40">primary </text:span><text:span text:style-name="T30">B-cell libraries were selected as </text:span><text:span text:style-name="T36">Hodgkin-</text:span><text:span text:style-name="T32">specific </text:span><text:span text:style-name="T33">and recurrent. </text:span><text:span text:style-name="T34">Candidate genes were selected with potential involvement in cancer pathogenesis by a literature review. </text:span><text:span text:style-name="T37">The TE-initiated isoforms were </text:span><text:span text:style-name="T29">validated</text:span><text:span text:style-name="T27"> by reverse-transcription (RT-)PCR </text:span><text:span text:style-name="T38">and compared to the </text:span><text:span text:style-name="T75">in silico</text:span><text:span text:style-name="T38"> prediction from</text:span><text:span text:style-name="T27"> </text:span><text:span text:style-name="T73">LIO</text:span><text:span text:style-name="T74">NS. </text:span><text:span text:style-name="T38">The </text:span><text:span text:style-name="T41">normal B-cell lines T2 and T3-1a were used </text:span><text:span text:style-name="T55">as</text:span><text:span text:style-name="T41"> controls </text:span><text:span text:style-name="T42">to test for HL specificity</text:span><text:span text:style-name="T41">.</text:span><text:span text:style-name="T74"> </text:span><text:span text:style-name="T38">The concordance between RT-PCR and </text:span><text:span text:style-name="T75">LIONS</text:span><text:span text:style-name="T38"> was used as a measure of</text:span><text:span text:style-name="T28"> </text:span><text:span text:style-name="T38">the </text:span><text:span text:style-name="T28">sensitivity, 55.41% and specificity, 89.2% </text:span><text:span text:style-name="T38">of the </text:span><text:span text:style-name="T39">software.</text:span></text:p>
      <text:p text:style-name="P59">Supplementary Figure <text:span text:style-name="T401">3</text:span>:<text:span text:style-name="T2"> </text:span><text:span text:style-name="T3">Calculated values for </text:span><text:span text:style-name="T84">LIONS</text:span><text:span text:style-name="T2"> classification.</text:span></text:p>
      <text:p text:style-name="P38"><text:tab/>To distinguish TE-initiated transcripts from TE exonizations or TE-terminated transcripts several local values are calculated for each chimeric fragment cluster. A) The position of the TE (orange) relative to the exon (dark gray). Cases in which the TE is upstream, on the upstream edge, or contains the exon are considered for TE-initiation (highlighted green). B) The thread ratio for a TE considers direction bias in sequencing read pairs going upstream or downstream relative to the interacting exon. Upstream threads (red) are read pairs in which one read maps to within the TE and the pair maps upstream of the TE. Downstream threads (blue) are the converse to upstream threads while read pairs with both reads internal to the TE are not counted (gray). The thread ratio is the number of downstream threads divided by the number of upstream threads, or set to the cut-off threshold when no upstream threads are present for inclusion. C) The contribution score is an approximation of the TE promoter contribution to the expression of downstream exons for alternative or unassembled TE promoter. The maximum coverage within the TE, 28 reads, is divided by the maximum coverage within the interacting exon (exon 2), 44 reads, to yield an approximate contribution for the TE-exon interaction, 0.636. D) The read coverage for the 50 bp immediately upstream of the TE is divided by the coverage of the TE itself to measure the background level of transcription at this loci. i. A Locus with low levels of transcriptional read through but a potential initiation site present within the TE. ii. In contrast, a locus in which there is an apparent gain of coverage within the LINE element but could be due to poor mapping quality at the 5' end of this LINE element. E) Chimeric fragment sub-classification of whether a read intersects only a repeat (R), only an exon (E) or both (D). Chimeric fragments can thus be classified as DR, DD,DE or ER fragments. The ratio between the classifications can be used as a stringency cutoff for improving <text:span text:style-name="T58">LIONS</text:span> classification specificity. Taken together these values form the basis for <text:span text:style-name="T58">LIONS</text:span> classification of TE-initiated transcripts and are fed into the the sorting algorithms (Supplementary Figure 3).</text:p>
      <text:p text:style-name="P63"><text:span text:style-name="T254">Supplementary Figure </text:span><text:span text:style-name="T255">4</text:span><text:span text:style-name="T254">:</text:span><text:span text:style-name="T189"> </text:span><text:span text:style-name="T190">Chimeric </text:span><text:span text:style-name="T192">f</text:span><text:span text:style-name="T190">ragment </text:span><text:span text:style-name="T192">c</text:span><text:span text:style-name="T190">lusters </text:span><text:span text:style-name="T192">s</text:span><text:span text:style-name="T191">orting </text:span><text:span text:style-name="T192">a</text:span><text:span text:style-name="T191">lgorithm for TE-initiated Transcripts.</text:span></text:p>
      <text:p text:style-name="P34"><text:span text:style-name="T190"><text:tab/>F</text:span><text:span text:style-name="T230">or each </text:span><text:span text:style-name="T231">TE</text:span><text:span text:style-name="T230">-Exon </text:span><text:span text:style-name="T232">pair</text:span><text:span text:style-name="T230"> for which there exists </text:span><text:span text:style-name="T232">chimeric fragment support, </text:span><text:span text:style-name="T85">LIONS</text:span><text:span text:style-name="T232"> </text:span><text:span text:style-name="T233">sorts </text:span><text:span text:style-name="T234">TE-initiated transcripts from TE exonizations or TE-terminated transcripts. </text:span><text:span text:style-name="T235">Default parameters are shown but can be manually </text:span><text:span text:style-name="T236">changed </text:span><text:span text:style-name="T237">by the user. </text:span><text:span text:style-name="T250">T</text:span><text:span text:style-name="T238">he number of supporting chimeric fragments can be set </text:span><text:span text:style-name="T251">as a </text:span><text:span text:style-name="T238">function of the number of mapped reads (i.e. </text:span><text:span text:style-name="T251">the greater of 3 </text:span><text:span text:style-name="T252">fragments </text:span><text:span text:style-name="T251">or</text:span><text:span text:style-name="T238"> 1 fragment / 20 million mapped reads) to fairly compare libraries of varying </text:span><text:span text:style-name="T249">sequencing </text:span><text:span text:style-name="T238">depth. </text:span><text:span text:style-name="T191">Chimeric fragment clusters are </text:span><text:span text:style-name="T239">filtered for those in which the assembled </text:span><text:span text:style-name="T240">transcript</text:span><text:span text:style-name="T239"> has greater than one exon, then</text:span><text:span text:style-name="T191"> </text:span><text:span text:style-name="T239">striated</text:span><text:span text:style-name="T191"> by the TE-exon intersection and then sub-sorted with different cut-offs; </text:span><text:span text:style-name="T241">number of chimeric fragments, thread ratios for the TE, contribution of the TE-promoter to overall transcript levels, read coverage upstream of the repeat </text:span><text:span text:style-name="T242">and the exons number within the assembled transcript</text:span><text:span text:style-name="T241">.</text:span><text:span text:style-name="T243"> </text:span><text:span text:style-name="T244">Separate cut-offs are necessary for different intersection cases to </text:span><text:span text:style-name="T245">deplete</text:span><text:span text:style-name="T244"> the variety of non-initiation cases </text:span><text:span text:style-name="T246">that</text:span><text:span text:style-name="T247"> arise. </text:span><text:span text:style-name="T248">Final output of the sorting algorithm is the standard .lions file.</text:span></text:p>
      <text:p text:style-name="P64"><text:span text:style-name="T346">Supplementary Figure 5: </text:span>UCSC genome browser view of a <text:span text:style-name="T58">LIONS</text:span> identified chimeric transcript in <text:tab/>K562. An upstream MLT1K LTR element initiates transcription and splices into exon 2 of the <text:span text:style-name="T58">FHAD1</text:span> gene in which the coding sequence begins. The <text:span text:style-name="T58">Cufflinks</text:span> assembly contigs as well as the aligned reads and <text:span text:style-name="T58">tophat2 </text:span>detected splice junctions are shown, this case would be classified as ‘E<text:span text:style-name="T433">I</text:span>nside’ as the entire first exon is contained within the MLT1K LTR element. CAGE hidden Markov model clusters (UCSC accessions: whole cell wgEncodeEH001150; cytosol wgEncodeEH000332; nucleus wgEncodeEH000333), D<text:span text:style-name="T406">Na</text:span>se-seq (wgEncodeEH000530) and ChIP-seq (H3K4me1 wgEncodeEH000046; H3K4me3 wgEncodeEH000048; H3K27me3 wgEncodeEH000044) coverage support that this is a promoter as well as being classified as a ‘weak promoter’ by the respective Broad ChromHMM model (wgEncodeEH0007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889cm" fo:margin-right="0cm" fo:margin-top="0cm" fo:margin-bottom="0.423cm" loext:contextual-spacing="false" style:line-height-at-least="0.423cm" fo:text-indent="-0.889cm" style:auto-text-indent="false">
        <style:tab-stops>
          <style:tab-stop style:position="0.889cm"/>
        </style:tab-stops>
      </style:paragraph-properties>
    </style:style>
    <style:style style:name="Footer" style:family="paragraph" style:parent-style-name="Standard" style:class="extra">
      <style:paragraph-properties text:number-lines="false" text:line-number="0"/>
    </style:style>
    <style:style style:name="End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omment_20_Reference" style:display-name="Comment Reference" style:family="text">
      <style:text-properties fo:font-size="9pt" style:font-size-asian="9pt" style:font-size-complex="9pt"/>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3</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18:27:12.126420622</meta:creation-date>
    <dc:date>2017-06-13T16:01:40.205741189</dc:date>
    <meta:editing-duration>P7DT47M24S</meta:editing-duration>
    <meta:editing-cycles>1560</meta:editing-cycles>
    <meta:generator>LibreOffice/5.1.6.2$Linux_X86_64 LibreOffice_project/10m0$Build-2</meta:generator>
    <meta:document-statistic meta:table-count="0" meta:image-count="0" meta:object-count="0" meta:page-count="23" meta:paragraph-count="122" meta:word-count="5513" meta:character-count="37537" meta:non-whitespace-character-count="32051"/>
    <meta:user-defined meta:name="ZOTERO_PREF_1">&lt;data data-version="3" zotero-version="4.0.29.21"&gt;&lt;session id="xHmE2BEV"/&gt;&lt;style id="http://www.zotero.org/styles/vancouver" hasBibliography="1" bibliographyStyleHasBeenSet="1"/&gt;&lt;prefs&gt;&lt;pref name="fieldType" value="ReferenceMark"/&gt;&lt;pref name="storeReferen</meta:user-defined>
    <meta:user-defined meta:name="ZOTERO_PREF_2">ces" value="true"/&gt;&lt;pref name="automaticJournalAbbreviations" value="true"/&gt;&lt;pref name="noteType" value=""/&gt;&lt;/prefs&gt;&lt;/data&gt;</meta:user-defined>
  </office:meta>
</office:document-meta>
</file>